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07in"/>
    </style:style>
    <style:style style:name="co2" style:family="table-column">
      <style:table-column-properties fo:break-before="auto" style:column-width="2.2354in"/>
    </style:style>
    <style:style style:name="co3" style:family="table-column">
      <style:table-column-properties fo:break-before="auto" style:column-width="1.2661in"/>
    </style:style>
    <style:style style:name="co4" style:family="table-column">
      <style:table-column-properties fo:break-before="auto" style:column-width="1.3217in"/>
    </style:style>
    <style:style style:name="co5" style:family="table-column">
      <style:table-column-properties fo:break-before="auto" style:column-width="1.7283in"/>
    </style:style>
    <style:style style:name="co6" style:family="table-column">
      <style:table-column-properties fo:break-before="auto" style:column-width="2.048in"/>
    </style:style>
    <style:style style:name="co7" style:family="table-column">
      <style:table-column-properties fo:break-before="auto" style:column-width="1.1783in"/>
    </style:style>
    <style:style style:name="co8" style:family="table-column">
      <style:table-column-properties fo:break-before="auto" style:column-width="4.9319in"/>
    </style:style>
    <style:style style:name="co9" style:family="table-column">
      <style:table-column-properties fo:break-before="auto" style:column-width="1.7008in"/>
    </style:style>
    <style:style style:name="co10" style:family="table-column">
      <style:table-column-properties fo:break-before="auto" style:column-width="1.122in"/>
    </style:style>
    <style:style style:name="co11" style:family="table-column">
      <style:table-column-properties fo:break-before="auto" style:column-width="1.0791in"/>
    </style:style>
    <style:style style:name="co12" style:family="table-column">
      <style:table-column-properties fo:break-before="auto" style:column-width="1.7437in"/>
    </style:style>
    <style:style style:name="co13" style:family="table-column">
      <style:table-column-properties fo:break-before="auto" style:column-width="1.4425in"/>
    </style:style>
    <style:style style:name="co14" style:family="table-column">
      <style:table-column-properties fo:break-before="auto" style:column-width="1.8165in"/>
    </style:style>
    <style:style style:name="co15" style:family="table-column">
      <style:table-column-properties fo:break-before="auto" style:column-width="1.4646in"/>
    </style:style>
    <style:style style:name="co16" style:family="table-column">
      <style:table-column-properties fo:break-before="auto" style:column-width="1.4311in"/>
    </style:style>
    <style:style style:name="co17" style:family="table-column">
      <style:table-column-properties fo:break-before="auto" style:column-width="1.9272in"/>
    </style:style>
    <style:style style:name="co18" style:family="table-column">
      <style:table-column-properties fo:break-before="auto" style:column-width="1.4098in"/>
    </style:style>
    <style:style style:name="co19" style:family="table-column">
      <style:table-column-properties fo:break-before="auto" style:column-width="1.0571in"/>
    </style:style>
    <style:style style:name="co20" style:family="table-column">
      <style:table-column-properties fo:break-before="auto" style:column-width="2.489in"/>
    </style:style>
    <style:style style:name="co21" style:family="table-column">
      <style:table-column-properties fo:break-before="auto" style:column-width="2.0366in"/>
    </style:style>
    <style:style style:name="co22" style:family="table-column">
      <style:table-column-properties fo:break-before="auto" style:column-width="1.4866in"/>
    </style:style>
    <style:style style:name="co23" style:family="table-column">
      <style:table-column-properties fo:break-before="auto" style:column-width="1.5965in"/>
    </style:style>
    <style:style style:name="co24" style:family="table-column">
      <style:table-column-properties fo:break-before="auto" style:column-width="2.1252in"/>
    </style:style>
    <style:style style:name="co25" style:family="table-column">
      <style:table-column-properties fo:break-before="auto" style:column-width="1.85in"/>
    </style:style>
    <style:style style:name="co26" style:family="table-column">
      <style:table-column-properties fo:break-before="auto" style:column-width="1.3327in"/>
    </style:style>
    <style:style style:name="co27" style:family="table-column">
      <style:table-column-properties fo:break-before="auto" style:column-width="1.3984in"/>
    </style:style>
    <style:style style:name="co28" style:family="table-column">
      <style:table-column-properties fo:break-before="auto" style:column-width="2.0591in"/>
    </style:style>
    <style:style style:name="ro1" style:family="table-row">
      <style:table-row-properties style:row-height="0.1783in" fo:break-before="auto" style:use-optimal-row-height="true"/>
    </style:style>
    <style:style style:name="ro2" style:family="table-row">
      <style:table-row-properties style:row-height="0.1717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898in" fo:break-before="auto" style:use-optimal-row-height="true"/>
    </style:style>
    <style:style style:name="ro6" style:family="table-row">
      <style:table-row-properties style:row-height="0.7398in" fo:break-before="auto" style:use-optimal-row-height="false"/>
    </style:style>
    <style:style style:name="ro7" style:family="table-row">
      <style:table-row-properties style:row-height="0.1681in" fo:break-before="auto" style:use-optimal-row-height="true"/>
    </style:style>
    <style:style style:name="ro8" style:family="table-row">
      <style:table-row-properties style:row-height="0.1693in" fo:break-before="auto" style:use-optimal-row-height="true"/>
    </style:style>
    <style:style style:name="ro9" style:family="table-row">
      <style:table-row-properties style:row-height="0.1866in" fo:break-before="auto" style:use-optimal-row-height="true"/>
    </style:style>
    <style:style style:name="ta1" style:family="table" style:master-page-name="PageStyle_5f_Bruksanvisning">
      <style:table-properties table:display="true" style:writing-mode="lr-tb"/>
    </style:style>
    <style:style style:name="ta2" style:family="table" style:master-page-name="PageStyle_5f_Oversikt">
      <style:table-properties table:display="true" style:writing-mode="lr-tb"/>
    </style:style>
    <style:style style:name="ta3" style:family="table" style:master-page-name="PageStyle_5f_Posteringer">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style:style style:name="ce1" style:family="table-cell" style:parent-style-name="Default">
      <style:text-properties fo:color="#ff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 style:family="table-cell" style:parent-style-name="Default">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fo:border-bottom="0.99pt solid #3a3935" style:diagonal-bl-tr="none" style:diagonal-tl-br="none" fo:border-left="none" fo:border-right="none" style:rotation-align="none" fo:border-top="0.99pt solid #3a3935"/>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 style:family="table-cell" style:parent-style-name="Defaul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fo:border-bottom="0.99pt solid #3a3935" style:diagonal-bl-tr="none" style:diagonal-tl-br="none" fo:border-left="none" fo:border-right="none" style:rotation-align="none" fo:border-top="none"/>
    </style:style>
    <style:style style:name="ce7" style:family="table-cell" style:parent-style-name="Default">
      <style:text-properties fo:color="#ff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 style:family="table-cell" style:parent-style-name="Default">
      <style:table-cell-properties fo:background-color="#ffcc00"/>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data-style-name="N4">
      <style:table-cell-properties fo:background-color="#ffcc00"/>
    </style:style>
    <style:style style:name="ce10" style:family="table-cell" style:parent-style-name="Default" style:data-style-name="N4">
      <style:table-cell-properties fo:border-bottom="0.99pt solid #3a3935" fo:background-color="#ffcc00" style:diagonal-bl-tr="none" style:diagonal-tl-br="none" fo:border-left="none" fo:border-right="none" style:rotation-align="none" fo:border-top="0.99pt solid #3a3935"/>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data-style-name="N4">
      <style:table-cell-properties fo:background-color="#ffcc00" style:cell-protect="protected" style:print-content="true"/>
    </style:style>
    <style:style style:name="ce12" style:family="table-cell" style:parent-style-name="Default" style:data-style-name="N2">
      <style:table-cell-properties fo:background-color="transparent"/>
    </style:style>
    <style:style style:name="ce13" style:family="table-cell" style:parent-style-name="Default" style:data-style-name="N4">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data-style-name="N4">
      <style:table-cell-properties fo:background-color="transparent"/>
    </style:style>
    <style:style style:name="ce15" style:family="table-cell" style:parent-style-name="Default" style:data-style-name="N4"/>
    <style:style style:name="ce16" style:family="table-cell" style:parent-style-name="Default" style:data-style-name="N36"/>
    <style:style style:name="ce17" style:family="table-cell" style:parent-style-name="Default">
      <style:table-cell-properties fo:background-color="#ccffcc"/>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data-style-name="N4">
      <style:table-cell-properties fo:background-color="#ccffcc"/>
    </style:style>
    <style:style style:name="ce19" style:family="table-cell" style:parent-style-name="Default" style:data-style-name="N4">
      <style:table-cell-properties fo:border-bottom="0.99pt solid #3a3935" fo:background-color="#ccffcc" style:diagonal-bl-tr="none" style:diagonal-tl-br="none" fo:border-left="none" fo:border-right="none" style:rotation-align="none" fo:border-top="0.99pt solid #3a3935"/>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data-style-name="N4">
      <style:table-cell-properties fo:border-bottom="0.99pt solid #3a3935" fo:background-color="#ccffcc" style:diagonal-bl-tr="none" style:diagonal-tl-br="none" fo:border-left="none" fo:border-right="none" style:rotation-align="none" fo:border-top="0.99pt solid #3a3935"/>
    </style:style>
    <style:style style:name="ce21" style:family="table-cell" style:parent-style-name="Default">
      <style:table-cell-properties fo:background-color="transparent"/>
    </style:style>
    <style:style style:name="ce22" style:family="table-cell" style:parent-style-name="Default">
      <style:table-cell-properties fo:border-bottom="0.99pt solid #3a3935" style:diagonal-bl-tr="none" style:diagonal-tl-br="none" fo:background-color="transparent" fo:border-left="none" fo:border-right="none" style:rotation-align="none" fo:border-top="none"/>
    </style:style>
    <style:style style:name="ce23" style:family="table-cell" style:parent-style-name="Default">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2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diagonal-bl-tr="none" style:diagonal-tl-br="none" fo:border="none" style:rotation-align="none"/>
    </style:style>
    <style:style style:name="ce2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data-style-name="N4">
      <style:table-cell-properties style:diagonal-bl-tr="none" style:diagonal-tl-br="none" fo:border="0.99pt solid #3a3935" style:rotation-align="none"/>
    </style:style>
    <style:style style:name="ce31" style:family="table-cell" style:parent-style-name="Default">
      <style:table-cell-properties style:diagonal-bl-tr="none" style:diagonal-tl-br="none" fo:border="0.99pt solid #3a3935"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3"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5" style:family="table-cell" style:parent-style-name="Default">
      <style:table-cell-properties style:diagonal-bl-tr="none" style:diagonal-tl-br="none" fo:border="0.99pt solid #3a3935" style:rotation-align="none"/>
      <style:text-properties fo:color="#ff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6" style:family="table-cell" style:parent-style-name="Default">
      <style:table-cell-properties style:diagonal-bl-tr="none" style:diagonal-tl-br="none" fo:border="0.99pt solid #3a3935" style:rotation-align="none"/>
    </style:style>
    <style:style style:name="ce37" style:family="table-cell" style:parent-style-name="Default">
      <style:table-cell-properties fo:background-color="#ffff00"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data-style-name="N167">
      <style:table-cell-properties style:diagonal-bl-tr="none" style:diagonal-tl-br="none" fo:border="0.99pt solid #3a3935" style:rotation-align="none"/>
    </style:style>
    <style:style style:name="ce39" style:family="table-cell" style:parent-style-name="Default" style:data-style-name="N167"/>
    <style:style style:name="ce40" style:family="table-cell" style:parent-style-name="Default" style:data-style-name="N36">
      <style:table-cell-properties style:diagonal-bl-tr="none" style:diagonal-tl-br="none" fo:border="0.99pt solid #3a3935" style:rotation-align="none"/>
    </style:style>
    <style:style style:name="ce41" style:family="table-cell" style:parent-style-name="Default" style:data-style-name="N4">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2" style:family="table-cell" style:parent-style-name="Default">
      <style:table-cell-properties style:diagonal-bl-tr="none" style:diagonal-tl-br="none" fo:border="0.99pt solid #3a3935" style:rotation-align="non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3" style:family="table-cell" style:parent-style-name="Default">
      <style:table-cell-properties style:diagonal-bl-tr="none" style:diagonal-tl-br="none" fo:background-color="transparent" fo:border="0.99pt solid #3a3935" style:rotation-align="none"/>
    </style:style>
    <style:style style:name="ce44" style:family="table-cell" style:parent-style-name="Default" style:data-style-name="N131">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data-style-name="N4">
      <style:table-cell-properties style:glyph-orientation-vertical="0" style:diagonal-bl-tr="none" style:diagonal-tl-br="none" style:text-align-source="fix" style:repeat-content="false" fo:wrap-option="no-wrap" fo:border="0.99pt solid #3a3935" style:direction="ltr" style:rotation-angle="0" style:rotation-align="none" style:shrink-to-fit="false" style:vertical-align="automatic"/>
      <style:paragraph-properties fo:text-align="end" fo:margin-left="0in" style:writing-mode="page"/>
    </style:style>
    <style:style style:name="ce47" style:family="table-cell" style:parent-style-name="Default">
      <style:table-cell-properties style:glyph-orientation-vertical="0" fo:background-color="#ffcc99" style:diagonal-bl-tr="none" style:diagonal-tl-br="none" style:text-align-source="fix" style:repeat-content="false" fo:wrap-option="no-wrap" fo:border="0.99pt solid #3a3935"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data-style-name="N4">
      <style:table-cell-properties fo:background-color="#ffcc99" style:diagonal-bl-tr="none" style:diagonal-tl-br="none" fo:border="0.99pt solid #3a3935" style:rotation-align="none"/>
    </style:style>
    <style:style style:name="ce49" style:family="table-cell" style:parent-style-name="Default" style:data-style-name="N4">
      <style:table-cell-properties fo:background-color="#ffcc99" style:diagonal-bl-tr="none" style:diagonal-tl-br="none" fo:border="0.99pt solid #3a3935"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data-style-name="N4">
      <style:table-cell-properties style:diagonal-bl-tr="none" style:diagonal-tl-br="none" fo:border="none" style:rotation-align="none"/>
    </style:style>
    <style:style style:name="ce51" style:family="table-cell" style:parent-style-name="Default" style:data-style-name="N4">
      <style:table-cell-properties fo:background-color="#ffcc99"/>
    </style:style>
    <style:style style:name="ce52" style:family="table-cell" style:parent-style-name="Default">
      <style:table-cell-properties style:glyph-orientation-vertical="0" fo:background-color="#ccffcc" style:diagonal-bl-tr="none" style:diagonal-tl-br="none" style:text-align-source="fix" style:repeat-content="false" fo:wrap-option="no-wrap" fo:border="0.99pt solid #3a3935"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data-style-name="N4">
      <style:table-cell-properties fo:background-color="#ccffcc" style:diagonal-bl-tr="none" style:diagonal-tl-br="none" fo:border="0.99pt solid #3a3935" style:rotation-align="none"/>
    </style:style>
    <style:style style:name="ce54" style:family="table-cell" style:parent-style-name="Default" style:data-style-name="N4">
      <style:table-cell-properties fo:background-color="#ccffcc" style:diagonal-bl-tr="none" style:diagonal-tl-br="none" fo:border="0.99pt solid #3a3935"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5" style:family="table-cell" style:parent-style-name="Default">
      <style:table-cell-properties style:glyph-orientation-vertical="0" fo:background-color="#ff99cc" style:diagonal-bl-tr="none" style:diagonal-tl-br="none" style:text-align-source="fix" style:repeat-content="false" fo:wrap-option="no-wrap" fo:border="0.99pt solid #3a3935"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data-style-name="N4">
      <style:table-cell-properties fo:background-color="#ff99cc" style:diagonal-bl-tr="none" style:diagonal-tl-br="none" fo:border="0.99pt solid #3a3935" style:rotation-align="none"/>
    </style:style>
    <style:style style:name="ce57" style:family="table-cell" style:parent-style-name="Default" style:data-style-name="N4">
      <style:table-cell-properties fo:background-color="#ff99cc" style:diagonal-bl-tr="none" style:diagonal-tl-br="none" fo:border="0.99pt solid #3a3935"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gr1" style:family="graphic">
      <style:graphic-properties draw:stroke="solid" svg:stroke-width="0.0102in" svg:stroke-color="#000000" draw:stroke-linejoin="miter" draw:fill="solid" draw:fill-color="#ffffff" draw:textarea-horizontal-align="justify" draw:textarea-vertical-align="top" draw:auto-grow-height="false" fo:padding-top="0.0248in" fo:padding-bottom="0in" fo:padding-left="0.0299in" fo:padding-right="0in" fo:wrap-option="wrap"/>
    </style:style>
    <style:style style:name="P1" style:family="paragraph">
      <style:paragraph-properties fo:text-align="start" style:writing-mode="lr-tb"/>
    </style:style>
    <style:style style:name="T1" style:family="text">
      <style:text-properties fo:color="#00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0000" style:text-outline="false" style:text-line-through-style="none" style:text-line-through-type="none" style:text-position="0% 100%"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T4" style:family="text">
      <style:text-properties fo:color="#000000" style:text-outline="false" style:text-line-through-style="none" style:text-line-through-type="none" style:text-position="0% 100%"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Bruksanvisning" table:style-name="ta1" table:print="false">
        <office:forms form:automatic-focus="false" form:apply-design-mode="false"/>
        <table:table-column table:style-name="co1" table:number-columns-repeated="1024" table:default-cell-style-name="Default"/>
        <table:table-row table:style-name="ro1">
          <table:table-cell>
            <draw:custom-shape table:end-cell-address="Bruksanvisning.H172" table:end-x="0.4724in" table:end-y="0.0937in" draw:z-index="0" draw:name="Text Box 5" draw:style-name="gr1" draw:text-style-name="P1" svg:width="6.6252in" svg:height="29.4319in" svg:x="0.011in" svg:y="0in">
              <text:p text:style-name="P1"><text:span text:style-name="T1">Bruksanvisning til regnskaps-regnearket</text:span></text:p>
              <text:p text:style-name="P1"><text:span text:style-name="T1"/></text:p>
              <text:p text:style-name="P1"><text:span text:style-name="T1">Les dette før du begynner!</text:span></text:p>
              <text:p text:style-name="P1"><text:span text:style-name="T2"/></text:p>
              <text:p text:style-name="P1"><text:span text:style-name="T2">Den grunnleggende tanken bak dette regnskapsarket er at du skal skrive opp hvor du tar penger fra (bank eller kasse) og skrive opp i hviklen kategori (konto) du vil at det skal plasseres. Et regnskap er en organisert oversikt over den inntekter og utgifter man har i en bestemt periode. For å gjøre denne mer oversiktlig lager man ulike kategorier (som på regnskapsspråket kalles konti) som man plasserer beløpene i.</text:span></text:p>
              <text:p text:style-name="P1"><text:span text:style-name="T2"/></text:p>
              <text:p text:style-name="P1"><text:span text:style-name="T2">Regnearket består av tre ark: "bruksanvisning", "oversikt" og "posteringer". Du bytter mellom de ulike arkene ved å trykke på ark-fanen med arkets navn. Bruksanvisningsarket forklarer deg hva du skal gjøre og du må lese dette før du begynner med noe. I posteringsarket fører du inn utgiftene og inntektene. Oversiktsarket summerer opp det du skriver inn i posteringsarket.</text:span></text:p>
              <text:p text:style-name="P1"><text:span text:style-name="T2"/></text:p>
              <text:p text:style-name="P1"><text:span text:style-name="T2">I dette regnearket er dett satt inn en kotoplan. Det er ikke helt sikkert at denne passer perfekt til alle, men bør kunne brukes av studentforeninger. Hver konto i oversiktsarket korresponderer med kolonner i posteringsarket. Du kan endre kontoplanen, mer om dette står under.</text:span></text:p>
              <text:p text:style-name="P1"><text:span text:style-name="T2"/></text:p>
              <text:p text:style-name="P1"><text:span text:style-name="T2">Hvordan du setter i gang og hvordan du fører inn utgiftene og inntektene dine står nærmere beskrevet under. Husk at hver celle som du kan skrive noe inn har et navn som er en bokstav og et tall. Bokstavene er navnene på kolonnene (den første kolonnen heter A osv) og tallene er navnene på radene. Første celle oppe til venstre heter med andre ord A1.</text:span></text:p>
              <text:p text:style-name="P1"><text:span text:style-name="T2"/></text:p>
              <text:p text:style-name="P1"><text:span text:style-name="T3">Slik starter du</text:span></text:p>
              <text:p text:style-name="P1"><text:span text:style-name="T2">1. I "oversiktsarket" skriver du inn navn på foreningen i celle A2 og periode for regnskapet i celle B2.</text:span></text:p>
              <text:p text:style-name="P1"><text:span text:style-name="T2"/></text:p>
              <text:p text:style-name="P1"><text:span text:style-name="T2">2.</text:span><text:span text:style-name="T3"> </text:span><text:span text:style-name="T2">I posteringsarket skriver du inn hvor mye penger dere hadde på begynnelsen av regnskapsperioden. Dette er svært viktig! Det er lagt opp til at dere kan ha flere bankkontoer. I cellene C6 til C10 skriver du inn hvor mye dere hadde på de ulike kontoene ved regnsskapets start.</text:span></text:p>
              <text:p text:style-name="P1"><text:span text:style-name="T2"/></text:p>
              <text:p text:style-name="P1"><text:span text:style-name="T4">Eksempel:</text:span></text:p>
              <text:p text:style-name="P1"><text:span text:style-name="T4">Dere har 2 341,50 <text:s/>kr i banken og 211,00 kr i kassen. I celle C6 skriver du 2341,50 og i celle C8 skriver du 211,00. Har du gjeld skriver du dette i celle C9, fordringer i celle C10 (ingen av tallene skal ha negativt fortegn).</text:span></text:p>
              <text:p text:style-name="P1"><text:span text:style-name="T2"/></text:p>
              <text:p text:style-name="P1"><text:span text:style-name="T2">3. Hvis du vil kan du også skrive inn budsjettet deres i kolonnen for budsjett i oversiktsarket. Det vil gi dere en mulighet til å sammenligne hvor mye dere har planlagt å bruke på forskjellige ting og hvor mye dere har brukt. Det du gjør er at du skriver inn de beløpene dere har blitt enige om i de riktige kategoriene (kontiene). For utgifter er dette for eksempel i cellene D15 til D30. </text:span><text:span text:style-name="T1">Merk! Du må ikke skrive direkte i regnskapskolonnen! </text:span><text:span text:style-name="T2">Den henter tall fra posteringsarket.</text:span></text:p>
              <text:p text:style-name="P1"><text:span text:style-name="T2"/></text:p>
              <text:p text:style-name="P1"><text:span text:style-name="T3">Slik fører du et bilag i posteringsarket</text:span></text:p>
              <text:p text:style-name="P1"><text:span text:style-name="T2">1. Et bilag er en utgift eller en inntekt som du fører inn i regnskapet. Hvert bilag skal føres inn på en rad.</text:span></text:p>
              <text:p text:style-name="P1"><text:span text:style-name="T2">2. Før bilagene kronologisk så langt det lar seg gjøre.</text:span></text:p>
              <text:p text:style-name="P1"><text:span text:style-name="T2">2. Skriv inn dato for bilaget og en tekst som forklarer hva det dreier seg om.</text:span></text:p>
              <text:p text:style-name="P1"><text:span text:style-name="T2">3. Beløpet i bilaget skal føres opp to ganger på samme rad. Først en gang hvor pengene hentes fra (dvs i en av "bank-kolonnene" eller "kasse"-kolonnen) og så en gang i den kategorien det skal føres oppi.</text:span></text:p>
              <text:p text:style-name="P1"><text:span text:style-name="T2">4. Både utgifter og inntekter skal føres opp der pengene tas fra eller kommer inn, dvs "bank" eller "kasse". Inntekter skal så føres i en av inntekskolonnene (de grønne). Utgifter skal føres i en av utgiftskolonnene (de rosa).</text:span></text:p>
              <text:p text:style-name="P1"><text:span text:style-name="T2">5. </text:span><text:span text:style-name="T1">VIKTIG: Når du tar penger fra en konto skal du sette et minustegn foran! </text:span><text:span text:style-name="T2">Når du har brukt penger fra banken eller kassen skal det stå et minustegn foran disse i bank- eller kassekolonnen. Når du fører opp utgiften i den kontoen du velger, skal du </text:span><text:span text:style-name="T3">ikke </text:span><text:span text:style-name="T2">skrive minus foran. Når du får en inntekt inn på bankkontoen eller kassen skal det </text:span><text:span text:style-name="T3">ikke </text:span><text:span text:style-name="T2">stå minus foran i bank- eller kassekolonnene eller i inntektskontoen du fører den i.</text:span></text:p>
              <text:p text:style-name="P1"><text:span text:style-name="T2">6. Føring av gjeld og fordringer er litt spesielt: Hvis dere skal betale gjeld føres dette først i den bankkontoen det tas fra (med netagivt fortegn) og så i gjelds-kolonnen. På overiktsarket viser dette seg i balansedelen. Hvis noen betaler dere en fordring, fører du denne i bankontoen hvor du får den inn (uten negativt fortegn, siden det er en inntekt) og så i fordringskolonnen (også her uten negativt fortegn). Hvsi dere tar opp gjeld fører dere beløpet dere får inn på bankkonto og i gjeldskolonnen, men i gjeldskolonnen med negativt fortegn.</text:span></text:p>
              <text:p text:style-name="P1"><text:span text:style-name="T2"/></text:p>
              <text:p text:style-name="P1"><text:span text:style-name="T4">Eksempel utgift:</text:span></text:p>
              <text:p text:style-name="P1"><text:span text:style-name="T4">La oss anta at deres første bilag er en utgift. Dere har kjøpt mat til en fest fra et cateringbyrå og får en regning på kr 1 450,00 som dere betaler fra bankkontoen deres (feks via nettbank eller telegiro). I celle B14 skriver du datoen, i celle C14 skriver du hva beløpet gjelder (feks mat til fest). I celle D14 skriver du -1450 (husk minustegnet!) fordi pengene kommer fra bankkontoen. Nå skal du føre opp beløpet i riktig utgiftskonto. Her passer konto "7350 Mat og drikke til aktive". Da skriver du 1450 i celle AA14.</text:span></text:p>
              <text:p text:style-name="P1"><text:span text:style-name="T4"/></text:p>
              <text:p text:style-name="P1"><text:span text:style-name="T4">Du har nå skrevet inn utgiften to ganger på samme linje, en gang der pengene kom fra (banken, med minustegn foran) og en gang i den kategorien du har valgt ("mat og drikke"). Hvis du ser på oversiktsarket vil du se at beløpet nå står i oversikten i kontoen "7350 mat og drikke til aktive"</text:span></text:p>
              <text:p text:style-name="P1"><text:span text:style-name="T4"/></text:p>
              <text:p text:style-name="P1"><text:span text:style-name="T4">Eksempel inntekt:</text:span></text:p>
              <text:p text:style-name="P1"><text:span text:style-name="T4">Dere har fått støtte på kr 5000 inn på bankkontoen deres. Etter å ha skrevet inn dato og beskrivelse av beløpet (feks i rad 15), skriver du 5000 i bankkolonnen (feks celle D15). La oss anta at dette er støtte fra Kulturstyret. Skriv da 5000 i celle M14. Denne inntekten vil nå vise seg i oversiktsarket.</text:span></text:p>
              <text:p text:style-name="P1"><text:span text:style-name="T4"/></text:p>
              <text:p text:style-name="P1"><text:span text:style-name="T3">Merk!</text:span></text:p>
              <text:p text:style-name="P1"><text:span text:style-name="T4">Den enkleste måten å bevege seg bortover en rad i posteringsarket er ved å bruke tabulatortasten (den er oppe til venstre på tastaturet og har to piler på seg). Når du har skrevet inn beløpet i bankkolonnen, trykker du </text:span><text:span text:style-name="T3">ikke</text:span><text:span text:style-name="T4"> på enter, men tabulator. Du forflytter deg da bortover til den inntekts- eller utgiftskolonnen du vil bruke. Nummeret på den raden du er i vil hele tiden være i fet skrift (ute til venstre). Pass på at du fører bilaget to ganger på samme rad.</text:span></text:p>
              <text:p text:style-name="P1"><text:span text:style-name="T2"/></text:p>
              <text:p text:style-name="P1"><text:span text:style-name="T3">Hva gjør du med papirene (kvitteringer, bankutskrifter, etc)?</text:span></text:p>
              <text:p text:style-name="P1"><text:span text:style-name="T2">Det er viktig at du tar vare på alle papirer. Hver bilag du skriver inn får et nummer (fra listen til venstre i posteringsarket). Dette nummeret skriver du på bilaget, og setter det i en perm. Legg inn bilagene fortløpene i en perm så har du dem samlet. Når du avslutter regnskapet sjekker du opp mot disse papirene. Et annet sted i permen setter du inn bankkontoutskrifter og setter inn oversiktsarket.</text:span></text:p>
              <text:p text:style-name="P1"><text:span text:style-name="T2"/></text:p>
              <text:p text:style-name="P1"><text:span text:style-name="T3">Avslutning av regnskapet</text:span></text:p>
              <text:p text:style-name="P1"><text:span text:style-name="T2">Regnskapsarket er satt opp slik at det hele tiden viser hvor mye penger dere har på bankkontoenene og i kassen, samt hvor mye gjeld og fordringer dere har. I balansedelen på oversiktsarket viser feltet "ved periodens start" det du skrev inn inn da du begynte å bruke arket, og "ved periodens slutt" viser innholde etter de bilagene du har ført. Hvis du har skrevet inn alle bevegelser som har vært på bankkontoen deres skal dette tallet da være det samme som det beløpet dere har på kontoen. Tilsvarende med beløpet i kassen.</text:span></text:p>
              <text:p text:style-name="P1"><text:span text:style-name="T2"/></text:p>
              <text:p text:style-name="P1"><text:span text:style-name="T2">Man gjør opp regnskapet ved passende intervaller, feks etter hvert semester eller hvert år. Det man da gjør er at man sjekker det man har ført opp mot hvor mye penger man har på bankkontoen og i kassen. Hvis du har ført alt som er tatt ut og satt inn her, kommer tallene i regnskapsarket og i virkeligheten være like. Hvis de ikke er like, må du gå gjennom og sjekke mot kontoutskriften at alt er ført.</text:span></text:p>
              <text:p text:style-name="P1"><text:span text:style-name="T2"/></text:p>
              <text:p text:style-name="P1"><text:span text:style-name="T2">Formålet med å gjøre opp regnskapet er å sjekke at dere kan gjøre rede for alle pengen som har gått inn og ut av banken og kassen deres i løpet av perioden. Hvis det fremdeles er noen mangler etter at dere har sjekket så grundig som dere kan, er det mulig å skrive et bilag som forklarer at det her er en differanse. Du fører da beløpet der hvor det mangler (bank eller kasse) og gir en av utgiftskolonnene navnet "andre utgifter" eller "svinn" og fører inn beløpet her. </text:span></text:p>
              <text:p text:style-name="P1"><text:span text:style-name="T2"/></text:p>
              <text:p text:style-name="P1"><text:span text:style-name="T1">Spesielle ting og vanlige spørsmål</text:span></text:p>
              <text:p text:style-name="P1"><text:span text:style-name="T3">Penger fra bank til kasse eller omvendt</text:span></text:p>
              <text:p text:style-name="P1"><text:span text:style-name="T2">Hvis du tar ut penger fra banken og legger i kassen skal du føre beløpet med negativt fortegn i bankkolonnen og uten noe fortegn i kassekolonnen. Det vil si at du på vanlig måte skriver hvor du tar penger fra og hvor du putter dem. Du gjør det samme hvis du tar penger fra en bankkonto og fører over til en annen.</text:span></text:p>
              <text:p text:style-name="P1"><text:span text:style-name="T2"/></text:p>
              <text:p text:style-name="P1"><text:span text:style-name="T3">Gjeld og fordringer (det at noen skylder dere penger)</text:span></text:p>
              <text:p text:style-name="P1"><text:span text:style-name="T2">Hvordan gjeld og fordringer føres står beskrevet over. Merk at betaling av gjeld og fordringer eller ny gjeld og nye fordringer ikke vises i resultatet på oversiktssiden, men i balansedelen. Her står det tall for begynnelsen av perioden og slutten av perioden.</text:span></text:p>
              <text:p text:style-name="P1"><text:span text:style-name="T2"/></text:p>
              <text:p text:style-name="P1"><text:span text:style-name="T3">Jeg har en regning som skal deles på flere konti</text:span></text:p>
              <text:p text:style-name="P1"><text:span text:style-name="T2">Hvis dere har betalt en regning (feks kr 300), men beløpet gjelder forskjellige ting (Dere har feks handlet både kontormateriell og sjokolade i samme butikk) slik at dere vil føre dem forskjellige steder kan dere dele opp regningen. Føre hele beløpet i bankkolonnen, del så beløpet opp i riktige deler (feks kontormateriell kr 200 og sjokolade kr 100). Dette føres så på de riktige utgiftspostene (feks kontormateriell og mat til møter), begge på samme linje. Du skriver da inn tre summer på en linje, men det er to beløp: Et der du tar pengene fra (bank) og et (som er delt i to) som viser hva du bruker pengene til.</text:span></text:p>
              <text:p text:style-name="P1"><text:span text:style-name="T2"/></text:p>
              <text:p text:style-name="P1"><text:span text:style-name="T3">Lagring og sikkerhet</text:span></text:p>
              <text:p text:style-name="P1"><text:span text:style-name="T2">Sørg for å oppbevare regnearket på et sikkert sted og ta sikkerhetskopier av det slik at du ikke risikerer å måtte gjøre mye arbeid på nytt. Før du begynner å føre, men etter at du har satt inn dine konti kan du lagre en kopi av arket (velg Lagre som på Fil menyen), som du kan bruke i neste regnskapsperiode.</text:span></text:p>
              <text:p text:style-name="P1"><text:span text:style-name="T2"/></text:p>
              <text:p text:style-name="P1"><text:span text:style-name="T3">Neste regnskapsperiode</text:span></text:p>
              <text:p text:style-name="P1"><text:span text:style-name="T2">Når du skal gå igang med en ny regnskapsperiode, laster du ned et nytt tomt ark. Før inn navnet på kategoriene, sett inn balansen og begynn føringen.</text:span></text:p>
              <text:p text:style-name="P1"><text:span text:style-name="T2"/></text:p>
              <text:p text:style-name="P1"><text:span text:style-name="T3">Det er mange ledige konti</text:span></text:p>
              <text:p text:style-name="P1"><text:span text:style-name="T2">Hvis dere ikke har så mange utgiftsposter eller inntektsposter, slik at dere ikke trenger alle kontiene kan dere bare la dem stå.</text:span></text:p>
              <text:p text:style-name="P1"><text:span text:style-name="T2"/></text:p>
              <text:p text:style-name="P1"><text:span text:style-name="T3">Jeg vil endre oppsettet på arket, kan jeg det?</text:span></text:p>
              <text:p text:style-name="P1"><text:span text:style-name="T2">Det er mulig å legge til flere inntekts- og utgiftskonti hvis du vil det. Dette forutsetter imidlertid at du vet hva du gjør, det il si at du føler deg så trygg på bruk av Excel at du vet at du ikke ødelegger arket. Hvis du vil legge til flere konti må du huske at oversiktsarket og posteringsarket er koblet sammen, slik at du må gjøre endringer begge steder. Husk å sjekke at cellene summerer opp det du vil at de skal summere og at de refererer til riktig celle i det andre arket.</text:span></text:p>
              <text:p text:style-name="P1"><text:span text:style-name="T2"/></text:p>
              <text:p text:style-name="P1"><text:span text:style-name="T3">Jeg trodde rgenskap var vanskelig, er det virkelig så lett?</text:span></text:p>
              <text:p text:style-name="P1"><text:span text:style-name="T2">Dette regnskapsarket gir deg en riktig oversikt over dine inntekter og utgifter og du får en ryddig føring av bilagene. En regnskapsfører vil kunne påpeke mange ting som gjøres annerledes hos de profesjonelle, men det som er viktig å huske på er at dette arket er lagd for at det skal være enkelt å føre et riktig regnskap.</text:span></text:p>
              <text:p text:style-name="P1"><text:span text:style-name="T2"/></text:p>
              <text:p text:style-name="P1"><text:span text:style-name="T3">Annet</text:span></text:p>
              <text:p text:style-name="P1"><text:span text:style-name="T2">Hvis du fører bilag fortløpende vil du hele tiden ha resultatet pr dags dato. Balansedelen viser hvor mye penger vi startet semesteret med og hvor mye vi har pr dags dato. Når du har ført alle bilagene du har bør "saldo pr dags dato" være lik saldoen på bankkontoen.</text:span></text:p>
              <text:p text:style-name="P1"><text:span text:style-name="T2"/></text:p>
              <text:p text:style-name="P1"><text:span text:style-name="T2"/></text:p>
              <draw:enhanced-geometry svg:viewBox="0 0 21600 21600" draw:type="mso-spt202" draw:enhanced-path="M 0 0 L 21600 0 21600 21600 0 21600 0 0 Z N"/>
            </draw:custom-shape>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Oversikt" table:style-name="ta2" table:print="false">
        <table:table-column table:style-name="co2" table:default-cell-style-name="ce5"/>
        <table:table-column table:style-name="co3" table:default-cell-style-name="ce11"/>
        <table:table-column table:style-name="co4" table:default-cell-style-name="ce15"/>
        <table:table-column table:style-name="co1" table:default-cell-style-name="ce18"/>
        <table:table-column table:style-name="co1" table:number-columns-repeated="2" table:default-cell-style-name="Default"/>
        <table:table-column table:style-name="co5" table:default-cell-style-name="ce26"/>
        <table:table-column table:style-name="co6" table:default-cell-style-name="ce27"/>
        <table:table-column table:style-name="co1" table:number-columns-repeated="1016" table:default-cell-style-name="Default"/>
        <table:table-row table:style-name="ro3">
          <table:table-cell table:style-name="ce1" office:value-type="string" calcext:value-type="string">
            <text:p>Regnskap for:</text:p>
          </table:table-cell>
          <table:table-cell table:style-name="ce7"/>
          <table:table-cell table:style-name="Default" table:number-columns-repeated="2"/>
          <table:table-cell table:number-columns-repeated="2"/>
          <table:table-cell table:style-name="Default" table:number-columns-repeated="2"/>
          <table:table-cell table:number-columns-repeated="1016"/>
        </table:table-row>
        <table:table-row table:style-name="ro3">
          <table:table-cell table:style-name="ce1" office:value-type="string" calcext:value-type="string">
            <text:p>Periode:</text:p>
          </table:table-cell>
          <table:table-cell table:style-name="ce7"/>
          <table:table-cell table:style-name="Default"/>
          <table:table-cell table:style-name="ce16"/>
          <table:table-cell table:number-columns-repeated="2"/>
          <table:table-cell table:style-name="Default" table:number-columns-repeated="2"/>
          <table:table-cell table:number-columns-repeated="1016"/>
        </table:table-row>
        <table:table-row table:style-name="ro3">
          <table:table-cell table:style-name="ce1"/>
          <table:table-cell table:style-name="Default" table:number-columns-repeated="2"/>
          <table:table-cell table:style-name="Default" office:value-type="string" calcext:value-type="string">
            <text:p>Dagens dato:</text:p>
          </table:table-cell>
          <table:table-cell table:style-name="ce16" table:formula="of:=TODAY()" office:value-type="date" office:date-value="2015-08-26" calcext:value-type="date">
            <text:p>08/26/2015</text:p>
          </table:table-cell>
          <table:table-cell/>
          <table:table-cell table:style-name="Default" table:number-columns-repeated="2"/>
          <table:table-cell table:number-columns-repeated="1016"/>
        </table:table-row>
        <table:table-row table:style-name="ro1">
          <table:table-cell table:style-name="Default" table:number-columns-repeated="4"/>
          <table:table-cell table:number-columns-repeated="2"/>
          <table:table-cell table:style-name="ce24" table:number-columns-spanned="2" table:number-rows-spanned="1"/>
          <table:covered-table-cell table:style-name="ce24"/>
          <table:table-cell table:number-columns-repeated="1016"/>
        </table:table-row>
        <table:table-row table:style-name="ro1">
          <table:table-cell table:style-name="ce2" office:value-type="string" calcext:value-type="string">
            <text:p>Inntekter</text:p>
          </table:table-cell>
          <table:table-cell table:style-name="ce8" office:value-type="string" calcext:value-type="string">
            <text:p>Regnskap</text:p>
          </table:table-cell>
          <table:table-cell table:style-name="Default"/>
          <table:table-cell table:style-name="ce17" office:value-type="string" calcext:value-type="string">
            <text:p>Budsjett</text:p>
          </table:table-cell>
          <table:table-cell table:number-columns-repeated="2"/>
          <table:table-cell table:style-name="ce25" table:number-columns-repeated="2"/>
          <table:table-cell table:number-columns-repeated="1016"/>
        </table:table-row>
        <table:table-row table:style-name="ro1">
          <table:table-cell table:style-name="ce3" office:value-type="string" calcext:value-type="string">
            <text:p>3000 Salgsinntekter</text:p>
          </table:table-cell>
          <table:table-cell table:style-name="ce9" table:formula="of:=([$Posteringer.J11])" office:value-type="float" office:value="0" calcext:value-type="float">
            <text:p>0.00</text:p>
          </table:table-cell>
          <table:table-cell table:number-columns-repeated="1022"/>
        </table:table-row>
        <table:table-row table:style-name="ro1">
          <table:table-cell table:style-name="ce3" office:value-type="string" calcext:value-type="string">
            <text:p>3100 Medlemskontingent</text:p>
          </table:table-cell>
          <table:table-cell table:style-name="ce9" table:formula="of:=([$Posteringer.K11])" office:value-type="float" office:value="0" calcext:value-type="float">
            <text:p>0.00</text:p>
          </table:table-cell>
          <table:table-cell table:number-columns-repeated="1022"/>
        </table:table-row>
        <table:table-row table:style-name="ro1">
          <table:table-cell table:style-name="ce3" office:value-type="string" calcext:value-type="string">
            <text:p>3200 Billettinntekter</text:p>
          </table:table-cell>
          <table:table-cell table:style-name="ce9" table:formula="of:=([$Posteringer.L11])" office:value-type="float" office:value="0" calcext:value-type="float">
            <text:p>0.00</text:p>
          </table:table-cell>
          <table:table-cell table:number-columns-repeated="1022"/>
        </table:table-row>
        <table:table-row table:style-name="ro1">
          <table:table-cell table:style-name="ce3" office:value-type="string" calcext:value-type="string">
            <text:p>3400 Støtte/sponsor</text:p>
          </table:table-cell>
          <table:table-cell table:style-name="ce9" table:formula="of:=([$Posteringer.M11])" office:value-type="float" office:value="11050" calcext:value-type="float">
            <text:p>11,050.00</text:p>
          </table:table-cell>
          <table:table-cell/>
          <table:table-cell office:value-type="float" office:value="11050" calcext:value-type="float">
            <text:p>11,050.00</text:p>
          </table:table-cell>
          <table:table-cell table:number-columns-repeated="1020"/>
        </table:table-row>
        <table:table-row table:style-name="ro1">
          <table:table-cell table:style-name="ce3" office:value-type="string" calcext:value-type="string">
            <text:p>3450 Støtte fra Kulturstyret</text:p>
          </table:table-cell>
          <table:table-cell table:style-name="ce9" table:formula="of:=([$Posteringer.N11])" office:value-type="float" office:value="0" calcext:value-type="float">
            <text:p>0.00</text:p>
          </table:table-cell>
          <table:table-cell table:number-columns-repeated="1022"/>
        </table:table-row>
        <table:table-row table:style-name="ro1">
          <table:table-cell table:style-name="ce3" office:value-type="string" calcext:value-type="string">
            <text:p>3900 Annen inntekt</text:p>
          </table:table-cell>
          <table:table-cell table:style-name="ce9" table:formula="of:=([$Posteringer.O11])" office:value-type="float" office:value="0" calcext:value-type="float">
            <text:p>0.00</text:p>
          </table:table-cell>
          <table:table-cell table:number-columns-repeated="1022"/>
        </table:table-row>
        <table:table-row table:style-name="ro1">
          <table:table-cell table:style-name="ce3" office:value-type="string" calcext:value-type="string">
            <text:p>8000 Renteinntekter</text:p>
          </table:table-cell>
          <table:table-cell table:style-name="ce9" table:formula="of:=([$Posteringer.P11])" office:value-type="float" office:value="0" calcext:value-type="float">
            <text:p>0.00</text:p>
          </table:table-cell>
          <table:table-cell table:number-columns-repeated="1022"/>
        </table:table-row>
        <table:table-row table:style-name="ro1">
          <table:table-cell table:style-name="ce4" office:value-type="string" calcext:value-type="string">
            <text:p>Sum</text:p>
          </table:table-cell>
          <table:table-cell table:style-name="ce10" table:formula="of:=SUM([.B6:.B12])" office:value-type="float" office:value="11050" calcext:value-type="float">
            <text:p>11,050.00</text:p>
          </table:table-cell>
          <table:table-cell/>
          <table:table-cell table:style-name="ce19" table:formula="of:=SUM([.D6:.D12])" office:value-type="float" office:value="11050" calcext:value-type="float">
            <text:p>11,050.00</text:p>
          </table:table-cell>
          <table:table-cell table:number-columns-repeated="1020"/>
        </table:table-row>
        <table:table-row table:style-name="ro1">
          <table:table-cell table:style-name="Default"/>
          <table:table-cell table:style-name="ce9"/>
          <table:table-cell table:number-columns-repeated="1022"/>
        </table:table-row>
        <table:table-row table:style-name="ro1">
          <table:table-cell table:style-name="ce2" office:value-type="string" calcext:value-type="string">
            <text:p>Utgifter</text:p>
          </table:table-cell>
          <table:table-cell table:style-name="ce9"/>
          <table:table-cell table:number-columns-repeated="1022"/>
        </table:table-row>
        <table:table-row table:style-name="ro1">
          <table:table-cell office:value-type="string" calcext:value-type="string">
            <text:p>4000 Varekjøp</text:p>
          </table:table-cell>
          <table:table-cell table:formula="of:=([$Posteringer.Q11])" office:value-type="float" office:value="0" calcext:value-type="float">
            <text:p>0.00</text:p>
          </table:table-cell>
          <table:table-cell table:number-columns-repeated="1022"/>
        </table:table-row>
        <table:table-row table:style-name="ro1">
          <table:table-cell table:style-name="Default" office:value-type="string" calcext:value-type="string">
            <text:p>5000 Lønn/honorar til medlemmer</text:p>
          </table:table-cell>
          <table:table-cell table:formula="of:=([$Posteringer.R11])" office:value-type="float" office:value="0" calcext:value-type="float">
            <text:p>0.00</text:p>
          </table:table-cell>
          <table:table-cell table:number-columns-repeated="1022"/>
        </table:table-row>
        <table:table-row table:style-name="ro1">
          <table:table-cell table:style-name="Default" office:value-type="string" calcext:value-type="string">
            <text:p>5500 Lønn/honorar til andre</text:p>
          </table:table-cell>
          <table:table-cell table:formula="of:=([$Posteringer.S11])" office:value-type="float" office:value="0" calcext:value-type="float">
            <text:p>0.00</text:p>
          </table:table-cell>
          <table:table-cell table:number-columns-repeated="7"/>
          <table:table-cell table:style-name="ce15"/>
          <table:table-cell table:number-columns-repeated="1014"/>
        </table:table-row>
        <table:table-row table:style-name="ro1">
          <table:table-cell table:style-name="Default" office:value-type="string" calcext:value-type="string">
            <text:p>5700 Støtte til andre</text:p>
          </table:table-cell>
          <table:table-cell table:formula="of:=([$Posteringer.T11])" office:value-type="float" office:value="0" calcext:value-type="float">
            <text:p>0.00</text:p>
          </table:table-cell>
          <table:table-cell table:number-columns-repeated="1022"/>
        </table:table-row>
        <table:table-row table:style-name="ro1">
          <table:table-cell office:value-type="string" calcext:value-type="string">
            <text:p>6000 Leie av lokaler</text:p>
          </table:table-cell>
          <table:table-cell table:formula="of:=([$Posteringer.U11])" office:value-type="float" office:value="0" calcext:value-type="float">
            <text:p>0.00</text:p>
          </table:table-cell>
          <table:table-cell table:number-columns-repeated="1022"/>
        </table:table-row>
        <table:table-row table:style-name="ro1">
          <table:table-cell office:value-type="string" calcext:value-type="string">
            <text:p>6700 Arrangementskostnader</text:p>
          </table:table-cell>
          <table:table-cell table:formula="of:=([$Posteringer.V11])" office:value-type="float" office:value="8809.39" calcext:value-type="float">
            <text:p>8,809.39</text:p>
          </table:table-cell>
          <table:table-cell/>
          <table:table-cell office:value-type="float" office:value="9300" calcext:value-type="float">
            <text:p>9,300.00</text:p>
          </table:table-cell>
          <table:table-cell table:number-columns-repeated="1020"/>
        </table:table-row>
        <table:table-row table:style-name="ro1">
          <table:table-cell office:value-type="string" calcext:value-type="string">
            <text:p>6800 Kontorrekvisita</text:p>
          </table:table-cell>
          <table:table-cell table:formula="of:=([$Posteringer.W11])" office:value-type="float" office:value="0" calcext:value-type="float">
            <text:p>0.00</text:p>
          </table:table-cell>
          <table:table-cell table:number-columns-repeated="1022"/>
        </table:table-row>
        <table:table-row table:style-name="ro1">
          <table:table-cell office:value-type="string" calcext:value-type="string">
            <text:p>6850 Telefon og porto</text:p>
          </table:table-cell>
          <table:table-cell table:formula="of:=([$Posteringer.X11])" office:value-type="float" office:value="0" calcext:value-type="float">
            <text:p>0.00</text:p>
          </table:table-cell>
          <table:table-cell table:number-columns-repeated="1022"/>
        </table:table-row>
        <table:table-row table:style-name="ro1">
          <table:table-cell office:value-type="string" calcext:value-type="string">
            <text:p>6900 Trykksaker</text:p>
          </table:table-cell>
          <table:table-cell table:formula="of:=([$Posteringer.Y11])" office:value-type="float" office:value="0" calcext:value-type="float">
            <text:p>0.00</text:p>
          </table:table-cell>
          <table:table-cell table:number-columns-repeated="1022"/>
        </table:table-row>
        <table:table-row table:style-name="ro1">
          <table:table-cell office:value-type="string" calcext:value-type="string">
            <text:p>7100 Reiser</text:p>
          </table:table-cell>
          <table:table-cell table:formula="of:=([$Posteringer.Z11])" office:value-type="float" office:value="0" calcext:value-type="float">
            <text:p>0.00</text:p>
          </table:table-cell>
          <table:table-cell table:number-columns-repeated="1022"/>
        </table:table-row>
        <table:table-row table:style-name="ro1">
          <table:table-cell office:value-type="string" calcext:value-type="string">
            <text:p>7300 Markedsføring og pr</text:p>
          </table:table-cell>
          <table:table-cell table:formula="of:=([$Posteringer.AA11])" office:value-type="float" office:value="124.72" calcext:value-type="float">
            <text:p>124.72</text:p>
          </table:table-cell>
          <table:table-cell/>
          <table:table-cell office:value-type="float" office:value="150" calcext:value-type="float">
            <text:p>150.00</text:p>
          </table:table-cell>
          <table:table-cell table:number-columns-repeated="1020"/>
        </table:table-row>
        <table:table-row table:style-name="ro1">
          <table:table-cell office:value-type="string" calcext:value-type="string">
            <text:p>7350 Mat og drikke til aktive</text:p>
          </table:table-cell>
          <table:table-cell table:formula="of:=([$Posteringer.AB11])" office:value-type="float" office:value="1008.78" calcext:value-type="float">
            <text:p>1,008.78</text:p>
          </table:table-cell>
          <table:table-cell/>
          <table:table-cell office:value-type="float" office:value="1000" calcext:value-type="float">
            <text:p>1,000.00</text:p>
          </table:table-cell>
          <table:table-cell table:number-columns-repeated="1020"/>
        </table:table-row>
        <table:table-row table:style-name="ro1">
          <table:table-cell office:value-type="string" calcext:value-type="string">
            <text:p>8150 Bankgebyrer</text:p>
          </table:table-cell>
          <table:table-cell table:formula="of:=([$Posteringer.AC11])" office:value-type="float" office:value="39.25" calcext:value-type="float">
            <text:p>39.25</text:p>
          </table:table-cell>
          <table:table-cell/>
          <table:table-cell office:value-type="float" office:value="70" calcext:value-type="float">
            <text:p>70.00</text:p>
          </table:table-cell>
          <table:table-cell table:number-columns-repeated="1020"/>
        </table:table-row>
        <table:table-row table:style-name="ro1">
          <table:table-cell office:value-type="string" calcext:value-type="string">
            <text:p>8300 Andre utgifter</text:p>
          </table:table-cell>
          <table:table-cell table:formula="of:=([$Posteringer.AD11])" office:value-type="float" office:value="498.07" calcext:value-type="float">
            <text:p>498.07</text:p>
          </table:table-cell>
          <table:table-cell/>
          <table:table-cell office:value-type="float" office:value="530" calcext:value-type="float">
            <text:p>530.00</text:p>
          </table:table-cell>
          <table:table-cell table:number-columns-repeated="1020"/>
        </table:table-row>
        <table:table-row table:style-name="ro1">
          <table:table-cell office:value-type="string" calcext:value-type="string">
            <text:p>8400 Ekstraordinære utgifter</text:p>
          </table:table-cell>
          <table:table-cell table:formula="of:=([$Posteringer.AE11])" office:value-type="float" office:value="553.79" calcext:value-type="float">
            <text:p>553.79</text:p>
          </table:table-cell>
          <table:table-cell table:number-columns-repeated="1022"/>
        </table:table-row>
        <table:table-row table:style-name="ro1">
          <table:table-cell table:style-name="ce4" office:value-type="string" calcext:value-type="string">
            <text:p>Sum</text:p>
          </table:table-cell>
          <table:table-cell table:style-name="ce10" table:formula="of:=SUM([.B16:.B30])" office:value-type="float" office:value="11034" calcext:value-type="float">
            <text:p>11,034.00</text:p>
          </table:table-cell>
          <table:table-cell/>
          <table:table-cell table:style-name="ce19" table:formula="of:=SUM([.D16:.D30])" office:value-type="float" office:value="11050" calcext:value-type="float">
            <text:p>11,050.00</text:p>
          </table:table-cell>
          <table:table-cell table:number-columns-repeated="2"/>
          <table:table-cell table:style-name="Default" table:number-columns-repeated="2"/>
          <table:table-cell table:number-columns-repeated="1016"/>
        </table:table-row>
        <table:table-row table:style-name="ro1">
          <table:table-cell table:style-name="ce2"/>
          <table:table-cell table:style-name="ce9"/>
          <table:table-cell table:number-columns-repeated="4"/>
          <table:table-cell table:style-name="Default" table:number-columns-repeated="2"/>
          <table:table-cell table:number-columns-repeated="1016"/>
        </table:table-row>
        <table:table-row table:style-name="ro1">
          <table:table-cell table:style-name="ce4" office:value-type="string" calcext:value-type="string">
            <text:p>Resultat</text:p>
          </table:table-cell>
          <table:table-cell table:style-name="ce10" table:formula="of:=[.B13]-[.B31]" office:value-type="float" office:value="16" calcext:value-type="float">
            <text:p>16.00</text:p>
          </table:table-cell>
          <table:table-cell/>
          <table:table-cell table:style-name="ce20" table:formula="of:=[.D13]-[.D31]" office:value-type="float" office:value="0" calcext:value-type="float">
            <text:p>0.00</text:p>
          </table:table-cell>
          <table:table-cell table:number-columns-repeated="2"/>
          <table:table-cell table:style-name="Default" table:number-columns-repeated="2"/>
          <table:table-cell table:number-columns-repeated="1016"/>
        </table:table-row>
        <table:table-row table:style-name="ro1">
          <table:table-cell table:style-name="Default"/>
          <table:table-cell table:style-name="ce12"/>
          <table:table-cell table:style-name="Default"/>
          <table:table-cell table:style-name="ce21"/>
          <table:table-cell table:number-columns-repeated="2"/>
          <table:table-cell table:style-name="Default" table:number-columns-repeated="2"/>
          <table:table-cell table:number-columns-repeated="1016"/>
        </table:table-row>
        <table:table-row table:style-name="ro1">
          <table:table-cell table:style-name="ce6" table:number-columns-repeated="3"/>
          <table:table-cell table:style-name="ce22"/>
          <table:table-cell table:number-columns-repeated="2"/>
          <table:table-cell table:style-name="Default" table:number-columns-repeated="2"/>
          <table:table-cell table:number-columns-repeated="1016"/>
        </table:table-row>
        <table:table-row table:style-name="ro1">
          <table:table-cell table:style-name="Default" table:number-columns-repeated="3"/>
          <table:table-cell table:style-name="ce21"/>
          <table:table-cell table:number-columns-repeated="2"/>
          <table:table-cell table:style-name="Default" table:number-columns-repeated="2"/>
          <table:table-cell table:number-columns-repeated="1016"/>
        </table:table-row>
        <table:table-row table:style-name="ro4">
          <table:table-cell table:style-name="ce2" office:value-type="string" calcext:value-type="string">
            <text:p>Balanse</text:p>
          </table:table-cell>
          <table:table-cell table:style-name="ce13" office:value-type="string" calcext:value-type="string">
            <text:p>Ved periodens</text:p>
            <text:p>start</text:p>
          </table:table-cell>
          <table:table-cell table:style-name="ce13" office:value-type="string" calcext:value-type="string">
            <text:p>Ved periodens </text:p>
            <text:p>slutt</text:p>
          </table:table-cell>
          <table:table-cell table:style-name="ce23" office:value-type="string" calcext:value-type="string">
            <text:p>Differanse</text:p>
          </table:table-cell>
          <table:table-cell table:number-columns-repeated="2"/>
          <table:table-cell table:style-name="Default" table:number-columns-repeated="2"/>
          <table:table-cell table:number-columns-repeated="1016"/>
        </table:table-row>
        <table:table-row table:style-name="ro1">
          <table:table-cell table:style-name="Default" office:value-type="string" calcext:value-type="string">
            <text:p>1900 Penger på bankkonto 1</text:p>
          </table:table-cell>
          <table:table-cell table:style-name="ce14" table:formula="of:=([$Posteringer.D6])" office:value-type="float" office:value="2923.74" calcext:value-type="float">
            <text:p>2,923.74</text:p>
          </table:table-cell>
          <table:table-cell table:style-name="ce14" table:formula="of:=[.B38]+([$Posteringer.E11])" office:value-type="float" office:value="2923.74" calcext:value-type="float">
            <text:p>2,923.74</text:p>
          </table:table-cell>
          <table:table-cell table:style-name="ce14" table:formula="of:=-([.B38]-[.C38])" office:value-type="float" office:value="-0" calcext:value-type="float">
            <text:p>0.00</text:p>
          </table:table-cell>
          <table:table-cell/>
          <table:table-cell office:value-type="string" calcext:value-type="string">
            <text:p>Merknad: 16 kr i forskjell mellom resultat og bankkonto-differanse er 16 kr skyldig i gjeld fra forrige semester utbetalt</text:p>
          </table:table-cell>
          <table:table-cell table:style-name="Default" table:number-columns-repeated="2"/>
          <table:table-cell table:number-columns-repeated="1016"/>
        </table:table-row>
        <table:table-row table:style-name="ro2">
          <table:table-cell table:style-name="Default" office:value-type="string" calcext:value-type="string">
            <text:p>1910 Penger på bankkonto 2</text:p>
          </table:table-cell>
          <table:table-cell table:style-name="ce14"/>
          <table:table-cell table:style-name="ce14" table:formula="of:=[.B39]+([$Posteringer.F11])" office:value-type="float" office:value="0" calcext:value-type="float">
            <text:p>0.00</text:p>
          </table:table-cell>
          <table:table-cell table:style-name="ce14" table:formula="of:=-([.B39]-[.C39])" office:value-type="float" office:value="-0" calcext:value-type="float">
            <text:p>0.00</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1950 Penger i kassen</text:p>
          </table:table-cell>
          <table:table-cell table:style-name="ce14" table:formula="of:=([$Posteringer.D8])" office:value-type="float" office:value="0" calcext:value-type="float">
            <text:p>0.00</text:p>
          </table:table-cell>
          <table:table-cell table:style-name="ce14" table:formula="of:=[.B40]+([$Posteringer.G11])" office:value-type="float" office:value="0" calcext:value-type="float">
            <text:p>0.00</text:p>
          </table:table-cell>
          <table:table-cell table:style-name="ce14" table:formula="of:=-([.B40]-[.C40])" office:value-type="float" office:value="-0" calcext:value-type="float">
            <text:p>0.00</text:p>
          </table:table-cell>
          <table:table-cell table:number-columns-repeated="2"/>
          <table:table-cell table:style-name="Default" table:number-columns-repeated="2"/>
          <table:table-cell table:number-columns-repeated="1016"/>
        </table:table-row>
        <table:table-row table:style-name="ro1">
          <table:table-cell table:style-name="Default" office:value-type="string" calcext:value-type="string">
            <text:p>2400 Gjeld til andre</text:p>
          </table:table-cell>
          <table:table-cell table:style-name="ce14" table:formula="of:=([$Posteringer.D9])" office:value-type="float" office:value="0" calcext:value-type="float">
            <text:p>0.00</text:p>
          </table:table-cell>
          <table:table-cell table:style-name="ce14" table:formula="of:=[.B38]+([$Posteringer.H11])" office:value-type="float" office:value="2939.74" calcext:value-type="float">
            <text:p>2,939.74</text:p>
          </table:table-cell>
          <table:table-cell table:style-name="ce14" table:formula="of:=-([.B41]-[.C41])" office:value-type="float" office:value="2939.74" calcext:value-type="float">
            <text:p>2,939.74</text:p>
          </table:table-cell>
          <table:table-cell table:number-columns-repeated="2"/>
          <table:table-cell table:style-name="Default" table:number-columns-repeated="2"/>
          <table:table-cell table:number-columns-repeated="1016"/>
        </table:table-row>
        <table:table-row table:style-name="ro1">
          <table:table-cell table:style-name="Default" office:value-type="string" calcext:value-type="string">
            <text:p>1500 Fordringer</text:p>
          </table:table-cell>
          <table:table-cell table:style-name="ce14" table:formula="of:=([$Posteringer.D10])" office:value-type="float" office:value="0" calcext:value-type="float">
            <text:p>0.00</text:p>
          </table:table-cell>
          <table:table-cell table:style-name="ce14" table:formula="of:=[.B42]-([$Posteringer.I11])" office:value-type="float" office:value="0" calcext:value-type="float">
            <text:p>0.00</text:p>
          </table:table-cell>
          <table:table-cell table:style-name="ce14" table:formula="of:=-([.B42]-[.C42])" office:value-type="float" office:value="-0" calcext:value-type="float">
            <text:p>0.00</text:p>
          </table:table-cell>
          <table:table-cell table:number-columns-repeated="2"/>
          <table:table-cell table:style-name="Default" table:number-columns-repeated="2"/>
          <table:table-cell table:number-columns-repeated="1016"/>
        </table:table-row>
      </table:table>
      <table:table table:name="Posteringer" table:style-name="ta3" table:print="false">
        <office:forms form:automatic-focus="false" form:apply-design-mode="false"/>
        <table:table-column table:style-name="co1" table:number-columns-repeated="2"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 table:default-cell-style-name="ce28"/>
        <table:table-column table:style-name="co13" table:default-cell-style-name="ce28"/>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5"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28"/>
        <table:table-column table:style-name="co23" table:default-cell-style-name="ce28"/>
        <table:table-column table:style-name="co24" table:default-cell-style-name="ce28"/>
        <table:table-column table:style-name="co25" table:default-cell-style-name="ce28"/>
        <table:table-column table:style-name="co6" table:default-cell-style-name="ce28"/>
        <table:table-column table:style-name="co26" table:default-cell-style-name="ce28"/>
        <table:table-column table:style-name="co1" table:default-cell-style-name="ce28"/>
        <table:table-column table:style-name="co25" table:default-cell-style-name="ce28"/>
        <table:table-column table:style-name="co6" table:default-cell-style-name="ce28"/>
        <table:table-column table:style-name="co26" table:default-cell-style-name="ce28"/>
        <table:table-column table:style-name="co27" table:default-cell-style-name="ce28"/>
        <table:table-column table:style-name="co28" table:default-cell-style-name="ce28"/>
        <table:table-column table:style-name="co1" table:number-columns-repeated="226" table:default-cell-style-name="ce28"/>
        <table:table-column table:style-name="co1" table:number-columns-repeated="767" table:default-cell-style-name="Default"/>
        <table:table-row table:style-name="ro3">
          <table:table-cell/>
          <table:table-cell table:style-name="ce32" office:value-type="string" calcext:value-type="string">
            <text:p>Posteringsjournal</text:p>
          </table:table-cell>
          <table:table-cell table:style-name="ce32"/>
          <table:table-cell/>
          <table:table-cell>
            <draw:custom-shape table:end-cell-address="Posteringer.L10" table:end-x="0.013in" table:end-y="0.0831in" draw:z-index="0" draw:name="Text Box 1" draw:style-name="gr1" draw:text-style-name="P1" svg:width="9.611in" svg:height="2.2681in" svg:x="0.1882in" svg:y="0.0724in">
              <text:p text:style-name="P1"><text:span text:style-name="T3">Viktig!</text:span></text:p>
              <text:p text:style-name="P1"><text:span text:style-name="T2">- Her må du fylle inn følgende i de gule cellene før du begynner å føre regnskapet:</text:span></text:p>
              <text:p text:style-name="P1"><text:span text:style-name="T2">Hvor mye penger du har på bankkontoene (både 1 og 2) ved periodens start (C6)</text:span></text:p>
              <text:p text:style-name="P1"><text:span text:style-name="T2">Hvor mye penger du har kassen ved periodens start (C7)</text:span></text:p>
              <text:p text:style-name="P1"><text:span text:style-name="T2">Hvor mye gjeld dere har ved periodens start (C8)</text:span></text:p>
              <text:p text:style-name="P1"><text:span text:style-name="T2">Hvor mye i fordringer dere har ved periodens start (C9)</text:span></text:p>
              <text:p text:style-name="P1"><text:span text:style-name="T2"/></text:p>
              <text:p text:style-name="P1"><text:span text:style-name="T2">- Husk at beløp du tar fra bankkontoen eller kassen skal ha minustegn foran seg!</text:span></text:p>
              <text:p text:style-name="P1"><text:span text:style-name="T2"/></text:p>
              <text:p text:style-name="P1"><text:span text:style-name="T1">Føring av bilag</text:span></text:p>
              <text:p text:style-name="P1"><text:span text:style-name="T2">Her fører du inn bilagene. En full beskrivelse av hvordan du gjør dette finner du i arket "bruksanvisning". Les dette før du begynner å føre! </text:span></text:p>
              <draw:enhanced-geometry svg:viewBox="0 0 21600 21600" draw:type="mso-spt202" draw:enhanced-path="M 0 0 L 21600 0 21600 21600 0 21600 0 0 Z N"/>
            </draw:custom-shape>
          </table:table-cell>
          <table:table-cell table:number-columns-repeated="1019"/>
        </table:table-row>
        <table:table-row table:style-name="ro3">
          <table:table-cell/>
          <table:table-cell table:style-name="ce32" table:formula="of:=([$Oversikt.A1])" office:value-type="string" office:string-value="Regnskap for:" calcext:value-type="string">
            <text:p>Regnskap for:</text:p>
          </table:table-cell>
          <table:table-cell table:style-name="ce32"/>
          <table:table-cell table:style-name="ce32" office:value-type="string" calcext:value-type="string">
            <text:p>Verdande – jenteforeningen på IFI</text:p>
          </table:table-cell>
          <table:table-cell table:number-columns-repeated="1020"/>
        </table:table-row>
        <table:table-row table:style-name="ro3">
          <table:table-cell/>
          <table:table-cell table:style-name="ce32" table:formula="of:=([$Oversikt.A2])" office:value-type="string" office:string-value="Periode:" calcext:value-type="string">
            <text:p>Periode:</text:p>
          </table:table-cell>
          <table:table-cell table:style-name="ce32"/>
          <table:table-cell table:style-name="ce32" office:value-type="string" calcext:value-type="string">
            <text:p>Vår 2015</text:p>
          </table:table-cell>
          <table:table-cell table:number-columns-repeated="1020"/>
        </table:table-row>
        <table:table-row table:style-name="ro6">
          <table:table-cell table:style-name="ce29"/>
          <table:table-cell table:style-name="ce33" table:number-columns-repeated="3"/>
          <table:table-cell table:style-name="ce29" table:number-columns-repeated="1020"/>
        </table:table-row>
        <table:table-row table:style-name="ro1">
          <table:table-cell table:style-name="ce29"/>
          <table:table-cell table:style-name="ce34" office:value-type="string" calcext:value-type="string">
            <text:p>Inngående balanse ved start av perioden:</text:p>
          </table:table-cell>
          <table:table-cell table:style-name="ce37"/>
          <table:table-cell table:style-name="ce34"/>
          <table:table-cell table:style-name="ce29" table:number-columns-repeated="1020"/>
        </table:table-row>
        <table:table-row table:style-name="ro7">
          <table:table-cell table:style-name="ce29"/>
          <table:table-cell table:style-name="ce34" table:formula="of:=([$Oversikt.A38])" office:value-type="string" office:string-value="1900 Penger på bankkonto 1" calcext:value-type="string">
            <text:p>1900 Penger på bankkonto 1</text:p>
          </table:table-cell>
          <table:table-cell table:style-name="ce37"/>
          <table:table-cell table:style-name="ce41" office:value-type="float" office:value="2923.74" calcext:value-type="float">
            <text:p>2,923.74</text:p>
          </table:table-cell>
          <table:table-cell table:style-name="ce29" table:number-columns-repeated="1020"/>
        </table:table-row>
        <table:table-row table:style-name="ro1">
          <table:table-cell table:style-name="ce29"/>
          <table:table-cell table:style-name="ce34" table:formula="of:=([$Oversikt.A39])" office:value-type="string" office:string-value="1910 Penger på bankkonto 2" calcext:value-type="string">
            <text:p>1910 Penger på bankkonto 2</text:p>
          </table:table-cell>
          <table:table-cell table:style-name="ce37"/>
          <table:table-cell table:style-name="ce41" office:value-type="float" office:value="0" calcext:value-type="float">
            <text:p>0.00</text:p>
          </table:table-cell>
          <table:table-cell table:style-name="ce29" table:number-columns-repeated="1020"/>
        </table:table-row>
        <table:table-row table:style-name="ro1">
          <table:table-cell table:style-name="ce29"/>
          <table:table-cell table:style-name="ce34" table:formula="of:=([$Oversikt.A40])" office:value-type="string" office:string-value="1950 Penger i kassen" calcext:value-type="string">
            <text:p>1950 Penger i kassen</text:p>
          </table:table-cell>
          <table:table-cell table:style-name="ce37"/>
          <table:table-cell table:style-name="ce41" office:value-type="float" office:value="0" calcext:value-type="float">
            <text:p>0.00</text:p>
          </table:table-cell>
          <table:table-cell table:style-name="ce29" table:number-columns-repeated="1020"/>
        </table:table-row>
        <table:table-row table:style-name="ro1">
          <table:table-cell table:style-name="ce29"/>
          <table:table-cell table:style-name="ce34" table:formula="of:=([$Oversikt.A41])" office:value-type="string" office:string-value="2400 Gjeld til andre" calcext:value-type="string">
            <text:p>2400 Gjeld til andre</text:p>
          </table:table-cell>
          <table:table-cell table:style-name="ce37"/>
          <table:table-cell table:style-name="ce41" office:value-type="float" office:value="0" calcext:value-type="float">
            <text:p>0.00</text:p>
          </table:table-cell>
          <table:table-cell table:style-name="ce29" table:number-columns-repeated="1020"/>
        </table:table-row>
        <table:table-row table:style-name="ro1">
          <table:table-cell table:style-name="ce29"/>
          <table:table-cell table:style-name="ce34" table:formula="of:=([$Oversikt.A42])" office:value-type="string" office:string-value="1500 Fordringer" calcext:value-type="string">
            <text:p>1500 Fordringer</text:p>
          </table:table-cell>
          <table:table-cell table:style-name="ce37"/>
          <table:table-cell table:style-name="ce41" office:value-type="float" office:value="0" calcext:value-type="float">
            <text:p>0.00</text:p>
          </table:table-cell>
          <table:table-cell table:style-name="ce45" table:number-columns-repeated="27"/>
          <table:table-cell table:style-name="ce29" table:number-columns-repeated="993"/>
        </table:table-row>
        <table:table-row table:style-name="ro3">
          <table:table-cell table:style-name="ce30" table:formula="of:=SUM([.A14:.A10006])" office:value-type="float" office:value="0" calcext:value-type="float">
            <text:p>0.00</text:p>
          </table:table-cell>
          <table:table-cell table:style-name="ce35" table:number-columns-repeated="2"/>
          <table:table-cell table:style-name="ce42" office:value-type="string" calcext:value-type="string">
            <text:p>Sum for hver konto</text:p>
          </table:table-cell>
          <table:table-cell table:style-name="ce46" table:formula="of:=SUM([.E14:.E10005])" office:value-type="float" office:value="-0.000000000000454747350886464" calcext:value-type="float">
            <text:p>0.00</text:p>
          </table:table-cell>
          <table:table-cell table:style-name="ce46" table:formula="of:=SUM([.F14:.F10007])" office:value-type="float" office:value="0" calcext:value-type="float">
            <text:p>0.00</text:p>
          </table:table-cell>
          <table:table-cell table:style-name="ce46" table:formula="of:=SUM([.G14:.G10007])" office:value-type="float" office:value="0" calcext:value-type="float">
            <text:p>0.00</text:p>
          </table:table-cell>
          <table:table-cell table:style-name="ce46" table:formula="of:=SUM([.H14:.H10007])" office:value-type="float" office:value="16.0000000000009" calcext:value-type="float">
            <text:p>16.00</text:p>
          </table:table-cell>
          <table:table-cell table:style-name="ce46" table:formula="of:=SUM([.I14:.I10007])" office:value-type="float" office:value="0" calcext:value-type="float">
            <text:p>0.00</text:p>
          </table:table-cell>
          <table:table-cell table:style-name="ce46" table:formula="of:=SUM([.J14:.J10007])" office:value-type="float" office:value="0" calcext:value-type="float">
            <text:p>0.00</text:p>
          </table:table-cell>
          <table:table-cell table:style-name="ce46" table:formula="of:=SUM([.K14:.K10007])" office:value-type="float" office:value="0" calcext:value-type="float">
            <text:p>0.00</text:p>
          </table:table-cell>
          <table:table-cell table:style-name="ce46" table:formula="of:=SUM([.L14:.L10007])" office:value-type="float" office:value="0" calcext:value-type="float">
            <text:p>0.00</text:p>
          </table:table-cell>
          <table:table-cell table:style-name="ce46" table:formula="of:=SUM([.M14:.M10007])" office:value-type="float" office:value="11050" calcext:value-type="float">
            <text:p>11,050.00</text:p>
          </table:table-cell>
          <table:table-cell table:style-name="ce46" table:formula="of:=SUM([.N14:.N10007])" office:value-type="float" office:value="0" calcext:value-type="float">
            <text:p>0.00</text:p>
          </table:table-cell>
          <table:table-cell table:style-name="ce46" table:formula="of:=SUM([.O14:.O10007])" office:value-type="float" office:value="0" calcext:value-type="float">
            <text:p>0.00</text:p>
          </table:table-cell>
          <table:table-cell table:style-name="ce46" table:formula="of:=SUM([.P14:.P10007])" office:value-type="float" office:value="0" calcext:value-type="float">
            <text:p>0.00</text:p>
          </table:table-cell>
          <table:table-cell table:style-name="ce46" table:formula="of:=SUM([.Q14:.Q10007])" office:value-type="float" office:value="0" calcext:value-type="float">
            <text:p>0.00</text:p>
          </table:table-cell>
          <table:table-cell table:style-name="ce46" table:formula="of:=SUM([.R14:.R10007])" office:value-type="float" office:value="0" calcext:value-type="float">
            <text:p>0.00</text:p>
          </table:table-cell>
          <table:table-cell table:style-name="ce46" table:formula="of:=SUM([.S14:.S10007])" office:value-type="float" office:value="0" calcext:value-type="float">
            <text:p>0.00</text:p>
          </table:table-cell>
          <table:table-cell table:style-name="ce46" table:formula="of:=SUM([.T14:.T10007])" office:value-type="float" office:value="0" calcext:value-type="float">
            <text:p>0.00</text:p>
          </table:table-cell>
          <table:table-cell table:style-name="ce46" table:formula="of:=SUM([.U14:.U10007])" office:value-type="float" office:value="0" calcext:value-type="float">
            <text:p>0.00</text:p>
          </table:table-cell>
          <table:table-cell table:style-name="ce46" table:formula="of:=SUM([.V14:.V10007])" office:value-type="float" office:value="8809.39" calcext:value-type="float">
            <text:p>8,809.39</text:p>
          </table:table-cell>
          <table:table-cell table:style-name="ce46" table:formula="of:=SUM([.W14:.W10007])" office:value-type="float" office:value="0" calcext:value-type="float">
            <text:p>0.00</text:p>
          </table:table-cell>
          <table:table-cell table:style-name="ce46" table:formula="of:=SUM([.X14:.X10007])" office:value-type="float" office:value="0" calcext:value-type="float">
            <text:p>0.00</text:p>
          </table:table-cell>
          <table:table-cell table:style-name="ce46" table:formula="of:=SUM([.Y14:.Y10007])" office:value-type="float" office:value="0" calcext:value-type="float">
            <text:p>0.00</text:p>
          </table:table-cell>
          <table:table-cell table:style-name="ce46" table:formula="of:=SUM([.Z14:.Z10007])" office:value-type="float" office:value="0" calcext:value-type="float">
            <text:p>0.00</text:p>
          </table:table-cell>
          <table:table-cell table:style-name="ce46" table:formula="of:=SUM([.AA14:.AA10006])" office:value-type="float" office:value="124.72" calcext:value-type="float">
            <text:p>124.72</text:p>
          </table:table-cell>
          <table:table-cell table:style-name="ce46" table:formula="of:=SUM([.AB14:.AB10007])" office:value-type="float" office:value="1008.78" calcext:value-type="float">
            <text:p>1,008.78</text:p>
          </table:table-cell>
          <table:table-cell table:style-name="ce46" table:formula="of:=SUM([.AC14:.AC10007])" office:value-type="float" office:value="39.25" calcext:value-type="float">
            <text:p>39.25</text:p>
          </table:table-cell>
          <table:table-cell table:style-name="ce46" table:formula="of:=SUM([.AD14:.AD10007])" office:value-type="float" office:value="498.07" calcext:value-type="float">
            <text:p>498.07</text:p>
          </table:table-cell>
          <table:table-cell table:style-name="ce46" table:formula="of:=SUM([.AE14:.AE10007])" office:value-type="float" office:value="553.79" calcext:value-type="float">
            <text:p>553.79</text:p>
          </table:table-cell>
          <table:table-cell table:number-columns-repeated="993"/>
        </table:table-row>
        <table:table-row table:style-name="ro1">
          <table:table-cell table:style-name="ce31" table:number-columns-repeated="9"/>
          <table:table-cell table:number-columns-repeated="7" table:style-name="ce52" office:value-type="string" calcext:value-type="string">
            <text:p>Inntekter</text:p>
          </table:table-cell>
          <table:table-cell table:number-columns-repeated="15" table:style-name="ce55" office:value-type="string" calcext:value-type="string">
            <text:p>Utgifter</text:p>
          </table:table-cell>
          <table:table-cell table:style-name="ce27" table:number-columns-repeated="993"/>
        </table:table-row>
        <table:table-row table:style-name="ro1">
          <table:table-cell table:style-name="ce31" office:value-type="string" calcext:value-type="string">
            <text:p>Balanse</text:p>
          </table:table-cell>
          <table:table-cell table:style-name="ce31" office:value-type="string" calcext:value-type="string">
            <text:p>Bilag nr</text:p>
          </table:table-cell>
          <table:table-cell table:style-name="ce31" office:value-type="string" calcext:value-type="string">
            <text:p>Dato</text:p>
          </table:table-cell>
          <table:table-cell table:style-name="ce31" office:value-type="string" calcext:value-type="string">
            <text:p>Forklarende tekst</text:p>
          </table:table-cell>
          <table:table-cell table:style-name="ce47" table:formula="of:=([$Oversikt.A38])" office:value-type="string" office:string-value="1900 Penger på bankkonto 1" calcext:value-type="string">
            <text:p>1900 Penger på bankkonto 1</text:p>
          </table:table-cell>
          <table:table-cell table:style-name="ce47" table:formula="of:=([$Oversikt.A39])" office:value-type="string" office:string-value="1910 Penger på bankkonto 2" calcext:value-type="string">
            <text:p>1910 Penger på bankkonto 2</text:p>
          </table:table-cell>
          <table:table-cell table:style-name="ce47" table:formula="of:=([$Oversikt.A40])" office:value-type="string" office:string-value="1950 Penger i kassen" calcext:value-type="string">
            <text:p>1950 Penger i kassen</text:p>
          </table:table-cell>
          <table:table-cell table:style-name="ce47" table:formula="of:=([$Oversikt.A41])" office:value-type="string" office:string-value="2400 Gjeld til andre" calcext:value-type="string">
            <text:p>2400 Gjeld til andre</text:p>
          </table:table-cell>
          <table:table-cell table:style-name="ce47" table:formula="of:=([$Oversikt.A42])" office:value-type="string" office:string-value="1500 Fordringer" calcext:value-type="string">
            <text:p>1500 Fordringer</text:p>
          </table:table-cell>
          <table:table-cell table:style-name="ce52" table:formula="of:=([$Oversikt.A6])" office:value-type="string" office:string-value="3000 Salgsinntekter" calcext:value-type="string">
            <text:p>3000 Salgsinntekter</text:p>
          </table:table-cell>
          <table:table-cell table:style-name="ce52" table:formula="of:=([$Oversikt.A7])" office:value-type="string" office:string-value="3100 Medlemskontingent" calcext:value-type="string">
            <text:p>3100 Medlemskontingent</text:p>
          </table:table-cell>
          <table:table-cell table:style-name="ce52" table:formula="of:=([$Oversikt.A8])" office:value-type="string" office:string-value="3200 Billettinntekter" calcext:value-type="string">
            <text:p>3200 Billettinntekter</text:p>
          </table:table-cell>
          <table:table-cell table:style-name="ce52" table:formula="of:=([$Oversikt.A9])" office:value-type="string" office:string-value="3400 Støtte/sponsor" calcext:value-type="string">
            <text:p>3400 Støtte/sponsor</text:p>
          </table:table-cell>
          <table:table-cell table:style-name="ce52" table:formula="of:=([$Oversikt.A10])" office:value-type="string" office:string-value="3450 Støtte fra Kulturstyret" calcext:value-type="string">
            <text:p>3450 Støtte fra Kulturstyret</text:p>
          </table:table-cell>
          <table:table-cell table:style-name="ce52" table:formula="of:=([$Oversikt.A11])" office:value-type="string" office:string-value="3900 Annen inntekt" calcext:value-type="string">
            <text:p>3900 Annen inntekt</text:p>
          </table:table-cell>
          <table:table-cell table:style-name="ce52" table:formula="of:=([$Oversikt.A12])" office:value-type="string" office:string-value="8000 Renteinntekter" calcext:value-type="string">
            <text:p>8000 Renteinntekter</text:p>
          </table:table-cell>
          <table:table-cell table:style-name="ce55" table:formula="of:=([$Oversikt.A16])" office:value-type="string" office:string-value="4000 Varekjøp" calcext:value-type="string">
            <text:p>4000 Varekjøp</text:p>
          </table:table-cell>
          <table:table-cell table:style-name="ce55" table:formula="of:=([$Oversikt.A17])" office:value-type="string" office:string-value="5000 Lønn/honorar til medlemmer" calcext:value-type="string">
            <text:p>5000 Lønn/honorar til medlemmer</text:p>
          </table:table-cell>
          <table:table-cell table:style-name="ce55" table:formula="of:=([$Oversikt.A18])" office:value-type="string" office:string-value="5500 Lønn/honorar til andre" calcext:value-type="string">
            <text:p>5500 Lønn/honorar til andre</text:p>
          </table:table-cell>
          <table:table-cell table:style-name="ce55" table:formula="of:=([$Oversikt.A19])" office:value-type="string" office:string-value="5700 Støtte til andre" calcext:value-type="string">
            <text:p>5700 Støtte til andre</text:p>
          </table:table-cell>
          <table:table-cell table:style-name="ce55" table:formula="of:=([$Oversikt.A20])" office:value-type="string" office:string-value="6000 Leie av lokaler" calcext:value-type="string">
            <text:p>6000 Leie av lokaler</text:p>
          </table:table-cell>
          <table:table-cell table:style-name="ce55" table:formula="of:=([$Oversikt.A21])" office:value-type="string" office:string-value="6700 Arrangementskostnader" calcext:value-type="string">
            <text:p>6700 Arrangementskostnader</text:p>
          </table:table-cell>
          <table:table-cell table:style-name="ce55" table:formula="of:=([$Oversikt.A22])" office:value-type="string" office:string-value="6800 Kontorrekvisita" calcext:value-type="string">
            <text:p>6800 Kontorrekvisita</text:p>
          </table:table-cell>
          <table:table-cell table:style-name="ce55" table:formula="of:=([$Oversikt.A23])" office:value-type="string" office:string-value="6850 Telefon og porto" calcext:value-type="string">
            <text:p>6850 Telefon og porto</text:p>
          </table:table-cell>
          <table:table-cell table:style-name="ce55" table:formula="of:=([$Oversikt.A24])" office:value-type="string" office:string-value="6900 Trykksaker" calcext:value-type="string">
            <text:p>6900 Trykksaker</text:p>
          </table:table-cell>
          <table:table-cell table:style-name="ce55" table:formula="of:=([$Oversikt.A25])" office:value-type="string" office:string-value="7100 Reiser" calcext:value-type="string">
            <text:p>7100 Reiser</text:p>
          </table:table-cell>
          <table:table-cell table:style-name="ce55" table:formula="of:=([$Oversikt.A26])" office:value-type="string" office:string-value="7300 Markedsføring og pr" calcext:value-type="string">
            <text:p>7300 Markedsføring og pr</text:p>
          </table:table-cell>
          <table:table-cell table:style-name="ce55" table:formula="of:=([$Oversikt.A27])" office:value-type="string" office:string-value="7350 Mat og drikke til aktive" calcext:value-type="string">
            <text:p>7350 Mat og drikke til aktive</text:p>
          </table:table-cell>
          <table:table-cell table:style-name="ce55" table:formula="of:=([$Oversikt.A28])" office:value-type="string" office:string-value="8150 Bankgebyrer" calcext:value-type="string">
            <text:p>8150 Bankgebyrer</text:p>
          </table:table-cell>
          <table:table-cell table:style-name="ce55" table:formula="of:=([$Oversikt.A29])" office:value-type="string" office:string-value="8300 Andre utgifter" calcext:value-type="string">
            <text:p>8300 Andre utgifter</text:p>
          </table:table-cell>
          <table:table-cell table:style-name="ce55" table:formula="of:=([$Oversikt.A30])" office:value-type="string" office:string-value="8400 Ekstraordinære utgifter" calcext:value-type="string">
            <text:p>8400 Ekstraordinære utgifter</text:p>
          </table:table-cell>
          <table:table-cell table:style-name="ce27" table:number-columns-repeated="993"/>
        </table:table-row>
        <table:table-row table:style-name="ro7">
          <table:table-cell table:style-name="ce30" table:formula="of:=SUM([.E14:.I14])-SUM([.J14:.P14])+SUM([.Q14:.AE14])" office:value-type="float" office:value="0" calcext:value-type="float">
            <text:p>0.00</text:p>
          </table:table-cell>
          <table:table-cell table:style-name="ce36" office:value-type="float" office:value="1" calcext:value-type="float">
            <text:p>1</text:p>
          </table:table-cell>
          <table:table-cell table:style-name="ce38" office:value-type="date" office:date-value="2015-01-27" calcext:value-type="date">
            <text:p>27.1.15</text:p>
          </table:table-cell>
          <table:table-cell table:style-name="ce36" office:value-type="string" calcext:value-type="string">
            <text:p>Heidi la ut for drikke til pizzakvelden</text:p>
          </table:table-cell>
          <table:table-cell table:style-name="ce48" table:number-columns-repeated="3"/>
          <table:table-cell table:style-name="ce48" office:value-type="float" office:value="-302.9" calcext:value-type="float">
            <text:p>-302.90</text:p>
          </table:table-cell>
          <table:table-cell table:style-name="ce48"/>
          <table:table-cell table:style-name="ce53" table:number-columns-repeated="7"/>
          <table:table-cell table:style-name="ce56" table:number-columns-repeated="5"/>
          <table:table-cell table:style-name="ce56" office:value-type="float" office:value="302.9" calcext:value-type="float">
            <text:p>302.90</text:p>
          </table:table-cell>
          <table:table-cell table:style-name="ce56" table:number-columns-repeated="9"/>
          <table:table-cell table:number-columns-repeated="993"/>
        </table:table-row>
        <table:table-row table:style-name="ro7">
          <table:table-cell table:style-name="ce30" table:formula="of:=SUM([.E15:.I15])-SUM([.J15:.P15])+SUM([.Q15:.AE15])" office:value-type="float" office:value="0" calcext:value-type="float">
            <text:p>0.00</text:p>
          </table:table-cell>
          <table:table-cell table:style-name="ce36" office:value-type="float" office:value="2" calcext:value-type="float">
            <text:p>2</text:p>
          </table:table-cell>
          <table:table-cell table:style-name="ce38" office:value-type="date" office:date-value="2015-01-28" calcext:value-type="date">
            <text:p>28.1.15</text:p>
          </table:table-cell>
          <table:table-cell table:style-name="ce36" office:value-type="string" calcext:value-type="string">
            <text:p>Heidi la ut for pizza til pizzakvelden</text:p>
          </table:table-cell>
          <table:table-cell table:style-name="ce48" table:number-columns-repeated="3"/>
          <table:table-cell table:style-name="ce48" office:value-type="float" office:value="-2968" calcext:value-type="float">
            <text:p>-2,968.00</text:p>
          </table:table-cell>
          <table:table-cell table:style-name="ce48"/>
          <table:table-cell table:style-name="ce53" table:number-columns-repeated="7"/>
          <table:table-cell table:style-name="ce56" table:number-columns-repeated="5"/>
          <table:table-cell table:style-name="ce56" office:value-type="float" office:value="2968" calcext:value-type="float">
            <text:p>2,968.00</text:p>
          </table:table-cell>
          <table:table-cell table:style-name="ce56" table:number-columns-repeated="9"/>
          <table:table-cell table:number-columns-repeated="993"/>
        </table:table-row>
        <table:table-row table:style-name="ro8">
          <table:table-cell table:style-name="ce30" table:formula="of:=SUM([.E16:.I16])-SUM([.J16:.P16])+SUM([.Q16:.AE16])" office:value-type="float" office:value="0" calcext:value-type="float">
            <text:p>0.00</text:p>
          </table:table-cell>
          <table:table-cell table:style-name="ce36" office:value-type="float" office:value="3" calcext:value-type="float">
            <text:p>3</text:p>
          </table:table-cell>
          <table:table-cell table:style-name="ce38" office:value-type="date" office:date-value="2015-01-28" calcext:value-type="date">
            <text:p>28.1.15</text:p>
          </table:table-cell>
          <table:table-cell table:style-name="ce36" office:value-type="string" calcext:value-type="string">
            <text:p>An la ut for diverse snacks/drikke til pizzakvelden</text:p>
          </table:table-cell>
          <table:table-cell table:style-name="ce48" table:number-columns-repeated="3"/>
          <table:table-cell table:style-name="ce48" office:value-type="float" office:value="-421.76" calcext:value-type="float">
            <text:p>-421.76</text:p>
          </table:table-cell>
          <table:table-cell table:style-name="ce48"/>
          <table:table-cell table:style-name="ce53" table:number-columns-repeated="7"/>
          <table:table-cell table:style-name="ce56" table:number-columns-repeated="5"/>
          <table:table-cell table:style-name="ce56" office:value-type="float" office:value="421.76" calcext:value-type="float">
            <text:p>421.76</text:p>
          </table:table-cell>
          <table:table-cell table:style-name="ce56" table:number-columns-repeated="9"/>
          <table:table-cell table:number-columns-repeated="993"/>
        </table:table-row>
        <table:table-row table:style-name="ro7">
          <table:table-cell table:style-name="ce30" table:formula="of:=SUM([.E17:.I17])-SUM([.J17:.P17])+SUM([.Q17:.AE17])" office:value-type="float" office:value="0" calcext:value-type="float">
            <text:p>0.00</text:p>
          </table:table-cell>
          <table:table-cell table:style-name="ce36" office:value-type="float" office:value="4" calcext:value-type="float">
            <text:p>4</text:p>
          </table:table-cell>
          <table:table-cell table:style-name="ce38" office:value-type="date" office:date-value="2015-01-30" calcext:value-type="date">
            <text:p>30.1.15</text:p>
          </table:table-cell>
          <table:table-cell table:style-name="ce43" office:value-type="string" calcext:value-type="string">
            <text:p>An la ut for mat til styremøte</text:p>
          </table:table-cell>
          <table:table-cell table:style-name="ce48" table:number-columns-repeated="3"/>
          <table:table-cell table:style-name="ce48" office:value-type="float" office:value="-179.59" calcext:value-type="float">
            <text:p>-179.59</text:p>
          </table:table-cell>
          <table:table-cell table:style-name="ce48"/>
          <table:table-cell table:style-name="ce53" table:number-columns-repeated="7"/>
          <table:table-cell table:style-name="ce56" table:number-columns-repeated="11"/>
          <table:table-cell table:style-name="ce56" office:value-type="float" office:value="179.59" calcext:value-type="float">
            <text:p>179.59</text:p>
          </table:table-cell>
          <table:table-cell table:style-name="ce56" table:number-columns-repeated="3"/>
          <table:table-cell table:number-columns-repeated="993"/>
        </table:table-row>
        <table:table-row table:style-name="ro7">
          <table:table-cell table:style-name="ce30" table:formula="of:=SUM([.E18:.I18])-SUM([.J18:.P18])+SUM([.Q18:.AE18])" office:value-type="float" office:value="0" calcext:value-type="float">
            <text:p>0.00</text:p>
          </table:table-cell>
          <table:table-cell table:style-name="ce36" office:value-type="float" office:value="5" calcext:value-type="float">
            <text:p>5</text:p>
          </table:table-cell>
          <table:table-cell table:style-name="ce38" office:value-type="date" office:date-value="2015-01-20" calcext:value-type="date">
            <text:p>20.1.15</text:p>
          </table:table-cell>
          <table:table-cell table:style-name="Default" office:value-type="string" calcext:value-type="string">
            <text:p>An la ut for snacks til stand</text:p>
          </table:table-cell>
          <table:table-cell table:style-name="ce48" table:number-columns-repeated="3"/>
          <table:table-cell table:style-name="ce48" office:value-type="float" office:value="-84.82" calcext:value-type="float">
            <text:p>-84.82</text:p>
          </table:table-cell>
          <table:table-cell table:style-name="ce48"/>
          <table:table-cell table:style-name="ce53" table:number-columns-repeated="7"/>
          <table:table-cell table:style-name="ce56" table:number-columns-repeated="10"/>
          <table:table-cell table:style-name="ce56" office:value-type="float" office:value="84.82" calcext:value-type="float">
            <text:p>84.82</text:p>
          </table:table-cell>
          <table:table-cell table:style-name="ce56" table:number-columns-repeated="4"/>
          <table:table-cell table:number-columns-repeated="993"/>
        </table:table-row>
        <table:table-row table:style-name="ro7">
          <table:table-cell table:style-name="ce30" table:formula="of:=SUM([.E19:.I19])-SUM([.J19:.P19])+SUM([.Q19:.AE19])" office:value-type="float" office:value="0" calcext:value-type="float">
            <text:p>0.00</text:p>
          </table:table-cell>
          <table:table-cell table:style-name="ce36" office:value-type="float" office:value="6" calcext:value-type="float">
            <text:p>6</text:p>
          </table:table-cell>
          <table:table-cell table:style-name="ce38" office:value-type="date" office:date-value="2015-02-04" calcext:value-type="date">
            <text:p>4.2.15</text:p>
          </table:table-cell>
          <table:table-cell table:style-name="ce43" office:value-type="string" calcext:value-type="string">
            <text:p>An la ut for snacks &amp; mat til generalforsamling</text:p>
          </table:table-cell>
          <table:table-cell table:style-name="ce48" table:number-columns-repeated="3"/>
          <table:table-cell table:style-name="ce48" office:value-type="float" office:value="-309.57" calcext:value-type="float">
            <text:p>-309.57</text:p>
          </table:table-cell>
          <table:table-cell table:style-name="ce48"/>
          <table:table-cell table:style-name="ce53" table:number-columns-repeated="7"/>
          <table:table-cell table:style-name="ce56" table:number-columns-repeated="5"/>
          <table:table-cell table:style-name="ce56" office:value-type="float" office:value="309.57" calcext:value-type="float">
            <text:p>309.57</text:p>
          </table:table-cell>
          <table:table-cell table:style-name="ce56" table:number-columns-repeated="9"/>
          <table:table-cell table:number-columns-repeated="993"/>
        </table:table-row>
        <table:table-row table:style-name="ro7">
          <table:table-cell table:style-name="ce30" table:formula="of:=SUM([.E20:.I20])-SUM([.J20:.P20])+SUM([.Q20:.AE20])" office:value-type="float" office:value="0" calcext:value-type="float">
            <text:p>0.00</text:p>
          </table:table-cell>
          <table:table-cell table:style-name="ce36" office:value-type="float" office:value="7" calcext:value-type="float">
            <text:p>7</text:p>
          </table:table-cell>
          <table:table-cell table:style-name="ce38" office:value-type="date" office:date-value="2015-03-01" calcext:value-type="date">
            <text:p>1.3.15</text:p>
          </table:table-cell>
          <table:table-cell table:style-name="ce43" office:value-type="string" calcext:value-type="string">
            <text:p>An la ut for diverse utstyr </text:p>
          </table:table-cell>
          <table:table-cell table:style-name="ce48" table:number-columns-repeated="3"/>
          <table:table-cell table:style-name="ce48" office:value-type="float" office:value="-120.69" calcext:value-type="float">
            <text:p>-120.69</text:p>
          </table:table-cell>
          <table:table-cell table:style-name="ce48"/>
          <table:table-cell table:style-name="ce53" table:number-columns-repeated="7"/>
          <table:table-cell table:style-name="ce56" table:number-columns-repeated="13"/>
          <table:table-cell table:style-name="ce56" office:value-type="float" office:value="120.69" calcext:value-type="float">
            <text:p>120.69</text:p>
          </table:table-cell>
          <table:table-cell table:style-name="ce56"/>
          <table:table-cell table:number-columns-repeated="993"/>
        </table:table-row>
        <table:table-row table:style-name="ro7">
          <table:table-cell table:style-name="ce30" table:formula="of:=SUM([.E21:.I21])-SUM([.J21:.P21])+SUM([.Q21:.AE21])" office:value-type="float" office:value="0" calcext:value-type="float">
            <text:p>0.00</text:p>
          </table:table-cell>
          <table:table-cell table:style-name="ce36" office:value-type="float" office:value="8" calcext:value-type="float">
            <text:p>8</text:p>
          </table:table-cell>
          <table:table-cell table:style-name="ce38" office:value-type="date" office:date-value="2015-02-25" calcext:value-type="date">
            <text:p>25.2.15</text:p>
          </table:table-cell>
          <table:table-cell table:style-name="ce43" office:value-type="string" calcext:value-type="string">
            <text:p>Heidi la ut for mat til styremøte</text:p>
          </table:table-cell>
          <table:table-cell table:style-name="ce48" table:number-columns-repeated="3"/>
          <table:table-cell table:style-name="ce48" office:value-type="float" office:value="-175.73" calcext:value-type="float">
            <text:p>-175.73</text:p>
          </table:table-cell>
          <table:table-cell table:style-name="ce48"/>
          <table:table-cell table:style-name="ce53" table:number-columns-repeated="7"/>
          <table:table-cell table:style-name="ce56" table:number-columns-repeated="11"/>
          <table:table-cell table:style-name="ce56" office:value-type="float" office:value="175.73" calcext:value-type="float">
            <text:p>175.73</text:p>
          </table:table-cell>
          <table:table-cell table:style-name="ce56" table:number-columns-repeated="3"/>
          <table:table-cell table:number-columns-repeated="993"/>
        </table:table-row>
        <table:table-row table:style-name="ro8">
          <table:table-cell table:style-name="ce30" table:formula="of:=SUM([.E22:.I22])-SUM([.J22:.P22])+SUM([.Q22:.AE22])" office:value-type="float" office:value="0" calcext:value-type="float">
            <text:p>0.00</text:p>
          </table:table-cell>
          <table:table-cell table:style-name="ce36" office:value-type="float" office:value="9" calcext:value-type="float">
            <text:p>9</text:p>
          </table:table-cell>
          <table:table-cell table:style-name="ce38" office:value-type="date" office:date-value="2015-02-16" calcext:value-type="date">
            <text:p>16.2.15</text:p>
          </table:table-cell>
          <table:table-cell table:style-name="ce36" office:value-type="string" calcext:value-type="string">
            <text:p>Tilbakebetaling til Heidis kredittkort</text:p>
          </table:table-cell>
          <table:table-cell table:style-name="ce48" office:value-type="float" office:value="-2900" calcext:value-type="float">
            <text:p>-2,900.00</text:p>
          </table:table-cell>
          <table:table-cell table:style-name="ce48" table:number-columns-repeated="2"/>
          <table:table-cell table:style-name="ce48" office:value-type="float" office:value="2900" calcext:value-type="float">
            <text:p>2,900.00</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24:.I24])-SUM([.J24:.P24])+SUM([.Q24:.AE24])" office:value-type="float" office:value="0" calcext:value-type="float">
            <text:p>0.00</text:p>
          </table:table-cell>
          <table:table-cell table:style-name="ce36" office:value-type="float" office:value="10" calcext:value-type="float">
            <text:p>10</text:p>
          </table:table-cell>
          <table:table-cell table:style-name="ce38" office:value-type="date" office:date-value="2015-03-10" calcext:value-type="date">
            <text:p>10.3.15</text:p>
          </table:table-cell>
          <table:table-cell table:style-name="ce43" office:value-type="string" calcext:value-type="string">
            <text:p>Mottatt driftstøtte fra fordelingsutvalget</text:p>
          </table:table-cell>
          <table:table-cell table:style-name="ce48" office:value-type="float" office:value="11050" calcext:value-type="float">
            <text:p>11,050.00</text:p>
          </table:table-cell>
          <table:table-cell table:style-name="ce48" table:number-columns-repeated="4"/>
          <table:table-cell table:style-name="ce53" table:number-columns-repeated="3"/>
          <table:table-cell table:style-name="ce53" office:value-type="float" office:value="11050" calcext:value-type="float">
            <text:p>11,050.00</text:p>
          </table:table-cell>
          <table:table-cell table:style-name="ce53" table:number-columns-repeated="3"/>
          <table:table-cell table:style-name="ce56" table:number-columns-repeated="15"/>
          <table:table-cell table:number-columns-repeated="993"/>
        </table:table-row>
        <table:table-row table:style-name="ro7">
          <table:table-cell table:style-name="ce30" table:formula="of:=SUM([.E25:.I25])-SUM([.J25:.P25])+SUM([.Q25:.AE25])" office:value-type="float" office:value="0" calcext:value-type="float">
            <text:p>0.00</text:p>
          </table:table-cell>
          <table:table-cell table:style-name="ce36" office:value-type="float" office:value="11" calcext:value-type="float">
            <text:p>11</text:p>
          </table:table-cell>
          <table:table-cell table:style-name="ce38" office:value-type="date" office:date-value="2015-03-12" calcext:value-type="date">
            <text:p>12.3.15</text:p>
          </table:table-cell>
          <table:table-cell table:style-name="ce43" office:value-type="string" calcext:value-type="string">
            <text:p>Tilbakebetaling til Heidi</text:p>
          </table:table-cell>
          <table:table-cell table:style-name="ce48" office:value-type="float" office:value="-562.63" calcext:value-type="float">
            <text:p>-562.63</text:p>
          </table:table-cell>
          <table:table-cell table:style-name="ce48" table:number-columns-repeated="2"/>
          <table:table-cell table:style-name="ce48" office:value-type="float" office:value="562.63" calcext:value-type="float">
            <text:p>562.63</text:p>
          </table:table-cell>
          <table:table-cell table:style-name="ce48"/>
          <table:table-cell table:style-name="ce53" table:number-columns-repeated="7"/>
          <table:table-cell table:style-name="ce56" table:number-columns-repeated="15"/>
          <table:table-cell table:number-columns-repeated="993"/>
        </table:table-row>
        <table:table-row table:style-name="ro8">
          <table:table-cell table:style-name="ce30" table:formula="of:=SUM([.E26:.I26])-SUM([.J26:.P26])+SUM([.Q26:.AE26])" office:value-type="float" office:value="0" calcext:value-type="float">
            <text:p>0.00</text:p>
          </table:table-cell>
          <table:table-cell table:style-name="ce36" office:value-type="float" office:value="12" calcext:value-type="float">
            <text:p>12</text:p>
          </table:table-cell>
          <table:table-cell table:style-name="ce38" office:value-type="date" office:date-value="2015-03-12" calcext:value-type="date">
            <text:p>12.3.15</text:p>
          </table:table-cell>
          <table:table-cell table:style-name="ce43" office:value-type="string" calcext:value-type="string">
            <text:p>Tilbakebetaling til An</text:p>
          </table:table-cell>
          <table:table-cell table:style-name="ce48" office:value-type="float" office:value="-1116.43" calcext:value-type="float">
            <text:p>-1,116.43</text:p>
          </table:table-cell>
          <table:table-cell table:style-name="ce48" table:number-columns-repeated="2"/>
          <table:table-cell table:style-name="ce48" office:value-type="float" office:value="1116.43" calcext:value-type="float">
            <text:p>1,116.43</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27:.I27])-SUM([.J27:.P27])+SUM([.Q27:.AE27])" office:value-type="float" office:value="0" calcext:value-type="float">
            <text:p>0.00</text:p>
          </table:table-cell>
          <table:table-cell table:style-name="ce36" office:value-type="float" office:value="13" calcext:value-type="float">
            <text:p>13</text:p>
          </table:table-cell>
          <table:table-cell table:style-name="ce38" office:value-type="date" office:date-value="2015-01-28" calcext:value-type="date">
            <text:p>28.1.15</text:p>
          </table:table-cell>
          <table:table-cell table:style-name="ce36" office:value-type="string" calcext:value-type="string">
            <text:p>An la ut for spill</text:p>
          </table:table-cell>
          <table:table-cell table:style-name="ce48" table:number-columns-repeated="3"/>
          <table:table-cell table:style-name="ce48" office:value-type="float" office:value="-172.79" calcext:value-type="float">
            <text:p>-172.79</text:p>
          </table:table-cell>
          <table:table-cell table:style-name="ce48"/>
          <table:table-cell table:style-name="ce53" table:number-columns-repeated="7"/>
          <table:table-cell table:style-name="ce56" table:number-columns-repeated="5"/>
          <table:table-cell table:style-name="ce56" office:value-type="float" office:value="172.79" calcext:value-type="float">
            <text:p>172.79</text:p>
          </table:table-cell>
          <table:table-cell table:style-name="ce56" table:number-columns-repeated="9"/>
          <table:table-cell table:number-columns-repeated="993"/>
        </table:table-row>
        <table:table-row table:style-name="ro5">
          <table:table-cell table:style-name="ce30" table:formula="of:=SUM([.E28:.I28])-SUM([.J28:.P28])+SUM([.Q28:.AE28])" office:value-type="float" office:value="0" calcext:value-type="float">
            <text:p>0.00</text:p>
          </table:table-cell>
          <table:table-cell table:style-name="ce36" office:value-type="float" office:value="14" calcext:value-type="float">
            <text:p>14</text:p>
          </table:table-cell>
          <table:table-cell table:style-name="ce38" office:value-type="date" office:date-value="2015-02-11" calcext:value-type="date">
            <text:p>11.2.15</text:p>
          </table:table-cell>
          <table:table-cell table:style-name="ce36" office:value-type="string" calcext:value-type="string">
            <text:p>An la ut for styremøtemat</text:p>
          </table:table-cell>
          <table:table-cell table:style-name="ce48" table:number-columns-repeated="3"/>
          <table:table-cell table:style-name="ce48" office:value-type="float" office:value="-130.56" calcext:value-type="float">
            <text:p>-130.56</text:p>
          </table:table-cell>
          <table:table-cell table:style-name="ce48"/>
          <table:table-cell table:style-name="ce53" table:number-columns-repeated="7"/>
          <table:table-cell table:style-name="ce56" table:number-columns-repeated="11"/>
          <table:table-cell table:style-name="ce56" office:value-type="float" office:value="130.56" calcext:value-type="float">
            <text:p>130.56</text:p>
          </table:table-cell>
          <table:table-cell table:style-name="ce56" table:number-columns-repeated="3"/>
          <table:table-cell table:number-columns-repeated="993"/>
        </table:table-row>
        <table:table-row table:style-name="ro7">
          <table:table-cell table:style-name="ce30" table:formula="of:=SUM([.E29:.I29])-SUM([.J29:.P29])+SUM([.Q29:.AE29])" office:value-type="float" office:value="0" calcext:value-type="float">
            <text:p>0.00</text:p>
          </table:table-cell>
          <table:table-cell table:style-name="ce36" office:value-type="float" office:value="15" calcext:value-type="float">
            <text:p>15</text:p>
          </table:table-cell>
          <table:table-cell table:style-name="ce38" office:value-type="date" office:date-value="2015-03-05" calcext:value-type="date">
            <text:p>5.3.15</text:p>
          </table:table-cell>
          <table:table-cell table:style-name="ce36" office:value-type="string" calcext:value-type="string">
            <text:p>An la ut for ting til stand</text:p>
          </table:table-cell>
          <table:table-cell table:style-name="ce48" table:number-columns-repeated="3"/>
          <table:table-cell table:style-name="ce48" office:value-type="float" office:value="-39.9" calcext:value-type="float">
            <text:p>-39.90</text:p>
          </table:table-cell>
          <table:table-cell table:style-name="ce48"/>
          <table:table-cell table:style-name="ce53" table:number-columns-repeated="7"/>
          <table:table-cell table:style-name="ce56" table:number-columns-repeated="10"/>
          <table:table-cell table:style-name="ce56" office:value-type="float" office:value="39.9" calcext:value-type="float">
            <text:p>39.90</text:p>
          </table:table-cell>
          <table:table-cell table:style-name="ce56" table:number-columns-repeated="4"/>
          <table:table-cell table:number-columns-repeated="993"/>
        </table:table-row>
        <table:table-row table:style-name="ro7">
          <table:table-cell table:style-name="ce30" table:formula="of:=SUM([.E30:.I30])-SUM([.J30:.P30])+SUM([.Q30:.AE30])" office:value-type="float" office:value="0" calcext:value-type="float">
            <text:p>0.00</text:p>
          </table:table-cell>
          <table:table-cell table:style-name="ce36" office:value-type="float" office:value="16" calcext:value-type="float">
            <text:p>16</text:p>
          </table:table-cell>
          <table:table-cell table:style-name="ce38" office:value-type="date" office:date-value="2015-03-05" calcext:value-type="date">
            <text:p>5.3.15</text:p>
          </table:table-cell>
          <table:table-cell table:style-name="ce36" office:value-type="string" calcext:value-type="string">
            <text:p>An la ut for te</text:p>
          </table:table-cell>
          <table:table-cell table:style-name="ce48" table:number-columns-repeated="3"/>
          <table:table-cell table:style-name="ce48" office:value-type="float" office:value="-34.5" calcext:value-type="float">
            <text:p>-34.50</text:p>
          </table:table-cell>
          <table:table-cell table:style-name="ce48"/>
          <table:table-cell table:style-name="ce53" table:number-columns-repeated="7"/>
          <table:table-cell table:style-name="ce56" table:number-columns-repeated="13"/>
          <table:table-cell table:style-name="ce56" office:value-type="float" office:value="34.5" calcext:value-type="float">
            <text:p>34.50</text:p>
          </table:table-cell>
          <table:table-cell table:style-name="ce56"/>
          <table:table-cell table:number-columns-repeated="993"/>
        </table:table-row>
        <table:table-row table:style-name="ro5">
          <table:table-cell table:style-name="ce30" table:formula="of:=SUM([.E31:.I31])-SUM([.J31:.P31])+SUM([.Q31:.AE31])" office:value-type="float" office:value="0" calcext:value-type="float">
            <text:p>0.00</text:p>
          </table:table-cell>
          <table:table-cell table:style-name="ce36" office:value-type="float" office:value="17" calcext:value-type="float">
            <text:p>17</text:p>
          </table:table-cell>
          <table:table-cell table:style-name="ce38" office:value-type="date" office:date-value="2015-03-24" calcext:value-type="date">
            <text:p>24.3.15</text:p>
          </table:table-cell>
          <table:table-cell table:style-name="ce36" office:value-type="string" calcext:value-type="string">
            <text:p>An la ut for styremøtemat</text:p>
          </table:table-cell>
          <table:table-cell table:style-name="ce48" table:number-columns-repeated="3"/>
          <table:table-cell table:style-name="ce48" office:value-type="float" office:value="-86.31" calcext:value-type="float">
            <text:p>-86.31</text:p>
          </table:table-cell>
          <table:table-cell table:style-name="ce48"/>
          <table:table-cell table:style-name="ce53" table:number-columns-repeated="7"/>
          <table:table-cell table:style-name="ce56" table:number-columns-repeated="11"/>
          <table:table-cell table:style-name="ce56" office:value-type="float" office:value="86.31" calcext:value-type="float">
            <text:p>86.31</text:p>
          </table:table-cell>
          <table:table-cell table:style-name="ce56" table:number-columns-repeated="3"/>
          <table:table-cell table:number-columns-repeated="993"/>
        </table:table-row>
        <table:table-row table:style-name="ro7">
          <table:table-cell table:style-name="ce30" table:formula="of:=SUM([.E32:.I32])-SUM([.J32:.P32])+SUM([.Q32:.AE32])" office:value-type="float" office:value="0" calcext:value-type="float">
            <text:p>0.00</text:p>
          </table:table-cell>
          <table:table-cell table:style-name="ce36" office:value-type="float" office:value="18" calcext:value-type="float">
            <text:p>18</text:p>
          </table:table-cell>
          <table:table-cell table:style-name="ce39" office:value-type="date" office:date-value="2015-03-25" calcext:value-type="date">
            <text:p>25.3.15</text:p>
          </table:table-cell>
          <table:table-cell table:style-name="ce36" office:value-type="string" calcext:value-type="string">
            <text:p>Tilbakebetaling til An </text:p>
          </table:table-cell>
          <table:table-cell table:style-name="ce48" office:value-type="float" office:value="-464.06" calcext:value-type="float">
            <text:p>-464.06</text:p>
          </table:table-cell>
          <table:table-cell table:style-name="ce48" table:number-columns-repeated="2"/>
          <table:table-cell table:style-name="ce48" office:value-type="float" office:value="464.06" calcext:value-type="float">
            <text:p>464.06</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33:.I33])-SUM([.J33:.P33])+SUM([.Q33:.AE33])" office:value-type="float" office:value="0" calcext:value-type="float">
            <text:p>0.00</text:p>
          </table:table-cell>
          <table:table-cell table:style-name="ce36" office:value-type="float" office:value="19" calcext:value-type="float">
            <text:p>19</text:p>
          </table:table-cell>
          <table:table-cell table:style-name="ce38" office:value-type="date" office:date-value="0105-02-17" calcext:value-type="date">
            <text:p>18.2.05</text:p>
          </table:table-cell>
          <table:table-cell table:style-name="ce36" office:value-type="string" calcext:value-type="string">
            <text:p>An la ut for snacks til filmkveld</text:p>
          </table:table-cell>
          <table:table-cell table:style-name="ce48" table:number-columns-repeated="3"/>
          <table:table-cell table:style-name="ce48" office:value-type="float" office:value="-238.89" calcext:value-type="float">
            <text:p>-238.89</text:p>
          </table:table-cell>
          <table:table-cell table:style-name="ce48"/>
          <table:table-cell table:style-name="ce53" table:number-columns-repeated="7"/>
          <table:table-cell table:style-name="ce56" table:number-columns-repeated="5"/>
          <table:table-cell table:style-name="ce56" office:value-type="float" office:value="238.89" calcext:value-type="float">
            <text:p>238.89</text:p>
          </table:table-cell>
          <table:table-cell table:style-name="ce56" table:number-columns-repeated="9"/>
          <table:table-cell table:number-columns-repeated="993"/>
        </table:table-row>
        <table:table-row table:style-name="ro7">
          <table:table-cell table:style-name="ce30" table:formula="of:=SUM([.E34:.I34])-SUM([.J34:.P34])+SUM([.Q34:.AE34])" office:value-type="float" office:value="0" calcext:value-type="float">
            <text:p>0.00</text:p>
          </table:table-cell>
          <table:table-cell table:style-name="ce36" office:value-type="float" office:value="20" calcext:value-type="float">
            <text:p>20</text:p>
          </table:table-cell>
          <table:table-cell table:style-name="ce38" office:value-type="date" office:date-value="2015-03-23" calcext:value-type="date">
            <text:p>23.3.15</text:p>
          </table:table-cell>
          <table:table-cell table:style-name="ce36" office:value-type="string" calcext:value-type="string">
            <text:p>An la ut for snacks til filmkveld </text:p>
          </table:table-cell>
          <table:table-cell table:style-name="ce48" table:number-columns-repeated="3"/>
          <table:table-cell table:style-name="ce48" office:value-type="float" office:value="-202.59" calcext:value-type="float">
            <text:p>-202.59</text:p>
          </table:table-cell>
          <table:table-cell table:style-name="ce48"/>
          <table:table-cell table:style-name="ce53" table:number-columns-repeated="7"/>
          <table:table-cell table:style-name="ce56" table:number-columns-repeated="5"/>
          <table:table-cell table:style-name="ce56" office:value-type="float" office:value="202.59" calcext:value-type="float">
            <text:p>202.59</text:p>
          </table:table-cell>
          <table:table-cell table:style-name="ce56" table:number-columns-repeated="9"/>
          <table:table-cell table:number-columns-repeated="993"/>
        </table:table-row>
        <table:table-row table:style-name="ro5">
          <table:table-cell table:style-name="ce30" table:formula="of:=SUM([.E35:.I35])-SUM([.J35:.P35])+SUM([.Q35:.AE35])" office:value-type="float" office:value="0" calcext:value-type="float">
            <text:p>0.00</text:p>
          </table:table-cell>
          <table:table-cell table:style-name="ce36" office:value-type="float" office:value="21" calcext:value-type="float">
            <text:p>21</text:p>
          </table:table-cell>
          <table:table-cell table:style-name="ce38" office:value-type="date" office:date-value="2015-04-13" calcext:value-type="date">
            <text:p>13.4.15</text:p>
          </table:table-cell>
          <table:table-cell table:style-name="ce36" office:value-type="string" calcext:value-type="string">
            <text:p>An la ut for styremøtemat</text:p>
          </table:table-cell>
          <table:table-cell table:style-name="ce48" table:number-columns-repeated="3"/>
          <table:table-cell table:style-name="ce48" office:value-type="float" office:value="-110.5" calcext:value-type="float">
            <text:p>-110.50</text:p>
          </table:table-cell>
          <table:table-cell table:style-name="ce48"/>
          <table:table-cell table:style-name="ce53" table:number-columns-repeated="7"/>
          <table:table-cell table:style-name="ce56" table:number-columns-repeated="11"/>
          <table:table-cell table:style-name="ce56" office:value-type="float" office:value="110.5" calcext:value-type="float">
            <text:p>110.50</text:p>
          </table:table-cell>
          <table:table-cell table:style-name="ce56" table:number-columns-repeated="3"/>
          <table:table-cell table:number-columns-repeated="993"/>
        </table:table-row>
        <table:table-row table:style-name="ro7">
          <table:table-cell table:style-name="ce30" table:formula="of:=SUM([.E36:.I36])-SUM([.J36:.P36])+SUM([.Q36:.AE36])" office:value-type="float" office:value="0" calcext:value-type="float">
            <text:p>0.00</text:p>
          </table:table-cell>
          <table:table-cell table:style-name="ce36" office:value-type="float" office:value="22" calcext:value-type="float">
            <text:p>22</text:p>
          </table:table-cell>
          <table:table-cell table:style-name="ce38" office:value-type="date" office:date-value="2015-04-16" calcext:value-type="date">
            <text:p>16.4.15</text:p>
          </table:table-cell>
          <table:table-cell table:style-name="ce36" office:value-type="string" calcext:value-type="string">
            <text:p>Tilbakebetaling til An</text:p>
          </table:table-cell>
          <table:table-cell table:style-name="ce48" office:value-type="float" office:value="-551.98" calcext:value-type="float">
            <text:p>-551.98</text:p>
          </table:table-cell>
          <table:table-cell table:style-name="ce48" table:number-columns-repeated="2"/>
          <table:table-cell table:style-name="ce48" office:value-type="float" office:value="551.98" calcext:value-type="float">
            <text:p>551.98</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37:.I37])-SUM([.J37:.P37])+SUM([.Q37:.AE37])" office:value-type="float" office:value="0" calcext:value-type="float">
            <text:p>0.00</text:p>
          </table:table-cell>
          <table:table-cell table:style-name="ce36" office:value-type="float" office:value="23" calcext:value-type="float">
            <text:p>23</text:p>
          </table:table-cell>
          <table:table-cell table:style-name="ce38" office:value-type="date" office:date-value="2015-04-08" calcext:value-type="date">
            <text:p>8.4.15</text:p>
          </table:table-cell>
          <table:table-cell table:style-name="ce36" office:value-type="string" calcext:value-type="string">
            <text:p>An la ut for snacks til brettspillkveld</text:p>
          </table:table-cell>
          <table:table-cell table:style-name="ce48" table:number-columns-repeated="3"/>
          <table:table-cell table:style-name="ce51" office:value-type="float" office:value="-249.74" calcext:value-type="float">
            <text:p>-249.74</text:p>
          </table:table-cell>
          <table:table-cell table:style-name="ce48"/>
          <table:table-cell table:style-name="ce53" table:number-columns-repeated="7"/>
          <table:table-cell table:style-name="ce56" table:number-columns-repeated="5"/>
          <table:table-cell table:style-name="ce56" office:value-type="float" office:value="249.74" calcext:value-type="float">
            <text:p>249.74</text:p>
          </table:table-cell>
          <table:table-cell table:style-name="ce56" table:number-columns-repeated="9"/>
          <table:table-cell table:number-columns-repeated="993"/>
        </table:table-row>
        <table:table-row table:style-name="ro9">
          <table:table-cell table:style-name="ce30" table:formula="of:=SUM([.E38:.I38])-SUM([.J38:.P38])+SUM([.Q38:.AE38])" office:value-type="float" office:value="0" calcext:value-type="float">
            <text:p>0.00</text:p>
          </table:table-cell>
          <table:table-cell table:style-name="ce36" office:value-type="float" office:value="24" calcext:value-type="float">
            <text:p>24</text:p>
          </table:table-cell>
          <table:table-cell table:style-name="ce38" office:value-type="date" office:date-value="2015-04-24" calcext:value-type="date">
            <text:p>24.4.15</text:p>
          </table:table-cell>
          <table:table-cell table:style-name="ce36" office:value-type="string" calcext:value-type="string">
            <text:p>An la ut for kake til foreningsfest</text:p>
          </table:table-cell>
          <table:table-cell table:style-name="ce48" table:number-columns-repeated="3"/>
          <table:table-cell table:style-name="ce48" office:value-type="float" office:value="-133.9" calcext:value-type="float">
            <text:p>-133.90</text:p>
          </table:table-cell>
          <table:table-cell table:style-name="ce48"/>
          <table:table-cell table:style-name="ce53" table:number-columns-repeated="7"/>
          <table:table-cell table:style-name="ce56" table:number-columns-repeated="13"/>
          <table:table-cell table:style-name="ce56" office:value-type="float" office:value="133.9" calcext:value-type="float">
            <text:p>133.90</text:p>
          </table:table-cell>
          <table:table-cell table:style-name="ce56"/>
          <table:table-cell table:number-columns-repeated="993"/>
        </table:table-row>
        <table:table-row table:style-name="ro7">
          <table:table-cell table:style-name="ce30" table:formula="of:=SUM([.E39:.I39])-SUM([.J39:.P39])+SUM([.Q39:.AE39])" office:value-type="float" office:value="0" calcext:value-type="float">
            <text:p>0.00</text:p>
          </table:table-cell>
          <table:table-cell table:style-name="ce36" office:value-type="float" office:value="25" calcext:value-type="float">
            <text:p>25</text:p>
          </table:table-cell>
          <table:table-cell table:style-name="ce38" office:value-type="date" office:date-value="2015-04-29" calcext:value-type="date">
            <text:p>29.4.15</text:p>
          </table:table-cell>
          <table:table-cell table:style-name="ce36" office:value-type="string" calcext:value-type="string">
            <text:p>An la ut for mat til styremøte</text:p>
          </table:table-cell>
          <table:table-cell table:style-name="ce48" table:number-columns-repeated="3"/>
          <table:table-cell table:style-name="ce48" office:value-type="float" office:value="-111.97" calcext:value-type="float">
            <text:p>-111.97</text:p>
          </table:table-cell>
          <table:table-cell table:style-name="ce48"/>
          <table:table-cell table:style-name="ce53" table:number-columns-repeated="7"/>
          <table:table-cell table:style-name="ce56" table:number-columns-repeated="11"/>
          <table:table-cell table:style-name="ce56" office:value-type="float" office:value="111.97" calcext:value-type="float">
            <text:p>111.97</text:p>
          </table:table-cell>
          <table:table-cell table:style-name="ce56" table:number-columns-repeated="3"/>
          <table:table-cell table:number-columns-repeated="993"/>
        </table:table-row>
        <table:table-row table:style-name="ro7">
          <table:table-cell table:style-name="ce30" table:formula="of:=SUM([.E40:.I40])-SUM([.J40:.P40])+SUM([.Q40:.AE40])" office:value-type="float" office:value="0" calcext:value-type="float">
            <text:p>0.00</text:p>
          </table:table-cell>
          <table:table-cell table:style-name="ce36" office:value-type="float" office:value="26" calcext:value-type="float">
            <text:p>26</text:p>
          </table:table-cell>
          <table:table-cell table:style-name="ce38" office:value-type="date" office:date-value="2015-04-30" calcext:value-type="date">
            <text:p>30.4.15</text:p>
          </table:table-cell>
          <table:table-cell table:style-name="ce36" office:value-type="string" calcext:value-type="string">
            <text:p>Tilbakebetaling til An</text:p>
          </table:table-cell>
          <table:table-cell table:style-name="ce48" office:value-type="float" office:value="-495.61" calcext:value-type="float">
            <text:p>-495.61</text:p>
          </table:table-cell>
          <table:table-cell table:style-name="ce48" table:number-columns-repeated="2"/>
          <table:table-cell table:style-name="ce48" office:value-type="float" office:value="495.61" calcext:value-type="float">
            <text:p>495.61</text:p>
          </table:table-cell>
          <table:table-cell table:style-name="ce48"/>
          <table:table-cell table:style-name="ce53" table:number-columns-repeated="7"/>
          <table:table-cell table:style-name="ce56" table:number-columns-repeated="15"/>
          <table:table-cell table:number-columns-repeated="993"/>
        </table:table-row>
        <table:table-row table:style-name="ro2">
          <table:table-cell table:style-name="ce30" table:formula="of:=SUM([.E41:.I41])-SUM([.J41:.P41])+SUM([.Q41:.AE41])" office:value-type="float" office:value="0" calcext:value-type="float">
            <text:p>0.00</text:p>
          </table:table-cell>
          <table:table-cell table:style-name="ce36" office:value-type="float" office:value="27" calcext:value-type="float">
            <text:p>27</text:p>
          </table:table-cell>
          <table:table-cell table:style-name="ce38" office:value-type="date" office:date-value="2015-05-02" calcext:value-type="date">
            <text:p>2.5.15</text:p>
          </table:table-cell>
          <table:table-cell table:style-name="ce36" office:value-type="string" calcext:value-type="string">
            <text:p>An la ut for kontorutstyr</text:p>
          </table:table-cell>
          <table:table-cell table:style-name="ce48" table:number-columns-repeated="3"/>
          <table:table-cell table:style-name="ce48" office:value-type="float" office:value="-12.7" calcext:value-type="float">
            <text:p>-12.70</text:p>
          </table:table-cell>
          <table:table-cell table:style-name="ce48"/>
          <table:table-cell table:style-name="ce53" table:number-columns-repeated="7"/>
          <table:table-cell table:style-name="ce56" table:number-columns-repeated="13"/>
          <table:table-cell table:style-name="ce56" office:value-type="float" office:value="12.7" calcext:value-type="float">
            <text:p>12.70</text:p>
          </table:table-cell>
          <table:table-cell table:style-name="ce56"/>
          <table:table-cell table:number-columns-repeated="993"/>
        </table:table-row>
        <table:table-row table:style-name="ro7">
          <table:table-cell table:style-name="ce30" table:formula="of:=SUM([.E42:.I42])-SUM([.J42:.P42])+SUM([.Q42:.AE42])" office:value-type="float" office:value="0" calcext:value-type="float">
            <text:p>0.00</text:p>
          </table:table-cell>
          <table:table-cell table:style-name="ce36" office:value-type="float" office:value="28" calcext:value-type="float">
            <text:p>28</text:p>
          </table:table-cell>
          <table:table-cell table:style-name="ce38" office:value-type="date" office:date-value="2015-05-11" calcext:value-type="date">
            <text:p>11.5.15</text:p>
          </table:table-cell>
          <table:table-cell table:style-name="ce36" office:value-type="string" calcext:value-type="string">
            <text:p>An la ut for mat til styremøte</text:p>
          </table:table-cell>
          <table:table-cell table:style-name="ce48" table:number-columns-repeated="3"/>
          <table:table-cell table:style-name="ce48" office:value-type="float" office:value="-161.22" calcext:value-type="float">
            <text:p>-161.22</text:p>
          </table:table-cell>
          <table:table-cell table:style-name="ce48"/>
          <table:table-cell table:style-name="ce53" table:number-columns-repeated="7"/>
          <table:table-cell table:style-name="ce56" table:number-columns-repeated="11"/>
          <table:table-cell table:style-name="ce56" office:value-type="float" office:value="161.22" calcext:value-type="float">
            <text:p>161.22</text:p>
          </table:table-cell>
          <table:table-cell table:style-name="ce56" table:number-columns-repeated="3"/>
          <table:table-cell table:number-columns-repeated="993"/>
        </table:table-row>
        <table:table-row table:style-name="ro7">
          <table:table-cell table:style-name="ce30" table:formula="of:=SUM([.E43:.I43])-SUM([.J43:.P43])+SUM([.Q43:.AE43])" office:value-type="float" office:value="0" calcext:value-type="float">
            <text:p>0.00</text:p>
          </table:table-cell>
          <table:table-cell table:style-name="ce36" office:value-type="float" office:value="29" calcext:value-type="float">
            <text:p>29</text:p>
          </table:table-cell>
          <table:table-cell table:style-name="ce38" office:value-type="date" office:date-value="2015-05-12" calcext:value-type="date">
            <text:p>12.5.15</text:p>
          </table:table-cell>
          <table:table-cell table:style-name="ce36" office:value-type="string" calcext:value-type="string">
            <text:p>Tilbakebetaling til An </text:p>
          </table:table-cell>
          <table:table-cell table:style-name="ce48" office:value-type="float" office:value="-173.92" calcext:value-type="float">
            <text:p>-173.92</text:p>
          </table:table-cell>
          <table:table-cell table:style-name="ce48" table:number-columns-repeated="2"/>
          <table:table-cell table:style-name="ce48" office:value-type="float" office:value="173.92" calcext:value-type="float">
            <text:p>173.92</text:p>
          </table:table-cell>
          <table:table-cell table:style-name="ce48"/>
          <table:table-cell table:style-name="ce53" table:number-columns-repeated="7"/>
          <table:table-cell table:style-name="ce56" table:number-columns-repeated="15"/>
          <table:table-cell table:number-columns-repeated="993"/>
        </table:table-row>
        <table:table-row table:style-name="ro5">
          <table:table-cell table:style-name="ce30" table:formula="of:=SUM([.E44:.I44])-SUM([.J44:.P44])+SUM([.Q44:.AE44])" office:value-type="float" office:value="0" calcext:value-type="float">
            <text:p>0.00</text:p>
          </table:table-cell>
          <table:table-cell table:style-name="ce36" office:value-type="float" office:value="30" calcext:value-type="float">
            <text:p>30</text:p>
          </table:table-cell>
          <table:table-cell table:style-name="ce38" office:value-type="date" office:date-value="2015-05-26" calcext:value-type="date">
            <text:p>26.5.15</text:p>
          </table:table-cell>
          <table:table-cell table:style-name="Default" office:value-type="string" calcext:value-type="string">
            <text:p>An la ut for styremøtemat</text:p>
          </table:table-cell>
          <table:table-cell table:style-name="ce48" table:number-columns-repeated="3"/>
          <table:table-cell table:style-name="ce48" office:value-type="float" office:value="-52.9" calcext:value-type="float">
            <text:p>-52.90</text:p>
          </table:table-cell>
          <table:table-cell table:style-name="ce48"/>
          <table:table-cell table:style-name="ce53" table:number-columns-repeated="7"/>
          <table:table-cell table:style-name="ce56" table:number-columns-repeated="11"/>
          <table:table-cell table:style-name="ce56" office:value-type="float" office:value="52.9" calcext:value-type="float">
            <text:p>52.90</text:p>
          </table:table-cell>
          <table:table-cell table:style-name="ce56" table:number-columns-repeated="3"/>
          <table:table-cell table:number-columns-repeated="993"/>
        </table:table-row>
        <table:table-row table:style-name="ro7">
          <table:table-cell table:style-name="ce30" table:formula="of:=SUM([.E45:.I45])-SUM([.J45:.P45])+SUM([.Q45:.AE45])" office:value-type="float" office:value="0" calcext:value-type="float">
            <text:p>0.00</text:p>
          </table:table-cell>
          <table:table-cell table:style-name="ce36" office:value-type="float" office:value="31" calcext:value-type="float">
            <text:p>31</text:p>
          </table:table-cell>
          <table:table-cell table:style-name="ce38" office:value-type="date" office:date-value="2015-05-27" calcext:value-type="date">
            <text:p>27.5.15</text:p>
          </table:table-cell>
          <table:table-cell table:style-name="ce36" office:value-type="string" calcext:value-type="string">
            <text:p>An la ut for utstyr og diverse</text:p>
          </table:table-cell>
          <table:table-cell table:style-name="ce48" table:number-columns-repeated="3"/>
          <table:table-cell table:style-name="ce48" office:value-type="float" office:value="-196.28" calcext:value-type="float">
            <text:p>-196.28</text:p>
          </table:table-cell>
          <table:table-cell table:style-name="ce48"/>
          <table:table-cell table:style-name="ce53" table:number-columns-repeated="7"/>
          <table:table-cell table:style-name="ce56" table:number-columns-repeated="13"/>
          <table:table-cell table:style-name="ce56" office:value-type="float" office:value="196.28" calcext:value-type="float">
            <text:p>196.28</text:p>
          </table:table-cell>
          <table:table-cell table:style-name="ce56"/>
          <table:table-cell table:number-columns-repeated="993"/>
        </table:table-row>
        <table:table-row table:style-name="ro5">
          <table:table-cell table:style-name="ce30" table:formula="of:=SUM([.E46:.I46])-SUM([.J46:.P46])+SUM([.Q46:.AE46])" office:value-type="float" office:value="0" calcext:value-type="float">
            <text:p>0.00</text:p>
          </table:table-cell>
          <table:table-cell table:style-name="ce36" office:value-type="float" office:value="32" calcext:value-type="float">
            <text:p>32</text:p>
          </table:table-cell>
          <table:table-cell table:style-name="ce38" office:value-type="date" office:date-value="2015-05-27" calcext:value-type="date">
            <text:p>27.5.15</text:p>
          </table:table-cell>
          <table:table-cell table:style-name="ce36" office:value-type="string" calcext:value-type="string">
            <text:p>An la ut for eksamenslunsj</text:p>
          </table:table-cell>
          <table:table-cell table:style-name="ce48" table:number-columns-repeated="3"/>
          <table:table-cell table:style-name="ce48" table:formula="of:=-(292.63+92)" office:value-type="float" office:value="-384.63" calcext:value-type="float">
            <text:p>-384.63</text:p>
          </table:table-cell>
          <table:table-cell table:style-name="ce48"/>
          <table:table-cell table:style-name="ce53" table:number-columns-repeated="7"/>
          <table:table-cell table:style-name="ce56" table:number-columns-repeated="5"/>
          <table:table-cell table:style-name="ce56" office:value-type="float" office:value="384.63" calcext:value-type="float">
            <text:p>384.63</text:p>
          </table:table-cell>
          <table:table-cell table:style-name="ce56" table:number-columns-repeated="9"/>
          <table:table-cell table:number-columns-repeated="993"/>
        </table:table-row>
        <table:table-row table:style-name="ro7">
          <table:table-cell table:style-name="ce30" table:formula="of:=SUM([.E47:.I47])-SUM([.J47:.P47])+SUM([.Q47:.AE47])" office:value-type="float" office:value="0" calcext:value-type="float">
            <text:p>0.00</text:p>
          </table:table-cell>
          <table:table-cell table:style-name="ce36" office:value-type="float" office:value="33" calcext:value-type="float">
            <text:p>33</text:p>
          </table:table-cell>
          <table:table-cell table:style-name="ce38" office:value-type="date" office:date-value="2015-06-02" calcext:value-type="date">
            <text:p>2.6.15</text:p>
          </table:table-cell>
          <table:table-cell table:style-name="Default" office:value-type="string" calcext:value-type="string">
            <text:p>Tilbakebetaling til An </text:p>
          </table:table-cell>
          <table:table-cell table:style-name="ce48" office:value-type="float" office:value="-633.81" calcext:value-type="float">
            <text:p>-633.81</text:p>
          </table:table-cell>
          <table:table-cell table:style-name="ce48" table:number-columns-repeated="2"/>
          <table:table-cell table:style-name="ce48" office:value-type="float" office:value="633.81" calcext:value-type="float">
            <text:p>633.81</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48:.I48])-SUM([.J48:.P48])+SUM([.Q48:.AE48])" office:value-type="float" office:value="0" calcext:value-type="float">
            <text:p>0.00</text:p>
          </table:table-cell>
          <table:table-cell table:style-name="ce36" office:value-type="float" office:value="34" calcext:value-type="float">
            <text:p>34</text:p>
          </table:table-cell>
          <table:table-cell table:style-name="ce38" office:value-type="date" office:date-value="2015-05-24" calcext:value-type="date">
            <text:p>24.5.15</text:p>
          </table:table-cell>
          <table:table-cell table:style-name="ce36" office:value-type="string" calcext:value-type="string">
            <text:p>Heidi la ut for styremiddag</text:p>
          </table:table-cell>
          <table:table-cell table:style-name="ce48" table:number-columns-repeated="3"/>
          <table:table-cell table:style-name="ce48" office:value-type="float" office:value="-3500" calcext:value-type="float">
            <text:p>-3,500.00</text:p>
          </table:table-cell>
          <table:table-cell table:style-name="ce48"/>
          <table:table-cell table:style-name="ce53" table:number-columns-repeated="7"/>
          <table:table-cell table:style-name="ce56" table:number-columns-repeated="5"/>
          <table:table-cell table:style-name="ce56" office:value-type="float" office:value="3500" calcext:value-type="float">
            <text:p>3,500.00</text:p>
          </table:table-cell>
          <table:table-cell table:style-name="ce56" table:number-columns-repeated="9"/>
          <table:table-cell table:number-columns-repeated="993"/>
        </table:table-row>
        <table:table-row table:style-name="ro7">
          <table:table-cell table:style-name="ce30" table:formula="of:=SUM([.E49:.I49])-SUM([.J49:.P49])+SUM([.Q49:.AE49])" office:value-type="float" office:value="0" calcext:value-type="float">
            <text:p>0.00</text:p>
          </table:table-cell>
          <table:table-cell table:style-name="ce36" office:value-type="float" office:value="35" calcext:value-type="float">
            <text:p>35</text:p>
          </table:table-cell>
          <table:table-cell table:style-name="ce38" office:value-type="date" office:date-value="2015-06-15" calcext:value-type="date">
            <text:p>15.6.15</text:p>
          </table:table-cell>
          <table:table-cell table:style-name="ce36" office:value-type="string" calcext:value-type="string">
            <text:p>Tilbakebetaling til Heidis kredittkort</text:p>
          </table:table-cell>
          <table:table-cell table:style-name="ce48" office:value-type="float" office:value="-3500" calcext:value-type="float">
            <text:p>-3,500.00</text:p>
          </table:table-cell>
          <table:table-cell table:style-name="ce48" table:number-columns-repeated="2"/>
          <table:table-cell table:style-name="ce48" office:value-type="float" office:value="3500" calcext:value-type="float">
            <text:p>3,500.00</text:p>
          </table:table-cell>
          <table:table-cell table:style-name="ce48"/>
          <table:table-cell table:style-name="ce53" table:number-columns-repeated="7"/>
          <table:table-cell table:style-name="ce56" table:number-columns-repeated="15"/>
          <table:table-cell table:number-columns-repeated="993"/>
        </table:table-row>
        <table:table-row table:style-name="ro7">
          <table:table-cell table:style-name="ce30" table:formula="of:=SUM([.E50:.I50])-SUM([.J50:.P50])+SUM([.Q50:.AE50])" office:value-type="float" office:value="0" calcext:value-type="float">
            <text:p>0.00</text:p>
          </table:table-cell>
          <table:table-cell table:style-name="ce36" office:value-type="float" office:value="36" calcext:value-type="float">
            <text:p>36</text:p>
          </table:table-cell>
          <table:table-cell table:style-name="ce38" office:value-type="date" office:date-value="2015-04-01" calcext:value-type="date">
            <text:p>1.4.15</text:p>
          </table:table-cell>
          <table:table-cell table:style-name="ce36" office:value-type="string" calcext:value-type="string">
            <text:p>An la ut for tredje filmkveld</text:p>
          </table:table-cell>
          <table:table-cell table:style-name="ce48" table:number-columns-repeated="3"/>
          <table:table-cell table:style-name="ce48" office:value-type="float" office:value="-58.52" calcext:value-type="float">
            <text:p>-58.52</text:p>
          </table:table-cell>
          <table:table-cell table:style-name="ce48"/>
          <table:table-cell table:style-name="ce53" table:number-columns-repeated="7"/>
          <table:table-cell table:style-name="ce56" table:number-columns-repeated="5"/>
          <table:table-cell table:style-name="ce56" office:value-type="float" office:value="58.52" calcext:value-type="float">
            <text:p>58.52</text:p>
          </table:table-cell>
          <table:table-cell table:style-name="ce56" table:number-columns-repeated="9"/>
          <table:table-cell table:number-columns-repeated="993"/>
        </table:table-row>
        <table:table-row table:style-name="ro7">
          <table:table-cell table:style-name="ce30" table:formula="of:=SUM([.E51:.I51])-SUM([.J51:.P51])+SUM([.Q51:.AE51])" office:value-type="float" office:value="0" calcext:value-type="float">
            <text:p>0.00</text:p>
          </table:table-cell>
          <table:table-cell table:style-name="ce36" office:value-type="float" office:value="37" calcext:value-type="float">
            <text:p>37</text:p>
          </table:table-cell>
          <table:table-cell table:style-name="ce38" office:value-type="date" office:date-value="2015-07-30" calcext:value-type="date">
            <text:p>30.7.15</text:p>
          </table:table-cell>
          <table:table-cell table:style-name="ce36" office:value-type="string" calcext:value-type="string">
            <text:p>Tilbakebetaling til An</text:p>
          </table:table-cell>
          <table:table-cell table:style-name="ce48" office:value-type="float" office:value="-58.52" calcext:value-type="float">
            <text:p>-58.52</text:p>
          </table:table-cell>
          <table:table-cell table:style-name="ce48" table:number-columns-repeated="2"/>
          <table:table-cell table:style-name="ce48" office:value-type="float" office:value="58.52" calcext:value-type="float">
            <text:p>58.52</text:p>
          </table:table-cell>
          <table:table-cell table:style-name="ce48"/>
          <table:table-cell table:style-name="ce53" table:number-columns-repeated="7"/>
          <table:table-cell table:style-name="ce56" table:number-columns-repeated="15"/>
          <table:table-cell table:number-columns-repeated="993"/>
        </table:table-row>
        <table:table-row table:style-name="ro8">
          <table:table-cell table:style-name="ce30" table:formula="of:=SUM([.E52:.I52])-SUM([.J52:.P52])+SUM([.Q52:.AE52])" office:value-type="float" office:value="0" calcext:value-type="float">
            <text:p>0.00</text:p>
          </table:table-cell>
          <table:table-cell table:style-name="ce36" office:value-type="float" office:value="38" calcext:value-type="float">
            <text:p>38</text:p>
          </table:table-cell>
          <table:table-cell table:style-name="ce38" office:value-type="date" office:date-value="2025-08-18" calcext:value-type="date">
            <text:p>18.8.25</text:p>
          </table:table-cell>
          <table:table-cell table:style-name="ce36" office:value-type="string" calcext:value-type="string">
            <text:p>Bankgebyrer</text:p>
          </table:table-cell>
          <table:table-cell table:style-name="ce48" office:value-type="float" office:value="-39.25" calcext:value-type="float">
            <text:p>-39.25</text:p>
          </table:table-cell>
          <table:table-cell table:style-name="ce48" table:number-columns-repeated="4"/>
          <table:table-cell table:style-name="ce53" table:number-columns-repeated="7"/>
          <table:table-cell table:style-name="ce56" table:number-columns-repeated="12"/>
          <table:table-cell table:style-name="ce56" office:value-type="float" office:value="39.25" calcext:value-type="float">
            <text:p>39.25</text:p>
          </table:table-cell>
          <table:table-cell table:style-name="ce56" table:number-columns-repeated="2"/>
          <table:table-cell table:number-columns-repeated="993"/>
        </table:table-row>
        <table:table-row table:style-name="ro8">
          <table:table-cell table:style-name="ce30" table:formula="of:=SUM([.E53:.I53])-SUM([.J53:.P53])+SUM([.Q53:.AE53])" office:value-type="float" office:value="0" calcext:value-type="float">
            <text:p>0.00</text:p>
          </table:table-cell>
          <table:table-cell table:style-name="ce36" office:value-type="float" office:value="39" calcext:value-type="float">
            <text:p>39</text:p>
          </table:table-cell>
          <table:table-cell table:style-name="ce38" office:value-type="date" office:date-value="2015-08-18" calcext:value-type="date">
            <text:p>18.8.15</text:p>
          </table:table-cell>
          <table:table-cell table:style-name="ce36" office:value-type="string" calcext:value-type="string">
            <text:p>Tilbakebetaling til FU</text:p>
          </table:table-cell>
          <table:table-cell table:style-name="ce48" office:value-type="float" office:value="-553.79" calcext:value-type="float">
            <text:p>-553.79</text:p>
          </table:table-cell>
          <table:table-cell table:style-name="ce48" table:number-columns-repeated="4"/>
          <table:table-cell table:style-name="ce53" table:number-columns-repeated="7"/>
          <table:table-cell table:style-name="ce56" table:number-columns-repeated="14"/>
          <table:table-cell table:style-name="ce56" office:value-type="float" office:value="553.79" calcext:value-type="float">
            <text:p>553.79</text:p>
          </table:table-cell>
          <table:table-cell table:number-columns-repeated="993"/>
        </table:table-row>
        <table:table-row table:style-name="ro1">
          <table:table-cell table:style-name="ce30" table:formula="of:=SUM([.E54:.I54])-SUM([.J54:.P54])+SUM([.Q54:.AE54])" office:value-type="float" office:value="0" calcext:value-type="float">
            <text:p>0.00</text:p>
          </table:table-cell>
          <table:table-cell table:style-name="ce36" office:value-type="float" office:value="40" calcext:value-type="float">
            <text:p>40</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I55])-SUM([.J55:.P55])+SUM([.Q55:.AE55])" office:value-type="float" office:value="0" calcext:value-type="float">
            <text:p>0.00</text:p>
          </table:table-cell>
          <table:table-cell table:style-name="ce36" office:value-type="float" office:value="41" calcext:value-type="float">
            <text:p>41</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I56])-SUM([.J56:.P56])+SUM([.Q56:.AE56])" office:value-type="float" office:value="0" calcext:value-type="float">
            <text:p>0.00</text:p>
          </table:table-cell>
          <table:table-cell table:style-name="ce36" office:value-type="float" office:value="42" calcext:value-type="float">
            <text:p>42</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I57])-SUM([.J57:.P57])+SUM([.Q57:.AE57])" office:value-type="float" office:value="0" calcext:value-type="float">
            <text:p>0.00</text:p>
          </table:table-cell>
          <table:table-cell table:style-name="ce36" office:value-type="float" office:value="43" calcext:value-type="float">
            <text:p>43</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I58])-SUM([.J58:.P58])+SUM([.Q58:.AE58])" office:value-type="float" office:value="0" calcext:value-type="float">
            <text:p>0.00</text:p>
          </table:table-cell>
          <table:table-cell table:style-name="ce36" office:value-type="float" office:value="44" calcext:value-type="float">
            <text:p>44</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I59])-SUM([.J59:.P59])+SUM([.Q59:.AE59])" office:value-type="float" office:value="0" calcext:value-type="float">
            <text:p>0.00</text:p>
          </table:table-cell>
          <table:table-cell table:style-name="ce36" office:value-type="float" office:value="45" calcext:value-type="float">
            <text:p>45</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I60])-SUM([.J60:.P60])+SUM([.Q60:.AE60])" office:value-type="float" office:value="0" calcext:value-type="float">
            <text:p>0.00</text:p>
          </table:table-cell>
          <table:table-cell table:style-name="ce36" office:value-type="float" office:value="46" calcext:value-type="float">
            <text:p>46</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I61])-SUM([.J61:.P61])+SUM([.Q61:.AE61])" office:value-type="float" office:value="0" calcext:value-type="float">
            <text:p>0.00</text:p>
          </table:table-cell>
          <table:table-cell table:style-name="ce36" office:value-type="float" office:value="47" calcext:value-type="float">
            <text:p>47</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I62])-SUM([.J62:.P62])+SUM([.Q62:.AE62])" office:value-type="float" office:value="0" calcext:value-type="float">
            <text:p>0.00</text:p>
          </table:table-cell>
          <table:table-cell table:style-name="ce36" office:value-type="float" office:value="48" calcext:value-type="float">
            <text:p>48</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I63])-SUM([.J63:.P63])+SUM([.Q63:.AE63])" office:value-type="float" office:value="0" calcext:value-type="float">
            <text:p>0.00</text:p>
          </table:table-cell>
          <table:table-cell table:style-name="ce36" office:value-type="float" office:value="49" calcext:value-type="float">
            <text:p>49</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I64])-SUM([.J64:.P64])+SUM([.Q64:.AE64])" office:value-type="float" office:value="0" calcext:value-type="float">
            <text:p>0.00</text:p>
          </table:table-cell>
          <table:table-cell table:style-name="ce36" office:value-type="float" office:value="50" calcext:value-type="float">
            <text:p>50</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I65])-SUM([.J65:.P65])+SUM([.Q65:.AE65])" office:value-type="float" office:value="0" calcext:value-type="float">
            <text:p>0.00</text:p>
          </table:table-cell>
          <table:table-cell table:style-name="ce36" office:value-type="float" office:value="51" calcext:value-type="float">
            <text:p>51</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I66])-SUM([.J66:.P66])+SUM([.Q66:.AE66])" office:value-type="float" office:value="0" calcext:value-type="float">
            <text:p>0.00</text:p>
          </table:table-cell>
          <table:table-cell table:style-name="ce36" office:value-type="float" office:value="52" calcext:value-type="float">
            <text:p>52</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I67])-SUM([.J67:.P67])+SUM([.Q67:.AE67])" office:value-type="float" office:value="0" calcext:value-type="float">
            <text:p>0.00</text:p>
          </table:table-cell>
          <table:table-cell table:style-name="ce36" office:value-type="float" office:value="53" calcext:value-type="float">
            <text:p>53</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I68])-SUM([.J68:.P68])+SUM([.Q68:.AE68])" office:value-type="float" office:value="0" calcext:value-type="float">
            <text:p>0.00</text:p>
          </table:table-cell>
          <table:table-cell table:style-name="ce36" office:value-type="float" office:value="54" calcext:value-type="float">
            <text:p>54</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I69])-SUM([.J69:.P69])+SUM([.Q69:.AE69])" office:value-type="float" office:value="0" calcext:value-type="float">
            <text:p>0.00</text:p>
          </table:table-cell>
          <table:table-cell table:style-name="ce36" office:value-type="float" office:value="55" calcext:value-type="float">
            <text:p>55</text:p>
          </table:table-cell>
          <table:table-cell table:style-name="ce38"/>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I70])-SUM([.J70:.P70])+SUM([.Q70:.AE70])" office:value-type="float" office:value="0" calcext:value-type="float">
            <text:p>0.00</text:p>
          </table:table-cell>
          <table:table-cell table:style-name="ce36" office:value-type="float" office:value="56" calcext:value-type="float">
            <text:p>56</text:p>
          </table:table-cell>
          <table:table-cell table:style-name="ce38"/>
          <table:table-cell table:style-name="ce36"/>
          <table:table-cell table:style-name="ce49"/>
          <table:table-cell table:style-name="ce48" table:number-columns-repeated="4"/>
          <table:table-cell table:style-name="ce53" table:number-columns-repeated="7"/>
          <table:table-cell table:style-name="ce56" table:number-columns-repeated="15"/>
          <table:table-cell table:number-columns-repeated="993"/>
        </table:table-row>
        <table:table-row table:style-name="ro1">
          <table:table-cell table:style-name="ce30" table:formula="of:=SUM([.E71:.I71])-SUM([.J71:.P71])+SUM([.Q71:.AE71])" office:value-type="float" office:value="0" calcext:value-type="float">
            <text:p>0.00</text:p>
          </table:table-cell>
          <table:table-cell table:style-name="ce36" office:value-type="float" office:value="57" calcext:value-type="float">
            <text:p>57</text:p>
          </table:table-cell>
          <table:table-cell table:style-name="ce38"/>
          <table:table-cell table:style-name="ce36"/>
          <table:table-cell table:style-name="ce48" table:number-columns-repeated="5"/>
          <table:table-cell table:style-name="ce53" table:number-columns-repeated="7"/>
          <table:table-cell table:style-name="ce56" table:number-columns-repeated="10"/>
          <table:table-cell table:style-name="ce57"/>
          <table:table-cell table:style-name="ce56" table:number-columns-repeated="4"/>
          <table:table-cell table:style-name="ce27" table:number-columns-repeated="993"/>
        </table:table-row>
        <table:table-row table:style-name="ro1">
          <table:table-cell table:style-name="ce30" table:formula="of:=SUM([.E72:.I72])-SUM([.J72:.P72])+SUM([.Q72:.AE72])" office:value-type="float" office:value="0" calcext:value-type="float">
            <text:p>0.00</text:p>
          </table:table-cell>
          <table:table-cell table:style-name="ce36" office:value-type="float" office:value="58" calcext:value-type="float">
            <text:p>58</text:p>
          </table:table-cell>
          <table:table-cell table:style-name="ce38"/>
          <table:table-cell table:style-name="ce44"/>
          <table:table-cell table:style-name="ce48"/>
          <table:table-cell table:style-name="ce49" table:number-columns-repeated="4"/>
          <table:table-cell table:style-name="ce54" table:number-columns-repeated="7"/>
          <table:table-cell table:style-name="ce57" table:number-columns-repeated="10"/>
          <table:table-cell table:style-name="ce56"/>
          <table:table-cell table:style-name="ce57" table:number-columns-repeated="4"/>
          <table:table-cell table:number-columns-repeated="993"/>
        </table:table-row>
        <table:table-row table:style-name="ro1">
          <table:table-cell table:style-name="ce30" table:formula="of:=SUM([.E73:.I73])-SUM([.J73:.P73])+SUM([.Q73:.AE73])" office:value-type="float" office:value="0" calcext:value-type="float">
            <text:p>0.00</text:p>
          </table:table-cell>
          <table:table-cell table:style-name="ce36" office:value-type="float" office:value="59" calcext:value-type="float">
            <text:p>59</text:p>
          </table:table-cell>
          <table:table-cell table:style-name="ce31"/>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I74])-SUM([.J74:.P74])+SUM([.Q74:.AE74])" office:value-type="float" office:value="0" calcext:value-type="float">
            <text:p>0.00</text:p>
          </table:table-cell>
          <table:table-cell table:style-name="ce36" office:value-type="float" office:value="60" calcext:value-type="float">
            <text:p>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I75])-SUM([.J75:.P75])+SUM([.Q75:.AE75])" office:value-type="float" office:value="0" calcext:value-type="float">
            <text:p>0.00</text:p>
          </table:table-cell>
          <table:table-cell table:style-name="ce36" office:value-type="float" office:value="61" calcext:value-type="float">
            <text:p>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I76])-SUM([.J76:.P76])+SUM([.Q76:.AE76])" office:value-type="float" office:value="0" calcext:value-type="float">
            <text:p>0.00</text:p>
          </table:table-cell>
          <table:table-cell table:style-name="ce36" office:value-type="float" office:value="62" calcext:value-type="float">
            <text:p>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I77])-SUM([.J77:.P77])+SUM([.Q77:.AE77])" office:value-type="float" office:value="0" calcext:value-type="float">
            <text:p>0.00</text:p>
          </table:table-cell>
          <table:table-cell table:style-name="ce36" office:value-type="float" office:value="63" calcext:value-type="float">
            <text:p>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I78])-SUM([.J78:.P78])+SUM([.Q78:.AE78])" office:value-type="float" office:value="0" calcext:value-type="float">
            <text:p>0.00</text:p>
          </table:table-cell>
          <table:table-cell table:style-name="ce36" office:value-type="float" office:value="64" calcext:value-type="float">
            <text:p>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I79])-SUM([.J79:.P79])+SUM([.Q79:.AE79])" office:value-type="float" office:value="0" calcext:value-type="float">
            <text:p>0.00</text:p>
          </table:table-cell>
          <table:table-cell table:style-name="ce36" office:value-type="float" office:value="65" calcext:value-type="float">
            <text:p>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I80])-SUM([.J80:.P80])+SUM([.Q80:.AE80])" office:value-type="float" office:value="0" calcext:value-type="float">
            <text:p>0.00</text:p>
          </table:table-cell>
          <table:table-cell table:style-name="ce36" office:value-type="float" office:value="66" calcext:value-type="float">
            <text:p>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I81])-SUM([.J81:.P81])+SUM([.Q81:.AE81])" office:value-type="float" office:value="0" calcext:value-type="float">
            <text:p>0.00</text:p>
          </table:table-cell>
          <table:table-cell table:style-name="ce36" office:value-type="float" office:value="67" calcext:value-type="float">
            <text:p>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I82])-SUM([.J82:.P82])+SUM([.Q82:.AE82])" office:value-type="float" office:value="0" calcext:value-type="float">
            <text:p>0.00</text:p>
          </table:table-cell>
          <table:table-cell table:style-name="ce36" office:value-type="float" office:value="68" calcext:value-type="float">
            <text:p>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I83])-SUM([.J83:.P83])+SUM([.Q83:.AE83])" office:value-type="float" office:value="0" calcext:value-type="float">
            <text:p>0.00</text:p>
          </table:table-cell>
          <table:table-cell table:style-name="ce36" office:value-type="float" office:value="69" calcext:value-type="float">
            <text:p>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I84])-SUM([.J84:.P84])+SUM([.Q84:.AE84])" office:value-type="float" office:value="0" calcext:value-type="float">
            <text:p>0.00</text:p>
          </table:table-cell>
          <table:table-cell table:style-name="ce36" office:value-type="float" office:value="70" calcext:value-type="float">
            <text:p>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I85])-SUM([.J85:.P85])+SUM([.Q85:.AE85])" office:value-type="float" office:value="0" calcext:value-type="float">
            <text:p>0.00</text:p>
          </table:table-cell>
          <table:table-cell table:style-name="ce36" office:value-type="float" office:value="71" calcext:value-type="float">
            <text:p>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I86])-SUM([.J86:.P86])+SUM([.Q86:.AE86])" office:value-type="float" office:value="0" calcext:value-type="float">
            <text:p>0.00</text:p>
          </table:table-cell>
          <table:table-cell table:style-name="ce36" office:value-type="float" office:value="72" calcext:value-type="float">
            <text:p>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I87])-SUM([.J87:.P87])+SUM([.Q87:.AE87])" office:value-type="float" office:value="0" calcext:value-type="float">
            <text:p>0.00</text:p>
          </table:table-cell>
          <table:table-cell table:style-name="ce36" office:value-type="float" office:value="73" calcext:value-type="float">
            <text:p>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I88])-SUM([.J88:.P88])+SUM([.Q88:.AE88])" office:value-type="float" office:value="0" calcext:value-type="float">
            <text:p>0.00</text:p>
          </table:table-cell>
          <table:table-cell table:style-name="ce36" office:value-type="float" office:value="74" calcext:value-type="float">
            <text:p>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I89])-SUM([.J89:.P89])+SUM([.Q89:.AE89])" office:value-type="float" office:value="0" calcext:value-type="float">
            <text:p>0.00</text:p>
          </table:table-cell>
          <table:table-cell table:style-name="ce36" office:value-type="float" office:value="75" calcext:value-type="float">
            <text:p>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I90])-SUM([.J90:.P90])+SUM([.Q90:.AE90])" office:value-type="float" office:value="0" calcext:value-type="float">
            <text:p>0.00</text:p>
          </table:table-cell>
          <table:table-cell table:style-name="ce36" office:value-type="float" office:value="76" calcext:value-type="float">
            <text:p>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I91])-SUM([.J91:.P91])+SUM([.Q91:.AE91])" office:value-type="float" office:value="0" calcext:value-type="float">
            <text:p>0.00</text:p>
          </table:table-cell>
          <table:table-cell table:style-name="ce36" office:value-type="float" office:value="77" calcext:value-type="float">
            <text:p>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I92])-SUM([.J92:.P92])+SUM([.Q92:.AE92])" office:value-type="float" office:value="0" calcext:value-type="float">
            <text:p>0.00</text:p>
          </table:table-cell>
          <table:table-cell table:style-name="ce36" office:value-type="float" office:value="78" calcext:value-type="float">
            <text:p>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I93])-SUM([.J93:.P93])+SUM([.Q93:.AE93])" office:value-type="float" office:value="0" calcext:value-type="float">
            <text:p>0.00</text:p>
          </table:table-cell>
          <table:table-cell table:style-name="ce36" office:value-type="float" office:value="79" calcext:value-type="float">
            <text:p>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I94])-SUM([.J94:.P94])+SUM([.Q94:.AE94])" office:value-type="float" office:value="0" calcext:value-type="float">
            <text:p>0.00</text:p>
          </table:table-cell>
          <table:table-cell table:style-name="ce36" office:value-type="float" office:value="80" calcext:value-type="float">
            <text:p>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I95])-SUM([.J95:.P95])+SUM([.Q95:.AE95])" office:value-type="float" office:value="0" calcext:value-type="float">
            <text:p>0.00</text:p>
          </table:table-cell>
          <table:table-cell table:style-name="ce36" office:value-type="float" office:value="81" calcext:value-type="float">
            <text:p>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I96])-SUM([.J96:.P96])+SUM([.Q96:.AE96])" office:value-type="float" office:value="0" calcext:value-type="float">
            <text:p>0.00</text:p>
          </table:table-cell>
          <table:table-cell table:style-name="ce36" office:value-type="float" office:value="82" calcext:value-type="float">
            <text:p>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I97])-SUM([.J97:.P97])+SUM([.Q97:.AE97])" office:value-type="float" office:value="0" calcext:value-type="float">
            <text:p>0.00</text:p>
          </table:table-cell>
          <table:table-cell table:style-name="ce36" office:value-type="float" office:value="83" calcext:value-type="float">
            <text:p>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I98])-SUM([.J98:.P98])+SUM([.Q98:.AE98])" office:value-type="float" office:value="0" calcext:value-type="float">
            <text:p>0.00</text:p>
          </table:table-cell>
          <table:table-cell table:style-name="ce36" office:value-type="float" office:value="84" calcext:value-type="float">
            <text:p>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9:.I99])-SUM([.J99:.P99])+SUM([.Q99:.AE99])" office:value-type="float" office:value="0" calcext:value-type="float">
            <text:p>0.00</text:p>
          </table:table-cell>
          <table:table-cell table:style-name="ce36" office:value-type="float" office:value="85" calcext:value-type="float">
            <text:p>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0:.I100])-SUM([.J100:.P100])+SUM([.Q100:.AE100])" office:value-type="float" office:value="0" calcext:value-type="float">
            <text:p>0.00</text:p>
          </table:table-cell>
          <table:table-cell table:style-name="ce36" office:value-type="float" office:value="86" calcext:value-type="float">
            <text:p>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1:.I101])-SUM([.J101:.P101])+SUM([.Q101:.AE101])" office:value-type="float" office:value="0" calcext:value-type="float">
            <text:p>0.00</text:p>
          </table:table-cell>
          <table:table-cell table:style-name="ce36" office:value-type="float" office:value="87" calcext:value-type="float">
            <text:p>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2:.I102])-SUM([.J102:.P102])+SUM([.Q102:.AE102])" office:value-type="float" office:value="0" calcext:value-type="float">
            <text:p>0.00</text:p>
          </table:table-cell>
          <table:table-cell table:style-name="ce36" office:value-type="float" office:value="88" calcext:value-type="float">
            <text:p>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3:.I103])-SUM([.J103:.P103])+SUM([.Q103:.AE103])" office:value-type="float" office:value="0" calcext:value-type="float">
            <text:p>0.00</text:p>
          </table:table-cell>
          <table:table-cell table:style-name="ce36" office:value-type="float" office:value="89" calcext:value-type="float">
            <text:p>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4:.I104])-SUM([.J104:.P104])+SUM([.Q104:.AE104])" office:value-type="float" office:value="0" calcext:value-type="float">
            <text:p>0.00</text:p>
          </table:table-cell>
          <table:table-cell table:style-name="ce36" office:value-type="float" office:value="90" calcext:value-type="float">
            <text:p>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5:.I105])-SUM([.J105:.P105])+SUM([.Q105:.AE105])" office:value-type="float" office:value="0" calcext:value-type="float">
            <text:p>0.00</text:p>
          </table:table-cell>
          <table:table-cell table:style-name="ce36" office:value-type="float" office:value="91" calcext:value-type="float">
            <text:p>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6:.I106])-SUM([.J106:.P106])+SUM([.Q106:.AE106])" office:value-type="float" office:value="0" calcext:value-type="float">
            <text:p>0.00</text:p>
          </table:table-cell>
          <table:table-cell table:style-name="ce36" office:value-type="float" office:value="92" calcext:value-type="float">
            <text:p>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7:.I107])-SUM([.J107:.P107])+SUM([.Q107:.AE107])" office:value-type="float" office:value="0" calcext:value-type="float">
            <text:p>0.00</text:p>
          </table:table-cell>
          <table:table-cell table:style-name="ce36" office:value-type="float" office:value="93" calcext:value-type="float">
            <text:p>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8:.I108])-SUM([.J108:.P108])+SUM([.Q108:.AE108])" office:value-type="float" office:value="0" calcext:value-type="float">
            <text:p>0.00</text:p>
          </table:table-cell>
          <table:table-cell table:style-name="ce36" office:value-type="float" office:value="94" calcext:value-type="float">
            <text:p>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09:.I109])-SUM([.J109:.P109])+SUM([.Q109:.AE109])" office:value-type="float" office:value="0" calcext:value-type="float">
            <text:p>0.00</text:p>
          </table:table-cell>
          <table:table-cell table:style-name="ce36" office:value-type="float" office:value="95" calcext:value-type="float">
            <text:p>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0:.I110])-SUM([.J110:.P110])+SUM([.Q110:.AE110])" office:value-type="float" office:value="0" calcext:value-type="float">
            <text:p>0.00</text:p>
          </table:table-cell>
          <table:table-cell table:style-name="ce36" office:value-type="float" office:value="96" calcext:value-type="float">
            <text:p>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1:.I111])-SUM([.J111:.P111])+SUM([.Q111:.AE111])" office:value-type="float" office:value="0" calcext:value-type="float">
            <text:p>0.00</text:p>
          </table:table-cell>
          <table:table-cell table:style-name="ce36" office:value-type="float" office:value="97" calcext:value-type="float">
            <text:p>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2:.I112])-SUM([.J112:.P112])+SUM([.Q112:.AE112])" office:value-type="float" office:value="0" calcext:value-type="float">
            <text:p>0.00</text:p>
          </table:table-cell>
          <table:table-cell table:style-name="ce36" office:value-type="float" office:value="98" calcext:value-type="float">
            <text:p>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3:.I113])-SUM([.J113:.P113])+SUM([.Q113:.AE113])" office:value-type="float" office:value="0" calcext:value-type="float">
            <text:p>0.00</text:p>
          </table:table-cell>
          <table:table-cell table:style-name="ce36" office:value-type="float" office:value="99" calcext:value-type="float">
            <text:p>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4:.I114])-SUM([.J114:.P114])+SUM([.Q114:.AE114])" office:value-type="float" office:value="0" calcext:value-type="float">
            <text:p>0.00</text:p>
          </table:table-cell>
          <table:table-cell table:style-name="ce36" office:value-type="float" office:value="100" calcext:value-type="float">
            <text:p>1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5:.I115])-SUM([.J115:.P115])+SUM([.Q115:.AE115])" office:value-type="float" office:value="0" calcext:value-type="float">
            <text:p>0.00</text:p>
          </table:table-cell>
          <table:table-cell table:style-name="ce36" office:value-type="float" office:value="101" calcext:value-type="float">
            <text:p>1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6:.I116])-SUM([.J116:.P116])+SUM([.Q116:.AE116])" office:value-type="float" office:value="0" calcext:value-type="float">
            <text:p>0.00</text:p>
          </table:table-cell>
          <table:table-cell table:style-name="ce36" office:value-type="float" office:value="102" calcext:value-type="float">
            <text:p>1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7:.I117])-SUM([.J117:.P117])+SUM([.Q117:.AE117])" office:value-type="float" office:value="0" calcext:value-type="float">
            <text:p>0.00</text:p>
          </table:table-cell>
          <table:table-cell table:style-name="ce36" office:value-type="float" office:value="103" calcext:value-type="float">
            <text:p>1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8:.I118])-SUM([.J118:.P118])+SUM([.Q118:.AE118])" office:value-type="float" office:value="0" calcext:value-type="float">
            <text:p>0.00</text:p>
          </table:table-cell>
          <table:table-cell table:style-name="ce36" office:value-type="float" office:value="104" calcext:value-type="float">
            <text:p>1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19:.I119])-SUM([.J119:.P119])+SUM([.Q119:.AE119])" office:value-type="float" office:value="0" calcext:value-type="float">
            <text:p>0.00</text:p>
          </table:table-cell>
          <table:table-cell table:style-name="ce36" office:value-type="float" office:value="105" calcext:value-type="float">
            <text:p>1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0:.I120])-SUM([.J120:.P120])+SUM([.Q120:.AE120])" office:value-type="float" office:value="0" calcext:value-type="float">
            <text:p>0.00</text:p>
          </table:table-cell>
          <table:table-cell table:style-name="ce36" office:value-type="float" office:value="106" calcext:value-type="float">
            <text:p>1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1:.I121])-SUM([.J121:.P121])+SUM([.Q121:.AE121])" office:value-type="float" office:value="0" calcext:value-type="float">
            <text:p>0.00</text:p>
          </table:table-cell>
          <table:table-cell table:style-name="ce36" office:value-type="float" office:value="107" calcext:value-type="float">
            <text:p>1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2:.I122])-SUM([.J122:.P122])+SUM([.Q122:.AE122])" office:value-type="float" office:value="0" calcext:value-type="float">
            <text:p>0.00</text:p>
          </table:table-cell>
          <table:table-cell table:style-name="ce36" office:value-type="float" office:value="108" calcext:value-type="float">
            <text:p>1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3:.I123])-SUM([.J123:.P123])+SUM([.Q123:.AE123])" office:value-type="float" office:value="0" calcext:value-type="float">
            <text:p>0.00</text:p>
          </table:table-cell>
          <table:table-cell table:style-name="ce36" office:value-type="float" office:value="109" calcext:value-type="float">
            <text:p>1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4:.I124])-SUM([.J124:.P124])+SUM([.Q124:.AE124])" office:value-type="float" office:value="0" calcext:value-type="float">
            <text:p>0.00</text:p>
          </table:table-cell>
          <table:table-cell table:style-name="ce36" office:value-type="float" office:value="110" calcext:value-type="float">
            <text:p>1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5:.I125])-SUM([.J125:.P125])+SUM([.Q125:.AE125])" office:value-type="float" office:value="0" calcext:value-type="float">
            <text:p>0.00</text:p>
          </table:table-cell>
          <table:table-cell table:style-name="ce36" office:value-type="float" office:value="111" calcext:value-type="float">
            <text:p>1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6:.I126])-SUM([.J126:.P126])+SUM([.Q126:.AE126])" office:value-type="float" office:value="0" calcext:value-type="float">
            <text:p>0.00</text:p>
          </table:table-cell>
          <table:table-cell table:style-name="ce36" office:value-type="float" office:value="112" calcext:value-type="float">
            <text:p>1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7:.I127])-SUM([.J127:.P127])+SUM([.Q127:.AE127])" office:value-type="float" office:value="0" calcext:value-type="float">
            <text:p>0.00</text:p>
          </table:table-cell>
          <table:table-cell table:style-name="ce36" office:value-type="float" office:value="113" calcext:value-type="float">
            <text:p>1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8:.I128])-SUM([.J128:.P128])+SUM([.Q128:.AE128])" office:value-type="float" office:value="0" calcext:value-type="float">
            <text:p>0.00</text:p>
          </table:table-cell>
          <table:table-cell table:style-name="ce36" office:value-type="float" office:value="114" calcext:value-type="float">
            <text:p>1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29:.I129])-SUM([.J129:.P129])+SUM([.Q129:.AE129])" office:value-type="float" office:value="0" calcext:value-type="float">
            <text:p>0.00</text:p>
          </table:table-cell>
          <table:table-cell table:style-name="ce36" office:value-type="float" office:value="115" calcext:value-type="float">
            <text:p>1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0:.I130])-SUM([.J130:.P130])+SUM([.Q130:.AE130])" office:value-type="float" office:value="0" calcext:value-type="float">
            <text:p>0.00</text:p>
          </table:table-cell>
          <table:table-cell table:style-name="ce36" office:value-type="float" office:value="116" calcext:value-type="float">
            <text:p>1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1:.I131])-SUM([.J131:.P131])+SUM([.Q131:.AE131])" office:value-type="float" office:value="0" calcext:value-type="float">
            <text:p>0.00</text:p>
          </table:table-cell>
          <table:table-cell table:style-name="ce36" office:value-type="float" office:value="117" calcext:value-type="float">
            <text:p>1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2:.I132])-SUM([.J132:.P132])+SUM([.Q132:.AE132])" office:value-type="float" office:value="0" calcext:value-type="float">
            <text:p>0.00</text:p>
          </table:table-cell>
          <table:table-cell table:style-name="ce36" office:value-type="float" office:value="118" calcext:value-type="float">
            <text:p>1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3:.I133])-SUM([.J133:.P133])+SUM([.Q133:.AE133])" office:value-type="float" office:value="0" calcext:value-type="float">
            <text:p>0.00</text:p>
          </table:table-cell>
          <table:table-cell table:style-name="ce36" office:value-type="float" office:value="119" calcext:value-type="float">
            <text:p>1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4:.I134])-SUM([.J134:.P134])+SUM([.Q134:.AE134])" office:value-type="float" office:value="0" calcext:value-type="float">
            <text:p>0.00</text:p>
          </table:table-cell>
          <table:table-cell table:style-name="ce36" office:value-type="float" office:value="120" calcext:value-type="float">
            <text:p>1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5:.I135])-SUM([.J135:.P135])+SUM([.Q135:.AE135])" office:value-type="float" office:value="0" calcext:value-type="float">
            <text:p>0.00</text:p>
          </table:table-cell>
          <table:table-cell table:style-name="ce36" office:value-type="float" office:value="121" calcext:value-type="float">
            <text:p>1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6:.I136])-SUM([.J136:.P136])+SUM([.Q136:.AE136])" office:value-type="float" office:value="0" calcext:value-type="float">
            <text:p>0.00</text:p>
          </table:table-cell>
          <table:table-cell table:style-name="ce36" office:value-type="float" office:value="122" calcext:value-type="float">
            <text:p>1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7:.I137])-SUM([.J137:.P137])+SUM([.Q137:.AE137])" office:value-type="float" office:value="0" calcext:value-type="float">
            <text:p>0.00</text:p>
          </table:table-cell>
          <table:table-cell table:style-name="ce36" office:value-type="float" office:value="123" calcext:value-type="float">
            <text:p>1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8:.I138])-SUM([.J138:.P138])+SUM([.Q138:.AE138])" office:value-type="float" office:value="0" calcext:value-type="float">
            <text:p>0.00</text:p>
          </table:table-cell>
          <table:table-cell table:style-name="ce36" office:value-type="float" office:value="124" calcext:value-type="float">
            <text:p>1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39:.I139])-SUM([.J139:.P139])+SUM([.Q139:.AE139])" office:value-type="float" office:value="0" calcext:value-type="float">
            <text:p>0.00</text:p>
          </table:table-cell>
          <table:table-cell table:style-name="ce36" office:value-type="float" office:value="125" calcext:value-type="float">
            <text:p>1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0:.I140])-SUM([.J140:.P140])+SUM([.Q140:.AE140])" office:value-type="float" office:value="0" calcext:value-type="float">
            <text:p>0.00</text:p>
          </table:table-cell>
          <table:table-cell table:style-name="ce36" office:value-type="float" office:value="126" calcext:value-type="float">
            <text:p>1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1:.I141])-SUM([.J141:.P141])+SUM([.Q141:.AE141])" office:value-type="float" office:value="0" calcext:value-type="float">
            <text:p>0.00</text:p>
          </table:table-cell>
          <table:table-cell table:style-name="ce36" office:value-type="float" office:value="127" calcext:value-type="float">
            <text:p>1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2:.I142])-SUM([.J142:.P142])+SUM([.Q142:.AE142])" office:value-type="float" office:value="0" calcext:value-type="float">
            <text:p>0.00</text:p>
          </table:table-cell>
          <table:table-cell table:style-name="ce36" office:value-type="float" office:value="128" calcext:value-type="float">
            <text:p>1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3:.I143])-SUM([.J143:.P143])+SUM([.Q143:.AE143])" office:value-type="float" office:value="0" calcext:value-type="float">
            <text:p>0.00</text:p>
          </table:table-cell>
          <table:table-cell table:style-name="ce36" office:value-type="float" office:value="129" calcext:value-type="float">
            <text:p>1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4:.I144])-SUM([.J144:.P144])+SUM([.Q144:.AE144])" office:value-type="float" office:value="0" calcext:value-type="float">
            <text:p>0.00</text:p>
          </table:table-cell>
          <table:table-cell table:style-name="ce36" office:value-type="float" office:value="130" calcext:value-type="float">
            <text:p>1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5:.I145])-SUM([.J145:.P145])+SUM([.Q145:.AE145])" office:value-type="float" office:value="0" calcext:value-type="float">
            <text:p>0.00</text:p>
          </table:table-cell>
          <table:table-cell table:style-name="ce36" office:value-type="float" office:value="131" calcext:value-type="float">
            <text:p>1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6:.I146])-SUM([.J146:.P146])+SUM([.Q146:.AE146])" office:value-type="float" office:value="0" calcext:value-type="float">
            <text:p>0.00</text:p>
          </table:table-cell>
          <table:table-cell table:style-name="ce36" office:value-type="float" office:value="132" calcext:value-type="float">
            <text:p>1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7:.I147])-SUM([.J147:.P147])+SUM([.Q147:.AE147])" office:value-type="float" office:value="0" calcext:value-type="float">
            <text:p>0.00</text:p>
          </table:table-cell>
          <table:table-cell table:style-name="ce36" office:value-type="float" office:value="133" calcext:value-type="float">
            <text:p>1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8:.I148])-SUM([.J148:.P148])+SUM([.Q148:.AE148])" office:value-type="float" office:value="0" calcext:value-type="float">
            <text:p>0.00</text:p>
          </table:table-cell>
          <table:table-cell table:style-name="ce36" office:value-type="float" office:value="134" calcext:value-type="float">
            <text:p>1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49:.I149])-SUM([.J149:.P149])+SUM([.Q149:.AE149])" office:value-type="float" office:value="0" calcext:value-type="float">
            <text:p>0.00</text:p>
          </table:table-cell>
          <table:table-cell table:style-name="ce36" office:value-type="float" office:value="135" calcext:value-type="float">
            <text:p>1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0:.I150])-SUM([.J150:.P150])+SUM([.Q150:.AE150])" office:value-type="float" office:value="0" calcext:value-type="float">
            <text:p>0.00</text:p>
          </table:table-cell>
          <table:table-cell table:style-name="ce36" office:value-type="float" office:value="136" calcext:value-type="float">
            <text:p>1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1:.I151])-SUM([.J151:.P151])+SUM([.Q151:.AE151])" office:value-type="float" office:value="0" calcext:value-type="float">
            <text:p>0.00</text:p>
          </table:table-cell>
          <table:table-cell table:style-name="ce36" office:value-type="float" office:value="137" calcext:value-type="float">
            <text:p>1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2:.I152])-SUM([.J152:.P152])+SUM([.Q152:.AE152])" office:value-type="float" office:value="0" calcext:value-type="float">
            <text:p>0.00</text:p>
          </table:table-cell>
          <table:table-cell table:style-name="ce36" office:value-type="float" office:value="138" calcext:value-type="float">
            <text:p>1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3:.I153])-SUM([.J153:.P153])+SUM([.Q153:.AE153])" office:value-type="float" office:value="0" calcext:value-type="float">
            <text:p>0.00</text:p>
          </table:table-cell>
          <table:table-cell table:style-name="ce36" office:value-type="float" office:value="139" calcext:value-type="float">
            <text:p>1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4:.I154])-SUM([.J154:.P154])+SUM([.Q154:.AE154])" office:value-type="float" office:value="0" calcext:value-type="float">
            <text:p>0.00</text:p>
          </table:table-cell>
          <table:table-cell table:style-name="ce36" office:value-type="float" office:value="140" calcext:value-type="float">
            <text:p>1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5:.I155])-SUM([.J155:.P155])+SUM([.Q155:.AE155])" office:value-type="float" office:value="0" calcext:value-type="float">
            <text:p>0.00</text:p>
          </table:table-cell>
          <table:table-cell table:style-name="ce36" office:value-type="float" office:value="141" calcext:value-type="float">
            <text:p>1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6:.I156])-SUM([.J156:.P156])+SUM([.Q156:.AE156])" office:value-type="float" office:value="0" calcext:value-type="float">
            <text:p>0.00</text:p>
          </table:table-cell>
          <table:table-cell table:style-name="ce36" office:value-type="float" office:value="142" calcext:value-type="float">
            <text:p>1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7:.I157])-SUM([.J157:.P157])+SUM([.Q157:.AE157])" office:value-type="float" office:value="0" calcext:value-type="float">
            <text:p>0.00</text:p>
          </table:table-cell>
          <table:table-cell table:style-name="ce36" office:value-type="float" office:value="143" calcext:value-type="float">
            <text:p>1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8:.I158])-SUM([.J158:.P158])+SUM([.Q158:.AE158])" office:value-type="float" office:value="0" calcext:value-type="float">
            <text:p>0.00</text:p>
          </table:table-cell>
          <table:table-cell table:style-name="ce36" office:value-type="float" office:value="144" calcext:value-type="float">
            <text:p>1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59:.I159])-SUM([.J159:.P159])+SUM([.Q159:.AE159])" office:value-type="float" office:value="0" calcext:value-type="float">
            <text:p>0.00</text:p>
          </table:table-cell>
          <table:table-cell table:style-name="ce36" office:value-type="float" office:value="145" calcext:value-type="float">
            <text:p>1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0:.I160])-SUM([.J160:.P160])+SUM([.Q160:.AE160])" office:value-type="float" office:value="0" calcext:value-type="float">
            <text:p>0.00</text:p>
          </table:table-cell>
          <table:table-cell table:style-name="ce36" office:value-type="float" office:value="146" calcext:value-type="float">
            <text:p>1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1:.I161])-SUM([.J161:.P161])+SUM([.Q161:.AE161])" office:value-type="float" office:value="0" calcext:value-type="float">
            <text:p>0.00</text:p>
          </table:table-cell>
          <table:table-cell table:style-name="ce36" office:value-type="float" office:value="147" calcext:value-type="float">
            <text:p>1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2:.I162])-SUM([.J162:.P162])+SUM([.Q162:.AE162])" office:value-type="float" office:value="0" calcext:value-type="float">
            <text:p>0.00</text:p>
          </table:table-cell>
          <table:table-cell table:style-name="ce36" office:value-type="float" office:value="148" calcext:value-type="float">
            <text:p>1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3:.I163])-SUM([.J163:.P163])+SUM([.Q163:.AE163])" office:value-type="float" office:value="0" calcext:value-type="float">
            <text:p>0.00</text:p>
          </table:table-cell>
          <table:table-cell table:style-name="ce36" office:value-type="float" office:value="149" calcext:value-type="float">
            <text:p>1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4:.I164])-SUM([.J164:.P164])+SUM([.Q164:.AE164])" office:value-type="float" office:value="0" calcext:value-type="float">
            <text:p>0.00</text:p>
          </table:table-cell>
          <table:table-cell table:style-name="ce36" office:value-type="float" office:value="150" calcext:value-type="float">
            <text:p>1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5:.I165])-SUM([.J165:.P165])+SUM([.Q165:.AE165])" office:value-type="float" office:value="0" calcext:value-type="float">
            <text:p>0.00</text:p>
          </table:table-cell>
          <table:table-cell table:style-name="ce36" office:value-type="float" office:value="151" calcext:value-type="float">
            <text:p>1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6:.I166])-SUM([.J166:.P166])+SUM([.Q166:.AE166])" office:value-type="float" office:value="0" calcext:value-type="float">
            <text:p>0.00</text:p>
          </table:table-cell>
          <table:table-cell table:style-name="ce36" office:value-type="float" office:value="152" calcext:value-type="float">
            <text:p>1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7:.I167])-SUM([.J167:.P167])+SUM([.Q167:.AE167])" office:value-type="float" office:value="0" calcext:value-type="float">
            <text:p>0.00</text:p>
          </table:table-cell>
          <table:table-cell table:style-name="ce36" office:value-type="float" office:value="153" calcext:value-type="float">
            <text:p>1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8:.I168])-SUM([.J168:.P168])+SUM([.Q168:.AE168])" office:value-type="float" office:value="0" calcext:value-type="float">
            <text:p>0.00</text:p>
          </table:table-cell>
          <table:table-cell table:style-name="ce36" office:value-type="float" office:value="154" calcext:value-type="float">
            <text:p>1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69:.I169])-SUM([.J169:.P169])+SUM([.Q169:.AE169])" office:value-type="float" office:value="0" calcext:value-type="float">
            <text:p>0.00</text:p>
          </table:table-cell>
          <table:table-cell table:style-name="ce36" office:value-type="float" office:value="155" calcext:value-type="float">
            <text:p>1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0:.I170])-SUM([.J170:.P170])+SUM([.Q170:.AE170])" office:value-type="float" office:value="0" calcext:value-type="float">
            <text:p>0.00</text:p>
          </table:table-cell>
          <table:table-cell table:style-name="ce36" office:value-type="float" office:value="156" calcext:value-type="float">
            <text:p>1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1:.I171])-SUM([.J171:.P171])+SUM([.Q171:.AE171])" office:value-type="float" office:value="0" calcext:value-type="float">
            <text:p>0.00</text:p>
          </table:table-cell>
          <table:table-cell table:style-name="ce36" office:value-type="float" office:value="157" calcext:value-type="float">
            <text:p>1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2:.I172])-SUM([.J172:.P172])+SUM([.Q172:.AE172])" office:value-type="float" office:value="0" calcext:value-type="float">
            <text:p>0.00</text:p>
          </table:table-cell>
          <table:table-cell table:style-name="ce36" office:value-type="float" office:value="158" calcext:value-type="float">
            <text:p>1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3:.I173])-SUM([.J173:.P173])+SUM([.Q173:.AE173])" office:value-type="float" office:value="0" calcext:value-type="float">
            <text:p>0.00</text:p>
          </table:table-cell>
          <table:table-cell table:style-name="ce36" office:value-type="float" office:value="159" calcext:value-type="float">
            <text:p>1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4:.I174])-SUM([.J174:.P174])+SUM([.Q174:.AE174])" office:value-type="float" office:value="0" calcext:value-type="float">
            <text:p>0.00</text:p>
          </table:table-cell>
          <table:table-cell table:style-name="ce36" office:value-type="float" office:value="160" calcext:value-type="float">
            <text:p>1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5:.I175])-SUM([.J175:.P175])+SUM([.Q175:.AE175])" office:value-type="float" office:value="0" calcext:value-type="float">
            <text:p>0.00</text:p>
          </table:table-cell>
          <table:table-cell table:style-name="ce36" office:value-type="float" office:value="161" calcext:value-type="float">
            <text:p>1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6:.I176])-SUM([.J176:.P176])+SUM([.Q176:.AE176])" office:value-type="float" office:value="0" calcext:value-type="float">
            <text:p>0.00</text:p>
          </table:table-cell>
          <table:table-cell table:style-name="ce36" office:value-type="float" office:value="162" calcext:value-type="float">
            <text:p>1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7:.I177])-SUM([.J177:.P177])+SUM([.Q177:.AE177])" office:value-type="float" office:value="0" calcext:value-type="float">
            <text:p>0.00</text:p>
          </table:table-cell>
          <table:table-cell table:style-name="ce36" office:value-type="float" office:value="163" calcext:value-type="float">
            <text:p>1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8:.I178])-SUM([.J178:.P178])+SUM([.Q178:.AE178])" office:value-type="float" office:value="0" calcext:value-type="float">
            <text:p>0.00</text:p>
          </table:table-cell>
          <table:table-cell table:style-name="ce36" office:value-type="float" office:value="164" calcext:value-type="float">
            <text:p>1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79:.I179])-SUM([.J179:.P179])+SUM([.Q179:.AE179])" office:value-type="float" office:value="0" calcext:value-type="float">
            <text:p>0.00</text:p>
          </table:table-cell>
          <table:table-cell table:style-name="ce36" office:value-type="float" office:value="165" calcext:value-type="float">
            <text:p>1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0:.I180])-SUM([.J180:.P180])+SUM([.Q180:.AE180])" office:value-type="float" office:value="0" calcext:value-type="float">
            <text:p>0.00</text:p>
          </table:table-cell>
          <table:table-cell table:style-name="ce36" office:value-type="float" office:value="166" calcext:value-type="float">
            <text:p>1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1:.I181])-SUM([.J181:.P181])+SUM([.Q181:.AE181])" office:value-type="float" office:value="0" calcext:value-type="float">
            <text:p>0.00</text:p>
          </table:table-cell>
          <table:table-cell table:style-name="ce36" office:value-type="float" office:value="167" calcext:value-type="float">
            <text:p>1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2:.I182])-SUM([.J182:.P182])+SUM([.Q182:.AE182])" office:value-type="float" office:value="0" calcext:value-type="float">
            <text:p>0.00</text:p>
          </table:table-cell>
          <table:table-cell table:style-name="ce36" office:value-type="float" office:value="168" calcext:value-type="float">
            <text:p>1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3:.I183])-SUM([.J183:.P183])+SUM([.Q183:.AE183])" office:value-type="float" office:value="0" calcext:value-type="float">
            <text:p>0.00</text:p>
          </table:table-cell>
          <table:table-cell table:style-name="ce36" office:value-type="float" office:value="169" calcext:value-type="float">
            <text:p>1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4:.I184])-SUM([.J184:.P184])+SUM([.Q184:.AE184])" office:value-type="float" office:value="0" calcext:value-type="float">
            <text:p>0.00</text:p>
          </table:table-cell>
          <table:table-cell table:style-name="ce36" office:value-type="float" office:value="170" calcext:value-type="float">
            <text:p>1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5:.I185])-SUM([.J185:.P185])+SUM([.Q185:.AE185])" office:value-type="float" office:value="0" calcext:value-type="float">
            <text:p>0.00</text:p>
          </table:table-cell>
          <table:table-cell table:style-name="ce36" office:value-type="float" office:value="171" calcext:value-type="float">
            <text:p>1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6:.I186])-SUM([.J186:.P186])+SUM([.Q186:.AE186])" office:value-type="float" office:value="0" calcext:value-type="float">
            <text:p>0.00</text:p>
          </table:table-cell>
          <table:table-cell table:style-name="ce36" office:value-type="float" office:value="172" calcext:value-type="float">
            <text:p>1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7:.I187])-SUM([.J187:.P187])+SUM([.Q187:.AE187])" office:value-type="float" office:value="0" calcext:value-type="float">
            <text:p>0.00</text:p>
          </table:table-cell>
          <table:table-cell table:style-name="ce36" office:value-type="float" office:value="173" calcext:value-type="float">
            <text:p>1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8:.I188])-SUM([.J188:.P188])+SUM([.Q188:.AE188])" office:value-type="float" office:value="0" calcext:value-type="float">
            <text:p>0.00</text:p>
          </table:table-cell>
          <table:table-cell table:style-name="ce36" office:value-type="float" office:value="174" calcext:value-type="float">
            <text:p>1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89:.I189])-SUM([.J189:.P189])+SUM([.Q189:.AE189])" office:value-type="float" office:value="0" calcext:value-type="float">
            <text:p>0.00</text:p>
          </table:table-cell>
          <table:table-cell table:style-name="ce36" office:value-type="float" office:value="175" calcext:value-type="float">
            <text:p>1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0:.I190])-SUM([.J190:.P190])+SUM([.Q190:.AE190])" office:value-type="float" office:value="0" calcext:value-type="float">
            <text:p>0.00</text:p>
          </table:table-cell>
          <table:table-cell table:style-name="ce36" office:value-type="float" office:value="176" calcext:value-type="float">
            <text:p>1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1:.I191])-SUM([.J191:.P191])+SUM([.Q191:.AE191])" office:value-type="float" office:value="0" calcext:value-type="float">
            <text:p>0.00</text:p>
          </table:table-cell>
          <table:table-cell table:style-name="ce36" office:value-type="float" office:value="177" calcext:value-type="float">
            <text:p>1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2:.I192])-SUM([.J192:.P192])+SUM([.Q192:.AE192])" office:value-type="float" office:value="0" calcext:value-type="float">
            <text:p>0.00</text:p>
          </table:table-cell>
          <table:table-cell table:style-name="ce36" office:value-type="float" office:value="178" calcext:value-type="float">
            <text:p>1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3:.I193])-SUM([.J193:.P193])+SUM([.Q193:.AE193])" office:value-type="float" office:value="0" calcext:value-type="float">
            <text:p>0.00</text:p>
          </table:table-cell>
          <table:table-cell table:style-name="ce36" office:value-type="float" office:value="179" calcext:value-type="float">
            <text:p>1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4:.I194])-SUM([.J194:.P194])+SUM([.Q194:.AE194])" office:value-type="float" office:value="0" calcext:value-type="float">
            <text:p>0.00</text:p>
          </table:table-cell>
          <table:table-cell table:style-name="ce36" office:value-type="float" office:value="180" calcext:value-type="float">
            <text:p>1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5:.I195])-SUM([.J195:.P195])+SUM([.Q195:.AE195])" office:value-type="float" office:value="0" calcext:value-type="float">
            <text:p>0.00</text:p>
          </table:table-cell>
          <table:table-cell table:style-name="ce36" office:value-type="float" office:value="181" calcext:value-type="float">
            <text:p>1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6:.I196])-SUM([.J196:.P196])+SUM([.Q196:.AE196])" office:value-type="float" office:value="0" calcext:value-type="float">
            <text:p>0.00</text:p>
          </table:table-cell>
          <table:table-cell table:style-name="ce36" office:value-type="float" office:value="182" calcext:value-type="float">
            <text:p>1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7:.I197])-SUM([.J197:.P197])+SUM([.Q197:.AE197])" office:value-type="float" office:value="0" calcext:value-type="float">
            <text:p>0.00</text:p>
          </table:table-cell>
          <table:table-cell table:style-name="ce36" office:value-type="float" office:value="183" calcext:value-type="float">
            <text:p>1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8:.I198])-SUM([.J198:.P198])+SUM([.Q198:.AE198])" office:value-type="float" office:value="0" calcext:value-type="float">
            <text:p>0.00</text:p>
          </table:table-cell>
          <table:table-cell table:style-name="ce36" office:value-type="float" office:value="184" calcext:value-type="float">
            <text:p>1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199:.I199])-SUM([.J199:.P199])+SUM([.Q199:.AE199])" office:value-type="float" office:value="0" calcext:value-type="float">
            <text:p>0.00</text:p>
          </table:table-cell>
          <table:table-cell table:style-name="ce36" office:value-type="float" office:value="185" calcext:value-type="float">
            <text:p>1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0:.I200])-SUM([.J200:.P200])+SUM([.Q200:.AE200])" office:value-type="float" office:value="0" calcext:value-type="float">
            <text:p>0.00</text:p>
          </table:table-cell>
          <table:table-cell table:style-name="ce36" office:value-type="float" office:value="186" calcext:value-type="float">
            <text:p>1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1:.I201])-SUM([.J201:.P201])+SUM([.Q201:.AE201])" office:value-type="float" office:value="0" calcext:value-type="float">
            <text:p>0.00</text:p>
          </table:table-cell>
          <table:table-cell table:style-name="ce36" office:value-type="float" office:value="187" calcext:value-type="float">
            <text:p>1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2:.I202])-SUM([.J202:.P202])+SUM([.Q202:.AE202])" office:value-type="float" office:value="0" calcext:value-type="float">
            <text:p>0.00</text:p>
          </table:table-cell>
          <table:table-cell table:style-name="ce36" office:value-type="float" office:value="188" calcext:value-type="float">
            <text:p>1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3:.I203])-SUM([.J203:.P203])+SUM([.Q203:.AE203])" office:value-type="float" office:value="0" calcext:value-type="float">
            <text:p>0.00</text:p>
          </table:table-cell>
          <table:table-cell table:style-name="ce36" office:value-type="float" office:value="189" calcext:value-type="float">
            <text:p>1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4:.I204])-SUM([.J204:.P204])+SUM([.Q204:.AE204])" office:value-type="float" office:value="0" calcext:value-type="float">
            <text:p>0.00</text:p>
          </table:table-cell>
          <table:table-cell table:style-name="ce36" office:value-type="float" office:value="190" calcext:value-type="float">
            <text:p>1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5:.I205])-SUM([.J205:.P205])+SUM([.Q205:.AE205])" office:value-type="float" office:value="0" calcext:value-type="float">
            <text:p>0.00</text:p>
          </table:table-cell>
          <table:table-cell table:style-name="ce36" office:value-type="float" office:value="191" calcext:value-type="float">
            <text:p>1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6:.I206])-SUM([.J206:.P206])+SUM([.Q206:.AE206])" office:value-type="float" office:value="0" calcext:value-type="float">
            <text:p>0.00</text:p>
          </table:table-cell>
          <table:table-cell table:style-name="ce36" office:value-type="float" office:value="192" calcext:value-type="float">
            <text:p>1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7:.I207])-SUM([.J207:.P207])+SUM([.Q207:.AE207])" office:value-type="float" office:value="0" calcext:value-type="float">
            <text:p>0.00</text:p>
          </table:table-cell>
          <table:table-cell table:style-name="ce36" office:value-type="float" office:value="193" calcext:value-type="float">
            <text:p>1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8:.I208])-SUM([.J208:.P208])+SUM([.Q208:.AE208])" office:value-type="float" office:value="0" calcext:value-type="float">
            <text:p>0.00</text:p>
          </table:table-cell>
          <table:table-cell table:style-name="ce36" office:value-type="float" office:value="194" calcext:value-type="float">
            <text:p>1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09:.I209])-SUM([.J209:.P209])+SUM([.Q209:.AE209])" office:value-type="float" office:value="0" calcext:value-type="float">
            <text:p>0.00</text:p>
          </table:table-cell>
          <table:table-cell table:style-name="ce36" office:value-type="float" office:value="195" calcext:value-type="float">
            <text:p>1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0:.I210])-SUM([.J210:.P210])+SUM([.Q210:.AE210])" office:value-type="float" office:value="0" calcext:value-type="float">
            <text:p>0.00</text:p>
          </table:table-cell>
          <table:table-cell table:style-name="ce36" office:value-type="float" office:value="196" calcext:value-type="float">
            <text:p>1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1:.I211])-SUM([.J211:.P211])+SUM([.Q211:.AE211])" office:value-type="float" office:value="0" calcext:value-type="float">
            <text:p>0.00</text:p>
          </table:table-cell>
          <table:table-cell table:style-name="ce36" office:value-type="float" office:value="197" calcext:value-type="float">
            <text:p>1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2:.I212])-SUM([.J212:.P212])+SUM([.Q212:.AE212])" office:value-type="float" office:value="0" calcext:value-type="float">
            <text:p>0.00</text:p>
          </table:table-cell>
          <table:table-cell table:style-name="ce36" office:value-type="float" office:value="198" calcext:value-type="float">
            <text:p>1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3:.I213])-SUM([.J213:.P213])+SUM([.Q213:.AE213])" office:value-type="float" office:value="0" calcext:value-type="float">
            <text:p>0.00</text:p>
          </table:table-cell>
          <table:table-cell table:style-name="ce36" office:value-type="float" office:value="199" calcext:value-type="float">
            <text:p>1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4:.I214])-SUM([.J214:.P214])+SUM([.Q214:.AE214])" office:value-type="float" office:value="0" calcext:value-type="float">
            <text:p>0.00</text:p>
          </table:table-cell>
          <table:table-cell table:style-name="ce36" office:value-type="float" office:value="200" calcext:value-type="float">
            <text:p>2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5:.I215])-SUM([.J215:.P215])+SUM([.Q215:.AE215])" office:value-type="float" office:value="0" calcext:value-type="float">
            <text:p>0.00</text:p>
          </table:table-cell>
          <table:table-cell table:style-name="ce36" office:value-type="float" office:value="201" calcext:value-type="float">
            <text:p>2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6:.I216])-SUM([.J216:.P216])+SUM([.Q216:.AE216])" office:value-type="float" office:value="0" calcext:value-type="float">
            <text:p>0.00</text:p>
          </table:table-cell>
          <table:table-cell table:style-name="ce36" office:value-type="float" office:value="202" calcext:value-type="float">
            <text:p>2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7:.I217])-SUM([.J217:.P217])+SUM([.Q217:.AE217])" office:value-type="float" office:value="0" calcext:value-type="float">
            <text:p>0.00</text:p>
          </table:table-cell>
          <table:table-cell table:style-name="ce36" office:value-type="float" office:value="203" calcext:value-type="float">
            <text:p>2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8:.I218])-SUM([.J218:.P218])+SUM([.Q218:.AE218])" office:value-type="float" office:value="0" calcext:value-type="float">
            <text:p>0.00</text:p>
          </table:table-cell>
          <table:table-cell table:style-name="ce36" office:value-type="float" office:value="204" calcext:value-type="float">
            <text:p>2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19:.I219])-SUM([.J219:.P219])+SUM([.Q219:.AE219])" office:value-type="float" office:value="0" calcext:value-type="float">
            <text:p>0.00</text:p>
          </table:table-cell>
          <table:table-cell table:style-name="ce36" office:value-type="float" office:value="205" calcext:value-type="float">
            <text:p>2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0:.I220])-SUM([.J220:.P220])+SUM([.Q220:.AE220])" office:value-type="float" office:value="0" calcext:value-type="float">
            <text:p>0.00</text:p>
          </table:table-cell>
          <table:table-cell table:style-name="ce36" office:value-type="float" office:value="206" calcext:value-type="float">
            <text:p>2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1:.I221])-SUM([.J221:.P221])+SUM([.Q221:.AE221])" office:value-type="float" office:value="0" calcext:value-type="float">
            <text:p>0.00</text:p>
          </table:table-cell>
          <table:table-cell table:style-name="ce36" office:value-type="float" office:value="207" calcext:value-type="float">
            <text:p>2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2:.I222])-SUM([.J222:.P222])+SUM([.Q222:.AE222])" office:value-type="float" office:value="0" calcext:value-type="float">
            <text:p>0.00</text:p>
          </table:table-cell>
          <table:table-cell table:style-name="ce36" office:value-type="float" office:value="208" calcext:value-type="float">
            <text:p>2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3:.I223])-SUM([.J223:.P223])+SUM([.Q223:.AE223])" office:value-type="float" office:value="0" calcext:value-type="float">
            <text:p>0.00</text:p>
          </table:table-cell>
          <table:table-cell table:style-name="ce36" office:value-type="float" office:value="209" calcext:value-type="float">
            <text:p>2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4:.I224])-SUM([.J224:.P224])+SUM([.Q224:.AE224])" office:value-type="float" office:value="0" calcext:value-type="float">
            <text:p>0.00</text:p>
          </table:table-cell>
          <table:table-cell table:style-name="ce36" office:value-type="float" office:value="210" calcext:value-type="float">
            <text:p>2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5:.I225])-SUM([.J225:.P225])+SUM([.Q225:.AE225])" office:value-type="float" office:value="0" calcext:value-type="float">
            <text:p>0.00</text:p>
          </table:table-cell>
          <table:table-cell table:style-name="ce36" office:value-type="float" office:value="211" calcext:value-type="float">
            <text:p>2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6:.I226])-SUM([.J226:.P226])+SUM([.Q226:.AE226])" office:value-type="float" office:value="0" calcext:value-type="float">
            <text:p>0.00</text:p>
          </table:table-cell>
          <table:table-cell table:style-name="ce36" office:value-type="float" office:value="212" calcext:value-type="float">
            <text:p>2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7:.I227])-SUM([.J227:.P227])+SUM([.Q227:.AE227])" office:value-type="float" office:value="0" calcext:value-type="float">
            <text:p>0.00</text:p>
          </table:table-cell>
          <table:table-cell table:style-name="ce36" office:value-type="float" office:value="213" calcext:value-type="float">
            <text:p>2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8:.I228])-SUM([.J228:.P228])+SUM([.Q228:.AE228])" office:value-type="float" office:value="0" calcext:value-type="float">
            <text:p>0.00</text:p>
          </table:table-cell>
          <table:table-cell table:style-name="ce36" office:value-type="float" office:value="214" calcext:value-type="float">
            <text:p>2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29:.I229])-SUM([.J229:.P229])+SUM([.Q229:.AE229])" office:value-type="float" office:value="0" calcext:value-type="float">
            <text:p>0.00</text:p>
          </table:table-cell>
          <table:table-cell table:style-name="ce36" office:value-type="float" office:value="215" calcext:value-type="float">
            <text:p>2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0:.I230])-SUM([.J230:.P230])+SUM([.Q230:.AE230])" office:value-type="float" office:value="0" calcext:value-type="float">
            <text:p>0.00</text:p>
          </table:table-cell>
          <table:table-cell table:style-name="ce36" office:value-type="float" office:value="216" calcext:value-type="float">
            <text:p>2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1:.I231])-SUM([.J231:.P231])+SUM([.Q231:.AE231])" office:value-type="float" office:value="0" calcext:value-type="float">
            <text:p>0.00</text:p>
          </table:table-cell>
          <table:table-cell table:style-name="ce36" office:value-type="float" office:value="217" calcext:value-type="float">
            <text:p>2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2:.I232])-SUM([.J232:.P232])+SUM([.Q232:.AE232])" office:value-type="float" office:value="0" calcext:value-type="float">
            <text:p>0.00</text:p>
          </table:table-cell>
          <table:table-cell table:style-name="ce36" office:value-type="float" office:value="218" calcext:value-type="float">
            <text:p>2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3:.I233])-SUM([.J233:.P233])+SUM([.Q233:.AE233])" office:value-type="float" office:value="0" calcext:value-type="float">
            <text:p>0.00</text:p>
          </table:table-cell>
          <table:table-cell table:style-name="ce36" office:value-type="float" office:value="219" calcext:value-type="float">
            <text:p>2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4:.I234])-SUM([.J234:.P234])+SUM([.Q234:.AE234])" office:value-type="float" office:value="0" calcext:value-type="float">
            <text:p>0.00</text:p>
          </table:table-cell>
          <table:table-cell table:style-name="ce36" office:value-type="float" office:value="220" calcext:value-type="float">
            <text:p>2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5:.I235])-SUM([.J235:.P235])+SUM([.Q235:.AE235])" office:value-type="float" office:value="0" calcext:value-type="float">
            <text:p>0.00</text:p>
          </table:table-cell>
          <table:table-cell table:style-name="ce36" office:value-type="float" office:value="221" calcext:value-type="float">
            <text:p>2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6:.I236])-SUM([.J236:.P236])+SUM([.Q236:.AE236])" office:value-type="float" office:value="0" calcext:value-type="float">
            <text:p>0.00</text:p>
          </table:table-cell>
          <table:table-cell table:style-name="ce36" office:value-type="float" office:value="222" calcext:value-type="float">
            <text:p>2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7:.I237])-SUM([.J237:.P237])+SUM([.Q237:.AE237])" office:value-type="float" office:value="0" calcext:value-type="float">
            <text:p>0.00</text:p>
          </table:table-cell>
          <table:table-cell table:style-name="ce36" office:value-type="float" office:value="223" calcext:value-type="float">
            <text:p>2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8:.I238])-SUM([.J238:.P238])+SUM([.Q238:.AE238])" office:value-type="float" office:value="0" calcext:value-type="float">
            <text:p>0.00</text:p>
          </table:table-cell>
          <table:table-cell table:style-name="ce36" office:value-type="float" office:value="224" calcext:value-type="float">
            <text:p>2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39:.I239])-SUM([.J239:.P239])+SUM([.Q239:.AE239])" office:value-type="float" office:value="0" calcext:value-type="float">
            <text:p>0.00</text:p>
          </table:table-cell>
          <table:table-cell table:style-name="ce36" office:value-type="float" office:value="225" calcext:value-type="float">
            <text:p>2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0:.I240])-SUM([.J240:.P240])+SUM([.Q240:.AE240])" office:value-type="float" office:value="0" calcext:value-type="float">
            <text:p>0.00</text:p>
          </table:table-cell>
          <table:table-cell table:style-name="ce36" office:value-type="float" office:value="226" calcext:value-type="float">
            <text:p>2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1:.I241])-SUM([.J241:.P241])+SUM([.Q241:.AE241])" office:value-type="float" office:value="0" calcext:value-type="float">
            <text:p>0.00</text:p>
          </table:table-cell>
          <table:table-cell table:style-name="ce36" office:value-type="float" office:value="227" calcext:value-type="float">
            <text:p>2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2:.I242])-SUM([.J242:.P242])+SUM([.Q242:.AE242])" office:value-type="float" office:value="0" calcext:value-type="float">
            <text:p>0.00</text:p>
          </table:table-cell>
          <table:table-cell table:style-name="ce36" office:value-type="float" office:value="228" calcext:value-type="float">
            <text:p>2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3:.I243])-SUM([.J243:.P243])+SUM([.Q243:.AE243])" office:value-type="float" office:value="0" calcext:value-type="float">
            <text:p>0.00</text:p>
          </table:table-cell>
          <table:table-cell table:style-name="ce36" office:value-type="float" office:value="229" calcext:value-type="float">
            <text:p>2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4:.I244])-SUM([.J244:.P244])+SUM([.Q244:.AE244])" office:value-type="float" office:value="0" calcext:value-type="float">
            <text:p>0.00</text:p>
          </table:table-cell>
          <table:table-cell table:style-name="ce36" office:value-type="float" office:value="230" calcext:value-type="float">
            <text:p>2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5:.I245])-SUM([.J245:.P245])+SUM([.Q245:.AE245])" office:value-type="float" office:value="0" calcext:value-type="float">
            <text:p>0.00</text:p>
          </table:table-cell>
          <table:table-cell table:style-name="ce36" office:value-type="float" office:value="231" calcext:value-type="float">
            <text:p>2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6:.I246])-SUM([.J246:.P246])+SUM([.Q246:.AE246])" office:value-type="float" office:value="0" calcext:value-type="float">
            <text:p>0.00</text:p>
          </table:table-cell>
          <table:table-cell table:style-name="ce36" office:value-type="float" office:value="232" calcext:value-type="float">
            <text:p>2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7:.I247])-SUM([.J247:.P247])+SUM([.Q247:.AE247])" office:value-type="float" office:value="0" calcext:value-type="float">
            <text:p>0.00</text:p>
          </table:table-cell>
          <table:table-cell table:style-name="ce36" office:value-type="float" office:value="233" calcext:value-type="float">
            <text:p>2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8:.I248])-SUM([.J248:.P248])+SUM([.Q248:.AE248])" office:value-type="float" office:value="0" calcext:value-type="float">
            <text:p>0.00</text:p>
          </table:table-cell>
          <table:table-cell table:style-name="ce36" office:value-type="float" office:value="234" calcext:value-type="float">
            <text:p>2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49:.I249])-SUM([.J249:.P249])+SUM([.Q249:.AE249])" office:value-type="float" office:value="0" calcext:value-type="float">
            <text:p>0.00</text:p>
          </table:table-cell>
          <table:table-cell table:style-name="ce36" office:value-type="float" office:value="235" calcext:value-type="float">
            <text:p>2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0:.I250])-SUM([.J250:.P250])+SUM([.Q250:.AE250])" office:value-type="float" office:value="0" calcext:value-type="float">
            <text:p>0.00</text:p>
          </table:table-cell>
          <table:table-cell table:style-name="ce36" office:value-type="float" office:value="236" calcext:value-type="float">
            <text:p>2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1:.I251])-SUM([.J251:.P251])+SUM([.Q251:.AE251])" office:value-type="float" office:value="0" calcext:value-type="float">
            <text:p>0.00</text:p>
          </table:table-cell>
          <table:table-cell table:style-name="ce36" office:value-type="float" office:value="237" calcext:value-type="float">
            <text:p>2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2:.I252])-SUM([.J252:.P252])+SUM([.Q252:.AE252])" office:value-type="float" office:value="0" calcext:value-type="float">
            <text:p>0.00</text:p>
          </table:table-cell>
          <table:table-cell table:style-name="ce36" office:value-type="float" office:value="238" calcext:value-type="float">
            <text:p>2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3:.I253])-SUM([.J253:.P253])+SUM([.Q253:.AE253])" office:value-type="float" office:value="0" calcext:value-type="float">
            <text:p>0.00</text:p>
          </table:table-cell>
          <table:table-cell table:style-name="ce36" office:value-type="float" office:value="239" calcext:value-type="float">
            <text:p>2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4:.I254])-SUM([.J254:.P254])+SUM([.Q254:.AE254])" office:value-type="float" office:value="0" calcext:value-type="float">
            <text:p>0.00</text:p>
          </table:table-cell>
          <table:table-cell table:style-name="ce36" office:value-type="float" office:value="240" calcext:value-type="float">
            <text:p>2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5:.I255])-SUM([.J255:.P255])+SUM([.Q255:.AE255])" office:value-type="float" office:value="0" calcext:value-type="float">
            <text:p>0.00</text:p>
          </table:table-cell>
          <table:table-cell table:style-name="ce36" office:value-type="float" office:value="241" calcext:value-type="float">
            <text:p>2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6:.I256])-SUM([.J256:.P256])+SUM([.Q256:.AE256])" office:value-type="float" office:value="0" calcext:value-type="float">
            <text:p>0.00</text:p>
          </table:table-cell>
          <table:table-cell table:style-name="ce36" office:value-type="float" office:value="242" calcext:value-type="float">
            <text:p>2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7:.I257])-SUM([.J257:.P257])+SUM([.Q257:.AE257])" office:value-type="float" office:value="0" calcext:value-type="float">
            <text:p>0.00</text:p>
          </table:table-cell>
          <table:table-cell table:style-name="ce36" office:value-type="float" office:value="243" calcext:value-type="float">
            <text:p>2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8:.I258])-SUM([.J258:.P258])+SUM([.Q258:.AE258])" office:value-type="float" office:value="0" calcext:value-type="float">
            <text:p>0.00</text:p>
          </table:table-cell>
          <table:table-cell table:style-name="ce36" office:value-type="float" office:value="244" calcext:value-type="float">
            <text:p>2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59:.I259])-SUM([.J259:.P259])+SUM([.Q259:.AE259])" office:value-type="float" office:value="0" calcext:value-type="float">
            <text:p>0.00</text:p>
          </table:table-cell>
          <table:table-cell table:style-name="ce36" office:value-type="float" office:value="245" calcext:value-type="float">
            <text:p>2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0:.I260])-SUM([.J260:.P260])+SUM([.Q260:.AE260])" office:value-type="float" office:value="0" calcext:value-type="float">
            <text:p>0.00</text:p>
          </table:table-cell>
          <table:table-cell table:style-name="ce36" office:value-type="float" office:value="246" calcext:value-type="float">
            <text:p>2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1:.I261])-SUM([.J261:.P261])+SUM([.Q261:.AE261])" office:value-type="float" office:value="0" calcext:value-type="float">
            <text:p>0.00</text:p>
          </table:table-cell>
          <table:table-cell table:style-name="ce36" office:value-type="float" office:value="247" calcext:value-type="float">
            <text:p>2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2:.I262])-SUM([.J262:.P262])+SUM([.Q262:.AE262])" office:value-type="float" office:value="0" calcext:value-type="float">
            <text:p>0.00</text:p>
          </table:table-cell>
          <table:table-cell table:style-name="ce36" office:value-type="float" office:value="248" calcext:value-type="float">
            <text:p>2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3:.I263])-SUM([.J263:.P263])+SUM([.Q263:.AE263])" office:value-type="float" office:value="0" calcext:value-type="float">
            <text:p>0.00</text:p>
          </table:table-cell>
          <table:table-cell table:style-name="ce36" office:value-type="float" office:value="249" calcext:value-type="float">
            <text:p>2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4:.I264])-SUM([.J264:.P264])+SUM([.Q264:.AE264])" office:value-type="float" office:value="0" calcext:value-type="float">
            <text:p>0.00</text:p>
          </table:table-cell>
          <table:table-cell table:style-name="ce36" office:value-type="float" office:value="250" calcext:value-type="float">
            <text:p>2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5:.I265])-SUM([.J265:.P265])+SUM([.Q265:.AE265])" office:value-type="float" office:value="0" calcext:value-type="float">
            <text:p>0.00</text:p>
          </table:table-cell>
          <table:table-cell table:style-name="ce36" office:value-type="float" office:value="251" calcext:value-type="float">
            <text:p>2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6:.I266])-SUM([.J266:.P266])+SUM([.Q266:.AE266])" office:value-type="float" office:value="0" calcext:value-type="float">
            <text:p>0.00</text:p>
          </table:table-cell>
          <table:table-cell table:style-name="ce36" office:value-type="float" office:value="252" calcext:value-type="float">
            <text:p>2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7:.I267])-SUM([.J267:.P267])+SUM([.Q267:.AE267])" office:value-type="float" office:value="0" calcext:value-type="float">
            <text:p>0.00</text:p>
          </table:table-cell>
          <table:table-cell table:style-name="ce36" office:value-type="float" office:value="253" calcext:value-type="float">
            <text:p>2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8:.I268])-SUM([.J268:.P268])+SUM([.Q268:.AE268])" office:value-type="float" office:value="0" calcext:value-type="float">
            <text:p>0.00</text:p>
          </table:table-cell>
          <table:table-cell table:style-name="ce36" office:value-type="float" office:value="254" calcext:value-type="float">
            <text:p>2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69:.I269])-SUM([.J269:.P269])+SUM([.Q269:.AE269])" office:value-type="float" office:value="0" calcext:value-type="float">
            <text:p>0.00</text:p>
          </table:table-cell>
          <table:table-cell table:style-name="ce36" office:value-type="float" office:value="255" calcext:value-type="float">
            <text:p>2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0:.I270])-SUM([.J270:.P270])+SUM([.Q270:.AE270])" office:value-type="float" office:value="0" calcext:value-type="float">
            <text:p>0.00</text:p>
          </table:table-cell>
          <table:table-cell table:style-name="ce36" office:value-type="float" office:value="256" calcext:value-type="float">
            <text:p>2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1:.I271])-SUM([.J271:.P271])+SUM([.Q271:.AE271])" office:value-type="float" office:value="0" calcext:value-type="float">
            <text:p>0.00</text:p>
          </table:table-cell>
          <table:table-cell table:style-name="ce36" office:value-type="float" office:value="257" calcext:value-type="float">
            <text:p>2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2:.I272])-SUM([.J272:.P272])+SUM([.Q272:.AE272])" office:value-type="float" office:value="0" calcext:value-type="float">
            <text:p>0.00</text:p>
          </table:table-cell>
          <table:table-cell table:style-name="ce36" office:value-type="float" office:value="258" calcext:value-type="float">
            <text:p>2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3:.I273])-SUM([.J273:.P273])+SUM([.Q273:.AE273])" office:value-type="float" office:value="0" calcext:value-type="float">
            <text:p>0.00</text:p>
          </table:table-cell>
          <table:table-cell table:style-name="ce36" office:value-type="float" office:value="259" calcext:value-type="float">
            <text:p>2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4:.I274])-SUM([.J274:.P274])+SUM([.Q274:.AE274])" office:value-type="float" office:value="0" calcext:value-type="float">
            <text:p>0.00</text:p>
          </table:table-cell>
          <table:table-cell table:style-name="ce36" office:value-type="float" office:value="260" calcext:value-type="float">
            <text:p>2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5:.I275])-SUM([.J275:.P275])+SUM([.Q275:.AE275])" office:value-type="float" office:value="0" calcext:value-type="float">
            <text:p>0.00</text:p>
          </table:table-cell>
          <table:table-cell table:style-name="ce36" office:value-type="float" office:value="261" calcext:value-type="float">
            <text:p>2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6:.I276])-SUM([.J276:.P276])+SUM([.Q276:.AE276])" office:value-type="float" office:value="0" calcext:value-type="float">
            <text:p>0.00</text:p>
          </table:table-cell>
          <table:table-cell table:style-name="ce36" office:value-type="float" office:value="262" calcext:value-type="float">
            <text:p>2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7:.I277])-SUM([.J277:.P277])+SUM([.Q277:.AE277])" office:value-type="float" office:value="0" calcext:value-type="float">
            <text:p>0.00</text:p>
          </table:table-cell>
          <table:table-cell table:style-name="ce36" office:value-type="float" office:value="263" calcext:value-type="float">
            <text:p>2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8:.I278])-SUM([.J278:.P278])+SUM([.Q278:.AE278])" office:value-type="float" office:value="0" calcext:value-type="float">
            <text:p>0.00</text:p>
          </table:table-cell>
          <table:table-cell table:style-name="ce36" office:value-type="float" office:value="264" calcext:value-type="float">
            <text:p>2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79:.I279])-SUM([.J279:.P279])+SUM([.Q279:.AE279])" office:value-type="float" office:value="0" calcext:value-type="float">
            <text:p>0.00</text:p>
          </table:table-cell>
          <table:table-cell table:style-name="ce36" office:value-type="float" office:value="265" calcext:value-type="float">
            <text:p>2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0:.I280])-SUM([.J280:.P280])+SUM([.Q280:.AE280])" office:value-type="float" office:value="0" calcext:value-type="float">
            <text:p>0.00</text:p>
          </table:table-cell>
          <table:table-cell table:style-name="ce36" office:value-type="float" office:value="266" calcext:value-type="float">
            <text:p>2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1:.I281])-SUM([.J281:.P281])+SUM([.Q281:.AE281])" office:value-type="float" office:value="0" calcext:value-type="float">
            <text:p>0.00</text:p>
          </table:table-cell>
          <table:table-cell table:style-name="ce36" office:value-type="float" office:value="267" calcext:value-type="float">
            <text:p>2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2:.I282])-SUM([.J282:.P282])+SUM([.Q282:.AE282])" office:value-type="float" office:value="0" calcext:value-type="float">
            <text:p>0.00</text:p>
          </table:table-cell>
          <table:table-cell table:style-name="ce36" office:value-type="float" office:value="268" calcext:value-type="float">
            <text:p>2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3:.I283])-SUM([.J283:.P283])+SUM([.Q283:.AE283])" office:value-type="float" office:value="0" calcext:value-type="float">
            <text:p>0.00</text:p>
          </table:table-cell>
          <table:table-cell table:style-name="ce36" office:value-type="float" office:value="269" calcext:value-type="float">
            <text:p>2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4:.I284])-SUM([.J284:.P284])+SUM([.Q284:.AE284])" office:value-type="float" office:value="0" calcext:value-type="float">
            <text:p>0.00</text:p>
          </table:table-cell>
          <table:table-cell table:style-name="ce36" office:value-type="float" office:value="270" calcext:value-type="float">
            <text:p>2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5:.I285])-SUM([.J285:.P285])+SUM([.Q285:.AE285])" office:value-type="float" office:value="0" calcext:value-type="float">
            <text:p>0.00</text:p>
          </table:table-cell>
          <table:table-cell table:style-name="ce36" office:value-type="float" office:value="271" calcext:value-type="float">
            <text:p>2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6:.I286])-SUM([.J286:.P286])+SUM([.Q286:.AE286])" office:value-type="float" office:value="0" calcext:value-type="float">
            <text:p>0.00</text:p>
          </table:table-cell>
          <table:table-cell table:style-name="ce36" office:value-type="float" office:value="272" calcext:value-type="float">
            <text:p>2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7:.I287])-SUM([.J287:.P287])+SUM([.Q287:.AE287])" office:value-type="float" office:value="0" calcext:value-type="float">
            <text:p>0.00</text:p>
          </table:table-cell>
          <table:table-cell table:style-name="ce36" office:value-type="float" office:value="273" calcext:value-type="float">
            <text:p>2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8:.I288])-SUM([.J288:.P288])+SUM([.Q288:.AE288])" office:value-type="float" office:value="0" calcext:value-type="float">
            <text:p>0.00</text:p>
          </table:table-cell>
          <table:table-cell table:style-name="ce36" office:value-type="float" office:value="274" calcext:value-type="float">
            <text:p>2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89:.I289])-SUM([.J289:.P289])+SUM([.Q289:.AE289])" office:value-type="float" office:value="0" calcext:value-type="float">
            <text:p>0.00</text:p>
          </table:table-cell>
          <table:table-cell table:style-name="ce36" office:value-type="float" office:value="275" calcext:value-type="float">
            <text:p>2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0:.I290])-SUM([.J290:.P290])+SUM([.Q290:.AE290])" office:value-type="float" office:value="0" calcext:value-type="float">
            <text:p>0.00</text:p>
          </table:table-cell>
          <table:table-cell table:style-name="ce36" office:value-type="float" office:value="276" calcext:value-type="float">
            <text:p>2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1:.I291])-SUM([.J291:.P291])+SUM([.Q291:.AE291])" office:value-type="float" office:value="0" calcext:value-type="float">
            <text:p>0.00</text:p>
          </table:table-cell>
          <table:table-cell table:style-name="ce36" office:value-type="float" office:value="277" calcext:value-type="float">
            <text:p>2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2:.I292])-SUM([.J292:.P292])+SUM([.Q292:.AE292])" office:value-type="float" office:value="0" calcext:value-type="float">
            <text:p>0.00</text:p>
          </table:table-cell>
          <table:table-cell table:style-name="ce36" office:value-type="float" office:value="278" calcext:value-type="float">
            <text:p>2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3:.I293])-SUM([.J293:.P293])+SUM([.Q293:.AE293])" office:value-type="float" office:value="0" calcext:value-type="float">
            <text:p>0.00</text:p>
          </table:table-cell>
          <table:table-cell table:style-name="ce36" office:value-type="float" office:value="279" calcext:value-type="float">
            <text:p>2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4:.I294])-SUM([.J294:.P294])+SUM([.Q294:.AE294])" office:value-type="float" office:value="0" calcext:value-type="float">
            <text:p>0.00</text:p>
          </table:table-cell>
          <table:table-cell table:style-name="ce36" office:value-type="float" office:value="280" calcext:value-type="float">
            <text:p>2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5:.I295])-SUM([.J295:.P295])+SUM([.Q295:.AE295])" office:value-type="float" office:value="0" calcext:value-type="float">
            <text:p>0.00</text:p>
          </table:table-cell>
          <table:table-cell table:style-name="ce36" office:value-type="float" office:value="281" calcext:value-type="float">
            <text:p>2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6:.I296])-SUM([.J296:.P296])+SUM([.Q296:.AE296])" office:value-type="float" office:value="0" calcext:value-type="float">
            <text:p>0.00</text:p>
          </table:table-cell>
          <table:table-cell table:style-name="ce36" office:value-type="float" office:value="282" calcext:value-type="float">
            <text:p>2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7:.I297])-SUM([.J297:.P297])+SUM([.Q297:.AE297])" office:value-type="float" office:value="0" calcext:value-type="float">
            <text:p>0.00</text:p>
          </table:table-cell>
          <table:table-cell table:style-name="ce36" office:value-type="float" office:value="283" calcext:value-type="float">
            <text:p>2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8:.I298])-SUM([.J298:.P298])+SUM([.Q298:.AE298])" office:value-type="float" office:value="0" calcext:value-type="float">
            <text:p>0.00</text:p>
          </table:table-cell>
          <table:table-cell table:style-name="ce36" office:value-type="float" office:value="284" calcext:value-type="float">
            <text:p>2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299:.I299])-SUM([.J299:.P299])+SUM([.Q299:.AE299])" office:value-type="float" office:value="0" calcext:value-type="float">
            <text:p>0.00</text:p>
          </table:table-cell>
          <table:table-cell table:style-name="ce36" office:value-type="float" office:value="285" calcext:value-type="float">
            <text:p>2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0:.I300])-SUM([.J300:.P300])+SUM([.Q300:.AE300])" office:value-type="float" office:value="0" calcext:value-type="float">
            <text:p>0.00</text:p>
          </table:table-cell>
          <table:table-cell table:style-name="ce36" office:value-type="float" office:value="286" calcext:value-type="float">
            <text:p>2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1:.I301])-SUM([.J301:.P301])+SUM([.Q301:.AE301])" office:value-type="float" office:value="0" calcext:value-type="float">
            <text:p>0.00</text:p>
          </table:table-cell>
          <table:table-cell table:style-name="ce36" office:value-type="float" office:value="287" calcext:value-type="float">
            <text:p>2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2:.I302])-SUM([.J302:.P302])+SUM([.Q302:.AE302])" office:value-type="float" office:value="0" calcext:value-type="float">
            <text:p>0.00</text:p>
          </table:table-cell>
          <table:table-cell table:style-name="ce36" office:value-type="float" office:value="288" calcext:value-type="float">
            <text:p>2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3:.I303])-SUM([.J303:.P303])+SUM([.Q303:.AE303])" office:value-type="float" office:value="0" calcext:value-type="float">
            <text:p>0.00</text:p>
          </table:table-cell>
          <table:table-cell table:style-name="ce36" office:value-type="float" office:value="289" calcext:value-type="float">
            <text:p>2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4:.I304])-SUM([.J304:.P304])+SUM([.Q304:.AE304])" office:value-type="float" office:value="0" calcext:value-type="float">
            <text:p>0.00</text:p>
          </table:table-cell>
          <table:table-cell table:style-name="ce36" office:value-type="float" office:value="290" calcext:value-type="float">
            <text:p>2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5:.I305])-SUM([.J305:.P305])+SUM([.Q305:.AE305])" office:value-type="float" office:value="0" calcext:value-type="float">
            <text:p>0.00</text:p>
          </table:table-cell>
          <table:table-cell table:style-name="ce36" office:value-type="float" office:value="291" calcext:value-type="float">
            <text:p>2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6:.I306])-SUM([.J306:.P306])+SUM([.Q306:.AE306])" office:value-type="float" office:value="0" calcext:value-type="float">
            <text:p>0.00</text:p>
          </table:table-cell>
          <table:table-cell table:style-name="ce36" office:value-type="float" office:value="292" calcext:value-type="float">
            <text:p>2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7:.I307])-SUM([.J307:.P307])+SUM([.Q307:.AE307])" office:value-type="float" office:value="0" calcext:value-type="float">
            <text:p>0.00</text:p>
          </table:table-cell>
          <table:table-cell table:style-name="ce36" office:value-type="float" office:value="293" calcext:value-type="float">
            <text:p>2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8:.I308])-SUM([.J308:.P308])+SUM([.Q308:.AE308])" office:value-type="float" office:value="0" calcext:value-type="float">
            <text:p>0.00</text:p>
          </table:table-cell>
          <table:table-cell table:style-name="ce36" office:value-type="float" office:value="294" calcext:value-type="float">
            <text:p>2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09:.I309])-SUM([.J309:.P309])+SUM([.Q309:.AE309])" office:value-type="float" office:value="0" calcext:value-type="float">
            <text:p>0.00</text:p>
          </table:table-cell>
          <table:table-cell table:style-name="ce36" office:value-type="float" office:value="295" calcext:value-type="float">
            <text:p>2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0:.I310])-SUM([.J310:.P310])+SUM([.Q310:.AE310])" office:value-type="float" office:value="0" calcext:value-type="float">
            <text:p>0.00</text:p>
          </table:table-cell>
          <table:table-cell table:style-name="ce36" office:value-type="float" office:value="296" calcext:value-type="float">
            <text:p>2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1:.I311])-SUM([.J311:.P311])+SUM([.Q311:.AE311])" office:value-type="float" office:value="0" calcext:value-type="float">
            <text:p>0.00</text:p>
          </table:table-cell>
          <table:table-cell table:style-name="ce36" office:value-type="float" office:value="297" calcext:value-type="float">
            <text:p>2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2:.I312])-SUM([.J312:.P312])+SUM([.Q312:.AE312])" office:value-type="float" office:value="0" calcext:value-type="float">
            <text:p>0.00</text:p>
          </table:table-cell>
          <table:table-cell table:style-name="ce36" office:value-type="float" office:value="298" calcext:value-type="float">
            <text:p>2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3:.I313])-SUM([.J313:.P313])+SUM([.Q313:.AE313])" office:value-type="float" office:value="0" calcext:value-type="float">
            <text:p>0.00</text:p>
          </table:table-cell>
          <table:table-cell table:style-name="ce36" office:value-type="float" office:value="299" calcext:value-type="float">
            <text:p>2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4:.I314])-SUM([.J314:.P314])+SUM([.Q314:.AE314])" office:value-type="float" office:value="0" calcext:value-type="float">
            <text:p>0.00</text:p>
          </table:table-cell>
          <table:table-cell table:style-name="ce36" office:value-type="float" office:value="300" calcext:value-type="float">
            <text:p>3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5:.I315])-SUM([.J315:.P315])+SUM([.Q315:.AE315])" office:value-type="float" office:value="0" calcext:value-type="float">
            <text:p>0.00</text:p>
          </table:table-cell>
          <table:table-cell table:style-name="ce36" office:value-type="float" office:value="301" calcext:value-type="float">
            <text:p>3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6:.I316])-SUM([.J316:.P316])+SUM([.Q316:.AE316])" office:value-type="float" office:value="0" calcext:value-type="float">
            <text:p>0.00</text:p>
          </table:table-cell>
          <table:table-cell table:style-name="ce36" office:value-type="float" office:value="302" calcext:value-type="float">
            <text:p>3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7:.I317])-SUM([.J317:.P317])+SUM([.Q317:.AE317])" office:value-type="float" office:value="0" calcext:value-type="float">
            <text:p>0.00</text:p>
          </table:table-cell>
          <table:table-cell table:style-name="ce36" office:value-type="float" office:value="303" calcext:value-type="float">
            <text:p>3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8:.I318])-SUM([.J318:.P318])+SUM([.Q318:.AE318])" office:value-type="float" office:value="0" calcext:value-type="float">
            <text:p>0.00</text:p>
          </table:table-cell>
          <table:table-cell table:style-name="ce36" office:value-type="float" office:value="304" calcext:value-type="float">
            <text:p>3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19:.I319])-SUM([.J319:.P319])+SUM([.Q319:.AE319])" office:value-type="float" office:value="0" calcext:value-type="float">
            <text:p>0.00</text:p>
          </table:table-cell>
          <table:table-cell table:style-name="ce36" office:value-type="float" office:value="305" calcext:value-type="float">
            <text:p>3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0:.I320])-SUM([.J320:.P320])+SUM([.Q320:.AE320])" office:value-type="float" office:value="0" calcext:value-type="float">
            <text:p>0.00</text:p>
          </table:table-cell>
          <table:table-cell table:style-name="ce36" office:value-type="float" office:value="306" calcext:value-type="float">
            <text:p>3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1:.I321])-SUM([.J321:.P321])+SUM([.Q321:.AE321])" office:value-type="float" office:value="0" calcext:value-type="float">
            <text:p>0.00</text:p>
          </table:table-cell>
          <table:table-cell table:style-name="ce36" office:value-type="float" office:value="307" calcext:value-type="float">
            <text:p>3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2:.I322])-SUM([.J322:.P322])+SUM([.Q322:.AE322])" office:value-type="float" office:value="0" calcext:value-type="float">
            <text:p>0.00</text:p>
          </table:table-cell>
          <table:table-cell table:style-name="ce36" office:value-type="float" office:value="308" calcext:value-type="float">
            <text:p>3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3:.I323])-SUM([.J323:.P323])+SUM([.Q323:.AE323])" office:value-type="float" office:value="0" calcext:value-type="float">
            <text:p>0.00</text:p>
          </table:table-cell>
          <table:table-cell table:style-name="ce36" office:value-type="float" office:value="309" calcext:value-type="float">
            <text:p>3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4:.I324])-SUM([.J324:.P324])+SUM([.Q324:.AE324])" office:value-type="float" office:value="0" calcext:value-type="float">
            <text:p>0.00</text:p>
          </table:table-cell>
          <table:table-cell table:style-name="ce36" office:value-type="float" office:value="310" calcext:value-type="float">
            <text:p>3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5:.I325])-SUM([.J325:.P325])+SUM([.Q325:.AE325])" office:value-type="float" office:value="0" calcext:value-type="float">
            <text:p>0.00</text:p>
          </table:table-cell>
          <table:table-cell table:style-name="ce36" office:value-type="float" office:value="311" calcext:value-type="float">
            <text:p>3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6:.I326])-SUM([.J326:.P326])+SUM([.Q326:.AE326])" office:value-type="float" office:value="0" calcext:value-type="float">
            <text:p>0.00</text:p>
          </table:table-cell>
          <table:table-cell table:style-name="ce36" office:value-type="float" office:value="312" calcext:value-type="float">
            <text:p>3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7:.I327])-SUM([.J327:.P327])+SUM([.Q327:.AE327])" office:value-type="float" office:value="0" calcext:value-type="float">
            <text:p>0.00</text:p>
          </table:table-cell>
          <table:table-cell table:style-name="ce36" office:value-type="float" office:value="313" calcext:value-type="float">
            <text:p>3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8:.I328])-SUM([.J328:.P328])+SUM([.Q328:.AE328])" office:value-type="float" office:value="0" calcext:value-type="float">
            <text:p>0.00</text:p>
          </table:table-cell>
          <table:table-cell table:style-name="ce36" office:value-type="float" office:value="314" calcext:value-type="float">
            <text:p>3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29:.I329])-SUM([.J329:.P329])+SUM([.Q329:.AE329])" office:value-type="float" office:value="0" calcext:value-type="float">
            <text:p>0.00</text:p>
          </table:table-cell>
          <table:table-cell table:style-name="ce36" office:value-type="float" office:value="315" calcext:value-type="float">
            <text:p>3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0:.I330])-SUM([.J330:.P330])+SUM([.Q330:.AE330])" office:value-type="float" office:value="0" calcext:value-type="float">
            <text:p>0.00</text:p>
          </table:table-cell>
          <table:table-cell table:style-name="ce36" office:value-type="float" office:value="316" calcext:value-type="float">
            <text:p>3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1:.I331])-SUM([.J331:.P331])+SUM([.Q331:.AE331])" office:value-type="float" office:value="0" calcext:value-type="float">
            <text:p>0.00</text:p>
          </table:table-cell>
          <table:table-cell table:style-name="ce36" office:value-type="float" office:value="317" calcext:value-type="float">
            <text:p>3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2:.I332])-SUM([.J332:.P332])+SUM([.Q332:.AE332])" office:value-type="float" office:value="0" calcext:value-type="float">
            <text:p>0.00</text:p>
          </table:table-cell>
          <table:table-cell table:style-name="ce36" office:value-type="float" office:value="318" calcext:value-type="float">
            <text:p>3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3:.I333])-SUM([.J333:.P333])+SUM([.Q333:.AE333])" office:value-type="float" office:value="0" calcext:value-type="float">
            <text:p>0.00</text:p>
          </table:table-cell>
          <table:table-cell table:style-name="ce36" office:value-type="float" office:value="319" calcext:value-type="float">
            <text:p>3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4:.I334])-SUM([.J334:.P334])+SUM([.Q334:.AE334])" office:value-type="float" office:value="0" calcext:value-type="float">
            <text:p>0.00</text:p>
          </table:table-cell>
          <table:table-cell table:style-name="ce36" office:value-type="float" office:value="320" calcext:value-type="float">
            <text:p>3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5:.I335])-SUM([.J335:.P335])+SUM([.Q335:.AE335])" office:value-type="float" office:value="0" calcext:value-type="float">
            <text:p>0.00</text:p>
          </table:table-cell>
          <table:table-cell table:style-name="ce36" office:value-type="float" office:value="321" calcext:value-type="float">
            <text:p>3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6:.I336])-SUM([.J336:.P336])+SUM([.Q336:.AE336])" office:value-type="float" office:value="0" calcext:value-type="float">
            <text:p>0.00</text:p>
          </table:table-cell>
          <table:table-cell table:style-name="ce36" office:value-type="float" office:value="322" calcext:value-type="float">
            <text:p>3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7:.I337])-SUM([.J337:.P337])+SUM([.Q337:.AE337])" office:value-type="float" office:value="0" calcext:value-type="float">
            <text:p>0.00</text:p>
          </table:table-cell>
          <table:table-cell table:style-name="ce36" office:value-type="float" office:value="323" calcext:value-type="float">
            <text:p>3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8:.I338])-SUM([.J338:.P338])+SUM([.Q338:.AE338])" office:value-type="float" office:value="0" calcext:value-type="float">
            <text:p>0.00</text:p>
          </table:table-cell>
          <table:table-cell table:style-name="ce36" office:value-type="float" office:value="324" calcext:value-type="float">
            <text:p>3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39:.I339])-SUM([.J339:.P339])+SUM([.Q339:.AE339])" office:value-type="float" office:value="0" calcext:value-type="float">
            <text:p>0.00</text:p>
          </table:table-cell>
          <table:table-cell table:style-name="ce36" office:value-type="float" office:value="325" calcext:value-type="float">
            <text:p>3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0:.I340])-SUM([.J340:.P340])+SUM([.Q340:.AE340])" office:value-type="float" office:value="0" calcext:value-type="float">
            <text:p>0.00</text:p>
          </table:table-cell>
          <table:table-cell table:style-name="ce36" office:value-type="float" office:value="326" calcext:value-type="float">
            <text:p>3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1:.I341])-SUM([.J341:.P341])+SUM([.Q341:.AE341])" office:value-type="float" office:value="0" calcext:value-type="float">
            <text:p>0.00</text:p>
          </table:table-cell>
          <table:table-cell table:style-name="ce36" office:value-type="float" office:value="327" calcext:value-type="float">
            <text:p>3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2:.I342])-SUM([.J342:.P342])+SUM([.Q342:.AE342])" office:value-type="float" office:value="0" calcext:value-type="float">
            <text:p>0.00</text:p>
          </table:table-cell>
          <table:table-cell table:style-name="ce36" office:value-type="float" office:value="328" calcext:value-type="float">
            <text:p>3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3:.I343])-SUM([.J343:.P343])+SUM([.Q343:.AE343])" office:value-type="float" office:value="0" calcext:value-type="float">
            <text:p>0.00</text:p>
          </table:table-cell>
          <table:table-cell table:style-name="ce36" office:value-type="float" office:value="329" calcext:value-type="float">
            <text:p>3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4:.I344])-SUM([.J344:.P344])+SUM([.Q344:.AE344])" office:value-type="float" office:value="0" calcext:value-type="float">
            <text:p>0.00</text:p>
          </table:table-cell>
          <table:table-cell table:style-name="ce36" office:value-type="float" office:value="330" calcext:value-type="float">
            <text:p>3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5:.I345])-SUM([.J345:.P345])+SUM([.Q345:.AE345])" office:value-type="float" office:value="0" calcext:value-type="float">
            <text:p>0.00</text:p>
          </table:table-cell>
          <table:table-cell table:style-name="ce36" office:value-type="float" office:value="331" calcext:value-type="float">
            <text:p>3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6:.I346])-SUM([.J346:.P346])+SUM([.Q346:.AE346])" office:value-type="float" office:value="0" calcext:value-type="float">
            <text:p>0.00</text:p>
          </table:table-cell>
          <table:table-cell table:style-name="ce36" office:value-type="float" office:value="332" calcext:value-type="float">
            <text:p>3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7:.I347])-SUM([.J347:.P347])+SUM([.Q347:.AE347])" office:value-type="float" office:value="0" calcext:value-type="float">
            <text:p>0.00</text:p>
          </table:table-cell>
          <table:table-cell table:style-name="ce36" office:value-type="float" office:value="333" calcext:value-type="float">
            <text:p>3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8:.I348])-SUM([.J348:.P348])+SUM([.Q348:.AE348])" office:value-type="float" office:value="0" calcext:value-type="float">
            <text:p>0.00</text:p>
          </table:table-cell>
          <table:table-cell table:style-name="ce36" office:value-type="float" office:value="334" calcext:value-type="float">
            <text:p>3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49:.I349])-SUM([.J349:.P349])+SUM([.Q349:.AE349])" office:value-type="float" office:value="0" calcext:value-type="float">
            <text:p>0.00</text:p>
          </table:table-cell>
          <table:table-cell table:style-name="ce36" office:value-type="float" office:value="335" calcext:value-type="float">
            <text:p>3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0:.I350])-SUM([.J350:.P350])+SUM([.Q350:.AE350])" office:value-type="float" office:value="0" calcext:value-type="float">
            <text:p>0.00</text:p>
          </table:table-cell>
          <table:table-cell table:style-name="ce36" office:value-type="float" office:value="336" calcext:value-type="float">
            <text:p>3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1:.I351])-SUM([.J351:.P351])+SUM([.Q351:.AE351])" office:value-type="float" office:value="0" calcext:value-type="float">
            <text:p>0.00</text:p>
          </table:table-cell>
          <table:table-cell table:style-name="ce36" office:value-type="float" office:value="337" calcext:value-type="float">
            <text:p>3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2:.I352])-SUM([.J352:.P352])+SUM([.Q352:.AE352])" office:value-type="float" office:value="0" calcext:value-type="float">
            <text:p>0.00</text:p>
          </table:table-cell>
          <table:table-cell table:style-name="ce36" office:value-type="float" office:value="338" calcext:value-type="float">
            <text:p>3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3:.I353])-SUM([.J353:.P353])+SUM([.Q353:.AE353])" office:value-type="float" office:value="0" calcext:value-type="float">
            <text:p>0.00</text:p>
          </table:table-cell>
          <table:table-cell table:style-name="ce36" office:value-type="float" office:value="339" calcext:value-type="float">
            <text:p>3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4:.I354])-SUM([.J354:.P354])+SUM([.Q354:.AE354])" office:value-type="float" office:value="0" calcext:value-type="float">
            <text:p>0.00</text:p>
          </table:table-cell>
          <table:table-cell table:style-name="ce36" office:value-type="float" office:value="340" calcext:value-type="float">
            <text:p>3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5:.I355])-SUM([.J355:.P355])+SUM([.Q355:.AE355])" office:value-type="float" office:value="0" calcext:value-type="float">
            <text:p>0.00</text:p>
          </table:table-cell>
          <table:table-cell table:style-name="ce36" office:value-type="float" office:value="341" calcext:value-type="float">
            <text:p>3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6:.I356])-SUM([.J356:.P356])+SUM([.Q356:.AE356])" office:value-type="float" office:value="0" calcext:value-type="float">
            <text:p>0.00</text:p>
          </table:table-cell>
          <table:table-cell table:style-name="ce36" office:value-type="float" office:value="342" calcext:value-type="float">
            <text:p>3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7:.I357])-SUM([.J357:.P357])+SUM([.Q357:.AE357])" office:value-type="float" office:value="0" calcext:value-type="float">
            <text:p>0.00</text:p>
          </table:table-cell>
          <table:table-cell table:style-name="ce36" office:value-type="float" office:value="343" calcext:value-type="float">
            <text:p>3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8:.I358])-SUM([.J358:.P358])+SUM([.Q358:.AE358])" office:value-type="float" office:value="0" calcext:value-type="float">
            <text:p>0.00</text:p>
          </table:table-cell>
          <table:table-cell table:style-name="ce36" office:value-type="float" office:value="344" calcext:value-type="float">
            <text:p>3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59:.I359])-SUM([.J359:.P359])+SUM([.Q359:.AE359])" office:value-type="float" office:value="0" calcext:value-type="float">
            <text:p>0.00</text:p>
          </table:table-cell>
          <table:table-cell table:style-name="ce36" office:value-type="float" office:value="345" calcext:value-type="float">
            <text:p>3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0:.I360])-SUM([.J360:.P360])+SUM([.Q360:.AE360])" office:value-type="float" office:value="0" calcext:value-type="float">
            <text:p>0.00</text:p>
          </table:table-cell>
          <table:table-cell table:style-name="ce36" office:value-type="float" office:value="346" calcext:value-type="float">
            <text:p>3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1:.I361])-SUM([.J361:.P361])+SUM([.Q361:.AE361])" office:value-type="float" office:value="0" calcext:value-type="float">
            <text:p>0.00</text:p>
          </table:table-cell>
          <table:table-cell table:style-name="ce36" office:value-type="float" office:value="347" calcext:value-type="float">
            <text:p>3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2:.I362])-SUM([.J362:.P362])+SUM([.Q362:.AE362])" office:value-type="float" office:value="0" calcext:value-type="float">
            <text:p>0.00</text:p>
          </table:table-cell>
          <table:table-cell table:style-name="ce36" office:value-type="float" office:value="348" calcext:value-type="float">
            <text:p>3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3:.I363])-SUM([.J363:.P363])+SUM([.Q363:.AE363])" office:value-type="float" office:value="0" calcext:value-type="float">
            <text:p>0.00</text:p>
          </table:table-cell>
          <table:table-cell table:style-name="ce36" office:value-type="float" office:value="349" calcext:value-type="float">
            <text:p>3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4:.I364])-SUM([.J364:.P364])+SUM([.Q364:.AE364])" office:value-type="float" office:value="0" calcext:value-type="float">
            <text:p>0.00</text:p>
          </table:table-cell>
          <table:table-cell table:style-name="ce36" office:value-type="float" office:value="350" calcext:value-type="float">
            <text:p>3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5:.I365])-SUM([.J365:.P365])+SUM([.Q365:.AE365])" office:value-type="float" office:value="0" calcext:value-type="float">
            <text:p>0.00</text:p>
          </table:table-cell>
          <table:table-cell table:style-name="ce36" office:value-type="float" office:value="351" calcext:value-type="float">
            <text:p>3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6:.I366])-SUM([.J366:.P366])+SUM([.Q366:.AE366])" office:value-type="float" office:value="0" calcext:value-type="float">
            <text:p>0.00</text:p>
          </table:table-cell>
          <table:table-cell table:style-name="ce36" office:value-type="float" office:value="352" calcext:value-type="float">
            <text:p>3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7:.I367])-SUM([.J367:.P367])+SUM([.Q367:.AE367])" office:value-type="float" office:value="0" calcext:value-type="float">
            <text:p>0.00</text:p>
          </table:table-cell>
          <table:table-cell table:style-name="ce36" office:value-type="float" office:value="353" calcext:value-type="float">
            <text:p>3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8:.I368])-SUM([.J368:.P368])+SUM([.Q368:.AE368])" office:value-type="float" office:value="0" calcext:value-type="float">
            <text:p>0.00</text:p>
          </table:table-cell>
          <table:table-cell table:style-name="ce36" office:value-type="float" office:value="354" calcext:value-type="float">
            <text:p>3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69:.I369])-SUM([.J369:.P369])+SUM([.Q369:.AE369])" office:value-type="float" office:value="0" calcext:value-type="float">
            <text:p>0.00</text:p>
          </table:table-cell>
          <table:table-cell table:style-name="ce36" office:value-type="float" office:value="355" calcext:value-type="float">
            <text:p>3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0:.I370])-SUM([.J370:.P370])+SUM([.Q370:.AE370])" office:value-type="float" office:value="0" calcext:value-type="float">
            <text:p>0.00</text:p>
          </table:table-cell>
          <table:table-cell table:style-name="ce36" office:value-type="float" office:value="356" calcext:value-type="float">
            <text:p>3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1:.I371])-SUM([.J371:.P371])+SUM([.Q371:.AE371])" office:value-type="float" office:value="0" calcext:value-type="float">
            <text:p>0.00</text:p>
          </table:table-cell>
          <table:table-cell table:style-name="ce36" office:value-type="float" office:value="357" calcext:value-type="float">
            <text:p>3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2:.I372])-SUM([.J372:.P372])+SUM([.Q372:.AE372])" office:value-type="float" office:value="0" calcext:value-type="float">
            <text:p>0.00</text:p>
          </table:table-cell>
          <table:table-cell table:style-name="ce36" office:value-type="float" office:value="358" calcext:value-type="float">
            <text:p>3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3:.I373])-SUM([.J373:.P373])+SUM([.Q373:.AE373])" office:value-type="float" office:value="0" calcext:value-type="float">
            <text:p>0.00</text:p>
          </table:table-cell>
          <table:table-cell table:style-name="ce36" office:value-type="float" office:value="359" calcext:value-type="float">
            <text:p>3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4:.I374])-SUM([.J374:.P374])+SUM([.Q374:.AE374])" office:value-type="float" office:value="0" calcext:value-type="float">
            <text:p>0.00</text:p>
          </table:table-cell>
          <table:table-cell table:style-name="ce36" office:value-type="float" office:value="360" calcext:value-type="float">
            <text:p>3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5:.I375])-SUM([.J375:.P375])+SUM([.Q375:.AE375])" office:value-type="float" office:value="0" calcext:value-type="float">
            <text:p>0.00</text:p>
          </table:table-cell>
          <table:table-cell table:style-name="ce36" office:value-type="float" office:value="361" calcext:value-type="float">
            <text:p>3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6:.I376])-SUM([.J376:.P376])+SUM([.Q376:.AE376])" office:value-type="float" office:value="0" calcext:value-type="float">
            <text:p>0.00</text:p>
          </table:table-cell>
          <table:table-cell table:style-name="ce36" office:value-type="float" office:value="362" calcext:value-type="float">
            <text:p>3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7:.I377])-SUM([.J377:.P377])+SUM([.Q377:.AE377])" office:value-type="float" office:value="0" calcext:value-type="float">
            <text:p>0.00</text:p>
          </table:table-cell>
          <table:table-cell table:style-name="ce36" office:value-type="float" office:value="363" calcext:value-type="float">
            <text:p>3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8:.I378])-SUM([.J378:.P378])+SUM([.Q378:.AE378])" office:value-type="float" office:value="0" calcext:value-type="float">
            <text:p>0.00</text:p>
          </table:table-cell>
          <table:table-cell table:style-name="ce36" office:value-type="float" office:value="364" calcext:value-type="float">
            <text:p>3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79:.I379])-SUM([.J379:.P379])+SUM([.Q379:.AE379])" office:value-type="float" office:value="0" calcext:value-type="float">
            <text:p>0.00</text:p>
          </table:table-cell>
          <table:table-cell table:style-name="ce36" office:value-type="float" office:value="365" calcext:value-type="float">
            <text:p>3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0:.I380])-SUM([.J380:.P380])+SUM([.Q380:.AE380])" office:value-type="float" office:value="0" calcext:value-type="float">
            <text:p>0.00</text:p>
          </table:table-cell>
          <table:table-cell table:style-name="ce36" office:value-type="float" office:value="366" calcext:value-type="float">
            <text:p>3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1:.I381])-SUM([.J381:.P381])+SUM([.Q381:.AE381])" office:value-type="float" office:value="0" calcext:value-type="float">
            <text:p>0.00</text:p>
          </table:table-cell>
          <table:table-cell table:style-name="ce36" office:value-type="float" office:value="367" calcext:value-type="float">
            <text:p>3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2:.I382])-SUM([.J382:.P382])+SUM([.Q382:.AE382])" office:value-type="float" office:value="0" calcext:value-type="float">
            <text:p>0.00</text:p>
          </table:table-cell>
          <table:table-cell table:style-name="ce36" office:value-type="float" office:value="368" calcext:value-type="float">
            <text:p>3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3:.I383])-SUM([.J383:.P383])+SUM([.Q383:.AE383])" office:value-type="float" office:value="0" calcext:value-type="float">
            <text:p>0.00</text:p>
          </table:table-cell>
          <table:table-cell table:style-name="ce36" office:value-type="float" office:value="369" calcext:value-type="float">
            <text:p>3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4:.I384])-SUM([.J384:.P384])+SUM([.Q384:.AE384])" office:value-type="float" office:value="0" calcext:value-type="float">
            <text:p>0.00</text:p>
          </table:table-cell>
          <table:table-cell table:style-name="ce36" office:value-type="float" office:value="370" calcext:value-type="float">
            <text:p>3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5:.I385])-SUM([.J385:.P385])+SUM([.Q385:.AE385])" office:value-type="float" office:value="0" calcext:value-type="float">
            <text:p>0.00</text:p>
          </table:table-cell>
          <table:table-cell table:style-name="ce36" office:value-type="float" office:value="371" calcext:value-type="float">
            <text:p>3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6:.I386])-SUM([.J386:.P386])+SUM([.Q386:.AE386])" office:value-type="float" office:value="0" calcext:value-type="float">
            <text:p>0.00</text:p>
          </table:table-cell>
          <table:table-cell table:style-name="ce36" office:value-type="float" office:value="372" calcext:value-type="float">
            <text:p>3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7:.I387])-SUM([.J387:.P387])+SUM([.Q387:.AE387])" office:value-type="float" office:value="0" calcext:value-type="float">
            <text:p>0.00</text:p>
          </table:table-cell>
          <table:table-cell table:style-name="ce36" office:value-type="float" office:value="373" calcext:value-type="float">
            <text:p>3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8:.I388])-SUM([.J388:.P388])+SUM([.Q388:.AE388])" office:value-type="float" office:value="0" calcext:value-type="float">
            <text:p>0.00</text:p>
          </table:table-cell>
          <table:table-cell table:style-name="ce36" office:value-type="float" office:value="374" calcext:value-type="float">
            <text:p>3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89:.I389])-SUM([.J389:.P389])+SUM([.Q389:.AE389])" office:value-type="float" office:value="0" calcext:value-type="float">
            <text:p>0.00</text:p>
          </table:table-cell>
          <table:table-cell table:style-name="ce36" office:value-type="float" office:value="375" calcext:value-type="float">
            <text:p>3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0:.I390])-SUM([.J390:.P390])+SUM([.Q390:.AE390])" office:value-type="float" office:value="0" calcext:value-type="float">
            <text:p>0.00</text:p>
          </table:table-cell>
          <table:table-cell table:style-name="ce36" office:value-type="float" office:value="376" calcext:value-type="float">
            <text:p>3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1:.I391])-SUM([.J391:.P391])+SUM([.Q391:.AE391])" office:value-type="float" office:value="0" calcext:value-type="float">
            <text:p>0.00</text:p>
          </table:table-cell>
          <table:table-cell table:style-name="ce36" office:value-type="float" office:value="377" calcext:value-type="float">
            <text:p>3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2:.I392])-SUM([.J392:.P392])+SUM([.Q392:.AE392])" office:value-type="float" office:value="0" calcext:value-type="float">
            <text:p>0.00</text:p>
          </table:table-cell>
          <table:table-cell table:style-name="ce36" office:value-type="float" office:value="378" calcext:value-type="float">
            <text:p>3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3:.I393])-SUM([.J393:.P393])+SUM([.Q393:.AE393])" office:value-type="float" office:value="0" calcext:value-type="float">
            <text:p>0.00</text:p>
          </table:table-cell>
          <table:table-cell table:style-name="ce36" office:value-type="float" office:value="379" calcext:value-type="float">
            <text:p>3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4:.I394])-SUM([.J394:.P394])+SUM([.Q394:.AE394])" office:value-type="float" office:value="0" calcext:value-type="float">
            <text:p>0.00</text:p>
          </table:table-cell>
          <table:table-cell table:style-name="ce36" office:value-type="float" office:value="380" calcext:value-type="float">
            <text:p>3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5:.I395])-SUM([.J395:.P395])+SUM([.Q395:.AE395])" office:value-type="float" office:value="0" calcext:value-type="float">
            <text:p>0.00</text:p>
          </table:table-cell>
          <table:table-cell table:style-name="ce36" office:value-type="float" office:value="381" calcext:value-type="float">
            <text:p>3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6:.I396])-SUM([.J396:.P396])+SUM([.Q396:.AE396])" office:value-type="float" office:value="0" calcext:value-type="float">
            <text:p>0.00</text:p>
          </table:table-cell>
          <table:table-cell table:style-name="ce36" office:value-type="float" office:value="382" calcext:value-type="float">
            <text:p>3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7:.I397])-SUM([.J397:.P397])+SUM([.Q397:.AE397])" office:value-type="float" office:value="0" calcext:value-type="float">
            <text:p>0.00</text:p>
          </table:table-cell>
          <table:table-cell table:style-name="ce36" office:value-type="float" office:value="383" calcext:value-type="float">
            <text:p>3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8:.I398])-SUM([.J398:.P398])+SUM([.Q398:.AE398])" office:value-type="float" office:value="0" calcext:value-type="float">
            <text:p>0.00</text:p>
          </table:table-cell>
          <table:table-cell table:style-name="ce36" office:value-type="float" office:value="384" calcext:value-type="float">
            <text:p>3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399:.I399])-SUM([.J399:.P399])+SUM([.Q399:.AE399])" office:value-type="float" office:value="0" calcext:value-type="float">
            <text:p>0.00</text:p>
          </table:table-cell>
          <table:table-cell table:style-name="ce36" office:value-type="float" office:value="385" calcext:value-type="float">
            <text:p>3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0:.I400])-SUM([.J400:.P400])+SUM([.Q400:.AE400])" office:value-type="float" office:value="0" calcext:value-type="float">
            <text:p>0.00</text:p>
          </table:table-cell>
          <table:table-cell table:style-name="ce36" office:value-type="float" office:value="386" calcext:value-type="float">
            <text:p>3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1:.I401])-SUM([.J401:.P401])+SUM([.Q401:.AE401])" office:value-type="float" office:value="0" calcext:value-type="float">
            <text:p>0.00</text:p>
          </table:table-cell>
          <table:table-cell table:style-name="ce36" office:value-type="float" office:value="387" calcext:value-type="float">
            <text:p>3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2:.I402])-SUM([.J402:.P402])+SUM([.Q402:.AE402])" office:value-type="float" office:value="0" calcext:value-type="float">
            <text:p>0.00</text:p>
          </table:table-cell>
          <table:table-cell table:style-name="ce36" office:value-type="float" office:value="388" calcext:value-type="float">
            <text:p>3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3:.I403])-SUM([.J403:.P403])+SUM([.Q403:.AE403])" office:value-type="float" office:value="0" calcext:value-type="float">
            <text:p>0.00</text:p>
          </table:table-cell>
          <table:table-cell table:style-name="ce36" office:value-type="float" office:value="389" calcext:value-type="float">
            <text:p>3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4:.I404])-SUM([.J404:.P404])+SUM([.Q404:.AE404])" office:value-type="float" office:value="0" calcext:value-type="float">
            <text:p>0.00</text:p>
          </table:table-cell>
          <table:table-cell table:style-name="ce36" office:value-type="float" office:value="390" calcext:value-type="float">
            <text:p>3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5:.I405])-SUM([.J405:.P405])+SUM([.Q405:.AE405])" office:value-type="float" office:value="0" calcext:value-type="float">
            <text:p>0.00</text:p>
          </table:table-cell>
          <table:table-cell table:style-name="ce36" office:value-type="float" office:value="391" calcext:value-type="float">
            <text:p>3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6:.I406])-SUM([.J406:.P406])+SUM([.Q406:.AE406])" office:value-type="float" office:value="0" calcext:value-type="float">
            <text:p>0.00</text:p>
          </table:table-cell>
          <table:table-cell table:style-name="ce36" office:value-type="float" office:value="392" calcext:value-type="float">
            <text:p>3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7:.I407])-SUM([.J407:.P407])+SUM([.Q407:.AE407])" office:value-type="float" office:value="0" calcext:value-type="float">
            <text:p>0.00</text:p>
          </table:table-cell>
          <table:table-cell table:style-name="ce36" office:value-type="float" office:value="393" calcext:value-type="float">
            <text:p>3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8:.I408])-SUM([.J408:.P408])+SUM([.Q408:.AE408])" office:value-type="float" office:value="0" calcext:value-type="float">
            <text:p>0.00</text:p>
          </table:table-cell>
          <table:table-cell table:style-name="ce36" office:value-type="float" office:value="394" calcext:value-type="float">
            <text:p>3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09:.I409])-SUM([.J409:.P409])+SUM([.Q409:.AE409])" office:value-type="float" office:value="0" calcext:value-type="float">
            <text:p>0.00</text:p>
          </table:table-cell>
          <table:table-cell table:style-name="ce36" office:value-type="float" office:value="395" calcext:value-type="float">
            <text:p>3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0:.I410])-SUM([.J410:.P410])+SUM([.Q410:.AE410])" office:value-type="float" office:value="0" calcext:value-type="float">
            <text:p>0.00</text:p>
          </table:table-cell>
          <table:table-cell table:style-name="ce36" office:value-type="float" office:value="396" calcext:value-type="float">
            <text:p>3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1:.I411])-SUM([.J411:.P411])+SUM([.Q411:.AE411])" office:value-type="float" office:value="0" calcext:value-type="float">
            <text:p>0.00</text:p>
          </table:table-cell>
          <table:table-cell table:style-name="ce36" office:value-type="float" office:value="397" calcext:value-type="float">
            <text:p>3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2:.I412])-SUM([.J412:.P412])+SUM([.Q412:.AE412])" office:value-type="float" office:value="0" calcext:value-type="float">
            <text:p>0.00</text:p>
          </table:table-cell>
          <table:table-cell table:style-name="ce36" office:value-type="float" office:value="398" calcext:value-type="float">
            <text:p>3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3:.I413])-SUM([.J413:.P413])+SUM([.Q413:.AE413])" office:value-type="float" office:value="0" calcext:value-type="float">
            <text:p>0.00</text:p>
          </table:table-cell>
          <table:table-cell table:style-name="ce36" office:value-type="float" office:value="399" calcext:value-type="float">
            <text:p>3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4:.I414])-SUM([.J414:.P414])+SUM([.Q414:.AE414])" office:value-type="float" office:value="0" calcext:value-type="float">
            <text:p>0.00</text:p>
          </table:table-cell>
          <table:table-cell table:style-name="ce36" office:value-type="float" office:value="400" calcext:value-type="float">
            <text:p>4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5:.I415])-SUM([.J415:.P415])+SUM([.Q415:.AE415])" office:value-type="float" office:value="0" calcext:value-type="float">
            <text:p>0.00</text:p>
          </table:table-cell>
          <table:table-cell table:style-name="ce36" office:value-type="float" office:value="401" calcext:value-type="float">
            <text:p>4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6:.I416])-SUM([.J416:.P416])+SUM([.Q416:.AE416])" office:value-type="float" office:value="0" calcext:value-type="float">
            <text:p>0.00</text:p>
          </table:table-cell>
          <table:table-cell table:style-name="ce36" office:value-type="float" office:value="402" calcext:value-type="float">
            <text:p>4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7:.I417])-SUM([.J417:.P417])+SUM([.Q417:.AE417])" office:value-type="float" office:value="0" calcext:value-type="float">
            <text:p>0.00</text:p>
          </table:table-cell>
          <table:table-cell table:style-name="ce36" office:value-type="float" office:value="403" calcext:value-type="float">
            <text:p>4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8:.I418])-SUM([.J418:.P418])+SUM([.Q418:.AE418])" office:value-type="float" office:value="0" calcext:value-type="float">
            <text:p>0.00</text:p>
          </table:table-cell>
          <table:table-cell table:style-name="ce36" office:value-type="float" office:value="404" calcext:value-type="float">
            <text:p>4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19:.I419])-SUM([.J419:.P419])+SUM([.Q419:.AE419])" office:value-type="float" office:value="0" calcext:value-type="float">
            <text:p>0.00</text:p>
          </table:table-cell>
          <table:table-cell table:style-name="ce36" office:value-type="float" office:value="405" calcext:value-type="float">
            <text:p>4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0:.I420])-SUM([.J420:.P420])+SUM([.Q420:.AE420])" office:value-type="float" office:value="0" calcext:value-type="float">
            <text:p>0.00</text:p>
          </table:table-cell>
          <table:table-cell table:style-name="ce36" office:value-type="float" office:value="406" calcext:value-type="float">
            <text:p>4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1:.I421])-SUM([.J421:.P421])+SUM([.Q421:.AE421])" office:value-type="float" office:value="0" calcext:value-type="float">
            <text:p>0.00</text:p>
          </table:table-cell>
          <table:table-cell table:style-name="ce36" office:value-type="float" office:value="407" calcext:value-type="float">
            <text:p>4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2:.I422])-SUM([.J422:.P422])+SUM([.Q422:.AE422])" office:value-type="float" office:value="0" calcext:value-type="float">
            <text:p>0.00</text:p>
          </table:table-cell>
          <table:table-cell table:style-name="ce36" office:value-type="float" office:value="408" calcext:value-type="float">
            <text:p>4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3:.I423])-SUM([.J423:.P423])+SUM([.Q423:.AE423])" office:value-type="float" office:value="0" calcext:value-type="float">
            <text:p>0.00</text:p>
          </table:table-cell>
          <table:table-cell table:style-name="ce36" office:value-type="float" office:value="409" calcext:value-type="float">
            <text:p>4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4:.I424])-SUM([.J424:.P424])+SUM([.Q424:.AE424])" office:value-type="float" office:value="0" calcext:value-type="float">
            <text:p>0.00</text:p>
          </table:table-cell>
          <table:table-cell table:style-name="ce36" office:value-type="float" office:value="410" calcext:value-type="float">
            <text:p>4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5:.I425])-SUM([.J425:.P425])+SUM([.Q425:.AE425])" office:value-type="float" office:value="0" calcext:value-type="float">
            <text:p>0.00</text:p>
          </table:table-cell>
          <table:table-cell table:style-name="ce36" office:value-type="float" office:value="411" calcext:value-type="float">
            <text:p>4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6:.I426])-SUM([.J426:.P426])+SUM([.Q426:.AE426])" office:value-type="float" office:value="0" calcext:value-type="float">
            <text:p>0.00</text:p>
          </table:table-cell>
          <table:table-cell table:style-name="ce36" office:value-type="float" office:value="412" calcext:value-type="float">
            <text:p>4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7:.I427])-SUM([.J427:.P427])+SUM([.Q427:.AE427])" office:value-type="float" office:value="0" calcext:value-type="float">
            <text:p>0.00</text:p>
          </table:table-cell>
          <table:table-cell table:style-name="ce36" office:value-type="float" office:value="413" calcext:value-type="float">
            <text:p>4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8:.I428])-SUM([.J428:.P428])+SUM([.Q428:.AE428])" office:value-type="float" office:value="0" calcext:value-type="float">
            <text:p>0.00</text:p>
          </table:table-cell>
          <table:table-cell table:style-name="ce36" office:value-type="float" office:value="414" calcext:value-type="float">
            <text:p>4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29:.I429])-SUM([.J429:.P429])+SUM([.Q429:.AE429])" office:value-type="float" office:value="0" calcext:value-type="float">
            <text:p>0.00</text:p>
          </table:table-cell>
          <table:table-cell table:style-name="ce36" office:value-type="float" office:value="415" calcext:value-type="float">
            <text:p>4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0:.I430])-SUM([.J430:.P430])+SUM([.Q430:.AE430])" office:value-type="float" office:value="0" calcext:value-type="float">
            <text:p>0.00</text:p>
          </table:table-cell>
          <table:table-cell table:style-name="ce36" office:value-type="float" office:value="416" calcext:value-type="float">
            <text:p>4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1:.I431])-SUM([.J431:.P431])+SUM([.Q431:.AE431])" office:value-type="float" office:value="0" calcext:value-type="float">
            <text:p>0.00</text:p>
          </table:table-cell>
          <table:table-cell table:style-name="ce36" office:value-type="float" office:value="417" calcext:value-type="float">
            <text:p>4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2:.I432])-SUM([.J432:.P432])+SUM([.Q432:.AE432])" office:value-type="float" office:value="0" calcext:value-type="float">
            <text:p>0.00</text:p>
          </table:table-cell>
          <table:table-cell table:style-name="ce36" office:value-type="float" office:value="418" calcext:value-type="float">
            <text:p>4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3:.I433])-SUM([.J433:.P433])+SUM([.Q433:.AE433])" office:value-type="float" office:value="0" calcext:value-type="float">
            <text:p>0.00</text:p>
          </table:table-cell>
          <table:table-cell table:style-name="ce36" office:value-type="float" office:value="419" calcext:value-type="float">
            <text:p>4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4:.I434])-SUM([.J434:.P434])+SUM([.Q434:.AE434])" office:value-type="float" office:value="0" calcext:value-type="float">
            <text:p>0.00</text:p>
          </table:table-cell>
          <table:table-cell table:style-name="ce36" office:value-type="float" office:value="420" calcext:value-type="float">
            <text:p>4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5:.I435])-SUM([.J435:.P435])+SUM([.Q435:.AE435])" office:value-type="float" office:value="0" calcext:value-type="float">
            <text:p>0.00</text:p>
          </table:table-cell>
          <table:table-cell table:style-name="ce36" office:value-type="float" office:value="421" calcext:value-type="float">
            <text:p>4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6:.I436])-SUM([.J436:.P436])+SUM([.Q436:.AE436])" office:value-type="float" office:value="0" calcext:value-type="float">
            <text:p>0.00</text:p>
          </table:table-cell>
          <table:table-cell table:style-name="ce36" office:value-type="float" office:value="422" calcext:value-type="float">
            <text:p>4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7:.I437])-SUM([.J437:.P437])+SUM([.Q437:.AE437])" office:value-type="float" office:value="0" calcext:value-type="float">
            <text:p>0.00</text:p>
          </table:table-cell>
          <table:table-cell table:style-name="ce36" office:value-type="float" office:value="423" calcext:value-type="float">
            <text:p>4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8:.I438])-SUM([.J438:.P438])+SUM([.Q438:.AE438])" office:value-type="float" office:value="0" calcext:value-type="float">
            <text:p>0.00</text:p>
          </table:table-cell>
          <table:table-cell table:style-name="ce36" office:value-type="float" office:value="424" calcext:value-type="float">
            <text:p>4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39:.I439])-SUM([.J439:.P439])+SUM([.Q439:.AE439])" office:value-type="float" office:value="0" calcext:value-type="float">
            <text:p>0.00</text:p>
          </table:table-cell>
          <table:table-cell table:style-name="ce36" office:value-type="float" office:value="425" calcext:value-type="float">
            <text:p>4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0:.I440])-SUM([.J440:.P440])+SUM([.Q440:.AE440])" office:value-type="float" office:value="0" calcext:value-type="float">
            <text:p>0.00</text:p>
          </table:table-cell>
          <table:table-cell table:style-name="ce36" office:value-type="float" office:value="426" calcext:value-type="float">
            <text:p>4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1:.I441])-SUM([.J441:.P441])+SUM([.Q441:.AE441])" office:value-type="float" office:value="0" calcext:value-type="float">
            <text:p>0.00</text:p>
          </table:table-cell>
          <table:table-cell table:style-name="ce36" office:value-type="float" office:value="427" calcext:value-type="float">
            <text:p>4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2:.I442])-SUM([.J442:.P442])+SUM([.Q442:.AE442])" office:value-type="float" office:value="0" calcext:value-type="float">
            <text:p>0.00</text:p>
          </table:table-cell>
          <table:table-cell table:style-name="ce36" office:value-type="float" office:value="428" calcext:value-type="float">
            <text:p>4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3:.I443])-SUM([.J443:.P443])+SUM([.Q443:.AE443])" office:value-type="float" office:value="0" calcext:value-type="float">
            <text:p>0.00</text:p>
          </table:table-cell>
          <table:table-cell table:style-name="ce36" office:value-type="float" office:value="429" calcext:value-type="float">
            <text:p>4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4:.I444])-SUM([.J444:.P444])+SUM([.Q444:.AE444])" office:value-type="float" office:value="0" calcext:value-type="float">
            <text:p>0.00</text:p>
          </table:table-cell>
          <table:table-cell table:style-name="ce36" office:value-type="float" office:value="430" calcext:value-type="float">
            <text:p>4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5:.I445])-SUM([.J445:.P445])+SUM([.Q445:.AE445])" office:value-type="float" office:value="0" calcext:value-type="float">
            <text:p>0.00</text:p>
          </table:table-cell>
          <table:table-cell table:style-name="ce36" office:value-type="float" office:value="431" calcext:value-type="float">
            <text:p>4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6:.I446])-SUM([.J446:.P446])+SUM([.Q446:.AE446])" office:value-type="float" office:value="0" calcext:value-type="float">
            <text:p>0.00</text:p>
          </table:table-cell>
          <table:table-cell table:style-name="ce36" office:value-type="float" office:value="432" calcext:value-type="float">
            <text:p>4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7:.I447])-SUM([.J447:.P447])+SUM([.Q447:.AE447])" office:value-type="float" office:value="0" calcext:value-type="float">
            <text:p>0.00</text:p>
          </table:table-cell>
          <table:table-cell table:style-name="ce36" office:value-type="float" office:value="433" calcext:value-type="float">
            <text:p>4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8:.I448])-SUM([.J448:.P448])+SUM([.Q448:.AE448])" office:value-type="float" office:value="0" calcext:value-type="float">
            <text:p>0.00</text:p>
          </table:table-cell>
          <table:table-cell table:style-name="ce36" office:value-type="float" office:value="434" calcext:value-type="float">
            <text:p>4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49:.I449])-SUM([.J449:.P449])+SUM([.Q449:.AE449])" office:value-type="float" office:value="0" calcext:value-type="float">
            <text:p>0.00</text:p>
          </table:table-cell>
          <table:table-cell table:style-name="ce36" office:value-type="float" office:value="435" calcext:value-type="float">
            <text:p>4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0:.I450])-SUM([.J450:.P450])+SUM([.Q450:.AE450])" office:value-type="float" office:value="0" calcext:value-type="float">
            <text:p>0.00</text:p>
          </table:table-cell>
          <table:table-cell table:style-name="ce36" office:value-type="float" office:value="436" calcext:value-type="float">
            <text:p>4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1:.I451])-SUM([.J451:.P451])+SUM([.Q451:.AE451])" office:value-type="float" office:value="0" calcext:value-type="float">
            <text:p>0.00</text:p>
          </table:table-cell>
          <table:table-cell table:style-name="ce36" office:value-type="float" office:value="437" calcext:value-type="float">
            <text:p>4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2:.I452])-SUM([.J452:.P452])+SUM([.Q452:.AE452])" office:value-type="float" office:value="0" calcext:value-type="float">
            <text:p>0.00</text:p>
          </table:table-cell>
          <table:table-cell table:style-name="ce36" office:value-type="float" office:value="438" calcext:value-type="float">
            <text:p>4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3:.I453])-SUM([.J453:.P453])+SUM([.Q453:.AE453])" office:value-type="float" office:value="0" calcext:value-type="float">
            <text:p>0.00</text:p>
          </table:table-cell>
          <table:table-cell table:style-name="ce36" office:value-type="float" office:value="439" calcext:value-type="float">
            <text:p>4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4:.I454])-SUM([.J454:.P454])+SUM([.Q454:.AE454])" office:value-type="float" office:value="0" calcext:value-type="float">
            <text:p>0.00</text:p>
          </table:table-cell>
          <table:table-cell table:style-name="ce36" office:value-type="float" office:value="440" calcext:value-type="float">
            <text:p>4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5:.I455])-SUM([.J455:.P455])+SUM([.Q455:.AE455])" office:value-type="float" office:value="0" calcext:value-type="float">
            <text:p>0.00</text:p>
          </table:table-cell>
          <table:table-cell table:style-name="ce36" office:value-type="float" office:value="441" calcext:value-type="float">
            <text:p>4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6:.I456])-SUM([.J456:.P456])+SUM([.Q456:.AE456])" office:value-type="float" office:value="0" calcext:value-type="float">
            <text:p>0.00</text:p>
          </table:table-cell>
          <table:table-cell table:style-name="ce36" office:value-type="float" office:value="442" calcext:value-type="float">
            <text:p>4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7:.I457])-SUM([.J457:.P457])+SUM([.Q457:.AE457])" office:value-type="float" office:value="0" calcext:value-type="float">
            <text:p>0.00</text:p>
          </table:table-cell>
          <table:table-cell table:style-name="ce36" office:value-type="float" office:value="443" calcext:value-type="float">
            <text:p>4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8:.I458])-SUM([.J458:.P458])+SUM([.Q458:.AE458])" office:value-type="float" office:value="0" calcext:value-type="float">
            <text:p>0.00</text:p>
          </table:table-cell>
          <table:table-cell table:style-name="ce36" office:value-type="float" office:value="444" calcext:value-type="float">
            <text:p>4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59:.I459])-SUM([.J459:.P459])+SUM([.Q459:.AE459])" office:value-type="float" office:value="0" calcext:value-type="float">
            <text:p>0.00</text:p>
          </table:table-cell>
          <table:table-cell table:style-name="ce36" office:value-type="float" office:value="445" calcext:value-type="float">
            <text:p>4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0:.I460])-SUM([.J460:.P460])+SUM([.Q460:.AE460])" office:value-type="float" office:value="0" calcext:value-type="float">
            <text:p>0.00</text:p>
          </table:table-cell>
          <table:table-cell table:style-name="ce36" office:value-type="float" office:value="446" calcext:value-type="float">
            <text:p>4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1:.I461])-SUM([.J461:.P461])+SUM([.Q461:.AE461])" office:value-type="float" office:value="0" calcext:value-type="float">
            <text:p>0.00</text:p>
          </table:table-cell>
          <table:table-cell table:style-name="ce36" office:value-type="float" office:value="447" calcext:value-type="float">
            <text:p>4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2:.I462])-SUM([.J462:.P462])+SUM([.Q462:.AE462])" office:value-type="float" office:value="0" calcext:value-type="float">
            <text:p>0.00</text:p>
          </table:table-cell>
          <table:table-cell table:style-name="ce36" office:value-type="float" office:value="448" calcext:value-type="float">
            <text:p>4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3:.I463])-SUM([.J463:.P463])+SUM([.Q463:.AE463])" office:value-type="float" office:value="0" calcext:value-type="float">
            <text:p>0.00</text:p>
          </table:table-cell>
          <table:table-cell table:style-name="ce36" office:value-type="float" office:value="449" calcext:value-type="float">
            <text:p>4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4:.I464])-SUM([.J464:.P464])+SUM([.Q464:.AE464])" office:value-type="float" office:value="0" calcext:value-type="float">
            <text:p>0.00</text:p>
          </table:table-cell>
          <table:table-cell table:style-name="ce36" office:value-type="float" office:value="450" calcext:value-type="float">
            <text:p>4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5:.I465])-SUM([.J465:.P465])+SUM([.Q465:.AE465])" office:value-type="float" office:value="0" calcext:value-type="float">
            <text:p>0.00</text:p>
          </table:table-cell>
          <table:table-cell table:style-name="ce36" office:value-type="float" office:value="451" calcext:value-type="float">
            <text:p>4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6:.I466])-SUM([.J466:.P466])+SUM([.Q466:.AE466])" office:value-type="float" office:value="0" calcext:value-type="float">
            <text:p>0.00</text:p>
          </table:table-cell>
          <table:table-cell table:style-name="ce36" office:value-type="float" office:value="452" calcext:value-type="float">
            <text:p>4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7:.I467])-SUM([.J467:.P467])+SUM([.Q467:.AE467])" office:value-type="float" office:value="0" calcext:value-type="float">
            <text:p>0.00</text:p>
          </table:table-cell>
          <table:table-cell table:style-name="ce36" office:value-type="float" office:value="453" calcext:value-type="float">
            <text:p>4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8:.I468])-SUM([.J468:.P468])+SUM([.Q468:.AE468])" office:value-type="float" office:value="0" calcext:value-type="float">
            <text:p>0.00</text:p>
          </table:table-cell>
          <table:table-cell table:style-name="ce36" office:value-type="float" office:value="454" calcext:value-type="float">
            <text:p>4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69:.I469])-SUM([.J469:.P469])+SUM([.Q469:.AE469])" office:value-type="float" office:value="0" calcext:value-type="float">
            <text:p>0.00</text:p>
          </table:table-cell>
          <table:table-cell table:style-name="ce36" office:value-type="float" office:value="455" calcext:value-type="float">
            <text:p>4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0:.I470])-SUM([.J470:.P470])+SUM([.Q470:.AE470])" office:value-type="float" office:value="0" calcext:value-type="float">
            <text:p>0.00</text:p>
          </table:table-cell>
          <table:table-cell table:style-name="ce36" office:value-type="float" office:value="456" calcext:value-type="float">
            <text:p>4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1:.I471])-SUM([.J471:.P471])+SUM([.Q471:.AE471])" office:value-type="float" office:value="0" calcext:value-type="float">
            <text:p>0.00</text:p>
          </table:table-cell>
          <table:table-cell table:style-name="ce36" office:value-type="float" office:value="457" calcext:value-type="float">
            <text:p>4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2:.I472])-SUM([.J472:.P472])+SUM([.Q472:.AE472])" office:value-type="float" office:value="0" calcext:value-type="float">
            <text:p>0.00</text:p>
          </table:table-cell>
          <table:table-cell table:style-name="ce36" office:value-type="float" office:value="458" calcext:value-type="float">
            <text:p>4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3:.I473])-SUM([.J473:.P473])+SUM([.Q473:.AE473])" office:value-type="float" office:value="0" calcext:value-type="float">
            <text:p>0.00</text:p>
          </table:table-cell>
          <table:table-cell table:style-name="ce36" office:value-type="float" office:value="459" calcext:value-type="float">
            <text:p>4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4:.I474])-SUM([.J474:.P474])+SUM([.Q474:.AE474])" office:value-type="float" office:value="0" calcext:value-type="float">
            <text:p>0.00</text:p>
          </table:table-cell>
          <table:table-cell table:style-name="ce36" office:value-type="float" office:value="460" calcext:value-type="float">
            <text:p>4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5:.I475])-SUM([.J475:.P475])+SUM([.Q475:.AE475])" office:value-type="float" office:value="0" calcext:value-type="float">
            <text:p>0.00</text:p>
          </table:table-cell>
          <table:table-cell table:style-name="ce36" office:value-type="float" office:value="461" calcext:value-type="float">
            <text:p>4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6:.I476])-SUM([.J476:.P476])+SUM([.Q476:.AE476])" office:value-type="float" office:value="0" calcext:value-type="float">
            <text:p>0.00</text:p>
          </table:table-cell>
          <table:table-cell table:style-name="ce36" office:value-type="float" office:value="462" calcext:value-type="float">
            <text:p>4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7:.I477])-SUM([.J477:.P477])+SUM([.Q477:.AE477])" office:value-type="float" office:value="0" calcext:value-type="float">
            <text:p>0.00</text:p>
          </table:table-cell>
          <table:table-cell table:style-name="ce36" office:value-type="float" office:value="463" calcext:value-type="float">
            <text:p>4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8:.I478])-SUM([.J478:.P478])+SUM([.Q478:.AE478])" office:value-type="float" office:value="0" calcext:value-type="float">
            <text:p>0.00</text:p>
          </table:table-cell>
          <table:table-cell table:style-name="ce36" office:value-type="float" office:value="464" calcext:value-type="float">
            <text:p>4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79:.I479])-SUM([.J479:.P479])+SUM([.Q479:.AE479])" office:value-type="float" office:value="0" calcext:value-type="float">
            <text:p>0.00</text:p>
          </table:table-cell>
          <table:table-cell table:style-name="ce36" office:value-type="float" office:value="465" calcext:value-type="float">
            <text:p>4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0:.I480])-SUM([.J480:.P480])+SUM([.Q480:.AE480])" office:value-type="float" office:value="0" calcext:value-type="float">
            <text:p>0.00</text:p>
          </table:table-cell>
          <table:table-cell table:style-name="ce36" office:value-type="float" office:value="466" calcext:value-type="float">
            <text:p>4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1:.I481])-SUM([.J481:.P481])+SUM([.Q481:.AE481])" office:value-type="float" office:value="0" calcext:value-type="float">
            <text:p>0.00</text:p>
          </table:table-cell>
          <table:table-cell table:style-name="ce36" office:value-type="float" office:value="467" calcext:value-type="float">
            <text:p>4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2:.I482])-SUM([.J482:.P482])+SUM([.Q482:.AE482])" office:value-type="float" office:value="0" calcext:value-type="float">
            <text:p>0.00</text:p>
          </table:table-cell>
          <table:table-cell table:style-name="ce36" office:value-type="float" office:value="468" calcext:value-type="float">
            <text:p>4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3:.I483])-SUM([.J483:.P483])+SUM([.Q483:.AE483])" office:value-type="float" office:value="0" calcext:value-type="float">
            <text:p>0.00</text:p>
          </table:table-cell>
          <table:table-cell table:style-name="ce36" office:value-type="float" office:value="469" calcext:value-type="float">
            <text:p>4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4:.I484])-SUM([.J484:.P484])+SUM([.Q484:.AE484])" office:value-type="float" office:value="0" calcext:value-type="float">
            <text:p>0.00</text:p>
          </table:table-cell>
          <table:table-cell table:style-name="ce36" office:value-type="float" office:value="470" calcext:value-type="float">
            <text:p>4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5:.I485])-SUM([.J485:.P485])+SUM([.Q485:.AE485])" office:value-type="float" office:value="0" calcext:value-type="float">
            <text:p>0.00</text:p>
          </table:table-cell>
          <table:table-cell table:style-name="ce36" office:value-type="float" office:value="471" calcext:value-type="float">
            <text:p>4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6:.I486])-SUM([.J486:.P486])+SUM([.Q486:.AE486])" office:value-type="float" office:value="0" calcext:value-type="float">
            <text:p>0.00</text:p>
          </table:table-cell>
          <table:table-cell table:style-name="ce36" office:value-type="float" office:value="472" calcext:value-type="float">
            <text:p>4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7:.I487])-SUM([.J487:.P487])+SUM([.Q487:.AE487])" office:value-type="float" office:value="0" calcext:value-type="float">
            <text:p>0.00</text:p>
          </table:table-cell>
          <table:table-cell table:style-name="ce36" office:value-type="float" office:value="473" calcext:value-type="float">
            <text:p>4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8:.I488])-SUM([.J488:.P488])+SUM([.Q488:.AE488])" office:value-type="float" office:value="0" calcext:value-type="float">
            <text:p>0.00</text:p>
          </table:table-cell>
          <table:table-cell table:style-name="ce36" office:value-type="float" office:value="474" calcext:value-type="float">
            <text:p>4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89:.I489])-SUM([.J489:.P489])+SUM([.Q489:.AE489])" office:value-type="float" office:value="0" calcext:value-type="float">
            <text:p>0.00</text:p>
          </table:table-cell>
          <table:table-cell table:style-name="ce36" office:value-type="float" office:value="475" calcext:value-type="float">
            <text:p>4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0:.I490])-SUM([.J490:.P490])+SUM([.Q490:.AE490])" office:value-type="float" office:value="0" calcext:value-type="float">
            <text:p>0.00</text:p>
          </table:table-cell>
          <table:table-cell table:style-name="ce36" office:value-type="float" office:value="476" calcext:value-type="float">
            <text:p>4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1:.I491])-SUM([.J491:.P491])+SUM([.Q491:.AE491])" office:value-type="float" office:value="0" calcext:value-type="float">
            <text:p>0.00</text:p>
          </table:table-cell>
          <table:table-cell table:style-name="ce36" office:value-type="float" office:value="477" calcext:value-type="float">
            <text:p>4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2:.I492])-SUM([.J492:.P492])+SUM([.Q492:.AE492])" office:value-type="float" office:value="0" calcext:value-type="float">
            <text:p>0.00</text:p>
          </table:table-cell>
          <table:table-cell table:style-name="ce36" office:value-type="float" office:value="478" calcext:value-type="float">
            <text:p>4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3:.I493])-SUM([.J493:.P493])+SUM([.Q493:.AE493])" office:value-type="float" office:value="0" calcext:value-type="float">
            <text:p>0.00</text:p>
          </table:table-cell>
          <table:table-cell table:style-name="ce36" office:value-type="float" office:value="479" calcext:value-type="float">
            <text:p>4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4:.I494])-SUM([.J494:.P494])+SUM([.Q494:.AE494])" office:value-type="float" office:value="0" calcext:value-type="float">
            <text:p>0.00</text:p>
          </table:table-cell>
          <table:table-cell table:style-name="ce36" office:value-type="float" office:value="480" calcext:value-type="float">
            <text:p>4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5:.I495])-SUM([.J495:.P495])+SUM([.Q495:.AE495])" office:value-type="float" office:value="0" calcext:value-type="float">
            <text:p>0.00</text:p>
          </table:table-cell>
          <table:table-cell table:style-name="ce36" office:value-type="float" office:value="481" calcext:value-type="float">
            <text:p>4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6:.I496])-SUM([.J496:.P496])+SUM([.Q496:.AE496])" office:value-type="float" office:value="0" calcext:value-type="float">
            <text:p>0.00</text:p>
          </table:table-cell>
          <table:table-cell table:style-name="ce36" office:value-type="float" office:value="482" calcext:value-type="float">
            <text:p>4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7:.I497])-SUM([.J497:.P497])+SUM([.Q497:.AE497])" office:value-type="float" office:value="0" calcext:value-type="float">
            <text:p>0.00</text:p>
          </table:table-cell>
          <table:table-cell table:style-name="ce36" office:value-type="float" office:value="483" calcext:value-type="float">
            <text:p>4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8:.I498])-SUM([.J498:.P498])+SUM([.Q498:.AE498])" office:value-type="float" office:value="0" calcext:value-type="float">
            <text:p>0.00</text:p>
          </table:table-cell>
          <table:table-cell table:style-name="ce36" office:value-type="float" office:value="484" calcext:value-type="float">
            <text:p>4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499:.I499])-SUM([.J499:.P499])+SUM([.Q499:.AE499])" office:value-type="float" office:value="0" calcext:value-type="float">
            <text:p>0.00</text:p>
          </table:table-cell>
          <table:table-cell table:style-name="ce36" office:value-type="float" office:value="485" calcext:value-type="float">
            <text:p>4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0:.I500])-SUM([.J500:.P500])+SUM([.Q500:.AE500])" office:value-type="float" office:value="0" calcext:value-type="float">
            <text:p>0.00</text:p>
          </table:table-cell>
          <table:table-cell table:style-name="ce36" office:value-type="float" office:value="486" calcext:value-type="float">
            <text:p>4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1:.I501])-SUM([.J501:.P501])+SUM([.Q501:.AE501])" office:value-type="float" office:value="0" calcext:value-type="float">
            <text:p>0.00</text:p>
          </table:table-cell>
          <table:table-cell table:style-name="ce36" office:value-type="float" office:value="487" calcext:value-type="float">
            <text:p>4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2:.I502])-SUM([.J502:.P502])+SUM([.Q502:.AE502])" office:value-type="float" office:value="0" calcext:value-type="float">
            <text:p>0.00</text:p>
          </table:table-cell>
          <table:table-cell table:style-name="ce36" office:value-type="float" office:value="488" calcext:value-type="float">
            <text:p>4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3:.I503])-SUM([.J503:.P503])+SUM([.Q503:.AE503])" office:value-type="float" office:value="0" calcext:value-type="float">
            <text:p>0.00</text:p>
          </table:table-cell>
          <table:table-cell table:style-name="ce36" office:value-type="float" office:value="489" calcext:value-type="float">
            <text:p>4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4:.I504])-SUM([.J504:.P504])+SUM([.Q504:.AE504])" office:value-type="float" office:value="0" calcext:value-type="float">
            <text:p>0.00</text:p>
          </table:table-cell>
          <table:table-cell table:style-name="ce36" office:value-type="float" office:value="490" calcext:value-type="float">
            <text:p>4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5:.I505])-SUM([.J505:.P505])+SUM([.Q505:.AE505])" office:value-type="float" office:value="0" calcext:value-type="float">
            <text:p>0.00</text:p>
          </table:table-cell>
          <table:table-cell table:style-name="ce36" office:value-type="float" office:value="491" calcext:value-type="float">
            <text:p>4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6:.I506])-SUM([.J506:.P506])+SUM([.Q506:.AE506])" office:value-type="float" office:value="0" calcext:value-type="float">
            <text:p>0.00</text:p>
          </table:table-cell>
          <table:table-cell table:style-name="ce36" office:value-type="float" office:value="492" calcext:value-type="float">
            <text:p>4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7:.I507])-SUM([.J507:.P507])+SUM([.Q507:.AE507])" office:value-type="float" office:value="0" calcext:value-type="float">
            <text:p>0.00</text:p>
          </table:table-cell>
          <table:table-cell table:style-name="ce36" office:value-type="float" office:value="493" calcext:value-type="float">
            <text:p>4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8:.I508])-SUM([.J508:.P508])+SUM([.Q508:.AE508])" office:value-type="float" office:value="0" calcext:value-type="float">
            <text:p>0.00</text:p>
          </table:table-cell>
          <table:table-cell table:style-name="ce36" office:value-type="float" office:value="494" calcext:value-type="float">
            <text:p>4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09:.I509])-SUM([.J509:.P509])+SUM([.Q509:.AE509])" office:value-type="float" office:value="0" calcext:value-type="float">
            <text:p>0.00</text:p>
          </table:table-cell>
          <table:table-cell table:style-name="ce36" office:value-type="float" office:value="495" calcext:value-type="float">
            <text:p>4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0:.I510])-SUM([.J510:.P510])+SUM([.Q510:.AE510])" office:value-type="float" office:value="0" calcext:value-type="float">
            <text:p>0.00</text:p>
          </table:table-cell>
          <table:table-cell table:style-name="ce36" office:value-type="float" office:value="496" calcext:value-type="float">
            <text:p>4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1:.I511])-SUM([.J511:.P511])+SUM([.Q511:.AE511])" office:value-type="float" office:value="0" calcext:value-type="float">
            <text:p>0.00</text:p>
          </table:table-cell>
          <table:table-cell table:style-name="ce36" office:value-type="float" office:value="497" calcext:value-type="float">
            <text:p>4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2:.I512])-SUM([.J512:.P512])+SUM([.Q512:.AE512])" office:value-type="float" office:value="0" calcext:value-type="float">
            <text:p>0.00</text:p>
          </table:table-cell>
          <table:table-cell table:style-name="ce36" office:value-type="float" office:value="498" calcext:value-type="float">
            <text:p>4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3:.I513])-SUM([.J513:.P513])+SUM([.Q513:.AE513])" office:value-type="float" office:value="0" calcext:value-type="float">
            <text:p>0.00</text:p>
          </table:table-cell>
          <table:table-cell table:style-name="ce36" office:value-type="float" office:value="499" calcext:value-type="float">
            <text:p>4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4:.I514])-SUM([.J514:.P514])+SUM([.Q514:.AE514])" office:value-type="float" office:value="0" calcext:value-type="float">
            <text:p>0.00</text:p>
          </table:table-cell>
          <table:table-cell table:style-name="ce36" office:value-type="float" office:value="500" calcext:value-type="float">
            <text:p>5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5:.I515])-SUM([.J515:.P515])+SUM([.Q515:.AE515])" office:value-type="float" office:value="0" calcext:value-type="float">
            <text:p>0.00</text:p>
          </table:table-cell>
          <table:table-cell table:style-name="ce36" office:value-type="float" office:value="501" calcext:value-type="float">
            <text:p>5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6:.I516])-SUM([.J516:.P516])+SUM([.Q516:.AE516])" office:value-type="float" office:value="0" calcext:value-type="float">
            <text:p>0.00</text:p>
          </table:table-cell>
          <table:table-cell table:style-name="ce36" office:value-type="float" office:value="502" calcext:value-type="float">
            <text:p>5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7:.I517])-SUM([.J517:.P517])+SUM([.Q517:.AE517])" office:value-type="float" office:value="0" calcext:value-type="float">
            <text:p>0.00</text:p>
          </table:table-cell>
          <table:table-cell table:style-name="ce36" office:value-type="float" office:value="503" calcext:value-type="float">
            <text:p>5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8:.I518])-SUM([.J518:.P518])+SUM([.Q518:.AE518])" office:value-type="float" office:value="0" calcext:value-type="float">
            <text:p>0.00</text:p>
          </table:table-cell>
          <table:table-cell table:style-name="ce36" office:value-type="float" office:value="504" calcext:value-type="float">
            <text:p>5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19:.I519])-SUM([.J519:.P519])+SUM([.Q519:.AE519])" office:value-type="float" office:value="0" calcext:value-type="float">
            <text:p>0.00</text:p>
          </table:table-cell>
          <table:table-cell table:style-name="ce36" office:value-type="float" office:value="505" calcext:value-type="float">
            <text:p>5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0:.I520])-SUM([.J520:.P520])+SUM([.Q520:.AE520])" office:value-type="float" office:value="0" calcext:value-type="float">
            <text:p>0.00</text:p>
          </table:table-cell>
          <table:table-cell table:style-name="ce36" office:value-type="float" office:value="506" calcext:value-type="float">
            <text:p>5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1:.I521])-SUM([.J521:.P521])+SUM([.Q521:.AE521])" office:value-type="float" office:value="0" calcext:value-type="float">
            <text:p>0.00</text:p>
          </table:table-cell>
          <table:table-cell table:style-name="ce36" office:value-type="float" office:value="507" calcext:value-type="float">
            <text:p>5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2:.I522])-SUM([.J522:.P522])+SUM([.Q522:.AE522])" office:value-type="float" office:value="0" calcext:value-type="float">
            <text:p>0.00</text:p>
          </table:table-cell>
          <table:table-cell table:style-name="ce36" office:value-type="float" office:value="508" calcext:value-type="float">
            <text:p>5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3:.I523])-SUM([.J523:.P523])+SUM([.Q523:.AE523])" office:value-type="float" office:value="0" calcext:value-type="float">
            <text:p>0.00</text:p>
          </table:table-cell>
          <table:table-cell table:style-name="ce36" office:value-type="float" office:value="509" calcext:value-type="float">
            <text:p>5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4:.I524])-SUM([.J524:.P524])+SUM([.Q524:.AE524])" office:value-type="float" office:value="0" calcext:value-type="float">
            <text:p>0.00</text:p>
          </table:table-cell>
          <table:table-cell table:style-name="ce36" office:value-type="float" office:value="510" calcext:value-type="float">
            <text:p>5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5:.I525])-SUM([.J525:.P525])+SUM([.Q525:.AE525])" office:value-type="float" office:value="0" calcext:value-type="float">
            <text:p>0.00</text:p>
          </table:table-cell>
          <table:table-cell table:style-name="ce36" office:value-type="float" office:value="511" calcext:value-type="float">
            <text:p>5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6:.I526])-SUM([.J526:.P526])+SUM([.Q526:.AE526])" office:value-type="float" office:value="0" calcext:value-type="float">
            <text:p>0.00</text:p>
          </table:table-cell>
          <table:table-cell table:style-name="ce36" office:value-type="float" office:value="512" calcext:value-type="float">
            <text:p>5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7:.I527])-SUM([.J527:.P527])+SUM([.Q527:.AE527])" office:value-type="float" office:value="0" calcext:value-type="float">
            <text:p>0.00</text:p>
          </table:table-cell>
          <table:table-cell table:style-name="ce36" office:value-type="float" office:value="513" calcext:value-type="float">
            <text:p>5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8:.I528])-SUM([.J528:.P528])+SUM([.Q528:.AE528])" office:value-type="float" office:value="0" calcext:value-type="float">
            <text:p>0.00</text:p>
          </table:table-cell>
          <table:table-cell table:style-name="ce36" office:value-type="float" office:value="514" calcext:value-type="float">
            <text:p>5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29:.I529])-SUM([.J529:.P529])+SUM([.Q529:.AE529])" office:value-type="float" office:value="0" calcext:value-type="float">
            <text:p>0.00</text:p>
          </table:table-cell>
          <table:table-cell table:style-name="ce36" office:value-type="float" office:value="515" calcext:value-type="float">
            <text:p>5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0:.I530])-SUM([.J530:.P530])+SUM([.Q530:.AE530])" office:value-type="float" office:value="0" calcext:value-type="float">
            <text:p>0.00</text:p>
          </table:table-cell>
          <table:table-cell table:style-name="ce36" office:value-type="float" office:value="516" calcext:value-type="float">
            <text:p>5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1:.I531])-SUM([.J531:.P531])+SUM([.Q531:.AE531])" office:value-type="float" office:value="0" calcext:value-type="float">
            <text:p>0.00</text:p>
          </table:table-cell>
          <table:table-cell table:style-name="ce36" office:value-type="float" office:value="517" calcext:value-type="float">
            <text:p>5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2:.I532])-SUM([.J532:.P532])+SUM([.Q532:.AE532])" office:value-type="float" office:value="0" calcext:value-type="float">
            <text:p>0.00</text:p>
          </table:table-cell>
          <table:table-cell table:style-name="ce36" office:value-type="float" office:value="518" calcext:value-type="float">
            <text:p>5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3:.I533])-SUM([.J533:.P533])+SUM([.Q533:.AE533])" office:value-type="float" office:value="0" calcext:value-type="float">
            <text:p>0.00</text:p>
          </table:table-cell>
          <table:table-cell table:style-name="ce36" office:value-type="float" office:value="519" calcext:value-type="float">
            <text:p>5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4:.I534])-SUM([.J534:.P534])+SUM([.Q534:.AE534])" office:value-type="float" office:value="0" calcext:value-type="float">
            <text:p>0.00</text:p>
          </table:table-cell>
          <table:table-cell table:style-name="ce36" office:value-type="float" office:value="520" calcext:value-type="float">
            <text:p>520</text:p>
          </table:table-cell>
          <table:table-cell table:style-name="ce40"/>
          <table:table-cell table:style-name="ce36"/>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5:.I535])-SUM([.J535:.P535])+SUM([.Q535:.AE535])" office:value-type="float" office:value="0" calcext:value-type="float">
            <text:p>0.00</text:p>
          </table:table-cell>
          <table:table-cell table:style-name="ce36" office:value-type="float" office:value="521" calcext:value-type="float">
            <text:p>5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6:.I536])-SUM([.J536:.P536])+SUM([.Q536:.AE536])" office:value-type="float" office:value="0" calcext:value-type="float">
            <text:p>0.00</text:p>
          </table:table-cell>
          <table:table-cell table:style-name="ce36" office:value-type="float" office:value="522" calcext:value-type="float">
            <text:p>5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7:.I537])-SUM([.J537:.P537])+SUM([.Q537:.AE537])" office:value-type="float" office:value="0" calcext:value-type="float">
            <text:p>0.00</text:p>
          </table:table-cell>
          <table:table-cell table:style-name="ce36" office:value-type="float" office:value="523" calcext:value-type="float">
            <text:p>5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8:.I538])-SUM([.J538:.P538])+SUM([.Q538:.AE538])" office:value-type="float" office:value="0" calcext:value-type="float">
            <text:p>0.00</text:p>
          </table:table-cell>
          <table:table-cell table:style-name="ce36" office:value-type="float" office:value="524" calcext:value-type="float">
            <text:p>5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39:.I539])-SUM([.J539:.P539])+SUM([.Q539:.AE539])" office:value-type="float" office:value="0" calcext:value-type="float">
            <text:p>0.00</text:p>
          </table:table-cell>
          <table:table-cell table:style-name="ce36" office:value-type="float" office:value="525" calcext:value-type="float">
            <text:p>5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0:.I540])-SUM([.J540:.P540])+SUM([.Q540:.AE540])" office:value-type="float" office:value="0" calcext:value-type="float">
            <text:p>0.00</text:p>
          </table:table-cell>
          <table:table-cell table:style-name="ce36" office:value-type="float" office:value="526" calcext:value-type="float">
            <text:p>5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1:.I541])-SUM([.J541:.P541])+SUM([.Q541:.AE541])" office:value-type="float" office:value="0" calcext:value-type="float">
            <text:p>0.00</text:p>
          </table:table-cell>
          <table:table-cell table:style-name="ce36" office:value-type="float" office:value="527" calcext:value-type="float">
            <text:p>5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2:.I542])-SUM([.J542:.P542])+SUM([.Q542:.AE542])" office:value-type="float" office:value="0" calcext:value-type="float">
            <text:p>0.00</text:p>
          </table:table-cell>
          <table:table-cell table:style-name="ce36" office:value-type="float" office:value="528" calcext:value-type="float">
            <text:p>5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3:.I543])-SUM([.J543:.P543])+SUM([.Q543:.AE543])" office:value-type="float" office:value="0" calcext:value-type="float">
            <text:p>0.00</text:p>
          </table:table-cell>
          <table:table-cell table:style-name="ce36" office:value-type="float" office:value="529" calcext:value-type="float">
            <text:p>5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4:.I544])-SUM([.J544:.P544])+SUM([.Q544:.AE544])" office:value-type="float" office:value="0" calcext:value-type="float">
            <text:p>0.00</text:p>
          </table:table-cell>
          <table:table-cell table:style-name="ce36" office:value-type="float" office:value="530" calcext:value-type="float">
            <text:p>5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5:.I545])-SUM([.J545:.P545])+SUM([.Q545:.AE545])" office:value-type="float" office:value="0" calcext:value-type="float">
            <text:p>0.00</text:p>
          </table:table-cell>
          <table:table-cell table:style-name="ce36" office:value-type="float" office:value="531" calcext:value-type="float">
            <text:p>5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6:.I546])-SUM([.J546:.P546])+SUM([.Q546:.AE546])" office:value-type="float" office:value="0" calcext:value-type="float">
            <text:p>0.00</text:p>
          </table:table-cell>
          <table:table-cell table:style-name="ce36" office:value-type="float" office:value="532" calcext:value-type="float">
            <text:p>5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7:.I547])-SUM([.J547:.P547])+SUM([.Q547:.AE547])" office:value-type="float" office:value="0" calcext:value-type="float">
            <text:p>0.00</text:p>
          </table:table-cell>
          <table:table-cell table:style-name="ce36" office:value-type="float" office:value="533" calcext:value-type="float">
            <text:p>5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8:.I548])-SUM([.J548:.P548])+SUM([.Q548:.AE548])" office:value-type="float" office:value="0" calcext:value-type="float">
            <text:p>0.00</text:p>
          </table:table-cell>
          <table:table-cell table:style-name="ce36" office:value-type="float" office:value="534" calcext:value-type="float">
            <text:p>5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49:.I549])-SUM([.J549:.P549])+SUM([.Q549:.AE549])" office:value-type="float" office:value="0" calcext:value-type="float">
            <text:p>0.00</text:p>
          </table:table-cell>
          <table:table-cell table:style-name="ce36" office:value-type="float" office:value="535" calcext:value-type="float">
            <text:p>5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0:.I550])-SUM([.J550:.P550])+SUM([.Q550:.AE550])" office:value-type="float" office:value="0" calcext:value-type="float">
            <text:p>0.00</text:p>
          </table:table-cell>
          <table:table-cell table:style-name="ce36" office:value-type="float" office:value="536" calcext:value-type="float">
            <text:p>5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1:.I551])-SUM([.J551:.P551])+SUM([.Q551:.AE551])" office:value-type="float" office:value="0" calcext:value-type="float">
            <text:p>0.00</text:p>
          </table:table-cell>
          <table:table-cell table:style-name="ce36" office:value-type="float" office:value="537" calcext:value-type="float">
            <text:p>5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2:.I552])-SUM([.J552:.P552])+SUM([.Q552:.AE552])" office:value-type="float" office:value="0" calcext:value-type="float">
            <text:p>0.00</text:p>
          </table:table-cell>
          <table:table-cell table:style-name="ce36" office:value-type="float" office:value="538" calcext:value-type="float">
            <text:p>5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3:.I553])-SUM([.J553:.P553])+SUM([.Q553:.AE553])" office:value-type="float" office:value="0" calcext:value-type="float">
            <text:p>0.00</text:p>
          </table:table-cell>
          <table:table-cell table:style-name="ce36" office:value-type="float" office:value="539" calcext:value-type="float">
            <text:p>5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4:.I554])-SUM([.J554:.P554])+SUM([.Q554:.AE554])" office:value-type="float" office:value="0" calcext:value-type="float">
            <text:p>0.00</text:p>
          </table:table-cell>
          <table:table-cell table:style-name="ce36" office:value-type="float" office:value="540" calcext:value-type="float">
            <text:p>5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5:.I555])-SUM([.J555:.P555])+SUM([.Q555:.AE555])" office:value-type="float" office:value="0" calcext:value-type="float">
            <text:p>0.00</text:p>
          </table:table-cell>
          <table:table-cell table:style-name="ce36" office:value-type="float" office:value="541" calcext:value-type="float">
            <text:p>5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6:.I556])-SUM([.J556:.P556])+SUM([.Q556:.AE556])" office:value-type="float" office:value="0" calcext:value-type="float">
            <text:p>0.00</text:p>
          </table:table-cell>
          <table:table-cell table:style-name="ce36" office:value-type="float" office:value="542" calcext:value-type="float">
            <text:p>5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7:.I557])-SUM([.J557:.P557])+SUM([.Q557:.AE557])" office:value-type="float" office:value="0" calcext:value-type="float">
            <text:p>0.00</text:p>
          </table:table-cell>
          <table:table-cell table:style-name="ce36" office:value-type="float" office:value="543" calcext:value-type="float">
            <text:p>5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8:.I558])-SUM([.J558:.P558])+SUM([.Q558:.AE558])" office:value-type="float" office:value="0" calcext:value-type="float">
            <text:p>0.00</text:p>
          </table:table-cell>
          <table:table-cell table:style-name="ce36" office:value-type="float" office:value="544" calcext:value-type="float">
            <text:p>5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59:.I559])-SUM([.J559:.P559])+SUM([.Q559:.AE559])" office:value-type="float" office:value="0" calcext:value-type="float">
            <text:p>0.00</text:p>
          </table:table-cell>
          <table:table-cell table:style-name="ce36" office:value-type="float" office:value="545" calcext:value-type="float">
            <text:p>5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0:.I560])-SUM([.J560:.P560])+SUM([.Q560:.AE560])" office:value-type="float" office:value="0" calcext:value-type="float">
            <text:p>0.00</text:p>
          </table:table-cell>
          <table:table-cell table:style-name="ce36" office:value-type="float" office:value="546" calcext:value-type="float">
            <text:p>5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1:.I561])-SUM([.J561:.P561])+SUM([.Q561:.AE561])" office:value-type="float" office:value="0" calcext:value-type="float">
            <text:p>0.00</text:p>
          </table:table-cell>
          <table:table-cell table:style-name="ce36" office:value-type="float" office:value="547" calcext:value-type="float">
            <text:p>5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2:.I562])-SUM([.J562:.P562])+SUM([.Q562:.AE562])" office:value-type="float" office:value="0" calcext:value-type="float">
            <text:p>0.00</text:p>
          </table:table-cell>
          <table:table-cell table:style-name="ce36" office:value-type="float" office:value="548" calcext:value-type="float">
            <text:p>5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3:.I563])-SUM([.J563:.P563])+SUM([.Q563:.AE563])" office:value-type="float" office:value="0" calcext:value-type="float">
            <text:p>0.00</text:p>
          </table:table-cell>
          <table:table-cell table:style-name="ce36" office:value-type="float" office:value="549" calcext:value-type="float">
            <text:p>5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4:.I564])-SUM([.J564:.P564])+SUM([.Q564:.AE564])" office:value-type="float" office:value="0" calcext:value-type="float">
            <text:p>0.00</text:p>
          </table:table-cell>
          <table:table-cell table:style-name="ce36" office:value-type="float" office:value="550" calcext:value-type="float">
            <text:p>5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5:.I565])-SUM([.J565:.P565])+SUM([.Q565:.AE565])" office:value-type="float" office:value="0" calcext:value-type="float">
            <text:p>0.00</text:p>
          </table:table-cell>
          <table:table-cell table:style-name="ce36" office:value-type="float" office:value="551" calcext:value-type="float">
            <text:p>5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6:.I566])-SUM([.J566:.P566])+SUM([.Q566:.AE566])" office:value-type="float" office:value="0" calcext:value-type="float">
            <text:p>0.00</text:p>
          </table:table-cell>
          <table:table-cell table:style-name="ce36" office:value-type="float" office:value="552" calcext:value-type="float">
            <text:p>5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7:.I567])-SUM([.J567:.P567])+SUM([.Q567:.AE567])" office:value-type="float" office:value="0" calcext:value-type="float">
            <text:p>0.00</text:p>
          </table:table-cell>
          <table:table-cell table:style-name="ce36" office:value-type="float" office:value="553" calcext:value-type="float">
            <text:p>5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8:.I568])-SUM([.J568:.P568])+SUM([.Q568:.AE568])" office:value-type="float" office:value="0" calcext:value-type="float">
            <text:p>0.00</text:p>
          </table:table-cell>
          <table:table-cell table:style-name="ce36" office:value-type="float" office:value="554" calcext:value-type="float">
            <text:p>5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69:.I569])-SUM([.J569:.P569])+SUM([.Q569:.AE569])" office:value-type="float" office:value="0" calcext:value-type="float">
            <text:p>0.00</text:p>
          </table:table-cell>
          <table:table-cell table:style-name="ce36" office:value-type="float" office:value="555" calcext:value-type="float">
            <text:p>5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0:.I570])-SUM([.J570:.P570])+SUM([.Q570:.AE570])" office:value-type="float" office:value="0" calcext:value-type="float">
            <text:p>0.00</text:p>
          </table:table-cell>
          <table:table-cell table:style-name="ce36" office:value-type="float" office:value="556" calcext:value-type="float">
            <text:p>5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1:.I571])-SUM([.J571:.P571])+SUM([.Q571:.AE571])" office:value-type="float" office:value="0" calcext:value-type="float">
            <text:p>0.00</text:p>
          </table:table-cell>
          <table:table-cell table:style-name="ce36" office:value-type="float" office:value="557" calcext:value-type="float">
            <text:p>5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2:.I572])-SUM([.J572:.P572])+SUM([.Q572:.AE572])" office:value-type="float" office:value="0" calcext:value-type="float">
            <text:p>0.00</text:p>
          </table:table-cell>
          <table:table-cell table:style-name="ce36" office:value-type="float" office:value="558" calcext:value-type="float">
            <text:p>5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3:.I573])-SUM([.J573:.P573])+SUM([.Q573:.AE573])" office:value-type="float" office:value="0" calcext:value-type="float">
            <text:p>0.00</text:p>
          </table:table-cell>
          <table:table-cell table:style-name="ce36" office:value-type="float" office:value="559" calcext:value-type="float">
            <text:p>5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4:.I574])-SUM([.J574:.P574])+SUM([.Q574:.AE574])" office:value-type="float" office:value="0" calcext:value-type="float">
            <text:p>0.00</text:p>
          </table:table-cell>
          <table:table-cell table:style-name="ce36" office:value-type="float" office:value="560" calcext:value-type="float">
            <text:p>5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5:.I575])-SUM([.J575:.P575])+SUM([.Q575:.AE575])" office:value-type="float" office:value="0" calcext:value-type="float">
            <text:p>0.00</text:p>
          </table:table-cell>
          <table:table-cell table:style-name="ce36" office:value-type="float" office:value="561" calcext:value-type="float">
            <text:p>5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6:.I576])-SUM([.J576:.P576])+SUM([.Q576:.AE576])" office:value-type="float" office:value="0" calcext:value-type="float">
            <text:p>0.00</text:p>
          </table:table-cell>
          <table:table-cell table:style-name="ce36" office:value-type="float" office:value="562" calcext:value-type="float">
            <text:p>5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7:.I577])-SUM([.J577:.P577])+SUM([.Q577:.AE577])" office:value-type="float" office:value="0" calcext:value-type="float">
            <text:p>0.00</text:p>
          </table:table-cell>
          <table:table-cell table:style-name="ce36" office:value-type="float" office:value="563" calcext:value-type="float">
            <text:p>5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8:.I578])-SUM([.J578:.P578])+SUM([.Q578:.AE578])" office:value-type="float" office:value="0" calcext:value-type="float">
            <text:p>0.00</text:p>
          </table:table-cell>
          <table:table-cell table:style-name="ce36" office:value-type="float" office:value="564" calcext:value-type="float">
            <text:p>5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79:.I579])-SUM([.J579:.P579])+SUM([.Q579:.AE579])" office:value-type="float" office:value="0" calcext:value-type="float">
            <text:p>0.00</text:p>
          </table:table-cell>
          <table:table-cell table:style-name="ce36" office:value-type="float" office:value="565" calcext:value-type="float">
            <text:p>5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0:.I580])-SUM([.J580:.P580])+SUM([.Q580:.AE580])" office:value-type="float" office:value="0" calcext:value-type="float">
            <text:p>0.00</text:p>
          </table:table-cell>
          <table:table-cell table:style-name="ce36" office:value-type="float" office:value="566" calcext:value-type="float">
            <text:p>5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1:.I581])-SUM([.J581:.P581])+SUM([.Q581:.AE581])" office:value-type="float" office:value="0" calcext:value-type="float">
            <text:p>0.00</text:p>
          </table:table-cell>
          <table:table-cell table:style-name="ce36" office:value-type="float" office:value="567" calcext:value-type="float">
            <text:p>5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2:.I582])-SUM([.J582:.P582])+SUM([.Q582:.AE582])" office:value-type="float" office:value="0" calcext:value-type="float">
            <text:p>0.00</text:p>
          </table:table-cell>
          <table:table-cell table:style-name="ce36" office:value-type="float" office:value="568" calcext:value-type="float">
            <text:p>5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3:.I583])-SUM([.J583:.P583])+SUM([.Q583:.AE583])" office:value-type="float" office:value="0" calcext:value-type="float">
            <text:p>0.00</text:p>
          </table:table-cell>
          <table:table-cell table:style-name="ce36" office:value-type="float" office:value="569" calcext:value-type="float">
            <text:p>5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4:.I584])-SUM([.J584:.P584])+SUM([.Q584:.AE584])" office:value-type="float" office:value="0" calcext:value-type="float">
            <text:p>0.00</text:p>
          </table:table-cell>
          <table:table-cell table:style-name="ce36" office:value-type="float" office:value="570" calcext:value-type="float">
            <text:p>5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5:.I585])-SUM([.J585:.P585])+SUM([.Q585:.AE585])" office:value-type="float" office:value="0" calcext:value-type="float">
            <text:p>0.00</text:p>
          </table:table-cell>
          <table:table-cell table:style-name="ce36" office:value-type="float" office:value="571" calcext:value-type="float">
            <text:p>5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6:.I586])-SUM([.J586:.P586])+SUM([.Q586:.AE586])" office:value-type="float" office:value="0" calcext:value-type="float">
            <text:p>0.00</text:p>
          </table:table-cell>
          <table:table-cell table:style-name="ce36" office:value-type="float" office:value="572" calcext:value-type="float">
            <text:p>5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7:.I587])-SUM([.J587:.P587])+SUM([.Q587:.AE587])" office:value-type="float" office:value="0" calcext:value-type="float">
            <text:p>0.00</text:p>
          </table:table-cell>
          <table:table-cell table:style-name="ce36" office:value-type="float" office:value="573" calcext:value-type="float">
            <text:p>5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8:.I588])-SUM([.J588:.P588])+SUM([.Q588:.AE588])" office:value-type="float" office:value="0" calcext:value-type="float">
            <text:p>0.00</text:p>
          </table:table-cell>
          <table:table-cell table:style-name="ce36" office:value-type="float" office:value="574" calcext:value-type="float">
            <text:p>5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89:.I589])-SUM([.J589:.P589])+SUM([.Q589:.AE589])" office:value-type="float" office:value="0" calcext:value-type="float">
            <text:p>0.00</text:p>
          </table:table-cell>
          <table:table-cell table:style-name="ce36" office:value-type="float" office:value="575" calcext:value-type="float">
            <text:p>5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0:.I590])-SUM([.J590:.P590])+SUM([.Q590:.AE590])" office:value-type="float" office:value="0" calcext:value-type="float">
            <text:p>0.00</text:p>
          </table:table-cell>
          <table:table-cell table:style-name="ce36" office:value-type="float" office:value="576" calcext:value-type="float">
            <text:p>5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1:.I591])-SUM([.J591:.P591])+SUM([.Q591:.AE591])" office:value-type="float" office:value="0" calcext:value-type="float">
            <text:p>0.00</text:p>
          </table:table-cell>
          <table:table-cell table:style-name="ce36" office:value-type="float" office:value="577" calcext:value-type="float">
            <text:p>5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2:.I592])-SUM([.J592:.P592])+SUM([.Q592:.AE592])" office:value-type="float" office:value="0" calcext:value-type="float">
            <text:p>0.00</text:p>
          </table:table-cell>
          <table:table-cell table:style-name="ce36" office:value-type="float" office:value="578" calcext:value-type="float">
            <text:p>5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3:.I593])-SUM([.J593:.P593])+SUM([.Q593:.AE593])" office:value-type="float" office:value="0" calcext:value-type="float">
            <text:p>0.00</text:p>
          </table:table-cell>
          <table:table-cell table:style-name="ce36" office:value-type="float" office:value="579" calcext:value-type="float">
            <text:p>5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4:.I594])-SUM([.J594:.P594])+SUM([.Q594:.AE594])" office:value-type="float" office:value="0" calcext:value-type="float">
            <text:p>0.00</text:p>
          </table:table-cell>
          <table:table-cell table:style-name="ce36" office:value-type="float" office:value="580" calcext:value-type="float">
            <text:p>5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5:.I595])-SUM([.J595:.P595])+SUM([.Q595:.AE595])" office:value-type="float" office:value="0" calcext:value-type="float">
            <text:p>0.00</text:p>
          </table:table-cell>
          <table:table-cell table:style-name="ce36" office:value-type="float" office:value="581" calcext:value-type="float">
            <text:p>5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6:.I596])-SUM([.J596:.P596])+SUM([.Q596:.AE596])" office:value-type="float" office:value="0" calcext:value-type="float">
            <text:p>0.00</text:p>
          </table:table-cell>
          <table:table-cell table:style-name="ce36" office:value-type="float" office:value="582" calcext:value-type="float">
            <text:p>5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7:.I597])-SUM([.J597:.P597])+SUM([.Q597:.AE597])" office:value-type="float" office:value="0" calcext:value-type="float">
            <text:p>0.00</text:p>
          </table:table-cell>
          <table:table-cell table:style-name="ce36" office:value-type="float" office:value="583" calcext:value-type="float">
            <text:p>5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8:.I598])-SUM([.J598:.P598])+SUM([.Q598:.AE598])" office:value-type="float" office:value="0" calcext:value-type="float">
            <text:p>0.00</text:p>
          </table:table-cell>
          <table:table-cell table:style-name="ce36" office:value-type="float" office:value="584" calcext:value-type="float">
            <text:p>5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599:.I599])-SUM([.J599:.P599])+SUM([.Q599:.AE599])" office:value-type="float" office:value="0" calcext:value-type="float">
            <text:p>0.00</text:p>
          </table:table-cell>
          <table:table-cell table:style-name="ce36" office:value-type="float" office:value="585" calcext:value-type="float">
            <text:p>5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0:.I600])-SUM([.J600:.P600])+SUM([.Q600:.AE600])" office:value-type="float" office:value="0" calcext:value-type="float">
            <text:p>0.00</text:p>
          </table:table-cell>
          <table:table-cell table:style-name="ce36" office:value-type="float" office:value="586" calcext:value-type="float">
            <text:p>5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1:.I601])-SUM([.J601:.P601])+SUM([.Q601:.AE601])" office:value-type="float" office:value="0" calcext:value-type="float">
            <text:p>0.00</text:p>
          </table:table-cell>
          <table:table-cell table:style-name="ce36" office:value-type="float" office:value="587" calcext:value-type="float">
            <text:p>5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2:.I602])-SUM([.J602:.P602])+SUM([.Q602:.AE602])" office:value-type="float" office:value="0" calcext:value-type="float">
            <text:p>0.00</text:p>
          </table:table-cell>
          <table:table-cell table:style-name="ce36" office:value-type="float" office:value="588" calcext:value-type="float">
            <text:p>5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3:.I603])-SUM([.J603:.P603])+SUM([.Q603:.AE603])" office:value-type="float" office:value="0" calcext:value-type="float">
            <text:p>0.00</text:p>
          </table:table-cell>
          <table:table-cell table:style-name="ce36" office:value-type="float" office:value="589" calcext:value-type="float">
            <text:p>5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4:.I604])-SUM([.J604:.P604])+SUM([.Q604:.AE604])" office:value-type="float" office:value="0" calcext:value-type="float">
            <text:p>0.00</text:p>
          </table:table-cell>
          <table:table-cell table:style-name="ce36" office:value-type="float" office:value="590" calcext:value-type="float">
            <text:p>5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5:.I605])-SUM([.J605:.P605])+SUM([.Q605:.AE605])" office:value-type="float" office:value="0" calcext:value-type="float">
            <text:p>0.00</text:p>
          </table:table-cell>
          <table:table-cell table:style-name="ce36" office:value-type="float" office:value="591" calcext:value-type="float">
            <text:p>5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6:.I606])-SUM([.J606:.P606])+SUM([.Q606:.AE606])" office:value-type="float" office:value="0" calcext:value-type="float">
            <text:p>0.00</text:p>
          </table:table-cell>
          <table:table-cell table:style-name="ce36" office:value-type="float" office:value="592" calcext:value-type="float">
            <text:p>5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7:.I607])-SUM([.J607:.P607])+SUM([.Q607:.AE607])" office:value-type="float" office:value="0" calcext:value-type="float">
            <text:p>0.00</text:p>
          </table:table-cell>
          <table:table-cell table:style-name="ce36" office:value-type="float" office:value="593" calcext:value-type="float">
            <text:p>5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8:.I608])-SUM([.J608:.P608])+SUM([.Q608:.AE608])" office:value-type="float" office:value="0" calcext:value-type="float">
            <text:p>0.00</text:p>
          </table:table-cell>
          <table:table-cell table:style-name="ce36" office:value-type="float" office:value="594" calcext:value-type="float">
            <text:p>5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09:.I609])-SUM([.J609:.P609])+SUM([.Q609:.AE609])" office:value-type="float" office:value="0" calcext:value-type="float">
            <text:p>0.00</text:p>
          </table:table-cell>
          <table:table-cell table:style-name="ce36" office:value-type="float" office:value="595" calcext:value-type="float">
            <text:p>5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0:.I610])-SUM([.J610:.P610])+SUM([.Q610:.AE610])" office:value-type="float" office:value="0" calcext:value-type="float">
            <text:p>0.00</text:p>
          </table:table-cell>
          <table:table-cell table:style-name="ce36" office:value-type="float" office:value="596" calcext:value-type="float">
            <text:p>5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1:.I611])-SUM([.J611:.P611])+SUM([.Q611:.AE611])" office:value-type="float" office:value="0" calcext:value-type="float">
            <text:p>0.00</text:p>
          </table:table-cell>
          <table:table-cell table:style-name="ce36" office:value-type="float" office:value="597" calcext:value-type="float">
            <text:p>5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2:.I612])-SUM([.J612:.P612])+SUM([.Q612:.AE612])" office:value-type="float" office:value="0" calcext:value-type="float">
            <text:p>0.00</text:p>
          </table:table-cell>
          <table:table-cell table:style-name="ce36" office:value-type="float" office:value="598" calcext:value-type="float">
            <text:p>5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3:.I613])-SUM([.J613:.P613])+SUM([.Q613:.AE613])" office:value-type="float" office:value="0" calcext:value-type="float">
            <text:p>0.00</text:p>
          </table:table-cell>
          <table:table-cell table:style-name="ce36" office:value-type="float" office:value="599" calcext:value-type="float">
            <text:p>5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4:.I614])-SUM([.J614:.P614])+SUM([.Q614:.AE614])" office:value-type="float" office:value="0" calcext:value-type="float">
            <text:p>0.00</text:p>
          </table:table-cell>
          <table:table-cell table:style-name="ce36" office:value-type="float" office:value="600" calcext:value-type="float">
            <text:p>6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5:.I615])-SUM([.J615:.P615])+SUM([.Q615:.AE615])" office:value-type="float" office:value="0" calcext:value-type="float">
            <text:p>0.00</text:p>
          </table:table-cell>
          <table:table-cell table:style-name="ce36" office:value-type="float" office:value="601" calcext:value-type="float">
            <text:p>6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6:.I616])-SUM([.J616:.P616])+SUM([.Q616:.AE616])" office:value-type="float" office:value="0" calcext:value-type="float">
            <text:p>0.00</text:p>
          </table:table-cell>
          <table:table-cell table:style-name="ce36" office:value-type="float" office:value="602" calcext:value-type="float">
            <text:p>6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7:.I617])-SUM([.J617:.P617])+SUM([.Q617:.AE617])" office:value-type="float" office:value="0" calcext:value-type="float">
            <text:p>0.00</text:p>
          </table:table-cell>
          <table:table-cell table:style-name="ce36" office:value-type="float" office:value="603" calcext:value-type="float">
            <text:p>6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8:.I618])-SUM([.J618:.P618])+SUM([.Q618:.AE618])" office:value-type="float" office:value="0" calcext:value-type="float">
            <text:p>0.00</text:p>
          </table:table-cell>
          <table:table-cell table:style-name="ce36" office:value-type="float" office:value="604" calcext:value-type="float">
            <text:p>6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19:.I619])-SUM([.J619:.P619])+SUM([.Q619:.AE619])" office:value-type="float" office:value="0" calcext:value-type="float">
            <text:p>0.00</text:p>
          </table:table-cell>
          <table:table-cell table:style-name="ce36" office:value-type="float" office:value="605" calcext:value-type="float">
            <text:p>6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0:.I620])-SUM([.J620:.P620])+SUM([.Q620:.AE620])" office:value-type="float" office:value="0" calcext:value-type="float">
            <text:p>0.00</text:p>
          </table:table-cell>
          <table:table-cell table:style-name="ce36" office:value-type="float" office:value="606" calcext:value-type="float">
            <text:p>6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1:.I621])-SUM([.J621:.P621])+SUM([.Q621:.AE621])" office:value-type="float" office:value="0" calcext:value-type="float">
            <text:p>0.00</text:p>
          </table:table-cell>
          <table:table-cell table:style-name="ce36" office:value-type="float" office:value="607" calcext:value-type="float">
            <text:p>6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2:.I622])-SUM([.J622:.P622])+SUM([.Q622:.AE622])" office:value-type="float" office:value="0" calcext:value-type="float">
            <text:p>0.00</text:p>
          </table:table-cell>
          <table:table-cell table:style-name="ce36" office:value-type="float" office:value="608" calcext:value-type="float">
            <text:p>6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3:.I623])-SUM([.J623:.P623])+SUM([.Q623:.AE623])" office:value-type="float" office:value="0" calcext:value-type="float">
            <text:p>0.00</text:p>
          </table:table-cell>
          <table:table-cell table:style-name="ce36" office:value-type="float" office:value="609" calcext:value-type="float">
            <text:p>6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4:.I624])-SUM([.J624:.P624])+SUM([.Q624:.AE624])" office:value-type="float" office:value="0" calcext:value-type="float">
            <text:p>0.00</text:p>
          </table:table-cell>
          <table:table-cell table:style-name="ce36" office:value-type="float" office:value="610" calcext:value-type="float">
            <text:p>6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5:.I625])-SUM([.J625:.P625])+SUM([.Q625:.AE625])" office:value-type="float" office:value="0" calcext:value-type="float">
            <text:p>0.00</text:p>
          </table:table-cell>
          <table:table-cell table:style-name="ce36" office:value-type="float" office:value="611" calcext:value-type="float">
            <text:p>6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6:.I626])-SUM([.J626:.P626])+SUM([.Q626:.AE626])" office:value-type="float" office:value="0" calcext:value-type="float">
            <text:p>0.00</text:p>
          </table:table-cell>
          <table:table-cell table:style-name="ce36" office:value-type="float" office:value="612" calcext:value-type="float">
            <text:p>6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7:.I627])-SUM([.J627:.P627])+SUM([.Q627:.AE627])" office:value-type="float" office:value="0" calcext:value-type="float">
            <text:p>0.00</text:p>
          </table:table-cell>
          <table:table-cell table:style-name="ce36" office:value-type="float" office:value="613" calcext:value-type="float">
            <text:p>6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8:.I628])-SUM([.J628:.P628])+SUM([.Q628:.AE628])" office:value-type="float" office:value="0" calcext:value-type="float">
            <text:p>0.00</text:p>
          </table:table-cell>
          <table:table-cell table:style-name="ce36" office:value-type="float" office:value="614" calcext:value-type="float">
            <text:p>6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29:.I629])-SUM([.J629:.P629])+SUM([.Q629:.AE629])" office:value-type="float" office:value="0" calcext:value-type="float">
            <text:p>0.00</text:p>
          </table:table-cell>
          <table:table-cell table:style-name="ce36" office:value-type="float" office:value="615" calcext:value-type="float">
            <text:p>6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0:.I630])-SUM([.J630:.P630])+SUM([.Q630:.AE630])" office:value-type="float" office:value="0" calcext:value-type="float">
            <text:p>0.00</text:p>
          </table:table-cell>
          <table:table-cell table:style-name="ce36" office:value-type="float" office:value="616" calcext:value-type="float">
            <text:p>6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1:.I631])-SUM([.J631:.P631])+SUM([.Q631:.AE631])" office:value-type="float" office:value="0" calcext:value-type="float">
            <text:p>0.00</text:p>
          </table:table-cell>
          <table:table-cell table:style-name="ce36" office:value-type="float" office:value="617" calcext:value-type="float">
            <text:p>6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2:.I632])-SUM([.J632:.P632])+SUM([.Q632:.AE632])" office:value-type="float" office:value="0" calcext:value-type="float">
            <text:p>0.00</text:p>
          </table:table-cell>
          <table:table-cell table:style-name="ce36" office:value-type="float" office:value="618" calcext:value-type="float">
            <text:p>6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3:.I633])-SUM([.J633:.P633])+SUM([.Q633:.AE633])" office:value-type="float" office:value="0" calcext:value-type="float">
            <text:p>0.00</text:p>
          </table:table-cell>
          <table:table-cell table:style-name="ce36" office:value-type="float" office:value="619" calcext:value-type="float">
            <text:p>6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4:.I634])-SUM([.J634:.P634])+SUM([.Q634:.AE634])" office:value-type="float" office:value="0" calcext:value-type="float">
            <text:p>0.00</text:p>
          </table:table-cell>
          <table:table-cell table:style-name="ce36" office:value-type="float" office:value="620" calcext:value-type="float">
            <text:p>6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5:.I635])-SUM([.J635:.P635])+SUM([.Q635:.AE635])" office:value-type="float" office:value="0" calcext:value-type="float">
            <text:p>0.00</text:p>
          </table:table-cell>
          <table:table-cell table:style-name="ce36" office:value-type="float" office:value="621" calcext:value-type="float">
            <text:p>6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6:.I636])-SUM([.J636:.P636])+SUM([.Q636:.AE636])" office:value-type="float" office:value="0" calcext:value-type="float">
            <text:p>0.00</text:p>
          </table:table-cell>
          <table:table-cell table:style-name="ce36" office:value-type="float" office:value="622" calcext:value-type="float">
            <text:p>6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7:.I637])-SUM([.J637:.P637])+SUM([.Q637:.AE637])" office:value-type="float" office:value="0" calcext:value-type="float">
            <text:p>0.00</text:p>
          </table:table-cell>
          <table:table-cell table:style-name="ce36" office:value-type="float" office:value="623" calcext:value-type="float">
            <text:p>6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8:.I638])-SUM([.J638:.P638])+SUM([.Q638:.AE638])" office:value-type="float" office:value="0" calcext:value-type="float">
            <text:p>0.00</text:p>
          </table:table-cell>
          <table:table-cell table:style-name="ce36" office:value-type="float" office:value="624" calcext:value-type="float">
            <text:p>6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39:.I639])-SUM([.J639:.P639])+SUM([.Q639:.AE639])" office:value-type="float" office:value="0" calcext:value-type="float">
            <text:p>0.00</text:p>
          </table:table-cell>
          <table:table-cell table:style-name="ce36" office:value-type="float" office:value="625" calcext:value-type="float">
            <text:p>6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0:.I640])-SUM([.J640:.P640])+SUM([.Q640:.AE640])" office:value-type="float" office:value="0" calcext:value-type="float">
            <text:p>0.00</text:p>
          </table:table-cell>
          <table:table-cell table:style-name="ce36" office:value-type="float" office:value="626" calcext:value-type="float">
            <text:p>6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1:.I641])-SUM([.J641:.P641])+SUM([.Q641:.AE641])" office:value-type="float" office:value="0" calcext:value-type="float">
            <text:p>0.00</text:p>
          </table:table-cell>
          <table:table-cell table:style-name="ce36" office:value-type="float" office:value="627" calcext:value-type="float">
            <text:p>6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2:.I642])-SUM([.J642:.P642])+SUM([.Q642:.AE642])" office:value-type="float" office:value="0" calcext:value-type="float">
            <text:p>0.00</text:p>
          </table:table-cell>
          <table:table-cell table:style-name="ce36" office:value-type="float" office:value="628" calcext:value-type="float">
            <text:p>6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3:.I643])-SUM([.J643:.P643])+SUM([.Q643:.AE643])" office:value-type="float" office:value="0" calcext:value-type="float">
            <text:p>0.00</text:p>
          </table:table-cell>
          <table:table-cell table:style-name="ce36" office:value-type="float" office:value="629" calcext:value-type="float">
            <text:p>6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4:.I644])-SUM([.J644:.P644])+SUM([.Q644:.AE644])" office:value-type="float" office:value="0" calcext:value-type="float">
            <text:p>0.00</text:p>
          </table:table-cell>
          <table:table-cell table:style-name="ce36" office:value-type="float" office:value="630" calcext:value-type="float">
            <text:p>6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5:.I645])-SUM([.J645:.P645])+SUM([.Q645:.AE645])" office:value-type="float" office:value="0" calcext:value-type="float">
            <text:p>0.00</text:p>
          </table:table-cell>
          <table:table-cell table:style-name="ce36" office:value-type="float" office:value="631" calcext:value-type="float">
            <text:p>6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6:.I646])-SUM([.J646:.P646])+SUM([.Q646:.AE646])" office:value-type="float" office:value="0" calcext:value-type="float">
            <text:p>0.00</text:p>
          </table:table-cell>
          <table:table-cell table:style-name="ce36" office:value-type="float" office:value="632" calcext:value-type="float">
            <text:p>6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7:.I647])-SUM([.J647:.P647])+SUM([.Q647:.AE647])" office:value-type="float" office:value="0" calcext:value-type="float">
            <text:p>0.00</text:p>
          </table:table-cell>
          <table:table-cell table:style-name="ce36" office:value-type="float" office:value="633" calcext:value-type="float">
            <text:p>6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8:.I648])-SUM([.J648:.P648])+SUM([.Q648:.AE648])" office:value-type="float" office:value="0" calcext:value-type="float">
            <text:p>0.00</text:p>
          </table:table-cell>
          <table:table-cell table:style-name="ce36" office:value-type="float" office:value="634" calcext:value-type="float">
            <text:p>6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49:.I649])-SUM([.J649:.P649])+SUM([.Q649:.AE649])" office:value-type="float" office:value="0" calcext:value-type="float">
            <text:p>0.00</text:p>
          </table:table-cell>
          <table:table-cell table:style-name="ce36" office:value-type="float" office:value="635" calcext:value-type="float">
            <text:p>6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0:.I650])-SUM([.J650:.P650])+SUM([.Q650:.AE650])" office:value-type="float" office:value="0" calcext:value-type="float">
            <text:p>0.00</text:p>
          </table:table-cell>
          <table:table-cell table:style-name="ce36" office:value-type="float" office:value="636" calcext:value-type="float">
            <text:p>6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1:.I651])-SUM([.J651:.P651])+SUM([.Q651:.AE651])" office:value-type="float" office:value="0" calcext:value-type="float">
            <text:p>0.00</text:p>
          </table:table-cell>
          <table:table-cell table:style-name="ce36" office:value-type="float" office:value="637" calcext:value-type="float">
            <text:p>6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2:.I652])-SUM([.J652:.P652])+SUM([.Q652:.AE652])" office:value-type="float" office:value="0" calcext:value-type="float">
            <text:p>0.00</text:p>
          </table:table-cell>
          <table:table-cell table:style-name="ce36" office:value-type="float" office:value="638" calcext:value-type="float">
            <text:p>6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3:.I653])-SUM([.J653:.P653])+SUM([.Q653:.AE653])" office:value-type="float" office:value="0" calcext:value-type="float">
            <text:p>0.00</text:p>
          </table:table-cell>
          <table:table-cell table:style-name="ce36" office:value-type="float" office:value="639" calcext:value-type="float">
            <text:p>6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4:.I654])-SUM([.J654:.P654])+SUM([.Q654:.AE654])" office:value-type="float" office:value="0" calcext:value-type="float">
            <text:p>0.00</text:p>
          </table:table-cell>
          <table:table-cell table:style-name="ce36" office:value-type="float" office:value="640" calcext:value-type="float">
            <text:p>6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5:.I655])-SUM([.J655:.P655])+SUM([.Q655:.AE655])" office:value-type="float" office:value="0" calcext:value-type="float">
            <text:p>0.00</text:p>
          </table:table-cell>
          <table:table-cell table:style-name="ce36" office:value-type="float" office:value="641" calcext:value-type="float">
            <text:p>6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6:.I656])-SUM([.J656:.P656])+SUM([.Q656:.AE656])" office:value-type="float" office:value="0" calcext:value-type="float">
            <text:p>0.00</text:p>
          </table:table-cell>
          <table:table-cell table:style-name="ce36" office:value-type="float" office:value="642" calcext:value-type="float">
            <text:p>6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7:.I657])-SUM([.J657:.P657])+SUM([.Q657:.AE657])" office:value-type="float" office:value="0" calcext:value-type="float">
            <text:p>0.00</text:p>
          </table:table-cell>
          <table:table-cell table:style-name="ce36" office:value-type="float" office:value="643" calcext:value-type="float">
            <text:p>6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8:.I658])-SUM([.J658:.P658])+SUM([.Q658:.AE658])" office:value-type="float" office:value="0" calcext:value-type="float">
            <text:p>0.00</text:p>
          </table:table-cell>
          <table:table-cell table:style-name="ce36" office:value-type="float" office:value="644" calcext:value-type="float">
            <text:p>6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59:.I659])-SUM([.J659:.P659])+SUM([.Q659:.AE659])" office:value-type="float" office:value="0" calcext:value-type="float">
            <text:p>0.00</text:p>
          </table:table-cell>
          <table:table-cell table:style-name="ce36" office:value-type="float" office:value="645" calcext:value-type="float">
            <text:p>6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0:.I660])-SUM([.J660:.P660])+SUM([.Q660:.AE660])" office:value-type="float" office:value="0" calcext:value-type="float">
            <text:p>0.00</text:p>
          </table:table-cell>
          <table:table-cell table:style-name="ce36" office:value-type="float" office:value="646" calcext:value-type="float">
            <text:p>6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1:.I661])-SUM([.J661:.P661])+SUM([.Q661:.AE661])" office:value-type="float" office:value="0" calcext:value-type="float">
            <text:p>0.00</text:p>
          </table:table-cell>
          <table:table-cell table:style-name="ce36" office:value-type="float" office:value="647" calcext:value-type="float">
            <text:p>6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2:.I662])-SUM([.J662:.P662])+SUM([.Q662:.AE662])" office:value-type="float" office:value="0" calcext:value-type="float">
            <text:p>0.00</text:p>
          </table:table-cell>
          <table:table-cell table:style-name="ce36" office:value-type="float" office:value="648" calcext:value-type="float">
            <text:p>6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3:.I663])-SUM([.J663:.P663])+SUM([.Q663:.AE663])" office:value-type="float" office:value="0" calcext:value-type="float">
            <text:p>0.00</text:p>
          </table:table-cell>
          <table:table-cell table:style-name="ce36" office:value-type="float" office:value="649" calcext:value-type="float">
            <text:p>6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4:.I664])-SUM([.J664:.P664])+SUM([.Q664:.AE664])" office:value-type="float" office:value="0" calcext:value-type="float">
            <text:p>0.00</text:p>
          </table:table-cell>
          <table:table-cell table:style-name="ce36" office:value-type="float" office:value="650" calcext:value-type="float">
            <text:p>6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5:.I665])-SUM([.J665:.P665])+SUM([.Q665:.AE665])" office:value-type="float" office:value="0" calcext:value-type="float">
            <text:p>0.00</text:p>
          </table:table-cell>
          <table:table-cell table:style-name="ce36" office:value-type="float" office:value="651" calcext:value-type="float">
            <text:p>6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6:.I666])-SUM([.J666:.P666])+SUM([.Q666:.AE666])" office:value-type="float" office:value="0" calcext:value-type="float">
            <text:p>0.00</text:p>
          </table:table-cell>
          <table:table-cell table:style-name="ce36" office:value-type="float" office:value="652" calcext:value-type="float">
            <text:p>6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7:.I667])-SUM([.J667:.P667])+SUM([.Q667:.AE667])" office:value-type="float" office:value="0" calcext:value-type="float">
            <text:p>0.00</text:p>
          </table:table-cell>
          <table:table-cell table:style-name="ce36" office:value-type="float" office:value="653" calcext:value-type="float">
            <text:p>6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8:.I668])-SUM([.J668:.P668])+SUM([.Q668:.AE668])" office:value-type="float" office:value="0" calcext:value-type="float">
            <text:p>0.00</text:p>
          </table:table-cell>
          <table:table-cell table:style-name="ce36" office:value-type="float" office:value="654" calcext:value-type="float">
            <text:p>6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69:.I669])-SUM([.J669:.P669])+SUM([.Q669:.AE669])" office:value-type="float" office:value="0" calcext:value-type="float">
            <text:p>0.00</text:p>
          </table:table-cell>
          <table:table-cell table:style-name="ce36" office:value-type="float" office:value="655" calcext:value-type="float">
            <text:p>6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0:.I670])-SUM([.J670:.P670])+SUM([.Q670:.AE670])" office:value-type="float" office:value="0" calcext:value-type="float">
            <text:p>0.00</text:p>
          </table:table-cell>
          <table:table-cell table:style-name="ce36" office:value-type="float" office:value="656" calcext:value-type="float">
            <text:p>6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1:.I671])-SUM([.J671:.P671])+SUM([.Q671:.AE671])" office:value-type="float" office:value="0" calcext:value-type="float">
            <text:p>0.00</text:p>
          </table:table-cell>
          <table:table-cell table:style-name="ce36" office:value-type="float" office:value="657" calcext:value-type="float">
            <text:p>6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2:.I672])-SUM([.J672:.P672])+SUM([.Q672:.AE672])" office:value-type="float" office:value="0" calcext:value-type="float">
            <text:p>0.00</text:p>
          </table:table-cell>
          <table:table-cell table:style-name="ce36" office:value-type="float" office:value="658" calcext:value-type="float">
            <text:p>6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3:.I673])-SUM([.J673:.P673])+SUM([.Q673:.AE673])" office:value-type="float" office:value="0" calcext:value-type="float">
            <text:p>0.00</text:p>
          </table:table-cell>
          <table:table-cell table:style-name="ce36" office:value-type="float" office:value="659" calcext:value-type="float">
            <text:p>6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4:.I674])-SUM([.J674:.P674])+SUM([.Q674:.AE674])" office:value-type="float" office:value="0" calcext:value-type="float">
            <text:p>0.00</text:p>
          </table:table-cell>
          <table:table-cell table:style-name="ce36" office:value-type="float" office:value="660" calcext:value-type="float">
            <text:p>6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5:.I675])-SUM([.J675:.P675])+SUM([.Q675:.AE675])" office:value-type="float" office:value="0" calcext:value-type="float">
            <text:p>0.00</text:p>
          </table:table-cell>
          <table:table-cell table:style-name="ce36" office:value-type="float" office:value="661" calcext:value-type="float">
            <text:p>6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6:.I676])-SUM([.J676:.P676])+SUM([.Q676:.AE676])" office:value-type="float" office:value="0" calcext:value-type="float">
            <text:p>0.00</text:p>
          </table:table-cell>
          <table:table-cell table:style-name="ce36" office:value-type="float" office:value="662" calcext:value-type="float">
            <text:p>6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7:.I677])-SUM([.J677:.P677])+SUM([.Q677:.AE677])" office:value-type="float" office:value="0" calcext:value-type="float">
            <text:p>0.00</text:p>
          </table:table-cell>
          <table:table-cell table:style-name="ce36" office:value-type="float" office:value="663" calcext:value-type="float">
            <text:p>6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8:.I678])-SUM([.J678:.P678])+SUM([.Q678:.AE678])" office:value-type="float" office:value="0" calcext:value-type="float">
            <text:p>0.00</text:p>
          </table:table-cell>
          <table:table-cell table:style-name="ce36" office:value-type="float" office:value="664" calcext:value-type="float">
            <text:p>6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79:.I679])-SUM([.J679:.P679])+SUM([.Q679:.AE679])" office:value-type="float" office:value="0" calcext:value-type="float">
            <text:p>0.00</text:p>
          </table:table-cell>
          <table:table-cell table:style-name="ce36" office:value-type="float" office:value="665" calcext:value-type="float">
            <text:p>6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0:.I680])-SUM([.J680:.P680])+SUM([.Q680:.AE680])" office:value-type="float" office:value="0" calcext:value-type="float">
            <text:p>0.00</text:p>
          </table:table-cell>
          <table:table-cell table:style-name="ce36" office:value-type="float" office:value="666" calcext:value-type="float">
            <text:p>6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1:.I681])-SUM([.J681:.P681])+SUM([.Q681:.AE681])" office:value-type="float" office:value="0" calcext:value-type="float">
            <text:p>0.00</text:p>
          </table:table-cell>
          <table:table-cell table:style-name="ce36" office:value-type="float" office:value="667" calcext:value-type="float">
            <text:p>6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2:.I682])-SUM([.J682:.P682])+SUM([.Q682:.AE682])" office:value-type="float" office:value="0" calcext:value-type="float">
            <text:p>0.00</text:p>
          </table:table-cell>
          <table:table-cell table:style-name="ce36" office:value-type="float" office:value="668" calcext:value-type="float">
            <text:p>6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3:.I683])-SUM([.J683:.P683])+SUM([.Q683:.AE683])" office:value-type="float" office:value="0" calcext:value-type="float">
            <text:p>0.00</text:p>
          </table:table-cell>
          <table:table-cell table:style-name="ce36" office:value-type="float" office:value="669" calcext:value-type="float">
            <text:p>6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4:.I684])-SUM([.J684:.P684])+SUM([.Q684:.AE684])" office:value-type="float" office:value="0" calcext:value-type="float">
            <text:p>0.00</text:p>
          </table:table-cell>
          <table:table-cell table:style-name="ce36" office:value-type="float" office:value="670" calcext:value-type="float">
            <text:p>6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5:.I685])-SUM([.J685:.P685])+SUM([.Q685:.AE685])" office:value-type="float" office:value="0" calcext:value-type="float">
            <text:p>0.00</text:p>
          </table:table-cell>
          <table:table-cell table:style-name="ce36" office:value-type="float" office:value="671" calcext:value-type="float">
            <text:p>6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6:.I686])-SUM([.J686:.P686])+SUM([.Q686:.AE686])" office:value-type="float" office:value="0" calcext:value-type="float">
            <text:p>0.00</text:p>
          </table:table-cell>
          <table:table-cell table:style-name="ce36" office:value-type="float" office:value="672" calcext:value-type="float">
            <text:p>6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7:.I687])-SUM([.J687:.P687])+SUM([.Q687:.AE687])" office:value-type="float" office:value="0" calcext:value-type="float">
            <text:p>0.00</text:p>
          </table:table-cell>
          <table:table-cell table:style-name="ce36" office:value-type="float" office:value="673" calcext:value-type="float">
            <text:p>6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8:.I688])-SUM([.J688:.P688])+SUM([.Q688:.AE688])" office:value-type="float" office:value="0" calcext:value-type="float">
            <text:p>0.00</text:p>
          </table:table-cell>
          <table:table-cell table:style-name="ce36" office:value-type="float" office:value="674" calcext:value-type="float">
            <text:p>6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89:.I689])-SUM([.J689:.P689])+SUM([.Q689:.AE689])" office:value-type="float" office:value="0" calcext:value-type="float">
            <text:p>0.00</text:p>
          </table:table-cell>
          <table:table-cell table:style-name="ce36" office:value-type="float" office:value="675" calcext:value-type="float">
            <text:p>6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0:.I690])-SUM([.J690:.P690])+SUM([.Q690:.AE690])" office:value-type="float" office:value="0" calcext:value-type="float">
            <text:p>0.00</text:p>
          </table:table-cell>
          <table:table-cell table:style-name="ce36" office:value-type="float" office:value="676" calcext:value-type="float">
            <text:p>6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1:.I691])-SUM([.J691:.P691])+SUM([.Q691:.AE691])" office:value-type="float" office:value="0" calcext:value-type="float">
            <text:p>0.00</text:p>
          </table:table-cell>
          <table:table-cell table:style-name="ce36" office:value-type="float" office:value="677" calcext:value-type="float">
            <text:p>6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2:.I692])-SUM([.J692:.P692])+SUM([.Q692:.AE692])" office:value-type="float" office:value="0" calcext:value-type="float">
            <text:p>0.00</text:p>
          </table:table-cell>
          <table:table-cell table:style-name="ce36" office:value-type="float" office:value="678" calcext:value-type="float">
            <text:p>6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3:.I693])-SUM([.J693:.P693])+SUM([.Q693:.AE693])" office:value-type="float" office:value="0" calcext:value-type="float">
            <text:p>0.00</text:p>
          </table:table-cell>
          <table:table-cell table:style-name="ce36" office:value-type="float" office:value="679" calcext:value-type="float">
            <text:p>6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4:.I694])-SUM([.J694:.P694])+SUM([.Q694:.AE694])" office:value-type="float" office:value="0" calcext:value-type="float">
            <text:p>0.00</text:p>
          </table:table-cell>
          <table:table-cell table:style-name="ce36" office:value-type="float" office:value="680" calcext:value-type="float">
            <text:p>6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5:.I695])-SUM([.J695:.P695])+SUM([.Q695:.AE695])" office:value-type="float" office:value="0" calcext:value-type="float">
            <text:p>0.00</text:p>
          </table:table-cell>
          <table:table-cell table:style-name="ce36" office:value-type="float" office:value="681" calcext:value-type="float">
            <text:p>6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6:.I696])-SUM([.J696:.P696])+SUM([.Q696:.AE696])" office:value-type="float" office:value="0" calcext:value-type="float">
            <text:p>0.00</text:p>
          </table:table-cell>
          <table:table-cell table:style-name="ce36" office:value-type="float" office:value="682" calcext:value-type="float">
            <text:p>6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7:.I697])-SUM([.J697:.P697])+SUM([.Q697:.AE697])" office:value-type="float" office:value="0" calcext:value-type="float">
            <text:p>0.00</text:p>
          </table:table-cell>
          <table:table-cell table:style-name="ce36" office:value-type="float" office:value="683" calcext:value-type="float">
            <text:p>6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8:.I698])-SUM([.J698:.P698])+SUM([.Q698:.AE698])" office:value-type="float" office:value="0" calcext:value-type="float">
            <text:p>0.00</text:p>
          </table:table-cell>
          <table:table-cell table:style-name="ce36" office:value-type="float" office:value="684" calcext:value-type="float">
            <text:p>6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699:.I699])-SUM([.J699:.P699])+SUM([.Q699:.AE699])" office:value-type="float" office:value="0" calcext:value-type="float">
            <text:p>0.00</text:p>
          </table:table-cell>
          <table:table-cell table:style-name="ce36" office:value-type="float" office:value="685" calcext:value-type="float">
            <text:p>6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0:.I700])-SUM([.J700:.P700])+SUM([.Q700:.AE700])" office:value-type="float" office:value="0" calcext:value-type="float">
            <text:p>0.00</text:p>
          </table:table-cell>
          <table:table-cell table:style-name="ce36" office:value-type="float" office:value="686" calcext:value-type="float">
            <text:p>6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1:.I701])-SUM([.J701:.P701])+SUM([.Q701:.AE701])" office:value-type="float" office:value="0" calcext:value-type="float">
            <text:p>0.00</text:p>
          </table:table-cell>
          <table:table-cell table:style-name="ce36" office:value-type="float" office:value="687" calcext:value-type="float">
            <text:p>6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2:.I702])-SUM([.J702:.P702])+SUM([.Q702:.AE702])" office:value-type="float" office:value="0" calcext:value-type="float">
            <text:p>0.00</text:p>
          </table:table-cell>
          <table:table-cell table:style-name="ce36" office:value-type="float" office:value="688" calcext:value-type="float">
            <text:p>6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3:.I703])-SUM([.J703:.P703])+SUM([.Q703:.AE703])" office:value-type="float" office:value="0" calcext:value-type="float">
            <text:p>0.00</text:p>
          </table:table-cell>
          <table:table-cell table:style-name="ce36" office:value-type="float" office:value="689" calcext:value-type="float">
            <text:p>6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4:.I704])-SUM([.J704:.P704])+SUM([.Q704:.AE704])" office:value-type="float" office:value="0" calcext:value-type="float">
            <text:p>0.00</text:p>
          </table:table-cell>
          <table:table-cell table:style-name="ce36" office:value-type="float" office:value="690" calcext:value-type="float">
            <text:p>6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5:.I705])-SUM([.J705:.P705])+SUM([.Q705:.AE705])" office:value-type="float" office:value="0" calcext:value-type="float">
            <text:p>0.00</text:p>
          </table:table-cell>
          <table:table-cell table:style-name="ce36" office:value-type="float" office:value="691" calcext:value-type="float">
            <text:p>6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6:.I706])-SUM([.J706:.P706])+SUM([.Q706:.AE706])" office:value-type="float" office:value="0" calcext:value-type="float">
            <text:p>0.00</text:p>
          </table:table-cell>
          <table:table-cell table:style-name="ce36" office:value-type="float" office:value="692" calcext:value-type="float">
            <text:p>6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7:.I707])-SUM([.J707:.P707])+SUM([.Q707:.AE707])" office:value-type="float" office:value="0" calcext:value-type="float">
            <text:p>0.00</text:p>
          </table:table-cell>
          <table:table-cell table:style-name="ce36" office:value-type="float" office:value="693" calcext:value-type="float">
            <text:p>6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8:.I708])-SUM([.J708:.P708])+SUM([.Q708:.AE708])" office:value-type="float" office:value="0" calcext:value-type="float">
            <text:p>0.00</text:p>
          </table:table-cell>
          <table:table-cell table:style-name="ce36" office:value-type="float" office:value="694" calcext:value-type="float">
            <text:p>6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09:.I709])-SUM([.J709:.P709])+SUM([.Q709:.AE709])" office:value-type="float" office:value="0" calcext:value-type="float">
            <text:p>0.00</text:p>
          </table:table-cell>
          <table:table-cell table:style-name="ce36" office:value-type="float" office:value="695" calcext:value-type="float">
            <text:p>6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0:.I710])-SUM([.J710:.P710])+SUM([.Q710:.AE710])" office:value-type="float" office:value="0" calcext:value-type="float">
            <text:p>0.00</text:p>
          </table:table-cell>
          <table:table-cell table:style-name="ce36" office:value-type="float" office:value="696" calcext:value-type="float">
            <text:p>6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1:.I711])-SUM([.J711:.P711])+SUM([.Q711:.AE711])" office:value-type="float" office:value="0" calcext:value-type="float">
            <text:p>0.00</text:p>
          </table:table-cell>
          <table:table-cell table:style-name="ce36" office:value-type="float" office:value="697" calcext:value-type="float">
            <text:p>6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2:.I712])-SUM([.J712:.P712])+SUM([.Q712:.AE712])" office:value-type="float" office:value="0" calcext:value-type="float">
            <text:p>0.00</text:p>
          </table:table-cell>
          <table:table-cell table:style-name="ce36" office:value-type="float" office:value="698" calcext:value-type="float">
            <text:p>6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3:.I713])-SUM([.J713:.P713])+SUM([.Q713:.AE713])" office:value-type="float" office:value="0" calcext:value-type="float">
            <text:p>0.00</text:p>
          </table:table-cell>
          <table:table-cell table:style-name="ce36" office:value-type="float" office:value="699" calcext:value-type="float">
            <text:p>6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4:.I714])-SUM([.J714:.P714])+SUM([.Q714:.AE714])" office:value-type="float" office:value="0" calcext:value-type="float">
            <text:p>0.00</text:p>
          </table:table-cell>
          <table:table-cell table:style-name="ce36" office:value-type="float" office:value="700" calcext:value-type="float">
            <text:p>7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5:.I715])-SUM([.J715:.P715])+SUM([.Q715:.AE715])" office:value-type="float" office:value="0" calcext:value-type="float">
            <text:p>0.00</text:p>
          </table:table-cell>
          <table:table-cell table:style-name="ce36" office:value-type="float" office:value="701" calcext:value-type="float">
            <text:p>7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6:.I716])-SUM([.J716:.P716])+SUM([.Q716:.AE716])" office:value-type="float" office:value="0" calcext:value-type="float">
            <text:p>0.00</text:p>
          </table:table-cell>
          <table:table-cell table:style-name="ce36" office:value-type="float" office:value="702" calcext:value-type="float">
            <text:p>7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7:.I717])-SUM([.J717:.P717])+SUM([.Q717:.AE717])" office:value-type="float" office:value="0" calcext:value-type="float">
            <text:p>0.00</text:p>
          </table:table-cell>
          <table:table-cell table:style-name="ce36" office:value-type="float" office:value="703" calcext:value-type="float">
            <text:p>7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8:.I718])-SUM([.J718:.P718])+SUM([.Q718:.AE718])" office:value-type="float" office:value="0" calcext:value-type="float">
            <text:p>0.00</text:p>
          </table:table-cell>
          <table:table-cell table:style-name="ce36" office:value-type="float" office:value="704" calcext:value-type="float">
            <text:p>7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19:.I719])-SUM([.J719:.P719])+SUM([.Q719:.AE719])" office:value-type="float" office:value="0" calcext:value-type="float">
            <text:p>0.00</text:p>
          </table:table-cell>
          <table:table-cell table:style-name="ce36" office:value-type="float" office:value="705" calcext:value-type="float">
            <text:p>7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0:.I720])-SUM([.J720:.P720])+SUM([.Q720:.AE720])" office:value-type="float" office:value="0" calcext:value-type="float">
            <text:p>0.00</text:p>
          </table:table-cell>
          <table:table-cell table:style-name="ce36" office:value-type="float" office:value="706" calcext:value-type="float">
            <text:p>7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1:.I721])-SUM([.J721:.P721])+SUM([.Q721:.AE721])" office:value-type="float" office:value="0" calcext:value-type="float">
            <text:p>0.00</text:p>
          </table:table-cell>
          <table:table-cell table:style-name="ce36" office:value-type="float" office:value="707" calcext:value-type="float">
            <text:p>7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2:.I722])-SUM([.J722:.P722])+SUM([.Q722:.AE722])" office:value-type="float" office:value="0" calcext:value-type="float">
            <text:p>0.00</text:p>
          </table:table-cell>
          <table:table-cell table:style-name="ce36" office:value-type="float" office:value="708" calcext:value-type="float">
            <text:p>7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3:.I723])-SUM([.J723:.P723])+SUM([.Q723:.AE723])" office:value-type="float" office:value="0" calcext:value-type="float">
            <text:p>0.00</text:p>
          </table:table-cell>
          <table:table-cell table:style-name="ce36" office:value-type="float" office:value="709" calcext:value-type="float">
            <text:p>7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4:.I724])-SUM([.J724:.P724])+SUM([.Q724:.AE724])" office:value-type="float" office:value="0" calcext:value-type="float">
            <text:p>0.00</text:p>
          </table:table-cell>
          <table:table-cell table:style-name="ce36" office:value-type="float" office:value="710" calcext:value-type="float">
            <text:p>7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5:.I725])-SUM([.J725:.P725])+SUM([.Q725:.AE725])" office:value-type="float" office:value="0" calcext:value-type="float">
            <text:p>0.00</text:p>
          </table:table-cell>
          <table:table-cell table:style-name="ce36" office:value-type="float" office:value="711" calcext:value-type="float">
            <text:p>7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6:.I726])-SUM([.J726:.P726])+SUM([.Q726:.AE726])" office:value-type="float" office:value="0" calcext:value-type="float">
            <text:p>0.00</text:p>
          </table:table-cell>
          <table:table-cell table:style-name="ce36" office:value-type="float" office:value="712" calcext:value-type="float">
            <text:p>7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7:.I727])-SUM([.J727:.P727])+SUM([.Q727:.AE727])" office:value-type="float" office:value="0" calcext:value-type="float">
            <text:p>0.00</text:p>
          </table:table-cell>
          <table:table-cell table:style-name="ce36" office:value-type="float" office:value="713" calcext:value-type="float">
            <text:p>7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8:.I728])-SUM([.J728:.P728])+SUM([.Q728:.AE728])" office:value-type="float" office:value="0" calcext:value-type="float">
            <text:p>0.00</text:p>
          </table:table-cell>
          <table:table-cell table:style-name="ce36" office:value-type="float" office:value="714" calcext:value-type="float">
            <text:p>7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29:.I729])-SUM([.J729:.P729])+SUM([.Q729:.AE729])" office:value-type="float" office:value="0" calcext:value-type="float">
            <text:p>0.00</text:p>
          </table:table-cell>
          <table:table-cell table:style-name="ce36" office:value-type="float" office:value="715" calcext:value-type="float">
            <text:p>7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0:.I730])-SUM([.J730:.P730])+SUM([.Q730:.AE730])" office:value-type="float" office:value="0" calcext:value-type="float">
            <text:p>0.00</text:p>
          </table:table-cell>
          <table:table-cell table:style-name="ce36" office:value-type="float" office:value="716" calcext:value-type="float">
            <text:p>7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1:.I731])-SUM([.J731:.P731])+SUM([.Q731:.AE731])" office:value-type="float" office:value="0" calcext:value-type="float">
            <text:p>0.00</text:p>
          </table:table-cell>
          <table:table-cell table:style-name="ce36" office:value-type="float" office:value="717" calcext:value-type="float">
            <text:p>7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2:.I732])-SUM([.J732:.P732])+SUM([.Q732:.AE732])" office:value-type="float" office:value="0" calcext:value-type="float">
            <text:p>0.00</text:p>
          </table:table-cell>
          <table:table-cell table:style-name="ce36" office:value-type="float" office:value="718" calcext:value-type="float">
            <text:p>7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3:.I733])-SUM([.J733:.P733])+SUM([.Q733:.AE733])" office:value-type="float" office:value="0" calcext:value-type="float">
            <text:p>0.00</text:p>
          </table:table-cell>
          <table:table-cell table:style-name="ce36" office:value-type="float" office:value="719" calcext:value-type="float">
            <text:p>7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4:.I734])-SUM([.J734:.P734])+SUM([.Q734:.AE734])" office:value-type="float" office:value="0" calcext:value-type="float">
            <text:p>0.00</text:p>
          </table:table-cell>
          <table:table-cell table:style-name="ce36" office:value-type="float" office:value="720" calcext:value-type="float">
            <text:p>7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5:.I735])-SUM([.J735:.P735])+SUM([.Q735:.AE735])" office:value-type="float" office:value="0" calcext:value-type="float">
            <text:p>0.00</text:p>
          </table:table-cell>
          <table:table-cell table:style-name="ce36" office:value-type="float" office:value="721" calcext:value-type="float">
            <text:p>7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6:.I736])-SUM([.J736:.P736])+SUM([.Q736:.AE736])" office:value-type="float" office:value="0" calcext:value-type="float">
            <text:p>0.00</text:p>
          </table:table-cell>
          <table:table-cell table:style-name="ce36" office:value-type="float" office:value="722" calcext:value-type="float">
            <text:p>7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7:.I737])-SUM([.J737:.P737])+SUM([.Q737:.AE737])" office:value-type="float" office:value="0" calcext:value-type="float">
            <text:p>0.00</text:p>
          </table:table-cell>
          <table:table-cell table:style-name="ce36" office:value-type="float" office:value="723" calcext:value-type="float">
            <text:p>7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8:.I738])-SUM([.J738:.P738])+SUM([.Q738:.AE738])" office:value-type="float" office:value="0" calcext:value-type="float">
            <text:p>0.00</text:p>
          </table:table-cell>
          <table:table-cell table:style-name="ce36" office:value-type="float" office:value="724" calcext:value-type="float">
            <text:p>7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39:.I739])-SUM([.J739:.P739])+SUM([.Q739:.AE739])" office:value-type="float" office:value="0" calcext:value-type="float">
            <text:p>0.00</text:p>
          </table:table-cell>
          <table:table-cell table:style-name="ce36" office:value-type="float" office:value="725" calcext:value-type="float">
            <text:p>7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0:.I740])-SUM([.J740:.P740])+SUM([.Q740:.AE740])" office:value-type="float" office:value="0" calcext:value-type="float">
            <text:p>0.00</text:p>
          </table:table-cell>
          <table:table-cell table:style-name="ce36" office:value-type="float" office:value="726" calcext:value-type="float">
            <text:p>7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1:.I741])-SUM([.J741:.P741])+SUM([.Q741:.AE741])" office:value-type="float" office:value="0" calcext:value-type="float">
            <text:p>0.00</text:p>
          </table:table-cell>
          <table:table-cell table:style-name="ce36" office:value-type="float" office:value="727" calcext:value-type="float">
            <text:p>7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2:.I742])-SUM([.J742:.P742])+SUM([.Q742:.AE742])" office:value-type="float" office:value="0" calcext:value-type="float">
            <text:p>0.00</text:p>
          </table:table-cell>
          <table:table-cell table:style-name="ce36" office:value-type="float" office:value="728" calcext:value-type="float">
            <text:p>7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3:.I743])-SUM([.J743:.P743])+SUM([.Q743:.AE743])" office:value-type="float" office:value="0" calcext:value-type="float">
            <text:p>0.00</text:p>
          </table:table-cell>
          <table:table-cell table:style-name="ce36" office:value-type="float" office:value="729" calcext:value-type="float">
            <text:p>7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4:.I744])-SUM([.J744:.P744])+SUM([.Q744:.AE744])" office:value-type="float" office:value="0" calcext:value-type="float">
            <text:p>0.00</text:p>
          </table:table-cell>
          <table:table-cell table:style-name="ce36" office:value-type="float" office:value="730" calcext:value-type="float">
            <text:p>7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5:.I745])-SUM([.J745:.P745])+SUM([.Q745:.AE745])" office:value-type="float" office:value="0" calcext:value-type="float">
            <text:p>0.00</text:p>
          </table:table-cell>
          <table:table-cell table:style-name="ce36" office:value-type="float" office:value="731" calcext:value-type="float">
            <text:p>7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6:.I746])-SUM([.J746:.P746])+SUM([.Q746:.AE746])" office:value-type="float" office:value="0" calcext:value-type="float">
            <text:p>0.00</text:p>
          </table:table-cell>
          <table:table-cell table:style-name="ce36" office:value-type="float" office:value="732" calcext:value-type="float">
            <text:p>7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7:.I747])-SUM([.J747:.P747])+SUM([.Q747:.AE747])" office:value-type="float" office:value="0" calcext:value-type="float">
            <text:p>0.00</text:p>
          </table:table-cell>
          <table:table-cell table:style-name="ce36" office:value-type="float" office:value="733" calcext:value-type="float">
            <text:p>7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8:.I748])-SUM([.J748:.P748])+SUM([.Q748:.AE748])" office:value-type="float" office:value="0" calcext:value-type="float">
            <text:p>0.00</text:p>
          </table:table-cell>
          <table:table-cell table:style-name="ce36" office:value-type="float" office:value="734" calcext:value-type="float">
            <text:p>7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49:.I749])-SUM([.J749:.P749])+SUM([.Q749:.AE749])" office:value-type="float" office:value="0" calcext:value-type="float">
            <text:p>0.00</text:p>
          </table:table-cell>
          <table:table-cell table:style-name="ce36" office:value-type="float" office:value="735" calcext:value-type="float">
            <text:p>7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0:.I750])-SUM([.J750:.P750])+SUM([.Q750:.AE750])" office:value-type="float" office:value="0" calcext:value-type="float">
            <text:p>0.00</text:p>
          </table:table-cell>
          <table:table-cell table:style-name="ce36" office:value-type="float" office:value="736" calcext:value-type="float">
            <text:p>7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1:.I751])-SUM([.J751:.P751])+SUM([.Q751:.AE751])" office:value-type="float" office:value="0" calcext:value-type="float">
            <text:p>0.00</text:p>
          </table:table-cell>
          <table:table-cell table:style-name="ce36" office:value-type="float" office:value="737" calcext:value-type="float">
            <text:p>7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2:.I752])-SUM([.J752:.P752])+SUM([.Q752:.AE752])" office:value-type="float" office:value="0" calcext:value-type="float">
            <text:p>0.00</text:p>
          </table:table-cell>
          <table:table-cell table:style-name="ce36" office:value-type="float" office:value="738" calcext:value-type="float">
            <text:p>7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3:.I753])-SUM([.J753:.P753])+SUM([.Q753:.AE753])" office:value-type="float" office:value="0" calcext:value-type="float">
            <text:p>0.00</text:p>
          </table:table-cell>
          <table:table-cell table:style-name="ce36" office:value-type="float" office:value="739" calcext:value-type="float">
            <text:p>7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4:.I754])-SUM([.J754:.P754])+SUM([.Q754:.AE754])" office:value-type="float" office:value="0" calcext:value-type="float">
            <text:p>0.00</text:p>
          </table:table-cell>
          <table:table-cell table:style-name="ce36" office:value-type="float" office:value="740" calcext:value-type="float">
            <text:p>7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5:.I755])-SUM([.J755:.P755])+SUM([.Q755:.AE755])" office:value-type="float" office:value="0" calcext:value-type="float">
            <text:p>0.00</text:p>
          </table:table-cell>
          <table:table-cell table:style-name="ce36" office:value-type="float" office:value="741" calcext:value-type="float">
            <text:p>7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6:.I756])-SUM([.J756:.P756])+SUM([.Q756:.AE756])" office:value-type="float" office:value="0" calcext:value-type="float">
            <text:p>0.00</text:p>
          </table:table-cell>
          <table:table-cell table:style-name="ce36" office:value-type="float" office:value="742" calcext:value-type="float">
            <text:p>7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7:.I757])-SUM([.J757:.P757])+SUM([.Q757:.AE757])" office:value-type="float" office:value="0" calcext:value-type="float">
            <text:p>0.00</text:p>
          </table:table-cell>
          <table:table-cell table:style-name="ce36" office:value-type="float" office:value="743" calcext:value-type="float">
            <text:p>7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8:.I758])-SUM([.J758:.P758])+SUM([.Q758:.AE758])" office:value-type="float" office:value="0" calcext:value-type="float">
            <text:p>0.00</text:p>
          </table:table-cell>
          <table:table-cell table:style-name="ce36" office:value-type="float" office:value="744" calcext:value-type="float">
            <text:p>7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59:.I759])-SUM([.J759:.P759])+SUM([.Q759:.AE759])" office:value-type="float" office:value="0" calcext:value-type="float">
            <text:p>0.00</text:p>
          </table:table-cell>
          <table:table-cell table:style-name="ce36" office:value-type="float" office:value="745" calcext:value-type="float">
            <text:p>7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0:.I760])-SUM([.J760:.P760])+SUM([.Q760:.AE760])" office:value-type="float" office:value="0" calcext:value-type="float">
            <text:p>0.00</text:p>
          </table:table-cell>
          <table:table-cell table:style-name="ce36" office:value-type="float" office:value="746" calcext:value-type="float">
            <text:p>7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1:.I761])-SUM([.J761:.P761])+SUM([.Q761:.AE761])" office:value-type="float" office:value="0" calcext:value-type="float">
            <text:p>0.00</text:p>
          </table:table-cell>
          <table:table-cell table:style-name="ce36" office:value-type="float" office:value="747" calcext:value-type="float">
            <text:p>7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2:.I762])-SUM([.J762:.P762])+SUM([.Q762:.AE762])" office:value-type="float" office:value="0" calcext:value-type="float">
            <text:p>0.00</text:p>
          </table:table-cell>
          <table:table-cell table:style-name="ce36" office:value-type="float" office:value="748" calcext:value-type="float">
            <text:p>7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3:.I763])-SUM([.J763:.P763])+SUM([.Q763:.AE763])" office:value-type="float" office:value="0" calcext:value-type="float">
            <text:p>0.00</text:p>
          </table:table-cell>
          <table:table-cell table:style-name="ce36" office:value-type="float" office:value="749" calcext:value-type="float">
            <text:p>7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4:.I764])-SUM([.J764:.P764])+SUM([.Q764:.AE764])" office:value-type="float" office:value="0" calcext:value-type="float">
            <text:p>0.00</text:p>
          </table:table-cell>
          <table:table-cell table:style-name="ce36" office:value-type="float" office:value="750" calcext:value-type="float">
            <text:p>7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5:.I765])-SUM([.J765:.P765])+SUM([.Q765:.AE765])" office:value-type="float" office:value="0" calcext:value-type="float">
            <text:p>0.00</text:p>
          </table:table-cell>
          <table:table-cell table:style-name="ce36" office:value-type="float" office:value="751" calcext:value-type="float">
            <text:p>7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6:.I766])-SUM([.J766:.P766])+SUM([.Q766:.AE766])" office:value-type="float" office:value="0" calcext:value-type="float">
            <text:p>0.00</text:p>
          </table:table-cell>
          <table:table-cell table:style-name="ce36" office:value-type="float" office:value="752" calcext:value-type="float">
            <text:p>7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7:.I767])-SUM([.J767:.P767])+SUM([.Q767:.AE767])" office:value-type="float" office:value="0" calcext:value-type="float">
            <text:p>0.00</text:p>
          </table:table-cell>
          <table:table-cell table:style-name="ce36" office:value-type="float" office:value="753" calcext:value-type="float">
            <text:p>7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8:.I768])-SUM([.J768:.P768])+SUM([.Q768:.AE768])" office:value-type="float" office:value="0" calcext:value-type="float">
            <text:p>0.00</text:p>
          </table:table-cell>
          <table:table-cell table:style-name="ce36" office:value-type="float" office:value="754" calcext:value-type="float">
            <text:p>7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69:.I769])-SUM([.J769:.P769])+SUM([.Q769:.AE769])" office:value-type="float" office:value="0" calcext:value-type="float">
            <text:p>0.00</text:p>
          </table:table-cell>
          <table:table-cell table:style-name="ce36" office:value-type="float" office:value="755" calcext:value-type="float">
            <text:p>7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0:.I770])-SUM([.J770:.P770])+SUM([.Q770:.AE770])" office:value-type="float" office:value="0" calcext:value-type="float">
            <text:p>0.00</text:p>
          </table:table-cell>
          <table:table-cell table:style-name="ce36" office:value-type="float" office:value="756" calcext:value-type="float">
            <text:p>7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1:.I771])-SUM([.J771:.P771])+SUM([.Q771:.AE771])" office:value-type="float" office:value="0" calcext:value-type="float">
            <text:p>0.00</text:p>
          </table:table-cell>
          <table:table-cell table:style-name="ce36" office:value-type="float" office:value="757" calcext:value-type="float">
            <text:p>7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2:.I772])-SUM([.J772:.P772])+SUM([.Q772:.AE772])" office:value-type="float" office:value="0" calcext:value-type="float">
            <text:p>0.00</text:p>
          </table:table-cell>
          <table:table-cell table:style-name="ce36" office:value-type="float" office:value="758" calcext:value-type="float">
            <text:p>7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3:.I773])-SUM([.J773:.P773])+SUM([.Q773:.AE773])" office:value-type="float" office:value="0" calcext:value-type="float">
            <text:p>0.00</text:p>
          </table:table-cell>
          <table:table-cell table:style-name="ce36" office:value-type="float" office:value="759" calcext:value-type="float">
            <text:p>7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4:.I774])-SUM([.J774:.P774])+SUM([.Q774:.AE774])" office:value-type="float" office:value="0" calcext:value-type="float">
            <text:p>0.00</text:p>
          </table:table-cell>
          <table:table-cell table:style-name="ce36" office:value-type="float" office:value="760" calcext:value-type="float">
            <text:p>7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5:.I775])-SUM([.J775:.P775])+SUM([.Q775:.AE775])" office:value-type="float" office:value="0" calcext:value-type="float">
            <text:p>0.00</text:p>
          </table:table-cell>
          <table:table-cell table:style-name="ce36" office:value-type="float" office:value="761" calcext:value-type="float">
            <text:p>7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6:.I776])-SUM([.J776:.P776])+SUM([.Q776:.AE776])" office:value-type="float" office:value="0" calcext:value-type="float">
            <text:p>0.00</text:p>
          </table:table-cell>
          <table:table-cell table:style-name="ce36" office:value-type="float" office:value="762" calcext:value-type="float">
            <text:p>7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7:.I777])-SUM([.J777:.P777])+SUM([.Q777:.AE777])" office:value-type="float" office:value="0" calcext:value-type="float">
            <text:p>0.00</text:p>
          </table:table-cell>
          <table:table-cell table:style-name="ce36" office:value-type="float" office:value="763" calcext:value-type="float">
            <text:p>7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8:.I778])-SUM([.J778:.P778])+SUM([.Q778:.AE778])" office:value-type="float" office:value="0" calcext:value-type="float">
            <text:p>0.00</text:p>
          </table:table-cell>
          <table:table-cell table:style-name="ce36" office:value-type="float" office:value="764" calcext:value-type="float">
            <text:p>7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79:.I779])-SUM([.J779:.P779])+SUM([.Q779:.AE779])" office:value-type="float" office:value="0" calcext:value-type="float">
            <text:p>0.00</text:p>
          </table:table-cell>
          <table:table-cell table:style-name="ce36" office:value-type="float" office:value="765" calcext:value-type="float">
            <text:p>7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0:.I780])-SUM([.J780:.P780])+SUM([.Q780:.AE780])" office:value-type="float" office:value="0" calcext:value-type="float">
            <text:p>0.00</text:p>
          </table:table-cell>
          <table:table-cell table:style-name="ce36" office:value-type="float" office:value="766" calcext:value-type="float">
            <text:p>7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1:.I781])-SUM([.J781:.P781])+SUM([.Q781:.AE781])" office:value-type="float" office:value="0" calcext:value-type="float">
            <text:p>0.00</text:p>
          </table:table-cell>
          <table:table-cell table:style-name="ce36" office:value-type="float" office:value="767" calcext:value-type="float">
            <text:p>7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2:.I782])-SUM([.J782:.P782])+SUM([.Q782:.AE782])" office:value-type="float" office:value="0" calcext:value-type="float">
            <text:p>0.00</text:p>
          </table:table-cell>
          <table:table-cell table:style-name="ce36" office:value-type="float" office:value="768" calcext:value-type="float">
            <text:p>7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3:.I783])-SUM([.J783:.P783])+SUM([.Q783:.AE783])" office:value-type="float" office:value="0" calcext:value-type="float">
            <text:p>0.00</text:p>
          </table:table-cell>
          <table:table-cell table:style-name="ce36" office:value-type="float" office:value="769" calcext:value-type="float">
            <text:p>7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4:.I784])-SUM([.J784:.P784])+SUM([.Q784:.AE784])" office:value-type="float" office:value="0" calcext:value-type="float">
            <text:p>0.00</text:p>
          </table:table-cell>
          <table:table-cell table:style-name="ce36" office:value-type="float" office:value="770" calcext:value-type="float">
            <text:p>7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5:.I785])-SUM([.J785:.P785])+SUM([.Q785:.AE785])" office:value-type="float" office:value="0" calcext:value-type="float">
            <text:p>0.00</text:p>
          </table:table-cell>
          <table:table-cell table:style-name="ce36" office:value-type="float" office:value="771" calcext:value-type="float">
            <text:p>7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6:.I786])-SUM([.J786:.P786])+SUM([.Q786:.AE786])" office:value-type="float" office:value="0" calcext:value-type="float">
            <text:p>0.00</text:p>
          </table:table-cell>
          <table:table-cell table:style-name="ce36" office:value-type="float" office:value="772" calcext:value-type="float">
            <text:p>7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7:.I787])-SUM([.J787:.P787])+SUM([.Q787:.AE787])" office:value-type="float" office:value="0" calcext:value-type="float">
            <text:p>0.00</text:p>
          </table:table-cell>
          <table:table-cell table:style-name="ce36" office:value-type="float" office:value="773" calcext:value-type="float">
            <text:p>7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8:.I788])-SUM([.J788:.P788])+SUM([.Q788:.AE788])" office:value-type="float" office:value="0" calcext:value-type="float">
            <text:p>0.00</text:p>
          </table:table-cell>
          <table:table-cell table:style-name="ce36" office:value-type="float" office:value="774" calcext:value-type="float">
            <text:p>7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89:.I789])-SUM([.J789:.P789])+SUM([.Q789:.AE789])" office:value-type="float" office:value="0" calcext:value-type="float">
            <text:p>0.00</text:p>
          </table:table-cell>
          <table:table-cell table:style-name="ce36" office:value-type="float" office:value="775" calcext:value-type="float">
            <text:p>7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0:.I790])-SUM([.J790:.P790])+SUM([.Q790:.AE790])" office:value-type="float" office:value="0" calcext:value-type="float">
            <text:p>0.00</text:p>
          </table:table-cell>
          <table:table-cell table:style-name="ce36" office:value-type="float" office:value="776" calcext:value-type="float">
            <text:p>7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1:.I791])-SUM([.J791:.P791])+SUM([.Q791:.AE791])" office:value-type="float" office:value="0" calcext:value-type="float">
            <text:p>0.00</text:p>
          </table:table-cell>
          <table:table-cell table:style-name="ce36" office:value-type="float" office:value="777" calcext:value-type="float">
            <text:p>7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2:.I792])-SUM([.J792:.P792])+SUM([.Q792:.AE792])" office:value-type="float" office:value="0" calcext:value-type="float">
            <text:p>0.00</text:p>
          </table:table-cell>
          <table:table-cell table:style-name="ce36" office:value-type="float" office:value="778" calcext:value-type="float">
            <text:p>7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3:.I793])-SUM([.J793:.P793])+SUM([.Q793:.AE793])" office:value-type="float" office:value="0" calcext:value-type="float">
            <text:p>0.00</text:p>
          </table:table-cell>
          <table:table-cell table:style-name="ce36" office:value-type="float" office:value="779" calcext:value-type="float">
            <text:p>7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4:.I794])-SUM([.J794:.P794])+SUM([.Q794:.AE794])" office:value-type="float" office:value="0" calcext:value-type="float">
            <text:p>0.00</text:p>
          </table:table-cell>
          <table:table-cell table:style-name="ce36" office:value-type="float" office:value="780" calcext:value-type="float">
            <text:p>7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5:.I795])-SUM([.J795:.P795])+SUM([.Q795:.AE795])" office:value-type="float" office:value="0" calcext:value-type="float">
            <text:p>0.00</text:p>
          </table:table-cell>
          <table:table-cell table:style-name="ce36" office:value-type="float" office:value="781" calcext:value-type="float">
            <text:p>7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6:.I796])-SUM([.J796:.P796])+SUM([.Q796:.AE796])" office:value-type="float" office:value="0" calcext:value-type="float">
            <text:p>0.00</text:p>
          </table:table-cell>
          <table:table-cell table:style-name="ce36" office:value-type="float" office:value="782" calcext:value-type="float">
            <text:p>7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7:.I797])-SUM([.J797:.P797])+SUM([.Q797:.AE797])" office:value-type="float" office:value="0" calcext:value-type="float">
            <text:p>0.00</text:p>
          </table:table-cell>
          <table:table-cell table:style-name="ce36" office:value-type="float" office:value="783" calcext:value-type="float">
            <text:p>7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8:.I798])-SUM([.J798:.P798])+SUM([.Q798:.AE798])" office:value-type="float" office:value="0" calcext:value-type="float">
            <text:p>0.00</text:p>
          </table:table-cell>
          <table:table-cell table:style-name="ce36" office:value-type="float" office:value="784" calcext:value-type="float">
            <text:p>7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799:.I799])-SUM([.J799:.P799])+SUM([.Q799:.AE799])" office:value-type="float" office:value="0" calcext:value-type="float">
            <text:p>0.00</text:p>
          </table:table-cell>
          <table:table-cell table:style-name="ce36" office:value-type="float" office:value="785" calcext:value-type="float">
            <text:p>7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0:.I800])-SUM([.J800:.P800])+SUM([.Q800:.AE800])" office:value-type="float" office:value="0" calcext:value-type="float">
            <text:p>0.00</text:p>
          </table:table-cell>
          <table:table-cell table:style-name="ce36" office:value-type="float" office:value="786" calcext:value-type="float">
            <text:p>7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1:.I801])-SUM([.J801:.P801])+SUM([.Q801:.AE801])" office:value-type="float" office:value="0" calcext:value-type="float">
            <text:p>0.00</text:p>
          </table:table-cell>
          <table:table-cell table:style-name="ce36" office:value-type="float" office:value="787" calcext:value-type="float">
            <text:p>7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2:.I802])-SUM([.J802:.P802])+SUM([.Q802:.AE802])" office:value-type="float" office:value="0" calcext:value-type="float">
            <text:p>0.00</text:p>
          </table:table-cell>
          <table:table-cell table:style-name="ce36" office:value-type="float" office:value="788" calcext:value-type="float">
            <text:p>7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3:.I803])-SUM([.J803:.P803])+SUM([.Q803:.AE803])" office:value-type="float" office:value="0" calcext:value-type="float">
            <text:p>0.00</text:p>
          </table:table-cell>
          <table:table-cell table:style-name="ce36" office:value-type="float" office:value="789" calcext:value-type="float">
            <text:p>7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4:.I804])-SUM([.J804:.P804])+SUM([.Q804:.AE804])" office:value-type="float" office:value="0" calcext:value-type="float">
            <text:p>0.00</text:p>
          </table:table-cell>
          <table:table-cell table:style-name="ce36" office:value-type="float" office:value="790" calcext:value-type="float">
            <text:p>7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5:.I805])-SUM([.J805:.P805])+SUM([.Q805:.AE805])" office:value-type="float" office:value="0" calcext:value-type="float">
            <text:p>0.00</text:p>
          </table:table-cell>
          <table:table-cell table:style-name="ce36" office:value-type="float" office:value="791" calcext:value-type="float">
            <text:p>7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6:.I806])-SUM([.J806:.P806])+SUM([.Q806:.AE806])" office:value-type="float" office:value="0" calcext:value-type="float">
            <text:p>0.00</text:p>
          </table:table-cell>
          <table:table-cell table:style-name="ce36" office:value-type="float" office:value="792" calcext:value-type="float">
            <text:p>7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7:.I807])-SUM([.J807:.P807])+SUM([.Q807:.AE807])" office:value-type="float" office:value="0" calcext:value-type="float">
            <text:p>0.00</text:p>
          </table:table-cell>
          <table:table-cell table:style-name="ce36" office:value-type="float" office:value="793" calcext:value-type="float">
            <text:p>7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8:.I808])-SUM([.J808:.P808])+SUM([.Q808:.AE808])" office:value-type="float" office:value="0" calcext:value-type="float">
            <text:p>0.00</text:p>
          </table:table-cell>
          <table:table-cell table:style-name="ce36" office:value-type="float" office:value="794" calcext:value-type="float">
            <text:p>7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09:.I809])-SUM([.J809:.P809])+SUM([.Q809:.AE809])" office:value-type="float" office:value="0" calcext:value-type="float">
            <text:p>0.00</text:p>
          </table:table-cell>
          <table:table-cell table:style-name="ce36" office:value-type="float" office:value="795" calcext:value-type="float">
            <text:p>7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0:.I810])-SUM([.J810:.P810])+SUM([.Q810:.AE810])" office:value-type="float" office:value="0" calcext:value-type="float">
            <text:p>0.00</text:p>
          </table:table-cell>
          <table:table-cell table:style-name="ce36" office:value-type="float" office:value="796" calcext:value-type="float">
            <text:p>7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1:.I811])-SUM([.J811:.P811])+SUM([.Q811:.AE811])" office:value-type="float" office:value="0" calcext:value-type="float">
            <text:p>0.00</text:p>
          </table:table-cell>
          <table:table-cell table:style-name="ce36" office:value-type="float" office:value="797" calcext:value-type="float">
            <text:p>7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2:.I812])-SUM([.J812:.P812])+SUM([.Q812:.AE812])" office:value-type="float" office:value="0" calcext:value-type="float">
            <text:p>0.00</text:p>
          </table:table-cell>
          <table:table-cell table:style-name="ce36" office:value-type="float" office:value="798" calcext:value-type="float">
            <text:p>7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3:.I813])-SUM([.J813:.P813])+SUM([.Q813:.AE813])" office:value-type="float" office:value="0" calcext:value-type="float">
            <text:p>0.00</text:p>
          </table:table-cell>
          <table:table-cell table:style-name="ce36" office:value-type="float" office:value="799" calcext:value-type="float">
            <text:p>7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4:.I814])-SUM([.J814:.P814])+SUM([.Q814:.AE814])" office:value-type="float" office:value="0" calcext:value-type="float">
            <text:p>0.00</text:p>
          </table:table-cell>
          <table:table-cell table:style-name="ce36" office:value-type="float" office:value="800" calcext:value-type="float">
            <text:p>8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5:.I815])-SUM([.J815:.P815])+SUM([.Q815:.AE815])" office:value-type="float" office:value="0" calcext:value-type="float">
            <text:p>0.00</text:p>
          </table:table-cell>
          <table:table-cell table:style-name="ce36" office:value-type="float" office:value="801" calcext:value-type="float">
            <text:p>8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6:.I816])-SUM([.J816:.P816])+SUM([.Q816:.AE816])" office:value-type="float" office:value="0" calcext:value-type="float">
            <text:p>0.00</text:p>
          </table:table-cell>
          <table:table-cell table:style-name="ce36" office:value-type="float" office:value="802" calcext:value-type="float">
            <text:p>8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7:.I817])-SUM([.J817:.P817])+SUM([.Q817:.AE817])" office:value-type="float" office:value="0" calcext:value-type="float">
            <text:p>0.00</text:p>
          </table:table-cell>
          <table:table-cell table:style-name="ce36" office:value-type="float" office:value="803" calcext:value-type="float">
            <text:p>8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8:.I818])-SUM([.J818:.P818])+SUM([.Q818:.AE818])" office:value-type="float" office:value="0" calcext:value-type="float">
            <text:p>0.00</text:p>
          </table:table-cell>
          <table:table-cell table:style-name="ce36" office:value-type="float" office:value="804" calcext:value-type="float">
            <text:p>8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19:.I819])-SUM([.J819:.P819])+SUM([.Q819:.AE819])" office:value-type="float" office:value="0" calcext:value-type="float">
            <text:p>0.00</text:p>
          </table:table-cell>
          <table:table-cell table:style-name="ce36" office:value-type="float" office:value="805" calcext:value-type="float">
            <text:p>8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0:.I820])-SUM([.J820:.P820])+SUM([.Q820:.AE820])" office:value-type="float" office:value="0" calcext:value-type="float">
            <text:p>0.00</text:p>
          </table:table-cell>
          <table:table-cell table:style-name="ce36" office:value-type="float" office:value="806" calcext:value-type="float">
            <text:p>8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1:.I821])-SUM([.J821:.P821])+SUM([.Q821:.AE821])" office:value-type="float" office:value="0" calcext:value-type="float">
            <text:p>0.00</text:p>
          </table:table-cell>
          <table:table-cell table:style-name="ce36" office:value-type="float" office:value="807" calcext:value-type="float">
            <text:p>8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2:.I822])-SUM([.J822:.P822])+SUM([.Q822:.AE822])" office:value-type="float" office:value="0" calcext:value-type="float">
            <text:p>0.00</text:p>
          </table:table-cell>
          <table:table-cell table:style-name="ce36" office:value-type="float" office:value="808" calcext:value-type="float">
            <text:p>8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3:.I823])-SUM([.J823:.P823])+SUM([.Q823:.AE823])" office:value-type="float" office:value="0" calcext:value-type="float">
            <text:p>0.00</text:p>
          </table:table-cell>
          <table:table-cell table:style-name="ce36" office:value-type="float" office:value="809" calcext:value-type="float">
            <text:p>8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4:.I824])-SUM([.J824:.P824])+SUM([.Q824:.AE824])" office:value-type="float" office:value="0" calcext:value-type="float">
            <text:p>0.00</text:p>
          </table:table-cell>
          <table:table-cell table:style-name="ce36" office:value-type="float" office:value="810" calcext:value-type="float">
            <text:p>8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5:.I825])-SUM([.J825:.P825])+SUM([.Q825:.AE825])" office:value-type="float" office:value="0" calcext:value-type="float">
            <text:p>0.00</text:p>
          </table:table-cell>
          <table:table-cell table:style-name="ce36" office:value-type="float" office:value="811" calcext:value-type="float">
            <text:p>8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6:.I826])-SUM([.J826:.P826])+SUM([.Q826:.AE826])" office:value-type="float" office:value="0" calcext:value-type="float">
            <text:p>0.00</text:p>
          </table:table-cell>
          <table:table-cell table:style-name="ce36" office:value-type="float" office:value="812" calcext:value-type="float">
            <text:p>8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7:.I827])-SUM([.J827:.P827])+SUM([.Q827:.AE827])" office:value-type="float" office:value="0" calcext:value-type="float">
            <text:p>0.00</text:p>
          </table:table-cell>
          <table:table-cell table:style-name="ce36" office:value-type="float" office:value="813" calcext:value-type="float">
            <text:p>8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8:.I828])-SUM([.J828:.P828])+SUM([.Q828:.AE828])" office:value-type="float" office:value="0" calcext:value-type="float">
            <text:p>0.00</text:p>
          </table:table-cell>
          <table:table-cell table:style-name="ce36" office:value-type="float" office:value="814" calcext:value-type="float">
            <text:p>8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29:.I829])-SUM([.J829:.P829])+SUM([.Q829:.AE829])" office:value-type="float" office:value="0" calcext:value-type="float">
            <text:p>0.00</text:p>
          </table:table-cell>
          <table:table-cell table:style-name="ce36" office:value-type="float" office:value="815" calcext:value-type="float">
            <text:p>8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0:.I830])-SUM([.J830:.P830])+SUM([.Q830:.AE830])" office:value-type="float" office:value="0" calcext:value-type="float">
            <text:p>0.00</text:p>
          </table:table-cell>
          <table:table-cell table:style-name="ce36" office:value-type="float" office:value="816" calcext:value-type="float">
            <text:p>8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1:.I831])-SUM([.J831:.P831])+SUM([.Q831:.AE831])" office:value-type="float" office:value="0" calcext:value-type="float">
            <text:p>0.00</text:p>
          </table:table-cell>
          <table:table-cell table:style-name="ce36" office:value-type="float" office:value="817" calcext:value-type="float">
            <text:p>8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2:.I832])-SUM([.J832:.P832])+SUM([.Q832:.AE832])" office:value-type="float" office:value="0" calcext:value-type="float">
            <text:p>0.00</text:p>
          </table:table-cell>
          <table:table-cell table:style-name="ce36" office:value-type="float" office:value="818" calcext:value-type="float">
            <text:p>8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3:.I833])-SUM([.J833:.P833])+SUM([.Q833:.AE833])" office:value-type="float" office:value="0" calcext:value-type="float">
            <text:p>0.00</text:p>
          </table:table-cell>
          <table:table-cell table:style-name="ce36" office:value-type="float" office:value="819" calcext:value-type="float">
            <text:p>8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4:.I834])-SUM([.J834:.P834])+SUM([.Q834:.AE834])" office:value-type="float" office:value="0" calcext:value-type="float">
            <text:p>0.00</text:p>
          </table:table-cell>
          <table:table-cell table:style-name="ce36" office:value-type="float" office:value="820" calcext:value-type="float">
            <text:p>8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5:.I835])-SUM([.J835:.P835])+SUM([.Q835:.AE835])" office:value-type="float" office:value="0" calcext:value-type="float">
            <text:p>0.00</text:p>
          </table:table-cell>
          <table:table-cell table:style-name="ce36" office:value-type="float" office:value="821" calcext:value-type="float">
            <text:p>8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6:.I836])-SUM([.J836:.P836])+SUM([.Q836:.AE836])" office:value-type="float" office:value="0" calcext:value-type="float">
            <text:p>0.00</text:p>
          </table:table-cell>
          <table:table-cell table:style-name="ce36" office:value-type="float" office:value="822" calcext:value-type="float">
            <text:p>8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7:.I837])-SUM([.J837:.P837])+SUM([.Q837:.AE837])" office:value-type="float" office:value="0" calcext:value-type="float">
            <text:p>0.00</text:p>
          </table:table-cell>
          <table:table-cell table:style-name="ce36" office:value-type="float" office:value="823" calcext:value-type="float">
            <text:p>8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8:.I838])-SUM([.J838:.P838])+SUM([.Q838:.AE838])" office:value-type="float" office:value="0" calcext:value-type="float">
            <text:p>0.00</text:p>
          </table:table-cell>
          <table:table-cell table:style-name="ce36" office:value-type="float" office:value="824" calcext:value-type="float">
            <text:p>8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39:.I839])-SUM([.J839:.P839])+SUM([.Q839:.AE839])" office:value-type="float" office:value="0" calcext:value-type="float">
            <text:p>0.00</text:p>
          </table:table-cell>
          <table:table-cell table:style-name="ce36" office:value-type="float" office:value="825" calcext:value-type="float">
            <text:p>8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0:.I840])-SUM([.J840:.P840])+SUM([.Q840:.AE840])" office:value-type="float" office:value="0" calcext:value-type="float">
            <text:p>0.00</text:p>
          </table:table-cell>
          <table:table-cell table:style-name="ce36" office:value-type="float" office:value="826" calcext:value-type="float">
            <text:p>8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1:.I841])-SUM([.J841:.P841])+SUM([.Q841:.AE841])" office:value-type="float" office:value="0" calcext:value-type="float">
            <text:p>0.00</text:p>
          </table:table-cell>
          <table:table-cell table:style-name="ce36" office:value-type="float" office:value="827" calcext:value-type="float">
            <text:p>8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2:.I842])-SUM([.J842:.P842])+SUM([.Q842:.AE842])" office:value-type="float" office:value="0" calcext:value-type="float">
            <text:p>0.00</text:p>
          </table:table-cell>
          <table:table-cell table:style-name="ce36" office:value-type="float" office:value="828" calcext:value-type="float">
            <text:p>8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3:.I843])-SUM([.J843:.P843])+SUM([.Q843:.AE843])" office:value-type="float" office:value="0" calcext:value-type="float">
            <text:p>0.00</text:p>
          </table:table-cell>
          <table:table-cell table:style-name="ce36" office:value-type="float" office:value="829" calcext:value-type="float">
            <text:p>8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4:.I844])-SUM([.J844:.P844])+SUM([.Q844:.AE844])" office:value-type="float" office:value="0" calcext:value-type="float">
            <text:p>0.00</text:p>
          </table:table-cell>
          <table:table-cell table:style-name="ce36" office:value-type="float" office:value="830" calcext:value-type="float">
            <text:p>8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5:.I845])-SUM([.J845:.P845])+SUM([.Q845:.AE845])" office:value-type="float" office:value="0" calcext:value-type="float">
            <text:p>0.00</text:p>
          </table:table-cell>
          <table:table-cell table:style-name="ce36" office:value-type="float" office:value="831" calcext:value-type="float">
            <text:p>8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6:.I846])-SUM([.J846:.P846])+SUM([.Q846:.AE846])" office:value-type="float" office:value="0" calcext:value-type="float">
            <text:p>0.00</text:p>
          </table:table-cell>
          <table:table-cell table:style-name="ce36" office:value-type="float" office:value="832" calcext:value-type="float">
            <text:p>8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7:.I847])-SUM([.J847:.P847])+SUM([.Q847:.AE847])" office:value-type="float" office:value="0" calcext:value-type="float">
            <text:p>0.00</text:p>
          </table:table-cell>
          <table:table-cell table:style-name="ce36" office:value-type="float" office:value="833" calcext:value-type="float">
            <text:p>8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8:.I848])-SUM([.J848:.P848])+SUM([.Q848:.AE848])" office:value-type="float" office:value="0" calcext:value-type="float">
            <text:p>0.00</text:p>
          </table:table-cell>
          <table:table-cell table:style-name="ce36" office:value-type="float" office:value="834" calcext:value-type="float">
            <text:p>8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49:.I849])-SUM([.J849:.P849])+SUM([.Q849:.AE849])" office:value-type="float" office:value="0" calcext:value-type="float">
            <text:p>0.00</text:p>
          </table:table-cell>
          <table:table-cell table:style-name="ce36" office:value-type="float" office:value="835" calcext:value-type="float">
            <text:p>8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0:.I850])-SUM([.J850:.P850])+SUM([.Q850:.AE850])" office:value-type="float" office:value="0" calcext:value-type="float">
            <text:p>0.00</text:p>
          </table:table-cell>
          <table:table-cell table:style-name="ce36" office:value-type="float" office:value="836" calcext:value-type="float">
            <text:p>8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1:.I851])-SUM([.J851:.P851])+SUM([.Q851:.AE851])" office:value-type="float" office:value="0" calcext:value-type="float">
            <text:p>0.00</text:p>
          </table:table-cell>
          <table:table-cell table:style-name="ce36" office:value-type="float" office:value="837" calcext:value-type="float">
            <text:p>8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2:.I852])-SUM([.J852:.P852])+SUM([.Q852:.AE852])" office:value-type="float" office:value="0" calcext:value-type="float">
            <text:p>0.00</text:p>
          </table:table-cell>
          <table:table-cell table:style-name="ce36" office:value-type="float" office:value="838" calcext:value-type="float">
            <text:p>8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3:.I853])-SUM([.J853:.P853])+SUM([.Q853:.AE853])" office:value-type="float" office:value="0" calcext:value-type="float">
            <text:p>0.00</text:p>
          </table:table-cell>
          <table:table-cell table:style-name="ce36" office:value-type="float" office:value="839" calcext:value-type="float">
            <text:p>8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4:.I854])-SUM([.J854:.P854])+SUM([.Q854:.AE854])" office:value-type="float" office:value="0" calcext:value-type="float">
            <text:p>0.00</text:p>
          </table:table-cell>
          <table:table-cell table:style-name="ce36" office:value-type="float" office:value="840" calcext:value-type="float">
            <text:p>8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5:.I855])-SUM([.J855:.P855])+SUM([.Q855:.AE855])" office:value-type="float" office:value="0" calcext:value-type="float">
            <text:p>0.00</text:p>
          </table:table-cell>
          <table:table-cell table:style-name="ce36" office:value-type="float" office:value="841" calcext:value-type="float">
            <text:p>8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6:.I856])-SUM([.J856:.P856])+SUM([.Q856:.AE856])" office:value-type="float" office:value="0" calcext:value-type="float">
            <text:p>0.00</text:p>
          </table:table-cell>
          <table:table-cell table:style-name="ce36" office:value-type="float" office:value="842" calcext:value-type="float">
            <text:p>8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7:.I857])-SUM([.J857:.P857])+SUM([.Q857:.AE857])" office:value-type="float" office:value="0" calcext:value-type="float">
            <text:p>0.00</text:p>
          </table:table-cell>
          <table:table-cell table:style-name="ce36" office:value-type="float" office:value="843" calcext:value-type="float">
            <text:p>8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8:.I858])-SUM([.J858:.P858])+SUM([.Q858:.AE858])" office:value-type="float" office:value="0" calcext:value-type="float">
            <text:p>0.00</text:p>
          </table:table-cell>
          <table:table-cell table:style-name="ce36" office:value-type="float" office:value="844" calcext:value-type="float">
            <text:p>8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59:.I859])-SUM([.J859:.P859])+SUM([.Q859:.AE859])" office:value-type="float" office:value="0" calcext:value-type="float">
            <text:p>0.00</text:p>
          </table:table-cell>
          <table:table-cell table:style-name="ce36" office:value-type="float" office:value="845" calcext:value-type="float">
            <text:p>8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0:.I860])-SUM([.J860:.P860])+SUM([.Q860:.AE860])" office:value-type="float" office:value="0" calcext:value-type="float">
            <text:p>0.00</text:p>
          </table:table-cell>
          <table:table-cell table:style-name="ce36" office:value-type="float" office:value="846" calcext:value-type="float">
            <text:p>8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1:.I861])-SUM([.J861:.P861])+SUM([.Q861:.AE861])" office:value-type="float" office:value="0" calcext:value-type="float">
            <text:p>0.00</text:p>
          </table:table-cell>
          <table:table-cell table:style-name="ce36" office:value-type="float" office:value="847" calcext:value-type="float">
            <text:p>8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2:.I862])-SUM([.J862:.P862])+SUM([.Q862:.AE862])" office:value-type="float" office:value="0" calcext:value-type="float">
            <text:p>0.00</text:p>
          </table:table-cell>
          <table:table-cell table:style-name="ce36" office:value-type="float" office:value="848" calcext:value-type="float">
            <text:p>8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3:.I863])-SUM([.J863:.P863])+SUM([.Q863:.AE863])" office:value-type="float" office:value="0" calcext:value-type="float">
            <text:p>0.00</text:p>
          </table:table-cell>
          <table:table-cell table:style-name="ce36" office:value-type="float" office:value="849" calcext:value-type="float">
            <text:p>8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4:.I864])-SUM([.J864:.P864])+SUM([.Q864:.AE864])" office:value-type="float" office:value="0" calcext:value-type="float">
            <text:p>0.00</text:p>
          </table:table-cell>
          <table:table-cell table:style-name="ce36" office:value-type="float" office:value="850" calcext:value-type="float">
            <text:p>8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5:.I865])-SUM([.J865:.P865])+SUM([.Q865:.AE865])" office:value-type="float" office:value="0" calcext:value-type="float">
            <text:p>0.00</text:p>
          </table:table-cell>
          <table:table-cell table:style-name="ce36" office:value-type="float" office:value="851" calcext:value-type="float">
            <text:p>8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6:.I866])-SUM([.J866:.P866])+SUM([.Q866:.AE866])" office:value-type="float" office:value="0" calcext:value-type="float">
            <text:p>0.00</text:p>
          </table:table-cell>
          <table:table-cell table:style-name="ce36" office:value-type="float" office:value="852" calcext:value-type="float">
            <text:p>8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7:.I867])-SUM([.J867:.P867])+SUM([.Q867:.AE867])" office:value-type="float" office:value="0" calcext:value-type="float">
            <text:p>0.00</text:p>
          </table:table-cell>
          <table:table-cell table:style-name="ce36" office:value-type="float" office:value="853" calcext:value-type="float">
            <text:p>8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8:.I868])-SUM([.J868:.P868])+SUM([.Q868:.AE868])" office:value-type="float" office:value="0" calcext:value-type="float">
            <text:p>0.00</text:p>
          </table:table-cell>
          <table:table-cell table:style-name="ce36" office:value-type="float" office:value="854" calcext:value-type="float">
            <text:p>8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69:.I869])-SUM([.J869:.P869])+SUM([.Q869:.AE869])" office:value-type="float" office:value="0" calcext:value-type="float">
            <text:p>0.00</text:p>
          </table:table-cell>
          <table:table-cell table:style-name="ce36" office:value-type="float" office:value="855" calcext:value-type="float">
            <text:p>8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0:.I870])-SUM([.J870:.P870])+SUM([.Q870:.AE870])" office:value-type="float" office:value="0" calcext:value-type="float">
            <text:p>0.00</text:p>
          </table:table-cell>
          <table:table-cell table:style-name="ce36" office:value-type="float" office:value="856" calcext:value-type="float">
            <text:p>8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1:.I871])-SUM([.J871:.P871])+SUM([.Q871:.AE871])" office:value-type="float" office:value="0" calcext:value-type="float">
            <text:p>0.00</text:p>
          </table:table-cell>
          <table:table-cell table:style-name="ce36" office:value-type="float" office:value="857" calcext:value-type="float">
            <text:p>8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2:.I872])-SUM([.J872:.P872])+SUM([.Q872:.AE872])" office:value-type="float" office:value="0" calcext:value-type="float">
            <text:p>0.00</text:p>
          </table:table-cell>
          <table:table-cell table:style-name="ce36" office:value-type="float" office:value="858" calcext:value-type="float">
            <text:p>8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3:.I873])-SUM([.J873:.P873])+SUM([.Q873:.AE873])" office:value-type="float" office:value="0" calcext:value-type="float">
            <text:p>0.00</text:p>
          </table:table-cell>
          <table:table-cell table:style-name="ce36" office:value-type="float" office:value="859" calcext:value-type="float">
            <text:p>8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4:.I874])-SUM([.J874:.P874])+SUM([.Q874:.AE874])" office:value-type="float" office:value="0" calcext:value-type="float">
            <text:p>0.00</text:p>
          </table:table-cell>
          <table:table-cell table:style-name="ce36" office:value-type="float" office:value="860" calcext:value-type="float">
            <text:p>8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5:.I875])-SUM([.J875:.P875])+SUM([.Q875:.AE875])" office:value-type="float" office:value="0" calcext:value-type="float">
            <text:p>0.00</text:p>
          </table:table-cell>
          <table:table-cell table:style-name="ce36" office:value-type="float" office:value="861" calcext:value-type="float">
            <text:p>8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6:.I876])-SUM([.J876:.P876])+SUM([.Q876:.AE876])" office:value-type="float" office:value="0" calcext:value-type="float">
            <text:p>0.00</text:p>
          </table:table-cell>
          <table:table-cell table:style-name="ce36" office:value-type="float" office:value="862" calcext:value-type="float">
            <text:p>8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7:.I877])-SUM([.J877:.P877])+SUM([.Q877:.AE877])" office:value-type="float" office:value="0" calcext:value-type="float">
            <text:p>0.00</text:p>
          </table:table-cell>
          <table:table-cell table:style-name="ce36" office:value-type="float" office:value="863" calcext:value-type="float">
            <text:p>8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8:.I878])-SUM([.J878:.P878])+SUM([.Q878:.AE878])" office:value-type="float" office:value="0" calcext:value-type="float">
            <text:p>0.00</text:p>
          </table:table-cell>
          <table:table-cell table:style-name="ce36" office:value-type="float" office:value="864" calcext:value-type="float">
            <text:p>8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79:.I879])-SUM([.J879:.P879])+SUM([.Q879:.AE879])" office:value-type="float" office:value="0" calcext:value-type="float">
            <text:p>0.00</text:p>
          </table:table-cell>
          <table:table-cell table:style-name="ce36" office:value-type="float" office:value="865" calcext:value-type="float">
            <text:p>8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0:.I880])-SUM([.J880:.P880])+SUM([.Q880:.AE880])" office:value-type="float" office:value="0" calcext:value-type="float">
            <text:p>0.00</text:p>
          </table:table-cell>
          <table:table-cell table:style-name="ce36" office:value-type="float" office:value="866" calcext:value-type="float">
            <text:p>8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1:.I881])-SUM([.J881:.P881])+SUM([.Q881:.AE881])" office:value-type="float" office:value="0" calcext:value-type="float">
            <text:p>0.00</text:p>
          </table:table-cell>
          <table:table-cell table:style-name="ce36" office:value-type="float" office:value="867" calcext:value-type="float">
            <text:p>8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2:.I882])-SUM([.J882:.P882])+SUM([.Q882:.AE882])" office:value-type="float" office:value="0" calcext:value-type="float">
            <text:p>0.00</text:p>
          </table:table-cell>
          <table:table-cell table:style-name="ce36" office:value-type="float" office:value="868" calcext:value-type="float">
            <text:p>8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3:.I883])-SUM([.J883:.P883])+SUM([.Q883:.AE883])" office:value-type="float" office:value="0" calcext:value-type="float">
            <text:p>0.00</text:p>
          </table:table-cell>
          <table:table-cell table:style-name="ce36" office:value-type="float" office:value="869" calcext:value-type="float">
            <text:p>8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4:.I884])-SUM([.J884:.P884])+SUM([.Q884:.AE884])" office:value-type="float" office:value="0" calcext:value-type="float">
            <text:p>0.00</text:p>
          </table:table-cell>
          <table:table-cell table:style-name="ce36" office:value-type="float" office:value="870" calcext:value-type="float">
            <text:p>8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5:.I885])-SUM([.J885:.P885])+SUM([.Q885:.AE885])" office:value-type="float" office:value="0" calcext:value-type="float">
            <text:p>0.00</text:p>
          </table:table-cell>
          <table:table-cell table:style-name="ce36" office:value-type="float" office:value="871" calcext:value-type="float">
            <text:p>8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6:.I886])-SUM([.J886:.P886])+SUM([.Q886:.AE886])" office:value-type="float" office:value="0" calcext:value-type="float">
            <text:p>0.00</text:p>
          </table:table-cell>
          <table:table-cell table:style-name="ce36" office:value-type="float" office:value="872" calcext:value-type="float">
            <text:p>8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7:.I887])-SUM([.J887:.P887])+SUM([.Q887:.AE887])" office:value-type="float" office:value="0" calcext:value-type="float">
            <text:p>0.00</text:p>
          </table:table-cell>
          <table:table-cell table:style-name="ce36" office:value-type="float" office:value="873" calcext:value-type="float">
            <text:p>8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8:.I888])-SUM([.J888:.P888])+SUM([.Q888:.AE888])" office:value-type="float" office:value="0" calcext:value-type="float">
            <text:p>0.00</text:p>
          </table:table-cell>
          <table:table-cell table:style-name="ce36" office:value-type="float" office:value="874" calcext:value-type="float">
            <text:p>8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89:.I889])-SUM([.J889:.P889])+SUM([.Q889:.AE889])" office:value-type="float" office:value="0" calcext:value-type="float">
            <text:p>0.00</text:p>
          </table:table-cell>
          <table:table-cell table:style-name="ce36" office:value-type="float" office:value="875" calcext:value-type="float">
            <text:p>8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0:.I890])-SUM([.J890:.P890])+SUM([.Q890:.AE890])" office:value-type="float" office:value="0" calcext:value-type="float">
            <text:p>0.00</text:p>
          </table:table-cell>
          <table:table-cell table:style-name="ce36" office:value-type="float" office:value="876" calcext:value-type="float">
            <text:p>87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1:.I891])-SUM([.J891:.P891])+SUM([.Q891:.AE891])" office:value-type="float" office:value="0" calcext:value-type="float">
            <text:p>0.00</text:p>
          </table:table-cell>
          <table:table-cell table:style-name="ce36" office:value-type="float" office:value="877" calcext:value-type="float">
            <text:p>87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2:.I892])-SUM([.J892:.P892])+SUM([.Q892:.AE892])" office:value-type="float" office:value="0" calcext:value-type="float">
            <text:p>0.00</text:p>
          </table:table-cell>
          <table:table-cell table:style-name="ce36" office:value-type="float" office:value="878" calcext:value-type="float">
            <text:p>87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3:.I893])-SUM([.J893:.P893])+SUM([.Q893:.AE893])" office:value-type="float" office:value="0" calcext:value-type="float">
            <text:p>0.00</text:p>
          </table:table-cell>
          <table:table-cell table:style-name="ce36" office:value-type="float" office:value="879" calcext:value-type="float">
            <text:p>87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4:.I894])-SUM([.J894:.P894])+SUM([.Q894:.AE894])" office:value-type="float" office:value="0" calcext:value-type="float">
            <text:p>0.00</text:p>
          </table:table-cell>
          <table:table-cell table:style-name="ce36" office:value-type="float" office:value="880" calcext:value-type="float">
            <text:p>88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5:.I895])-SUM([.J895:.P895])+SUM([.Q895:.AE895])" office:value-type="float" office:value="0" calcext:value-type="float">
            <text:p>0.00</text:p>
          </table:table-cell>
          <table:table-cell table:style-name="ce36" office:value-type="float" office:value="881" calcext:value-type="float">
            <text:p>88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6:.I896])-SUM([.J896:.P896])+SUM([.Q896:.AE896])" office:value-type="float" office:value="0" calcext:value-type="float">
            <text:p>0.00</text:p>
          </table:table-cell>
          <table:table-cell table:style-name="ce36" office:value-type="float" office:value="882" calcext:value-type="float">
            <text:p>88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7:.I897])-SUM([.J897:.P897])+SUM([.Q897:.AE897])" office:value-type="float" office:value="0" calcext:value-type="float">
            <text:p>0.00</text:p>
          </table:table-cell>
          <table:table-cell table:style-name="ce36" office:value-type="float" office:value="883" calcext:value-type="float">
            <text:p>88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8:.I898])-SUM([.J898:.P898])+SUM([.Q898:.AE898])" office:value-type="float" office:value="0" calcext:value-type="float">
            <text:p>0.00</text:p>
          </table:table-cell>
          <table:table-cell table:style-name="ce36" office:value-type="float" office:value="884" calcext:value-type="float">
            <text:p>88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899:.I899])-SUM([.J899:.P899])+SUM([.Q899:.AE899])" office:value-type="float" office:value="0" calcext:value-type="float">
            <text:p>0.00</text:p>
          </table:table-cell>
          <table:table-cell table:style-name="ce36" office:value-type="float" office:value="885" calcext:value-type="float">
            <text:p>88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0:.I900])-SUM([.J900:.P900])+SUM([.Q900:.AE900])" office:value-type="float" office:value="0" calcext:value-type="float">
            <text:p>0.00</text:p>
          </table:table-cell>
          <table:table-cell table:style-name="ce36" office:value-type="float" office:value="886" calcext:value-type="float">
            <text:p>88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1:.I901])-SUM([.J901:.P901])+SUM([.Q901:.AE901])" office:value-type="float" office:value="0" calcext:value-type="float">
            <text:p>0.00</text:p>
          </table:table-cell>
          <table:table-cell table:style-name="ce36" office:value-type="float" office:value="887" calcext:value-type="float">
            <text:p>88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2:.I902])-SUM([.J902:.P902])+SUM([.Q902:.AE902])" office:value-type="float" office:value="0" calcext:value-type="float">
            <text:p>0.00</text:p>
          </table:table-cell>
          <table:table-cell table:style-name="ce36" office:value-type="float" office:value="888" calcext:value-type="float">
            <text:p>88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3:.I903])-SUM([.J903:.P903])+SUM([.Q903:.AE903])" office:value-type="float" office:value="0" calcext:value-type="float">
            <text:p>0.00</text:p>
          </table:table-cell>
          <table:table-cell table:style-name="ce36" office:value-type="float" office:value="889" calcext:value-type="float">
            <text:p>88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4:.I904])-SUM([.J904:.P904])+SUM([.Q904:.AE904])" office:value-type="float" office:value="0" calcext:value-type="float">
            <text:p>0.00</text:p>
          </table:table-cell>
          <table:table-cell table:style-name="ce36" office:value-type="float" office:value="890" calcext:value-type="float">
            <text:p>89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5:.I905])-SUM([.J905:.P905])+SUM([.Q905:.AE905])" office:value-type="float" office:value="0" calcext:value-type="float">
            <text:p>0.00</text:p>
          </table:table-cell>
          <table:table-cell table:style-name="ce36" office:value-type="float" office:value="891" calcext:value-type="float">
            <text:p>89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6:.I906])-SUM([.J906:.P906])+SUM([.Q906:.AE906])" office:value-type="float" office:value="0" calcext:value-type="float">
            <text:p>0.00</text:p>
          </table:table-cell>
          <table:table-cell table:style-name="ce36" office:value-type="float" office:value="892" calcext:value-type="float">
            <text:p>89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7:.I907])-SUM([.J907:.P907])+SUM([.Q907:.AE907])" office:value-type="float" office:value="0" calcext:value-type="float">
            <text:p>0.00</text:p>
          </table:table-cell>
          <table:table-cell table:style-name="ce36" office:value-type="float" office:value="893" calcext:value-type="float">
            <text:p>89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8:.I908])-SUM([.J908:.P908])+SUM([.Q908:.AE908])" office:value-type="float" office:value="0" calcext:value-type="float">
            <text:p>0.00</text:p>
          </table:table-cell>
          <table:table-cell table:style-name="ce36" office:value-type="float" office:value="894" calcext:value-type="float">
            <text:p>89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09:.I909])-SUM([.J909:.P909])+SUM([.Q909:.AE909])" office:value-type="float" office:value="0" calcext:value-type="float">
            <text:p>0.00</text:p>
          </table:table-cell>
          <table:table-cell table:style-name="ce36" office:value-type="float" office:value="895" calcext:value-type="float">
            <text:p>89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0:.I910])-SUM([.J910:.P910])+SUM([.Q910:.AE910])" office:value-type="float" office:value="0" calcext:value-type="float">
            <text:p>0.00</text:p>
          </table:table-cell>
          <table:table-cell table:style-name="ce36" office:value-type="float" office:value="896" calcext:value-type="float">
            <text:p>89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1:.I911])-SUM([.J911:.P911])+SUM([.Q911:.AE911])" office:value-type="float" office:value="0" calcext:value-type="float">
            <text:p>0.00</text:p>
          </table:table-cell>
          <table:table-cell table:style-name="ce36" office:value-type="float" office:value="897" calcext:value-type="float">
            <text:p>89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2:.I912])-SUM([.J912:.P912])+SUM([.Q912:.AE912])" office:value-type="float" office:value="0" calcext:value-type="float">
            <text:p>0.00</text:p>
          </table:table-cell>
          <table:table-cell table:style-name="ce36" office:value-type="float" office:value="898" calcext:value-type="float">
            <text:p>89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3:.I913])-SUM([.J913:.P913])+SUM([.Q913:.AE913])" office:value-type="float" office:value="0" calcext:value-type="float">
            <text:p>0.00</text:p>
          </table:table-cell>
          <table:table-cell table:style-name="ce36" office:value-type="float" office:value="899" calcext:value-type="float">
            <text:p>89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4:.I914])-SUM([.J914:.P914])+SUM([.Q914:.AE914])" office:value-type="float" office:value="0" calcext:value-type="float">
            <text:p>0.00</text:p>
          </table:table-cell>
          <table:table-cell table:style-name="ce36" office:value-type="float" office:value="900" calcext:value-type="float">
            <text:p>90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5:.I915])-SUM([.J915:.P915])+SUM([.Q915:.AE915])" office:value-type="float" office:value="0" calcext:value-type="float">
            <text:p>0.00</text:p>
          </table:table-cell>
          <table:table-cell table:style-name="ce36" office:value-type="float" office:value="901" calcext:value-type="float">
            <text:p>90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6:.I916])-SUM([.J916:.P916])+SUM([.Q916:.AE916])" office:value-type="float" office:value="0" calcext:value-type="float">
            <text:p>0.00</text:p>
          </table:table-cell>
          <table:table-cell table:style-name="ce36" office:value-type="float" office:value="902" calcext:value-type="float">
            <text:p>90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7:.I917])-SUM([.J917:.P917])+SUM([.Q917:.AE917])" office:value-type="float" office:value="0" calcext:value-type="float">
            <text:p>0.00</text:p>
          </table:table-cell>
          <table:table-cell table:style-name="ce36" office:value-type="float" office:value="903" calcext:value-type="float">
            <text:p>90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8:.I918])-SUM([.J918:.P918])+SUM([.Q918:.AE918])" office:value-type="float" office:value="0" calcext:value-type="float">
            <text:p>0.00</text:p>
          </table:table-cell>
          <table:table-cell table:style-name="ce36" office:value-type="float" office:value="904" calcext:value-type="float">
            <text:p>90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19:.I919])-SUM([.J919:.P919])+SUM([.Q919:.AE919])" office:value-type="float" office:value="0" calcext:value-type="float">
            <text:p>0.00</text:p>
          </table:table-cell>
          <table:table-cell table:style-name="ce36" office:value-type="float" office:value="905" calcext:value-type="float">
            <text:p>90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0:.I920])-SUM([.J920:.P920])+SUM([.Q920:.AE920])" office:value-type="float" office:value="0" calcext:value-type="float">
            <text:p>0.00</text:p>
          </table:table-cell>
          <table:table-cell table:style-name="ce36" office:value-type="float" office:value="906" calcext:value-type="float">
            <text:p>90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1:.I921])-SUM([.J921:.P921])+SUM([.Q921:.AE921])" office:value-type="float" office:value="0" calcext:value-type="float">
            <text:p>0.00</text:p>
          </table:table-cell>
          <table:table-cell table:style-name="ce36" office:value-type="float" office:value="907" calcext:value-type="float">
            <text:p>90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2:.I922])-SUM([.J922:.P922])+SUM([.Q922:.AE922])" office:value-type="float" office:value="0" calcext:value-type="float">
            <text:p>0.00</text:p>
          </table:table-cell>
          <table:table-cell table:style-name="ce36" office:value-type="float" office:value="908" calcext:value-type="float">
            <text:p>90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3:.I923])-SUM([.J923:.P923])+SUM([.Q923:.AE923])" office:value-type="float" office:value="0" calcext:value-type="float">
            <text:p>0.00</text:p>
          </table:table-cell>
          <table:table-cell table:style-name="ce36" office:value-type="float" office:value="909" calcext:value-type="float">
            <text:p>90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4:.I924])-SUM([.J924:.P924])+SUM([.Q924:.AE924])" office:value-type="float" office:value="0" calcext:value-type="float">
            <text:p>0.00</text:p>
          </table:table-cell>
          <table:table-cell table:style-name="ce36" office:value-type="float" office:value="910" calcext:value-type="float">
            <text:p>91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5:.I925])-SUM([.J925:.P925])+SUM([.Q925:.AE925])" office:value-type="float" office:value="0" calcext:value-type="float">
            <text:p>0.00</text:p>
          </table:table-cell>
          <table:table-cell table:style-name="ce36" office:value-type="float" office:value="911" calcext:value-type="float">
            <text:p>91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6:.I926])-SUM([.J926:.P926])+SUM([.Q926:.AE926])" office:value-type="float" office:value="0" calcext:value-type="float">
            <text:p>0.00</text:p>
          </table:table-cell>
          <table:table-cell table:style-name="ce36" office:value-type="float" office:value="912" calcext:value-type="float">
            <text:p>91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7:.I927])-SUM([.J927:.P927])+SUM([.Q927:.AE927])" office:value-type="float" office:value="0" calcext:value-type="float">
            <text:p>0.00</text:p>
          </table:table-cell>
          <table:table-cell table:style-name="ce36" office:value-type="float" office:value="913" calcext:value-type="float">
            <text:p>91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8:.I928])-SUM([.J928:.P928])+SUM([.Q928:.AE928])" office:value-type="float" office:value="0" calcext:value-type="float">
            <text:p>0.00</text:p>
          </table:table-cell>
          <table:table-cell table:style-name="ce36" office:value-type="float" office:value="914" calcext:value-type="float">
            <text:p>91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29:.I929])-SUM([.J929:.P929])+SUM([.Q929:.AE929])" office:value-type="float" office:value="0" calcext:value-type="float">
            <text:p>0.00</text:p>
          </table:table-cell>
          <table:table-cell table:style-name="ce36" office:value-type="float" office:value="915" calcext:value-type="float">
            <text:p>91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0:.I930])-SUM([.J930:.P930])+SUM([.Q930:.AE930])" office:value-type="float" office:value="0" calcext:value-type="float">
            <text:p>0.00</text:p>
          </table:table-cell>
          <table:table-cell table:style-name="ce36" office:value-type="float" office:value="916" calcext:value-type="float">
            <text:p>91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1:.I931])-SUM([.J931:.P931])+SUM([.Q931:.AE931])" office:value-type="float" office:value="0" calcext:value-type="float">
            <text:p>0.00</text:p>
          </table:table-cell>
          <table:table-cell table:style-name="ce36" office:value-type="float" office:value="917" calcext:value-type="float">
            <text:p>91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2:.I932])-SUM([.J932:.P932])+SUM([.Q932:.AE932])" office:value-type="float" office:value="0" calcext:value-type="float">
            <text:p>0.00</text:p>
          </table:table-cell>
          <table:table-cell table:style-name="ce36" office:value-type="float" office:value="918" calcext:value-type="float">
            <text:p>91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3:.I933])-SUM([.J933:.P933])+SUM([.Q933:.AE933])" office:value-type="float" office:value="0" calcext:value-type="float">
            <text:p>0.00</text:p>
          </table:table-cell>
          <table:table-cell table:style-name="ce36" office:value-type="float" office:value="919" calcext:value-type="float">
            <text:p>91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4:.I934])-SUM([.J934:.P934])+SUM([.Q934:.AE934])" office:value-type="float" office:value="0" calcext:value-type="float">
            <text:p>0.00</text:p>
          </table:table-cell>
          <table:table-cell table:style-name="ce36" office:value-type="float" office:value="920" calcext:value-type="float">
            <text:p>92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5:.I935])-SUM([.J935:.P935])+SUM([.Q935:.AE935])" office:value-type="float" office:value="0" calcext:value-type="float">
            <text:p>0.00</text:p>
          </table:table-cell>
          <table:table-cell table:style-name="ce36" office:value-type="float" office:value="921" calcext:value-type="float">
            <text:p>92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6:.I936])-SUM([.J936:.P936])+SUM([.Q936:.AE936])" office:value-type="float" office:value="0" calcext:value-type="float">
            <text:p>0.00</text:p>
          </table:table-cell>
          <table:table-cell table:style-name="ce36" office:value-type="float" office:value="922" calcext:value-type="float">
            <text:p>92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7:.I937])-SUM([.J937:.P937])+SUM([.Q937:.AE937])" office:value-type="float" office:value="0" calcext:value-type="float">
            <text:p>0.00</text:p>
          </table:table-cell>
          <table:table-cell table:style-name="ce36" office:value-type="float" office:value="923" calcext:value-type="float">
            <text:p>92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8:.I938])-SUM([.J938:.P938])+SUM([.Q938:.AE938])" office:value-type="float" office:value="0" calcext:value-type="float">
            <text:p>0.00</text:p>
          </table:table-cell>
          <table:table-cell table:style-name="ce36" office:value-type="float" office:value="924" calcext:value-type="float">
            <text:p>92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39:.I939])-SUM([.J939:.P939])+SUM([.Q939:.AE939])" office:value-type="float" office:value="0" calcext:value-type="float">
            <text:p>0.00</text:p>
          </table:table-cell>
          <table:table-cell table:style-name="ce36" office:value-type="float" office:value="925" calcext:value-type="float">
            <text:p>92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0:.I940])-SUM([.J940:.P940])+SUM([.Q940:.AE940])" office:value-type="float" office:value="0" calcext:value-type="float">
            <text:p>0.00</text:p>
          </table:table-cell>
          <table:table-cell table:style-name="ce36" office:value-type="float" office:value="926" calcext:value-type="float">
            <text:p>92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1:.I941])-SUM([.J941:.P941])+SUM([.Q941:.AE941])" office:value-type="float" office:value="0" calcext:value-type="float">
            <text:p>0.00</text:p>
          </table:table-cell>
          <table:table-cell table:style-name="ce36" office:value-type="float" office:value="927" calcext:value-type="float">
            <text:p>92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2:.I942])-SUM([.J942:.P942])+SUM([.Q942:.AE942])" office:value-type="float" office:value="0" calcext:value-type="float">
            <text:p>0.00</text:p>
          </table:table-cell>
          <table:table-cell table:style-name="ce36" office:value-type="float" office:value="928" calcext:value-type="float">
            <text:p>92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3:.I943])-SUM([.J943:.P943])+SUM([.Q943:.AE943])" office:value-type="float" office:value="0" calcext:value-type="float">
            <text:p>0.00</text:p>
          </table:table-cell>
          <table:table-cell table:style-name="ce36" office:value-type="float" office:value="929" calcext:value-type="float">
            <text:p>92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4:.I944])-SUM([.J944:.P944])+SUM([.Q944:.AE944])" office:value-type="float" office:value="0" calcext:value-type="float">
            <text:p>0.00</text:p>
          </table:table-cell>
          <table:table-cell table:style-name="ce36" office:value-type="float" office:value="930" calcext:value-type="float">
            <text:p>93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5:.I945])-SUM([.J945:.P945])+SUM([.Q945:.AE945])" office:value-type="float" office:value="0" calcext:value-type="float">
            <text:p>0.00</text:p>
          </table:table-cell>
          <table:table-cell table:style-name="ce36" office:value-type="float" office:value="931" calcext:value-type="float">
            <text:p>93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6:.I946])-SUM([.J946:.P946])+SUM([.Q946:.AE946])" office:value-type="float" office:value="0" calcext:value-type="float">
            <text:p>0.00</text:p>
          </table:table-cell>
          <table:table-cell table:style-name="ce36" office:value-type="float" office:value="932" calcext:value-type="float">
            <text:p>93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7:.I947])-SUM([.J947:.P947])+SUM([.Q947:.AE947])" office:value-type="float" office:value="0" calcext:value-type="float">
            <text:p>0.00</text:p>
          </table:table-cell>
          <table:table-cell table:style-name="ce36" office:value-type="float" office:value="933" calcext:value-type="float">
            <text:p>93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8:.I948])-SUM([.J948:.P948])+SUM([.Q948:.AE948])" office:value-type="float" office:value="0" calcext:value-type="float">
            <text:p>0.00</text:p>
          </table:table-cell>
          <table:table-cell table:style-name="ce36" office:value-type="float" office:value="934" calcext:value-type="float">
            <text:p>93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49:.I949])-SUM([.J949:.P949])+SUM([.Q949:.AE949])" office:value-type="float" office:value="0" calcext:value-type="float">
            <text:p>0.00</text:p>
          </table:table-cell>
          <table:table-cell table:style-name="ce36" office:value-type="float" office:value="935" calcext:value-type="float">
            <text:p>93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0:.I950])-SUM([.J950:.P950])+SUM([.Q950:.AE950])" office:value-type="float" office:value="0" calcext:value-type="float">
            <text:p>0.00</text:p>
          </table:table-cell>
          <table:table-cell table:style-name="ce36" office:value-type="float" office:value="936" calcext:value-type="float">
            <text:p>93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1:.I951])-SUM([.J951:.P951])+SUM([.Q951:.AE951])" office:value-type="float" office:value="0" calcext:value-type="float">
            <text:p>0.00</text:p>
          </table:table-cell>
          <table:table-cell table:style-name="ce36" office:value-type="float" office:value="937" calcext:value-type="float">
            <text:p>93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2:.I952])-SUM([.J952:.P952])+SUM([.Q952:.AE952])" office:value-type="float" office:value="0" calcext:value-type="float">
            <text:p>0.00</text:p>
          </table:table-cell>
          <table:table-cell table:style-name="ce36" office:value-type="float" office:value="938" calcext:value-type="float">
            <text:p>93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3:.I953])-SUM([.J953:.P953])+SUM([.Q953:.AE953])" office:value-type="float" office:value="0" calcext:value-type="float">
            <text:p>0.00</text:p>
          </table:table-cell>
          <table:table-cell table:style-name="ce36" office:value-type="float" office:value="939" calcext:value-type="float">
            <text:p>93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4:.I954])-SUM([.J954:.P954])+SUM([.Q954:.AE954])" office:value-type="float" office:value="0" calcext:value-type="float">
            <text:p>0.00</text:p>
          </table:table-cell>
          <table:table-cell table:style-name="ce36" office:value-type="float" office:value="940" calcext:value-type="float">
            <text:p>94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5:.I955])-SUM([.J955:.P955])+SUM([.Q955:.AE955])" office:value-type="float" office:value="0" calcext:value-type="float">
            <text:p>0.00</text:p>
          </table:table-cell>
          <table:table-cell table:style-name="ce36" office:value-type="float" office:value="941" calcext:value-type="float">
            <text:p>94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6:.I956])-SUM([.J956:.P956])+SUM([.Q956:.AE956])" office:value-type="float" office:value="0" calcext:value-type="float">
            <text:p>0.00</text:p>
          </table:table-cell>
          <table:table-cell table:style-name="ce36" office:value-type="float" office:value="942" calcext:value-type="float">
            <text:p>94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7:.I957])-SUM([.J957:.P957])+SUM([.Q957:.AE957])" office:value-type="float" office:value="0" calcext:value-type="float">
            <text:p>0.00</text:p>
          </table:table-cell>
          <table:table-cell table:style-name="ce36" office:value-type="float" office:value="943" calcext:value-type="float">
            <text:p>94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8:.I958])-SUM([.J958:.P958])+SUM([.Q958:.AE958])" office:value-type="float" office:value="0" calcext:value-type="float">
            <text:p>0.00</text:p>
          </table:table-cell>
          <table:table-cell table:style-name="ce36" office:value-type="float" office:value="944" calcext:value-type="float">
            <text:p>94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59:.I959])-SUM([.J959:.P959])+SUM([.Q959:.AE959])" office:value-type="float" office:value="0" calcext:value-type="float">
            <text:p>0.00</text:p>
          </table:table-cell>
          <table:table-cell table:style-name="ce36" office:value-type="float" office:value="945" calcext:value-type="float">
            <text:p>94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0:.I960])-SUM([.J960:.P960])+SUM([.Q960:.AE960])" office:value-type="float" office:value="0" calcext:value-type="float">
            <text:p>0.00</text:p>
          </table:table-cell>
          <table:table-cell table:style-name="ce36" office:value-type="float" office:value="946" calcext:value-type="float">
            <text:p>94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1:.I961])-SUM([.J961:.P961])+SUM([.Q961:.AE961])" office:value-type="float" office:value="0" calcext:value-type="float">
            <text:p>0.00</text:p>
          </table:table-cell>
          <table:table-cell table:style-name="ce36" office:value-type="float" office:value="947" calcext:value-type="float">
            <text:p>94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2:.I962])-SUM([.J962:.P962])+SUM([.Q962:.AE962])" office:value-type="float" office:value="0" calcext:value-type="float">
            <text:p>0.00</text:p>
          </table:table-cell>
          <table:table-cell table:style-name="ce36" office:value-type="float" office:value="948" calcext:value-type="float">
            <text:p>94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3:.I963])-SUM([.J963:.P963])+SUM([.Q963:.AE963])" office:value-type="float" office:value="0" calcext:value-type="float">
            <text:p>0.00</text:p>
          </table:table-cell>
          <table:table-cell table:style-name="ce36" office:value-type="float" office:value="949" calcext:value-type="float">
            <text:p>94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4:.I964])-SUM([.J964:.P964])+SUM([.Q964:.AE964])" office:value-type="float" office:value="0" calcext:value-type="float">
            <text:p>0.00</text:p>
          </table:table-cell>
          <table:table-cell table:style-name="ce36" office:value-type="float" office:value="950" calcext:value-type="float">
            <text:p>95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5:.I965])-SUM([.J965:.P965])+SUM([.Q965:.AE965])" office:value-type="float" office:value="0" calcext:value-type="float">
            <text:p>0.00</text:p>
          </table:table-cell>
          <table:table-cell table:style-name="ce36" office:value-type="float" office:value="951" calcext:value-type="float">
            <text:p>95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6:.I966])-SUM([.J966:.P966])+SUM([.Q966:.AE966])" office:value-type="float" office:value="0" calcext:value-type="float">
            <text:p>0.00</text:p>
          </table:table-cell>
          <table:table-cell table:style-name="ce36" office:value-type="float" office:value="952" calcext:value-type="float">
            <text:p>95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7:.I967])-SUM([.J967:.P967])+SUM([.Q967:.AE967])" office:value-type="float" office:value="0" calcext:value-type="float">
            <text:p>0.00</text:p>
          </table:table-cell>
          <table:table-cell table:style-name="ce36" office:value-type="float" office:value="953" calcext:value-type="float">
            <text:p>95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8:.I968])-SUM([.J968:.P968])+SUM([.Q968:.AE968])" office:value-type="float" office:value="0" calcext:value-type="float">
            <text:p>0.00</text:p>
          </table:table-cell>
          <table:table-cell table:style-name="ce36" office:value-type="float" office:value="954" calcext:value-type="float">
            <text:p>95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69:.I969])-SUM([.J969:.P969])+SUM([.Q969:.AE969])" office:value-type="float" office:value="0" calcext:value-type="float">
            <text:p>0.00</text:p>
          </table:table-cell>
          <table:table-cell table:style-name="ce36" office:value-type="float" office:value="955" calcext:value-type="float">
            <text:p>95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0:.I970])-SUM([.J970:.P970])+SUM([.Q970:.AE970])" office:value-type="float" office:value="0" calcext:value-type="float">
            <text:p>0.00</text:p>
          </table:table-cell>
          <table:table-cell table:style-name="ce36" office:value-type="float" office:value="956" calcext:value-type="float">
            <text:p>95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1:.I971])-SUM([.J971:.P971])+SUM([.Q971:.AE971])" office:value-type="float" office:value="0" calcext:value-type="float">
            <text:p>0.00</text:p>
          </table:table-cell>
          <table:table-cell table:style-name="ce36" office:value-type="float" office:value="957" calcext:value-type="float">
            <text:p>95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2:.I972])-SUM([.J972:.P972])+SUM([.Q972:.AE972])" office:value-type="float" office:value="0" calcext:value-type="float">
            <text:p>0.00</text:p>
          </table:table-cell>
          <table:table-cell table:style-name="ce36" office:value-type="float" office:value="958" calcext:value-type="float">
            <text:p>95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3:.I973])-SUM([.J973:.P973])+SUM([.Q973:.AE973])" office:value-type="float" office:value="0" calcext:value-type="float">
            <text:p>0.00</text:p>
          </table:table-cell>
          <table:table-cell table:style-name="ce36" office:value-type="float" office:value="959" calcext:value-type="float">
            <text:p>95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4:.I974])-SUM([.J974:.P974])+SUM([.Q974:.AE974])" office:value-type="float" office:value="0" calcext:value-type="float">
            <text:p>0.00</text:p>
          </table:table-cell>
          <table:table-cell table:style-name="ce36" office:value-type="float" office:value="960" calcext:value-type="float">
            <text:p>96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5:.I975])-SUM([.J975:.P975])+SUM([.Q975:.AE975])" office:value-type="float" office:value="0" calcext:value-type="float">
            <text:p>0.00</text:p>
          </table:table-cell>
          <table:table-cell table:style-name="ce36" office:value-type="float" office:value="961" calcext:value-type="float">
            <text:p>96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6:.I976])-SUM([.J976:.P976])+SUM([.Q976:.AE976])" office:value-type="float" office:value="0" calcext:value-type="float">
            <text:p>0.00</text:p>
          </table:table-cell>
          <table:table-cell table:style-name="ce36" office:value-type="float" office:value="962" calcext:value-type="float">
            <text:p>96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7:.I977])-SUM([.J977:.P977])+SUM([.Q977:.AE977])" office:value-type="float" office:value="0" calcext:value-type="float">
            <text:p>0.00</text:p>
          </table:table-cell>
          <table:table-cell table:style-name="ce36" office:value-type="float" office:value="963" calcext:value-type="float">
            <text:p>96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8:.I978])-SUM([.J978:.P978])+SUM([.Q978:.AE978])" office:value-type="float" office:value="0" calcext:value-type="float">
            <text:p>0.00</text:p>
          </table:table-cell>
          <table:table-cell table:style-name="ce36" office:value-type="float" office:value="964" calcext:value-type="float">
            <text:p>96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79:.I979])-SUM([.J979:.P979])+SUM([.Q979:.AE979])" office:value-type="float" office:value="0" calcext:value-type="float">
            <text:p>0.00</text:p>
          </table:table-cell>
          <table:table-cell table:style-name="ce36" office:value-type="float" office:value="965" calcext:value-type="float">
            <text:p>96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0:.I980])-SUM([.J980:.P980])+SUM([.Q980:.AE980])" office:value-type="float" office:value="0" calcext:value-type="float">
            <text:p>0.00</text:p>
          </table:table-cell>
          <table:table-cell table:style-name="ce36" office:value-type="float" office:value="966" calcext:value-type="float">
            <text:p>966</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1:.I981])-SUM([.J981:.P981])+SUM([.Q981:.AE981])" office:value-type="float" office:value="0" calcext:value-type="float">
            <text:p>0.00</text:p>
          </table:table-cell>
          <table:table-cell table:style-name="ce36" office:value-type="float" office:value="967" calcext:value-type="float">
            <text:p>967</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2:.I982])-SUM([.J982:.P982])+SUM([.Q982:.AE982])" office:value-type="float" office:value="0" calcext:value-type="float">
            <text:p>0.00</text:p>
          </table:table-cell>
          <table:table-cell table:style-name="ce36" office:value-type="float" office:value="968" calcext:value-type="float">
            <text:p>968</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3:.I983])-SUM([.J983:.P983])+SUM([.Q983:.AE983])" office:value-type="float" office:value="0" calcext:value-type="float">
            <text:p>0.00</text:p>
          </table:table-cell>
          <table:table-cell table:style-name="ce36" office:value-type="float" office:value="969" calcext:value-type="float">
            <text:p>969</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4:.I984])-SUM([.J984:.P984])+SUM([.Q984:.AE984])" office:value-type="float" office:value="0" calcext:value-type="float">
            <text:p>0.00</text:p>
          </table:table-cell>
          <table:table-cell table:style-name="ce36" office:value-type="float" office:value="970" calcext:value-type="float">
            <text:p>970</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5:.I985])-SUM([.J985:.P985])+SUM([.Q985:.AE985])" office:value-type="float" office:value="0" calcext:value-type="float">
            <text:p>0.00</text:p>
          </table:table-cell>
          <table:table-cell table:style-name="ce36" office:value-type="float" office:value="971" calcext:value-type="float">
            <text:p>971</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6:.I986])-SUM([.J986:.P986])+SUM([.Q986:.AE986])" office:value-type="float" office:value="0" calcext:value-type="float">
            <text:p>0.00</text:p>
          </table:table-cell>
          <table:table-cell table:style-name="ce36" office:value-type="float" office:value="972" calcext:value-type="float">
            <text:p>972</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7:.I987])-SUM([.J987:.P987])+SUM([.Q987:.AE987])" office:value-type="float" office:value="0" calcext:value-type="float">
            <text:p>0.00</text:p>
          </table:table-cell>
          <table:table-cell table:style-name="ce36" office:value-type="float" office:value="973" calcext:value-type="float">
            <text:p>973</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8:.I988])-SUM([.J988:.P988])+SUM([.Q988:.AE988])" office:value-type="float" office:value="0" calcext:value-type="float">
            <text:p>0.00</text:p>
          </table:table-cell>
          <table:table-cell table:style-name="ce36" office:value-type="float" office:value="974" calcext:value-type="float">
            <text:p>974</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89:.I989])-SUM([.J989:.P989])+SUM([.Q989:.AE989])" office:value-type="float" office:value="0" calcext:value-type="float">
            <text:p>0.00</text:p>
          </table:table-cell>
          <table:table-cell table:style-name="ce36" office:value-type="float" office:value="975" calcext:value-type="float">
            <text:p>975</text:p>
          </table:table-cell>
          <table:table-cell table:style-name="ce36" table:number-columns-repeated="2"/>
          <table:table-cell table:style-name="ce48" table:number-columns-repeated="5"/>
          <table:table-cell table:style-name="ce53" table:number-columns-repeated="7"/>
          <table:table-cell table:style-name="ce56" table:number-columns-repeated="15"/>
          <table:table-cell table:number-columns-repeated="993"/>
        </table:table-row>
        <table:table-row table:style-name="ro1">
          <table:table-cell table:style-name="ce30" table:formula="of:=SUM([.E990:.I990])-SUM([.J990:.P990])+SUM([.Q990:.AE990])" office:value-type="float" office:value="0" calcext:value-type="float">
            <text:p>0.00</text:p>
          </table:table-cell>
          <table:table-cell table:style-name="ce36" office:value-type="float" office:value="976" calcext:value-type="float">
            <text:p>976</text:p>
          </table:table-cell>
          <table:table-cell table:style-name="ce36" table:number-columns-repeated="2"/>
          <table:table-cell table:style-name="ce30"/>
          <table:table-cell table:style-name="ce48" table:number-columns-repeated="4"/>
          <table:table-cell table:style-name="ce53" table:number-columns-repeated="7"/>
          <table:table-cell table:style-name="ce56" table:number-columns-repeated="15"/>
          <table:table-cell table:number-columns-repeated="993"/>
        </table:table-row>
        <table:table-row table:style-name="ro1">
          <table:table-cell table:style-name="ce30" table:formula="of:=SUM([.E991:.I991])-SUM([.J991:.P991])+SUM([.Q991:.AE991])" office:value-type="float" office:value="0" calcext:value-type="float">
            <text:p>0.00</text:p>
          </table:table-cell>
          <table:table-cell table:style-name="ce36" table:number-columns-repeated="3"/>
          <table:table-cell table:style-name="ce30"/>
          <table:table-cell table:style-name="ce48" table:number-columns-repeated="4"/>
          <table:table-cell table:style-name="ce53" table:number-columns-repeated="7"/>
          <table:table-cell table:style-name="ce56" table:number-columns-repeated="10"/>
          <table:table-cell table:style-name="ce30"/>
          <table:table-cell table:style-name="ce56" table:number-columns-repeated="4"/>
          <table:table-cell table:number-columns-repeated="993"/>
        </table:table-row>
        <table:table-row table:style-name="ro1">
          <table:table-cell table:style-name="ce30" table:formula="of:=SUM([.E992:.I992])-SUM([.J992:.P992])+SUM([.Q992:.AE9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3:.I993])-SUM([.J993:.P993])+SUM([.Q993:.AE9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4:.I994])-SUM([.J994:.P994])+SUM([.Q994:.AE9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5:.I995])-SUM([.J995:.P995])+SUM([.Q995:.AE9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6:.I996])-SUM([.J996:.P996])+SUM([.Q996:.AE9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7:.I997])-SUM([.J997:.P997])+SUM([.Q997:.AE9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8:.I998])-SUM([.J998:.P998])+SUM([.Q998:.AE9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999:.I999])-SUM([.J999:.P999])+SUM([.Q999:.AE9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0:.I1000])-SUM([.J1000:.P1000])+SUM([.Q1000:.AE10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1:.I1001])-SUM([.J1001:.P1001])+SUM([.Q1001:.AE10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2:.I1002])-SUM([.J1002:.P1002])+SUM([.Q1002:.AE10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3:.I1003])-SUM([.J1003:.P1003])+SUM([.Q1003:.AE10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4:.I1004])-SUM([.J1004:.P1004])+SUM([.Q1004:.AE10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5:.I1005])-SUM([.J1005:.P1005])+SUM([.Q1005:.AE10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6:.I1006])-SUM([.J1006:.P1006])+SUM([.Q1006:.AE10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7:.I1007])-SUM([.J1007:.P1007])+SUM([.Q1007:.AE10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8:.I1008])-SUM([.J1008:.P1008])+SUM([.Q1008:.AE10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09:.I1009])-SUM([.J1009:.P1009])+SUM([.Q1009:.AE10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0:.I1010])-SUM([.J1010:.P1010])+SUM([.Q1010:.AE10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1:.I1011])-SUM([.J1011:.P1011])+SUM([.Q1011:.AE10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2:.I1012])-SUM([.J1012:.P1012])+SUM([.Q1012:.AE10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3:.I1013])-SUM([.J1013:.P1013])+SUM([.Q1013:.AE10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4:.I1014])-SUM([.J1014:.P1014])+SUM([.Q1014:.AE10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5:.I1015])-SUM([.J1015:.P1015])+SUM([.Q1015:.AE10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6:.I1016])-SUM([.J1016:.P1016])+SUM([.Q1016:.AE10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7:.I1017])-SUM([.J1017:.P1017])+SUM([.Q1017:.AE10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8:.I1018])-SUM([.J1018:.P1018])+SUM([.Q1018:.AE10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19:.I1019])-SUM([.J1019:.P1019])+SUM([.Q1019:.AE10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0:.I1020])-SUM([.J1020:.P1020])+SUM([.Q1020:.AE10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1:.I1021])-SUM([.J1021:.P1021])+SUM([.Q1021:.AE10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2:.I1022])-SUM([.J1022:.P1022])+SUM([.Q1022:.AE10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3:.I1023])-SUM([.J1023:.P1023])+SUM([.Q1023:.AE10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4:.I1024])-SUM([.J1024:.P1024])+SUM([.Q1024:.AE10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5:.I1025])-SUM([.J1025:.P1025])+SUM([.Q1025:.AE10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6:.I1026])-SUM([.J1026:.P1026])+SUM([.Q1026:.AE10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7:.I1027])-SUM([.J1027:.P1027])+SUM([.Q1027:.AE10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8:.I1028])-SUM([.J1028:.P1028])+SUM([.Q1028:.AE10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29:.I1029])-SUM([.J1029:.P1029])+SUM([.Q1029:.AE10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0:.I1030])-SUM([.J1030:.P1030])+SUM([.Q1030:.AE10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1:.I1031])-SUM([.J1031:.P1031])+SUM([.Q1031:.AE10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2:.I1032])-SUM([.J1032:.P1032])+SUM([.Q1032:.AE10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3:.I1033])-SUM([.J1033:.P1033])+SUM([.Q1033:.AE10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4:.I1034])-SUM([.J1034:.P1034])+SUM([.Q1034:.AE10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5:.I1035])-SUM([.J1035:.P1035])+SUM([.Q1035:.AE10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6:.I1036])-SUM([.J1036:.P1036])+SUM([.Q1036:.AE10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7:.I1037])-SUM([.J1037:.P1037])+SUM([.Q1037:.AE10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8:.I1038])-SUM([.J1038:.P1038])+SUM([.Q1038:.AE10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39:.I1039])-SUM([.J1039:.P1039])+SUM([.Q1039:.AE10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0:.I1040])-SUM([.J1040:.P1040])+SUM([.Q1040:.AE10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1:.I1041])-SUM([.J1041:.P1041])+SUM([.Q1041:.AE10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2:.I1042])-SUM([.J1042:.P1042])+SUM([.Q1042:.AE10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3:.I1043])-SUM([.J1043:.P1043])+SUM([.Q1043:.AE10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4:.I1044])-SUM([.J1044:.P1044])+SUM([.Q1044:.AE10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5:.I1045])-SUM([.J1045:.P1045])+SUM([.Q1045:.AE10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6:.I1046])-SUM([.J1046:.P1046])+SUM([.Q1046:.AE10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7:.I1047])-SUM([.J1047:.P1047])+SUM([.Q1047:.AE10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8:.I1048])-SUM([.J1048:.P1048])+SUM([.Q1048:.AE10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49:.I1049])-SUM([.J1049:.P1049])+SUM([.Q1049:.AE10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0:.I1050])-SUM([.J1050:.P1050])+SUM([.Q1050:.AE10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1:.I1051])-SUM([.J1051:.P1051])+SUM([.Q1051:.AE10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2:.I1052])-SUM([.J1052:.P1052])+SUM([.Q1052:.AE10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3:.I1053])-SUM([.J1053:.P1053])+SUM([.Q1053:.AE10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4:.I1054])-SUM([.J1054:.P1054])+SUM([.Q1054:.AE10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5:.I1055])-SUM([.J1055:.P1055])+SUM([.Q1055:.AE10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6:.I1056])-SUM([.J1056:.P1056])+SUM([.Q1056:.AE10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7:.I1057])-SUM([.J1057:.P1057])+SUM([.Q1057:.AE10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8:.I1058])-SUM([.J1058:.P1058])+SUM([.Q1058:.AE10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59:.I1059])-SUM([.J1059:.P1059])+SUM([.Q1059:.AE10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0:.I1060])-SUM([.J1060:.P1060])+SUM([.Q1060:.AE10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1:.I1061])-SUM([.J1061:.P1061])+SUM([.Q1061:.AE10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2:.I1062])-SUM([.J1062:.P1062])+SUM([.Q1062:.AE10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3:.I1063])-SUM([.J1063:.P1063])+SUM([.Q1063:.AE10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4:.I1064])-SUM([.J1064:.P1064])+SUM([.Q1064:.AE10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5:.I1065])-SUM([.J1065:.P1065])+SUM([.Q1065:.AE10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6:.I1066])-SUM([.J1066:.P1066])+SUM([.Q1066:.AE10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7:.I1067])-SUM([.J1067:.P1067])+SUM([.Q1067:.AE10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8:.I1068])-SUM([.J1068:.P1068])+SUM([.Q1068:.AE10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69:.I1069])-SUM([.J1069:.P1069])+SUM([.Q1069:.AE10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0:.I1070])-SUM([.J1070:.P1070])+SUM([.Q1070:.AE10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1:.I1071])-SUM([.J1071:.P1071])+SUM([.Q1071:.AE10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2:.I1072])-SUM([.J1072:.P1072])+SUM([.Q1072:.AE10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3:.I1073])-SUM([.J1073:.P1073])+SUM([.Q1073:.AE10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4:.I1074])-SUM([.J1074:.P1074])+SUM([.Q1074:.AE10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5:.I1075])-SUM([.J1075:.P1075])+SUM([.Q1075:.AE10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6:.I1076])-SUM([.J1076:.P1076])+SUM([.Q1076:.AE10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7:.I1077])-SUM([.J1077:.P1077])+SUM([.Q1077:.AE10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8:.I1078])-SUM([.J1078:.P1078])+SUM([.Q1078:.AE10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79:.I1079])-SUM([.J1079:.P1079])+SUM([.Q1079:.AE10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0:.I1080])-SUM([.J1080:.P1080])+SUM([.Q1080:.AE10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1:.I1081])-SUM([.J1081:.P1081])+SUM([.Q1081:.AE10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2:.I1082])-SUM([.J1082:.P1082])+SUM([.Q1082:.AE10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3:.I1083])-SUM([.J1083:.P1083])+SUM([.Q1083:.AE10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4:.I1084])-SUM([.J1084:.P1084])+SUM([.Q1084:.AE10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5:.I1085])-SUM([.J1085:.P1085])+SUM([.Q1085:.AE10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6:.I1086])-SUM([.J1086:.P1086])+SUM([.Q1086:.AE10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7:.I1087])-SUM([.J1087:.P1087])+SUM([.Q1087:.AE10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8:.I1088])-SUM([.J1088:.P1088])+SUM([.Q1088:.AE10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89:.I1089])-SUM([.J1089:.P1089])+SUM([.Q1089:.AE10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0:.I1090])-SUM([.J1090:.P1090])+SUM([.Q1090:.AE10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1:.I1091])-SUM([.J1091:.P1091])+SUM([.Q1091:.AE10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2:.I1092])-SUM([.J1092:.P1092])+SUM([.Q1092:.AE10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3:.I1093])-SUM([.J1093:.P1093])+SUM([.Q1093:.AE10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4:.I1094])-SUM([.J1094:.P1094])+SUM([.Q1094:.AE10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5:.I1095])-SUM([.J1095:.P1095])+SUM([.Q1095:.AE10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6:.I1096])-SUM([.J1096:.P1096])+SUM([.Q1096:.AE10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7:.I1097])-SUM([.J1097:.P1097])+SUM([.Q1097:.AE10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8:.I1098])-SUM([.J1098:.P1098])+SUM([.Q1098:.AE10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099:.I1099])-SUM([.J1099:.P1099])+SUM([.Q1099:.AE10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0:.I1100])-SUM([.J1100:.P1100])+SUM([.Q1100:.AE11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1:.I1101])-SUM([.J1101:.P1101])+SUM([.Q1101:.AE11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2:.I1102])-SUM([.J1102:.P1102])+SUM([.Q1102:.AE11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3:.I1103])-SUM([.J1103:.P1103])+SUM([.Q1103:.AE11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4:.I1104])-SUM([.J1104:.P1104])+SUM([.Q1104:.AE11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5:.I1105])-SUM([.J1105:.P1105])+SUM([.Q1105:.AE11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6:.I1106])-SUM([.J1106:.P1106])+SUM([.Q1106:.AE11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7:.I1107])-SUM([.J1107:.P1107])+SUM([.Q1107:.AE11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8:.I1108])-SUM([.J1108:.P1108])+SUM([.Q1108:.AE11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09:.I1109])-SUM([.J1109:.P1109])+SUM([.Q1109:.AE11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0:.I1110])-SUM([.J1110:.P1110])+SUM([.Q1110:.AE11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1:.I1111])-SUM([.J1111:.P1111])+SUM([.Q1111:.AE11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2:.I1112])-SUM([.J1112:.P1112])+SUM([.Q1112:.AE11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3:.I1113])-SUM([.J1113:.P1113])+SUM([.Q1113:.AE11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4:.I1114])-SUM([.J1114:.P1114])+SUM([.Q1114:.AE11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5:.I1115])-SUM([.J1115:.P1115])+SUM([.Q1115:.AE11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6:.I1116])-SUM([.J1116:.P1116])+SUM([.Q1116:.AE11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7:.I1117])-SUM([.J1117:.P1117])+SUM([.Q1117:.AE11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8:.I1118])-SUM([.J1118:.P1118])+SUM([.Q1118:.AE11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19:.I1119])-SUM([.J1119:.P1119])+SUM([.Q1119:.AE11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0:.I1120])-SUM([.J1120:.P1120])+SUM([.Q1120:.AE11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1:.I1121])-SUM([.J1121:.P1121])+SUM([.Q1121:.AE11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2:.I1122])-SUM([.J1122:.P1122])+SUM([.Q1122:.AE11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3:.I1123])-SUM([.J1123:.P1123])+SUM([.Q1123:.AE11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4:.I1124])-SUM([.J1124:.P1124])+SUM([.Q1124:.AE11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5:.I1125])-SUM([.J1125:.P1125])+SUM([.Q1125:.AE11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6:.I1126])-SUM([.J1126:.P1126])+SUM([.Q1126:.AE11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7:.I1127])-SUM([.J1127:.P1127])+SUM([.Q1127:.AE11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8:.I1128])-SUM([.J1128:.P1128])+SUM([.Q1128:.AE11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29:.I1129])-SUM([.J1129:.P1129])+SUM([.Q1129:.AE11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0:.I1130])-SUM([.J1130:.P1130])+SUM([.Q1130:.AE11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1:.I1131])-SUM([.J1131:.P1131])+SUM([.Q1131:.AE11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2:.I1132])-SUM([.J1132:.P1132])+SUM([.Q1132:.AE11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3:.I1133])-SUM([.J1133:.P1133])+SUM([.Q1133:.AE11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4:.I1134])-SUM([.J1134:.P1134])+SUM([.Q1134:.AE11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5:.I1135])-SUM([.J1135:.P1135])+SUM([.Q1135:.AE11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6:.I1136])-SUM([.J1136:.P1136])+SUM([.Q1136:.AE11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7:.I1137])-SUM([.J1137:.P1137])+SUM([.Q1137:.AE11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8:.I1138])-SUM([.J1138:.P1138])+SUM([.Q1138:.AE11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39:.I1139])-SUM([.J1139:.P1139])+SUM([.Q1139:.AE11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0:.I1140])-SUM([.J1140:.P1140])+SUM([.Q1140:.AE11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1:.I1141])-SUM([.J1141:.P1141])+SUM([.Q1141:.AE11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2:.I1142])-SUM([.J1142:.P1142])+SUM([.Q1142:.AE11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3:.I1143])-SUM([.J1143:.P1143])+SUM([.Q1143:.AE11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4:.I1144])-SUM([.J1144:.P1144])+SUM([.Q1144:.AE11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5:.I1145])-SUM([.J1145:.P1145])+SUM([.Q1145:.AE11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6:.I1146])-SUM([.J1146:.P1146])+SUM([.Q1146:.AE11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7:.I1147])-SUM([.J1147:.P1147])+SUM([.Q1147:.AE11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8:.I1148])-SUM([.J1148:.P1148])+SUM([.Q1148:.AE11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49:.I1149])-SUM([.J1149:.P1149])+SUM([.Q1149:.AE11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0:.I1150])-SUM([.J1150:.P1150])+SUM([.Q1150:.AE11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1:.I1151])-SUM([.J1151:.P1151])+SUM([.Q1151:.AE11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2:.I1152])-SUM([.J1152:.P1152])+SUM([.Q1152:.AE11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3:.I1153])-SUM([.J1153:.P1153])+SUM([.Q1153:.AE11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4:.I1154])-SUM([.J1154:.P1154])+SUM([.Q1154:.AE11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5:.I1155])-SUM([.J1155:.P1155])+SUM([.Q1155:.AE11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6:.I1156])-SUM([.J1156:.P1156])+SUM([.Q1156:.AE11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7:.I1157])-SUM([.J1157:.P1157])+SUM([.Q1157:.AE11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8:.I1158])-SUM([.J1158:.P1158])+SUM([.Q1158:.AE11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59:.I1159])-SUM([.J1159:.P1159])+SUM([.Q1159:.AE11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0:.I1160])-SUM([.J1160:.P1160])+SUM([.Q1160:.AE11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1:.I1161])-SUM([.J1161:.P1161])+SUM([.Q1161:.AE11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2:.I1162])-SUM([.J1162:.P1162])+SUM([.Q1162:.AE11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3:.I1163])-SUM([.J1163:.P1163])+SUM([.Q1163:.AE11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4:.I1164])-SUM([.J1164:.P1164])+SUM([.Q1164:.AE11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5:.I1165])-SUM([.J1165:.P1165])+SUM([.Q1165:.AE11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6:.I1166])-SUM([.J1166:.P1166])+SUM([.Q1166:.AE11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7:.I1167])-SUM([.J1167:.P1167])+SUM([.Q1167:.AE11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8:.I1168])-SUM([.J1168:.P1168])+SUM([.Q1168:.AE11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69:.I1169])-SUM([.J1169:.P1169])+SUM([.Q1169:.AE11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0:.I1170])-SUM([.J1170:.P1170])+SUM([.Q1170:.AE11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1:.I1171])-SUM([.J1171:.P1171])+SUM([.Q1171:.AE11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2:.I1172])-SUM([.J1172:.P1172])+SUM([.Q1172:.AE11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3:.I1173])-SUM([.J1173:.P1173])+SUM([.Q1173:.AE11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4:.I1174])-SUM([.J1174:.P1174])+SUM([.Q1174:.AE11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5:.I1175])-SUM([.J1175:.P1175])+SUM([.Q1175:.AE11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6:.I1176])-SUM([.J1176:.P1176])+SUM([.Q1176:.AE11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7:.I1177])-SUM([.J1177:.P1177])+SUM([.Q1177:.AE11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8:.I1178])-SUM([.J1178:.P1178])+SUM([.Q1178:.AE11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79:.I1179])-SUM([.J1179:.P1179])+SUM([.Q1179:.AE11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0:.I1180])-SUM([.J1180:.P1180])+SUM([.Q1180:.AE11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1:.I1181])-SUM([.J1181:.P1181])+SUM([.Q1181:.AE11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2:.I1182])-SUM([.J1182:.P1182])+SUM([.Q1182:.AE11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3:.I1183])-SUM([.J1183:.P1183])+SUM([.Q1183:.AE11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4:.I1184])-SUM([.J1184:.P1184])+SUM([.Q1184:.AE11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5:.I1185])-SUM([.J1185:.P1185])+SUM([.Q1185:.AE11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6:.I1186])-SUM([.J1186:.P1186])+SUM([.Q1186:.AE11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7:.I1187])-SUM([.J1187:.P1187])+SUM([.Q1187:.AE11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8:.I1188])-SUM([.J1188:.P1188])+SUM([.Q1188:.AE11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89:.I1189])-SUM([.J1189:.P1189])+SUM([.Q1189:.AE11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0:.I1190])-SUM([.J1190:.P1190])+SUM([.Q1190:.AE11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1:.I1191])-SUM([.J1191:.P1191])+SUM([.Q1191:.AE11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2:.I1192])-SUM([.J1192:.P1192])+SUM([.Q1192:.AE11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3:.I1193])-SUM([.J1193:.P1193])+SUM([.Q1193:.AE11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4:.I1194])-SUM([.J1194:.P1194])+SUM([.Q1194:.AE11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5:.I1195])-SUM([.J1195:.P1195])+SUM([.Q1195:.AE11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6:.I1196])-SUM([.J1196:.P1196])+SUM([.Q1196:.AE11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7:.I1197])-SUM([.J1197:.P1197])+SUM([.Q1197:.AE11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8:.I1198])-SUM([.J1198:.P1198])+SUM([.Q1198:.AE11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199:.I1199])-SUM([.J1199:.P1199])+SUM([.Q1199:.AE11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0:.I1200])-SUM([.J1200:.P1200])+SUM([.Q1200:.AE12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1:.I1201])-SUM([.J1201:.P1201])+SUM([.Q1201:.AE12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2:.I1202])-SUM([.J1202:.P1202])+SUM([.Q1202:.AE12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3:.I1203])-SUM([.J1203:.P1203])+SUM([.Q1203:.AE12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4:.I1204])-SUM([.J1204:.P1204])+SUM([.Q1204:.AE12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5:.I1205])-SUM([.J1205:.P1205])+SUM([.Q1205:.AE12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6:.I1206])-SUM([.J1206:.P1206])+SUM([.Q1206:.AE12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7:.I1207])-SUM([.J1207:.P1207])+SUM([.Q1207:.AE12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8:.I1208])-SUM([.J1208:.P1208])+SUM([.Q1208:.AE12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09:.I1209])-SUM([.J1209:.P1209])+SUM([.Q1209:.AE12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0:.I1210])-SUM([.J1210:.P1210])+SUM([.Q1210:.AE12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1:.I1211])-SUM([.J1211:.P1211])+SUM([.Q1211:.AE12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2:.I1212])-SUM([.J1212:.P1212])+SUM([.Q1212:.AE12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3:.I1213])-SUM([.J1213:.P1213])+SUM([.Q1213:.AE12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4:.I1214])-SUM([.J1214:.P1214])+SUM([.Q1214:.AE12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5:.I1215])-SUM([.J1215:.P1215])+SUM([.Q1215:.AE12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6:.I1216])-SUM([.J1216:.P1216])+SUM([.Q1216:.AE12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7:.I1217])-SUM([.J1217:.P1217])+SUM([.Q1217:.AE12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8:.I1218])-SUM([.J1218:.P1218])+SUM([.Q1218:.AE12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19:.I1219])-SUM([.J1219:.P1219])+SUM([.Q1219:.AE12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0:.I1220])-SUM([.J1220:.P1220])+SUM([.Q1220:.AE12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1:.I1221])-SUM([.J1221:.P1221])+SUM([.Q1221:.AE12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2:.I1222])-SUM([.J1222:.P1222])+SUM([.Q1222:.AE12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3:.I1223])-SUM([.J1223:.P1223])+SUM([.Q1223:.AE12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4:.I1224])-SUM([.J1224:.P1224])+SUM([.Q1224:.AE12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5:.I1225])-SUM([.J1225:.P1225])+SUM([.Q1225:.AE12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6:.I1226])-SUM([.J1226:.P1226])+SUM([.Q1226:.AE12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7:.I1227])-SUM([.J1227:.P1227])+SUM([.Q1227:.AE12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8:.I1228])-SUM([.J1228:.P1228])+SUM([.Q1228:.AE12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29:.I1229])-SUM([.J1229:.P1229])+SUM([.Q1229:.AE12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0:.I1230])-SUM([.J1230:.P1230])+SUM([.Q1230:.AE12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1:.I1231])-SUM([.J1231:.P1231])+SUM([.Q1231:.AE12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2:.I1232])-SUM([.J1232:.P1232])+SUM([.Q1232:.AE12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3:.I1233])-SUM([.J1233:.P1233])+SUM([.Q1233:.AE12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4:.I1234])-SUM([.J1234:.P1234])+SUM([.Q1234:.AE12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5:.I1235])-SUM([.J1235:.P1235])+SUM([.Q1235:.AE12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6:.I1236])-SUM([.J1236:.P1236])+SUM([.Q1236:.AE12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7:.I1237])-SUM([.J1237:.P1237])+SUM([.Q1237:.AE12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8:.I1238])-SUM([.J1238:.P1238])+SUM([.Q1238:.AE12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39:.I1239])-SUM([.J1239:.P1239])+SUM([.Q1239:.AE12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0:.I1240])-SUM([.J1240:.P1240])+SUM([.Q1240:.AE12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1:.I1241])-SUM([.J1241:.P1241])+SUM([.Q1241:.AE12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2:.I1242])-SUM([.J1242:.P1242])+SUM([.Q1242:.AE12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3:.I1243])-SUM([.J1243:.P1243])+SUM([.Q1243:.AE12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4:.I1244])-SUM([.J1244:.P1244])+SUM([.Q1244:.AE12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5:.I1245])-SUM([.J1245:.P1245])+SUM([.Q1245:.AE12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6:.I1246])-SUM([.J1246:.P1246])+SUM([.Q1246:.AE12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7:.I1247])-SUM([.J1247:.P1247])+SUM([.Q1247:.AE12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8:.I1248])-SUM([.J1248:.P1248])+SUM([.Q1248:.AE12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49:.I1249])-SUM([.J1249:.P1249])+SUM([.Q1249:.AE12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0:.I1250])-SUM([.J1250:.P1250])+SUM([.Q1250:.AE12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1:.I1251])-SUM([.J1251:.P1251])+SUM([.Q1251:.AE12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2:.I1252])-SUM([.J1252:.P1252])+SUM([.Q1252:.AE12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3:.I1253])-SUM([.J1253:.P1253])+SUM([.Q1253:.AE12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4:.I1254])-SUM([.J1254:.P1254])+SUM([.Q1254:.AE12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5:.I1255])-SUM([.J1255:.P1255])+SUM([.Q1255:.AE12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6:.I1256])-SUM([.J1256:.P1256])+SUM([.Q1256:.AE12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7:.I1257])-SUM([.J1257:.P1257])+SUM([.Q1257:.AE12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8:.I1258])-SUM([.J1258:.P1258])+SUM([.Q1258:.AE12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59:.I1259])-SUM([.J1259:.P1259])+SUM([.Q1259:.AE12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0:.I1260])-SUM([.J1260:.P1260])+SUM([.Q1260:.AE12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1:.I1261])-SUM([.J1261:.P1261])+SUM([.Q1261:.AE12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2:.I1262])-SUM([.J1262:.P1262])+SUM([.Q1262:.AE12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3:.I1263])-SUM([.J1263:.P1263])+SUM([.Q1263:.AE12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4:.I1264])-SUM([.J1264:.P1264])+SUM([.Q1264:.AE12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5:.I1265])-SUM([.J1265:.P1265])+SUM([.Q1265:.AE12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6:.I1266])-SUM([.J1266:.P1266])+SUM([.Q1266:.AE12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7:.I1267])-SUM([.J1267:.P1267])+SUM([.Q1267:.AE12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8:.I1268])-SUM([.J1268:.P1268])+SUM([.Q1268:.AE12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69:.I1269])-SUM([.J1269:.P1269])+SUM([.Q1269:.AE12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0:.I1270])-SUM([.J1270:.P1270])+SUM([.Q1270:.AE12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1:.I1271])-SUM([.J1271:.P1271])+SUM([.Q1271:.AE12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2:.I1272])-SUM([.J1272:.P1272])+SUM([.Q1272:.AE12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3:.I1273])-SUM([.J1273:.P1273])+SUM([.Q1273:.AE12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4:.I1274])-SUM([.J1274:.P1274])+SUM([.Q1274:.AE12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5:.I1275])-SUM([.J1275:.P1275])+SUM([.Q1275:.AE12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6:.I1276])-SUM([.J1276:.P1276])+SUM([.Q1276:.AE12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7:.I1277])-SUM([.J1277:.P1277])+SUM([.Q1277:.AE12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8:.I1278])-SUM([.J1278:.P1278])+SUM([.Q1278:.AE12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79:.I1279])-SUM([.J1279:.P1279])+SUM([.Q1279:.AE12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0:.I1280])-SUM([.J1280:.P1280])+SUM([.Q1280:.AE12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1:.I1281])-SUM([.J1281:.P1281])+SUM([.Q1281:.AE12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2:.I1282])-SUM([.J1282:.P1282])+SUM([.Q1282:.AE12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3:.I1283])-SUM([.J1283:.P1283])+SUM([.Q1283:.AE12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4:.I1284])-SUM([.J1284:.P1284])+SUM([.Q1284:.AE12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5:.I1285])-SUM([.J1285:.P1285])+SUM([.Q1285:.AE12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6:.I1286])-SUM([.J1286:.P1286])+SUM([.Q1286:.AE12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7:.I1287])-SUM([.J1287:.P1287])+SUM([.Q1287:.AE12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8:.I1288])-SUM([.J1288:.P1288])+SUM([.Q1288:.AE12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89:.I1289])-SUM([.J1289:.P1289])+SUM([.Q1289:.AE12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0:.I1290])-SUM([.J1290:.P1290])+SUM([.Q1290:.AE12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1:.I1291])-SUM([.J1291:.P1291])+SUM([.Q1291:.AE12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2:.I1292])-SUM([.J1292:.P1292])+SUM([.Q1292:.AE12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3:.I1293])-SUM([.J1293:.P1293])+SUM([.Q1293:.AE12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4:.I1294])-SUM([.J1294:.P1294])+SUM([.Q1294:.AE12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5:.I1295])-SUM([.J1295:.P1295])+SUM([.Q1295:.AE12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6:.I1296])-SUM([.J1296:.P1296])+SUM([.Q1296:.AE12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7:.I1297])-SUM([.J1297:.P1297])+SUM([.Q1297:.AE12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8:.I1298])-SUM([.J1298:.P1298])+SUM([.Q1298:.AE12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299:.I1299])-SUM([.J1299:.P1299])+SUM([.Q1299:.AE12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0:.I1300])-SUM([.J1300:.P1300])+SUM([.Q1300:.AE13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1:.I1301])-SUM([.J1301:.P1301])+SUM([.Q1301:.AE13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2:.I1302])-SUM([.J1302:.P1302])+SUM([.Q1302:.AE13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3:.I1303])-SUM([.J1303:.P1303])+SUM([.Q1303:.AE13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4:.I1304])-SUM([.J1304:.P1304])+SUM([.Q1304:.AE13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5:.I1305])-SUM([.J1305:.P1305])+SUM([.Q1305:.AE13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6:.I1306])-SUM([.J1306:.P1306])+SUM([.Q1306:.AE13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7:.I1307])-SUM([.J1307:.P1307])+SUM([.Q1307:.AE13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8:.I1308])-SUM([.J1308:.P1308])+SUM([.Q1308:.AE13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09:.I1309])-SUM([.J1309:.P1309])+SUM([.Q1309:.AE13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0:.I1310])-SUM([.J1310:.P1310])+SUM([.Q1310:.AE13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1:.I1311])-SUM([.J1311:.P1311])+SUM([.Q1311:.AE13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2:.I1312])-SUM([.J1312:.P1312])+SUM([.Q1312:.AE13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3:.I1313])-SUM([.J1313:.P1313])+SUM([.Q1313:.AE13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4:.I1314])-SUM([.J1314:.P1314])+SUM([.Q1314:.AE13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5:.I1315])-SUM([.J1315:.P1315])+SUM([.Q1315:.AE13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6:.I1316])-SUM([.J1316:.P1316])+SUM([.Q1316:.AE13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7:.I1317])-SUM([.J1317:.P1317])+SUM([.Q1317:.AE13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8:.I1318])-SUM([.J1318:.P1318])+SUM([.Q1318:.AE13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19:.I1319])-SUM([.J1319:.P1319])+SUM([.Q1319:.AE13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0:.I1320])-SUM([.J1320:.P1320])+SUM([.Q1320:.AE13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1:.I1321])-SUM([.J1321:.P1321])+SUM([.Q1321:.AE13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2:.I1322])-SUM([.J1322:.P1322])+SUM([.Q1322:.AE13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3:.I1323])-SUM([.J1323:.P1323])+SUM([.Q1323:.AE13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4:.I1324])-SUM([.J1324:.P1324])+SUM([.Q1324:.AE13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5:.I1325])-SUM([.J1325:.P1325])+SUM([.Q1325:.AE13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6:.I1326])-SUM([.J1326:.P1326])+SUM([.Q1326:.AE13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7:.I1327])-SUM([.J1327:.P1327])+SUM([.Q1327:.AE13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8:.I1328])-SUM([.J1328:.P1328])+SUM([.Q1328:.AE13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29:.I1329])-SUM([.J1329:.P1329])+SUM([.Q1329:.AE13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0:.I1330])-SUM([.J1330:.P1330])+SUM([.Q1330:.AE13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1:.I1331])-SUM([.J1331:.P1331])+SUM([.Q1331:.AE13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2:.I1332])-SUM([.J1332:.P1332])+SUM([.Q1332:.AE13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3:.I1333])-SUM([.J1333:.P1333])+SUM([.Q1333:.AE13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4:.I1334])-SUM([.J1334:.P1334])+SUM([.Q1334:.AE13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5:.I1335])-SUM([.J1335:.P1335])+SUM([.Q1335:.AE13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6:.I1336])-SUM([.J1336:.P1336])+SUM([.Q1336:.AE13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7:.I1337])-SUM([.J1337:.P1337])+SUM([.Q1337:.AE13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8:.I1338])-SUM([.J1338:.P1338])+SUM([.Q1338:.AE13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39:.I1339])-SUM([.J1339:.P1339])+SUM([.Q1339:.AE13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0:.I1340])-SUM([.J1340:.P1340])+SUM([.Q1340:.AE13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1:.I1341])-SUM([.J1341:.P1341])+SUM([.Q1341:.AE13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2:.I1342])-SUM([.J1342:.P1342])+SUM([.Q1342:.AE13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3:.I1343])-SUM([.J1343:.P1343])+SUM([.Q1343:.AE13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4:.I1344])-SUM([.J1344:.P1344])+SUM([.Q1344:.AE13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5:.I1345])-SUM([.J1345:.P1345])+SUM([.Q1345:.AE13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6:.I1346])-SUM([.J1346:.P1346])+SUM([.Q1346:.AE13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7:.I1347])-SUM([.J1347:.P1347])+SUM([.Q1347:.AE13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8:.I1348])-SUM([.J1348:.P1348])+SUM([.Q1348:.AE13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49:.I1349])-SUM([.J1349:.P1349])+SUM([.Q1349:.AE13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0:.I1350])-SUM([.J1350:.P1350])+SUM([.Q1350:.AE13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1:.I1351])-SUM([.J1351:.P1351])+SUM([.Q1351:.AE13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2:.I1352])-SUM([.J1352:.P1352])+SUM([.Q1352:.AE13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3:.I1353])-SUM([.J1353:.P1353])+SUM([.Q1353:.AE13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4:.I1354])-SUM([.J1354:.P1354])+SUM([.Q1354:.AE13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5:.I1355])-SUM([.J1355:.P1355])+SUM([.Q1355:.AE13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6:.I1356])-SUM([.J1356:.P1356])+SUM([.Q1356:.AE13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7:.I1357])-SUM([.J1357:.P1357])+SUM([.Q1357:.AE13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8:.I1358])-SUM([.J1358:.P1358])+SUM([.Q1358:.AE13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59:.I1359])-SUM([.J1359:.P1359])+SUM([.Q1359:.AE13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0:.I1360])-SUM([.J1360:.P1360])+SUM([.Q1360:.AE13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1:.I1361])-SUM([.J1361:.P1361])+SUM([.Q1361:.AE13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2:.I1362])-SUM([.J1362:.P1362])+SUM([.Q1362:.AE13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3:.I1363])-SUM([.J1363:.P1363])+SUM([.Q1363:.AE13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4:.I1364])-SUM([.J1364:.P1364])+SUM([.Q1364:.AE13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5:.I1365])-SUM([.J1365:.P1365])+SUM([.Q1365:.AE13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6:.I1366])-SUM([.J1366:.P1366])+SUM([.Q1366:.AE13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7:.I1367])-SUM([.J1367:.P1367])+SUM([.Q1367:.AE13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8:.I1368])-SUM([.J1368:.P1368])+SUM([.Q1368:.AE13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69:.I1369])-SUM([.J1369:.P1369])+SUM([.Q1369:.AE13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0:.I1370])-SUM([.J1370:.P1370])+SUM([.Q1370:.AE13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1:.I1371])-SUM([.J1371:.P1371])+SUM([.Q1371:.AE13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2:.I1372])-SUM([.J1372:.P1372])+SUM([.Q1372:.AE13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3:.I1373])-SUM([.J1373:.P1373])+SUM([.Q1373:.AE13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4:.I1374])-SUM([.J1374:.P1374])+SUM([.Q1374:.AE13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5:.I1375])-SUM([.J1375:.P1375])+SUM([.Q1375:.AE13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6:.I1376])-SUM([.J1376:.P1376])+SUM([.Q1376:.AE13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7:.I1377])-SUM([.J1377:.P1377])+SUM([.Q1377:.AE13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8:.I1378])-SUM([.J1378:.P1378])+SUM([.Q1378:.AE13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79:.I1379])-SUM([.J1379:.P1379])+SUM([.Q1379:.AE13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0:.I1380])-SUM([.J1380:.P1380])+SUM([.Q1380:.AE13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1:.I1381])-SUM([.J1381:.P1381])+SUM([.Q1381:.AE13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2:.I1382])-SUM([.J1382:.P1382])+SUM([.Q1382:.AE13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3:.I1383])-SUM([.J1383:.P1383])+SUM([.Q1383:.AE13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4:.I1384])-SUM([.J1384:.P1384])+SUM([.Q1384:.AE13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5:.I1385])-SUM([.J1385:.P1385])+SUM([.Q1385:.AE13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6:.I1386])-SUM([.J1386:.P1386])+SUM([.Q1386:.AE13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7:.I1387])-SUM([.J1387:.P1387])+SUM([.Q1387:.AE13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8:.I1388])-SUM([.J1388:.P1388])+SUM([.Q1388:.AE13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89:.I1389])-SUM([.J1389:.P1389])+SUM([.Q1389:.AE13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0:.I1390])-SUM([.J1390:.P1390])+SUM([.Q1390:.AE13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1:.I1391])-SUM([.J1391:.P1391])+SUM([.Q1391:.AE13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2:.I1392])-SUM([.J1392:.P1392])+SUM([.Q1392:.AE13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3:.I1393])-SUM([.J1393:.P1393])+SUM([.Q1393:.AE13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4:.I1394])-SUM([.J1394:.P1394])+SUM([.Q1394:.AE13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5:.I1395])-SUM([.J1395:.P1395])+SUM([.Q1395:.AE13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6:.I1396])-SUM([.J1396:.P1396])+SUM([.Q1396:.AE13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7:.I1397])-SUM([.J1397:.P1397])+SUM([.Q1397:.AE13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8:.I1398])-SUM([.J1398:.P1398])+SUM([.Q1398:.AE13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399:.I1399])-SUM([.J1399:.P1399])+SUM([.Q1399:.AE13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0:.I1400])-SUM([.J1400:.P1400])+SUM([.Q1400:.AE14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1:.I1401])-SUM([.J1401:.P1401])+SUM([.Q1401:.AE14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2:.I1402])-SUM([.J1402:.P1402])+SUM([.Q1402:.AE14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3:.I1403])-SUM([.J1403:.P1403])+SUM([.Q1403:.AE14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4:.I1404])-SUM([.J1404:.P1404])+SUM([.Q1404:.AE14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5:.I1405])-SUM([.J1405:.P1405])+SUM([.Q1405:.AE14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6:.I1406])-SUM([.J1406:.P1406])+SUM([.Q1406:.AE14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7:.I1407])-SUM([.J1407:.P1407])+SUM([.Q1407:.AE14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8:.I1408])-SUM([.J1408:.P1408])+SUM([.Q1408:.AE14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09:.I1409])-SUM([.J1409:.P1409])+SUM([.Q1409:.AE14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0:.I1410])-SUM([.J1410:.P1410])+SUM([.Q1410:.AE14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1:.I1411])-SUM([.J1411:.P1411])+SUM([.Q1411:.AE14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2:.I1412])-SUM([.J1412:.P1412])+SUM([.Q1412:.AE14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3:.I1413])-SUM([.J1413:.P1413])+SUM([.Q1413:.AE14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4:.I1414])-SUM([.J1414:.P1414])+SUM([.Q1414:.AE14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5:.I1415])-SUM([.J1415:.P1415])+SUM([.Q1415:.AE14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6:.I1416])-SUM([.J1416:.P1416])+SUM([.Q1416:.AE14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7:.I1417])-SUM([.J1417:.P1417])+SUM([.Q1417:.AE14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8:.I1418])-SUM([.J1418:.P1418])+SUM([.Q1418:.AE14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19:.I1419])-SUM([.J1419:.P1419])+SUM([.Q1419:.AE14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0:.I1420])-SUM([.J1420:.P1420])+SUM([.Q1420:.AE14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1:.I1421])-SUM([.J1421:.P1421])+SUM([.Q1421:.AE14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2:.I1422])-SUM([.J1422:.P1422])+SUM([.Q1422:.AE14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3:.I1423])-SUM([.J1423:.P1423])+SUM([.Q1423:.AE14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4:.I1424])-SUM([.J1424:.P1424])+SUM([.Q1424:.AE14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5:.I1425])-SUM([.J1425:.P1425])+SUM([.Q1425:.AE14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6:.I1426])-SUM([.J1426:.P1426])+SUM([.Q1426:.AE14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7:.I1427])-SUM([.J1427:.P1427])+SUM([.Q1427:.AE14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8:.I1428])-SUM([.J1428:.P1428])+SUM([.Q1428:.AE14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29:.I1429])-SUM([.J1429:.P1429])+SUM([.Q1429:.AE14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0:.I1430])-SUM([.J1430:.P1430])+SUM([.Q1430:.AE14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1:.I1431])-SUM([.J1431:.P1431])+SUM([.Q1431:.AE14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2:.I1432])-SUM([.J1432:.P1432])+SUM([.Q1432:.AE14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3:.I1433])-SUM([.J1433:.P1433])+SUM([.Q1433:.AE14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4:.I1434])-SUM([.J1434:.P1434])+SUM([.Q1434:.AE14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5:.I1435])-SUM([.J1435:.P1435])+SUM([.Q1435:.AE14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6:.I1436])-SUM([.J1436:.P1436])+SUM([.Q1436:.AE14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7:.I1437])-SUM([.J1437:.P1437])+SUM([.Q1437:.AE14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8:.I1438])-SUM([.J1438:.P1438])+SUM([.Q1438:.AE14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39:.I1439])-SUM([.J1439:.P1439])+SUM([.Q1439:.AE14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0:.I1440])-SUM([.J1440:.P1440])+SUM([.Q1440:.AE14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1:.I1441])-SUM([.J1441:.P1441])+SUM([.Q1441:.AE14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2:.I1442])-SUM([.J1442:.P1442])+SUM([.Q1442:.AE14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3:.I1443])-SUM([.J1443:.P1443])+SUM([.Q1443:.AE14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4:.I1444])-SUM([.J1444:.P1444])+SUM([.Q1444:.AE14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5:.I1445])-SUM([.J1445:.P1445])+SUM([.Q1445:.AE14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6:.I1446])-SUM([.J1446:.P1446])+SUM([.Q1446:.AE14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7:.I1447])-SUM([.J1447:.P1447])+SUM([.Q1447:.AE14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8:.I1448])-SUM([.J1448:.P1448])+SUM([.Q1448:.AE14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49:.I1449])-SUM([.J1449:.P1449])+SUM([.Q1449:.AE14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0:.I1450])-SUM([.J1450:.P1450])+SUM([.Q1450:.AE14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1:.I1451])-SUM([.J1451:.P1451])+SUM([.Q1451:.AE14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2:.I1452])-SUM([.J1452:.P1452])+SUM([.Q1452:.AE14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3:.I1453])-SUM([.J1453:.P1453])+SUM([.Q1453:.AE14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4:.I1454])-SUM([.J1454:.P1454])+SUM([.Q1454:.AE14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5:.I1455])-SUM([.J1455:.P1455])+SUM([.Q1455:.AE14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6:.I1456])-SUM([.J1456:.P1456])+SUM([.Q1456:.AE14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7:.I1457])-SUM([.J1457:.P1457])+SUM([.Q1457:.AE14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8:.I1458])-SUM([.J1458:.P1458])+SUM([.Q1458:.AE14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59:.I1459])-SUM([.J1459:.P1459])+SUM([.Q1459:.AE14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0:.I1460])-SUM([.J1460:.P1460])+SUM([.Q1460:.AE14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1:.I1461])-SUM([.J1461:.P1461])+SUM([.Q1461:.AE14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2:.I1462])-SUM([.J1462:.P1462])+SUM([.Q1462:.AE14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3:.I1463])-SUM([.J1463:.P1463])+SUM([.Q1463:.AE14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4:.I1464])-SUM([.J1464:.P1464])+SUM([.Q1464:.AE14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5:.I1465])-SUM([.J1465:.P1465])+SUM([.Q1465:.AE14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6:.I1466])-SUM([.J1466:.P1466])+SUM([.Q1466:.AE14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7:.I1467])-SUM([.J1467:.P1467])+SUM([.Q1467:.AE14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8:.I1468])-SUM([.J1468:.P1468])+SUM([.Q1468:.AE14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69:.I1469])-SUM([.J1469:.P1469])+SUM([.Q1469:.AE14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0:.I1470])-SUM([.J1470:.P1470])+SUM([.Q1470:.AE14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1:.I1471])-SUM([.J1471:.P1471])+SUM([.Q1471:.AE14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2:.I1472])-SUM([.J1472:.P1472])+SUM([.Q1472:.AE14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3:.I1473])-SUM([.J1473:.P1473])+SUM([.Q1473:.AE14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4:.I1474])-SUM([.J1474:.P1474])+SUM([.Q1474:.AE14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5:.I1475])-SUM([.J1475:.P1475])+SUM([.Q1475:.AE14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6:.I1476])-SUM([.J1476:.P1476])+SUM([.Q1476:.AE14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7:.I1477])-SUM([.J1477:.P1477])+SUM([.Q1477:.AE14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8:.I1478])-SUM([.J1478:.P1478])+SUM([.Q1478:.AE14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79:.I1479])-SUM([.J1479:.P1479])+SUM([.Q1479:.AE14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0:.I1480])-SUM([.J1480:.P1480])+SUM([.Q1480:.AE14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1:.I1481])-SUM([.J1481:.P1481])+SUM([.Q1481:.AE14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2:.I1482])-SUM([.J1482:.P1482])+SUM([.Q1482:.AE14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3:.I1483])-SUM([.J1483:.P1483])+SUM([.Q1483:.AE14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4:.I1484])-SUM([.J1484:.P1484])+SUM([.Q1484:.AE14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5:.I1485])-SUM([.J1485:.P1485])+SUM([.Q1485:.AE14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6:.I1486])-SUM([.J1486:.P1486])+SUM([.Q1486:.AE14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7:.I1487])-SUM([.J1487:.P1487])+SUM([.Q1487:.AE14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8:.I1488])-SUM([.J1488:.P1488])+SUM([.Q1488:.AE14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89:.I1489])-SUM([.J1489:.P1489])+SUM([.Q1489:.AE14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0:.I1490])-SUM([.J1490:.P1490])+SUM([.Q1490:.AE14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1:.I1491])-SUM([.J1491:.P1491])+SUM([.Q1491:.AE14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2:.I1492])-SUM([.J1492:.P1492])+SUM([.Q1492:.AE14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3:.I1493])-SUM([.J1493:.P1493])+SUM([.Q1493:.AE14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4:.I1494])-SUM([.J1494:.P1494])+SUM([.Q1494:.AE14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5:.I1495])-SUM([.J1495:.P1495])+SUM([.Q1495:.AE14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6:.I1496])-SUM([.J1496:.P1496])+SUM([.Q1496:.AE14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7:.I1497])-SUM([.J1497:.P1497])+SUM([.Q1497:.AE14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8:.I1498])-SUM([.J1498:.P1498])+SUM([.Q1498:.AE14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499:.I1499])-SUM([.J1499:.P1499])+SUM([.Q1499:.AE14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0:.I1500])-SUM([.J1500:.P1500])+SUM([.Q1500:.AE15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1:.I1501])-SUM([.J1501:.P1501])+SUM([.Q1501:.AE15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2:.I1502])-SUM([.J1502:.P1502])+SUM([.Q1502:.AE15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3:.I1503])-SUM([.J1503:.P1503])+SUM([.Q1503:.AE15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4:.I1504])-SUM([.J1504:.P1504])+SUM([.Q1504:.AE15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5:.I1505])-SUM([.J1505:.P1505])+SUM([.Q1505:.AE15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6:.I1506])-SUM([.J1506:.P1506])+SUM([.Q1506:.AE15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7:.I1507])-SUM([.J1507:.P1507])+SUM([.Q1507:.AE15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8:.I1508])-SUM([.J1508:.P1508])+SUM([.Q1508:.AE15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09:.I1509])-SUM([.J1509:.P1509])+SUM([.Q1509:.AE15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0:.I1510])-SUM([.J1510:.P1510])+SUM([.Q1510:.AE15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1:.I1511])-SUM([.J1511:.P1511])+SUM([.Q1511:.AE15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2:.I1512])-SUM([.J1512:.P1512])+SUM([.Q1512:.AE15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3:.I1513])-SUM([.J1513:.P1513])+SUM([.Q1513:.AE15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4:.I1514])-SUM([.J1514:.P1514])+SUM([.Q1514:.AE15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5:.I1515])-SUM([.J1515:.P1515])+SUM([.Q1515:.AE15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6:.I1516])-SUM([.J1516:.P1516])+SUM([.Q1516:.AE15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7:.I1517])-SUM([.J1517:.P1517])+SUM([.Q1517:.AE15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8:.I1518])-SUM([.J1518:.P1518])+SUM([.Q1518:.AE15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19:.I1519])-SUM([.J1519:.P1519])+SUM([.Q1519:.AE15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0:.I1520])-SUM([.J1520:.P1520])+SUM([.Q1520:.AE15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1:.I1521])-SUM([.J1521:.P1521])+SUM([.Q1521:.AE15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2:.I1522])-SUM([.J1522:.P1522])+SUM([.Q1522:.AE15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3:.I1523])-SUM([.J1523:.P1523])+SUM([.Q1523:.AE15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4:.I1524])-SUM([.J1524:.P1524])+SUM([.Q1524:.AE15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5:.I1525])-SUM([.J1525:.P1525])+SUM([.Q1525:.AE15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6:.I1526])-SUM([.J1526:.P1526])+SUM([.Q1526:.AE15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7:.I1527])-SUM([.J1527:.P1527])+SUM([.Q1527:.AE15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8:.I1528])-SUM([.J1528:.P1528])+SUM([.Q1528:.AE15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29:.I1529])-SUM([.J1529:.P1529])+SUM([.Q1529:.AE15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0:.I1530])-SUM([.J1530:.P1530])+SUM([.Q1530:.AE15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1:.I1531])-SUM([.J1531:.P1531])+SUM([.Q1531:.AE15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2:.I1532])-SUM([.J1532:.P1532])+SUM([.Q1532:.AE15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3:.I1533])-SUM([.J1533:.P1533])+SUM([.Q1533:.AE15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4:.I1534])-SUM([.J1534:.P1534])+SUM([.Q1534:.AE15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5:.I1535])-SUM([.J1535:.P1535])+SUM([.Q1535:.AE15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6:.I1536])-SUM([.J1536:.P1536])+SUM([.Q1536:.AE15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7:.I1537])-SUM([.J1537:.P1537])+SUM([.Q1537:.AE15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8:.I1538])-SUM([.J1538:.P1538])+SUM([.Q1538:.AE15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39:.I1539])-SUM([.J1539:.P1539])+SUM([.Q1539:.AE15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0:.I1540])-SUM([.J1540:.P1540])+SUM([.Q1540:.AE15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1:.I1541])-SUM([.J1541:.P1541])+SUM([.Q1541:.AE15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2:.I1542])-SUM([.J1542:.P1542])+SUM([.Q1542:.AE15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3:.I1543])-SUM([.J1543:.P1543])+SUM([.Q1543:.AE15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4:.I1544])-SUM([.J1544:.P1544])+SUM([.Q1544:.AE15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5:.I1545])-SUM([.J1545:.P1545])+SUM([.Q1545:.AE15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6:.I1546])-SUM([.J1546:.P1546])+SUM([.Q1546:.AE15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7:.I1547])-SUM([.J1547:.P1547])+SUM([.Q1547:.AE15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8:.I1548])-SUM([.J1548:.P1548])+SUM([.Q1548:.AE15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49:.I1549])-SUM([.J1549:.P1549])+SUM([.Q1549:.AE15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0:.I1550])-SUM([.J1550:.P1550])+SUM([.Q1550:.AE15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1:.I1551])-SUM([.J1551:.P1551])+SUM([.Q1551:.AE15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2:.I1552])-SUM([.J1552:.P1552])+SUM([.Q1552:.AE15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3:.I1553])-SUM([.J1553:.P1553])+SUM([.Q1553:.AE15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4:.I1554])-SUM([.J1554:.P1554])+SUM([.Q1554:.AE15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5:.I1555])-SUM([.J1555:.P1555])+SUM([.Q1555:.AE15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6:.I1556])-SUM([.J1556:.P1556])+SUM([.Q1556:.AE15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7:.I1557])-SUM([.J1557:.P1557])+SUM([.Q1557:.AE15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8:.I1558])-SUM([.J1558:.P1558])+SUM([.Q1558:.AE15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59:.I1559])-SUM([.J1559:.P1559])+SUM([.Q1559:.AE15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0:.I1560])-SUM([.J1560:.P1560])+SUM([.Q1560:.AE15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1:.I1561])-SUM([.J1561:.P1561])+SUM([.Q1561:.AE15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2:.I1562])-SUM([.J1562:.P1562])+SUM([.Q1562:.AE15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3:.I1563])-SUM([.J1563:.P1563])+SUM([.Q1563:.AE15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4:.I1564])-SUM([.J1564:.P1564])+SUM([.Q1564:.AE15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5:.I1565])-SUM([.J1565:.P1565])+SUM([.Q1565:.AE15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6:.I1566])-SUM([.J1566:.P1566])+SUM([.Q1566:.AE15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7:.I1567])-SUM([.J1567:.P1567])+SUM([.Q1567:.AE15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8:.I1568])-SUM([.J1568:.P1568])+SUM([.Q1568:.AE15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69:.I1569])-SUM([.J1569:.P1569])+SUM([.Q1569:.AE15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0:.I1570])-SUM([.J1570:.P1570])+SUM([.Q1570:.AE15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1:.I1571])-SUM([.J1571:.P1571])+SUM([.Q1571:.AE15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2:.I1572])-SUM([.J1572:.P1572])+SUM([.Q1572:.AE15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3:.I1573])-SUM([.J1573:.P1573])+SUM([.Q1573:.AE15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4:.I1574])-SUM([.J1574:.P1574])+SUM([.Q1574:.AE15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5:.I1575])-SUM([.J1575:.P1575])+SUM([.Q1575:.AE15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6:.I1576])-SUM([.J1576:.P1576])+SUM([.Q1576:.AE15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7:.I1577])-SUM([.J1577:.P1577])+SUM([.Q1577:.AE15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8:.I1578])-SUM([.J1578:.P1578])+SUM([.Q1578:.AE15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79:.I1579])-SUM([.J1579:.P1579])+SUM([.Q1579:.AE15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0:.I1580])-SUM([.J1580:.P1580])+SUM([.Q1580:.AE15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1:.I1581])-SUM([.J1581:.P1581])+SUM([.Q1581:.AE15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2:.I1582])-SUM([.J1582:.P1582])+SUM([.Q1582:.AE15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3:.I1583])-SUM([.J1583:.P1583])+SUM([.Q1583:.AE15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4:.I1584])-SUM([.J1584:.P1584])+SUM([.Q1584:.AE15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5:.I1585])-SUM([.J1585:.P1585])+SUM([.Q1585:.AE15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6:.I1586])-SUM([.J1586:.P1586])+SUM([.Q1586:.AE15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7:.I1587])-SUM([.J1587:.P1587])+SUM([.Q1587:.AE15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8:.I1588])-SUM([.J1588:.P1588])+SUM([.Q1588:.AE15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89:.I1589])-SUM([.J1589:.P1589])+SUM([.Q1589:.AE15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0:.I1590])-SUM([.J1590:.P1590])+SUM([.Q1590:.AE15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1:.I1591])-SUM([.J1591:.P1591])+SUM([.Q1591:.AE15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2:.I1592])-SUM([.J1592:.P1592])+SUM([.Q1592:.AE15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3:.I1593])-SUM([.J1593:.P1593])+SUM([.Q1593:.AE15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4:.I1594])-SUM([.J1594:.P1594])+SUM([.Q1594:.AE15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5:.I1595])-SUM([.J1595:.P1595])+SUM([.Q1595:.AE15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6:.I1596])-SUM([.J1596:.P1596])+SUM([.Q1596:.AE15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7:.I1597])-SUM([.J1597:.P1597])+SUM([.Q1597:.AE15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8:.I1598])-SUM([.J1598:.P1598])+SUM([.Q1598:.AE15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599:.I1599])-SUM([.J1599:.P1599])+SUM([.Q1599:.AE15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0:.I1600])-SUM([.J1600:.P1600])+SUM([.Q1600:.AE16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1:.I1601])-SUM([.J1601:.P1601])+SUM([.Q1601:.AE16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2:.I1602])-SUM([.J1602:.P1602])+SUM([.Q1602:.AE16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3:.I1603])-SUM([.J1603:.P1603])+SUM([.Q1603:.AE16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4:.I1604])-SUM([.J1604:.P1604])+SUM([.Q1604:.AE16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5:.I1605])-SUM([.J1605:.P1605])+SUM([.Q1605:.AE16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6:.I1606])-SUM([.J1606:.P1606])+SUM([.Q1606:.AE16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7:.I1607])-SUM([.J1607:.P1607])+SUM([.Q1607:.AE16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8:.I1608])-SUM([.J1608:.P1608])+SUM([.Q1608:.AE16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09:.I1609])-SUM([.J1609:.P1609])+SUM([.Q1609:.AE16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0:.I1610])-SUM([.J1610:.P1610])+SUM([.Q1610:.AE16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1:.I1611])-SUM([.J1611:.P1611])+SUM([.Q1611:.AE16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2:.I1612])-SUM([.J1612:.P1612])+SUM([.Q1612:.AE16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3:.I1613])-SUM([.J1613:.P1613])+SUM([.Q1613:.AE16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4:.I1614])-SUM([.J1614:.P1614])+SUM([.Q1614:.AE16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5:.I1615])-SUM([.J1615:.P1615])+SUM([.Q1615:.AE16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6:.I1616])-SUM([.J1616:.P1616])+SUM([.Q1616:.AE16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7:.I1617])-SUM([.J1617:.P1617])+SUM([.Q1617:.AE16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8:.I1618])-SUM([.J1618:.P1618])+SUM([.Q1618:.AE16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19:.I1619])-SUM([.J1619:.P1619])+SUM([.Q1619:.AE16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0:.I1620])-SUM([.J1620:.P1620])+SUM([.Q1620:.AE16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1:.I1621])-SUM([.J1621:.P1621])+SUM([.Q1621:.AE16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2:.I1622])-SUM([.J1622:.P1622])+SUM([.Q1622:.AE16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3:.I1623])-SUM([.J1623:.P1623])+SUM([.Q1623:.AE16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4:.I1624])-SUM([.J1624:.P1624])+SUM([.Q1624:.AE16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5:.I1625])-SUM([.J1625:.P1625])+SUM([.Q1625:.AE16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6:.I1626])-SUM([.J1626:.P1626])+SUM([.Q1626:.AE16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7:.I1627])-SUM([.J1627:.P1627])+SUM([.Q1627:.AE16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8:.I1628])-SUM([.J1628:.P1628])+SUM([.Q1628:.AE16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29:.I1629])-SUM([.J1629:.P1629])+SUM([.Q1629:.AE16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0:.I1630])-SUM([.J1630:.P1630])+SUM([.Q1630:.AE16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1:.I1631])-SUM([.J1631:.P1631])+SUM([.Q1631:.AE16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2:.I1632])-SUM([.J1632:.P1632])+SUM([.Q1632:.AE16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3:.I1633])-SUM([.J1633:.P1633])+SUM([.Q1633:.AE16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4:.I1634])-SUM([.J1634:.P1634])+SUM([.Q1634:.AE16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5:.I1635])-SUM([.J1635:.P1635])+SUM([.Q1635:.AE16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6:.I1636])-SUM([.J1636:.P1636])+SUM([.Q1636:.AE16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7:.I1637])-SUM([.J1637:.P1637])+SUM([.Q1637:.AE16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8:.I1638])-SUM([.J1638:.P1638])+SUM([.Q1638:.AE16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39:.I1639])-SUM([.J1639:.P1639])+SUM([.Q1639:.AE16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0:.I1640])-SUM([.J1640:.P1640])+SUM([.Q1640:.AE16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1:.I1641])-SUM([.J1641:.P1641])+SUM([.Q1641:.AE16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2:.I1642])-SUM([.J1642:.P1642])+SUM([.Q1642:.AE16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3:.I1643])-SUM([.J1643:.P1643])+SUM([.Q1643:.AE16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4:.I1644])-SUM([.J1644:.P1644])+SUM([.Q1644:.AE16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5:.I1645])-SUM([.J1645:.P1645])+SUM([.Q1645:.AE16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6:.I1646])-SUM([.J1646:.P1646])+SUM([.Q1646:.AE16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7:.I1647])-SUM([.J1647:.P1647])+SUM([.Q1647:.AE16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8:.I1648])-SUM([.J1648:.P1648])+SUM([.Q1648:.AE16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49:.I1649])-SUM([.J1649:.P1649])+SUM([.Q1649:.AE16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0:.I1650])-SUM([.J1650:.P1650])+SUM([.Q1650:.AE16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1:.I1651])-SUM([.J1651:.P1651])+SUM([.Q1651:.AE16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2:.I1652])-SUM([.J1652:.P1652])+SUM([.Q1652:.AE16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3:.I1653])-SUM([.J1653:.P1653])+SUM([.Q1653:.AE16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4:.I1654])-SUM([.J1654:.P1654])+SUM([.Q1654:.AE16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5:.I1655])-SUM([.J1655:.P1655])+SUM([.Q1655:.AE16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6:.I1656])-SUM([.J1656:.P1656])+SUM([.Q1656:.AE16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7:.I1657])-SUM([.J1657:.P1657])+SUM([.Q1657:.AE16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8:.I1658])-SUM([.J1658:.P1658])+SUM([.Q1658:.AE16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59:.I1659])-SUM([.J1659:.P1659])+SUM([.Q1659:.AE16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0:.I1660])-SUM([.J1660:.P1660])+SUM([.Q1660:.AE16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1:.I1661])-SUM([.J1661:.P1661])+SUM([.Q1661:.AE16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2:.I1662])-SUM([.J1662:.P1662])+SUM([.Q1662:.AE16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3:.I1663])-SUM([.J1663:.P1663])+SUM([.Q1663:.AE16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4:.I1664])-SUM([.J1664:.P1664])+SUM([.Q1664:.AE16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5:.I1665])-SUM([.J1665:.P1665])+SUM([.Q1665:.AE16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6:.I1666])-SUM([.J1666:.P1666])+SUM([.Q1666:.AE16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7:.I1667])-SUM([.J1667:.P1667])+SUM([.Q1667:.AE16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8:.I1668])-SUM([.J1668:.P1668])+SUM([.Q1668:.AE16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69:.I1669])-SUM([.J1669:.P1669])+SUM([.Q1669:.AE16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0:.I1670])-SUM([.J1670:.P1670])+SUM([.Q1670:.AE16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1:.I1671])-SUM([.J1671:.P1671])+SUM([.Q1671:.AE16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2:.I1672])-SUM([.J1672:.P1672])+SUM([.Q1672:.AE16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3:.I1673])-SUM([.J1673:.P1673])+SUM([.Q1673:.AE16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4:.I1674])-SUM([.J1674:.P1674])+SUM([.Q1674:.AE16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5:.I1675])-SUM([.J1675:.P1675])+SUM([.Q1675:.AE16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6:.I1676])-SUM([.J1676:.P1676])+SUM([.Q1676:.AE16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7:.I1677])-SUM([.J1677:.P1677])+SUM([.Q1677:.AE16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8:.I1678])-SUM([.J1678:.P1678])+SUM([.Q1678:.AE16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79:.I1679])-SUM([.J1679:.P1679])+SUM([.Q1679:.AE16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0:.I1680])-SUM([.J1680:.P1680])+SUM([.Q1680:.AE16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1:.I1681])-SUM([.J1681:.P1681])+SUM([.Q1681:.AE16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2:.I1682])-SUM([.J1682:.P1682])+SUM([.Q1682:.AE16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3:.I1683])-SUM([.J1683:.P1683])+SUM([.Q1683:.AE16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4:.I1684])-SUM([.J1684:.P1684])+SUM([.Q1684:.AE16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5:.I1685])-SUM([.J1685:.P1685])+SUM([.Q1685:.AE16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6:.I1686])-SUM([.J1686:.P1686])+SUM([.Q1686:.AE16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7:.I1687])-SUM([.J1687:.P1687])+SUM([.Q1687:.AE16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8:.I1688])-SUM([.J1688:.P1688])+SUM([.Q1688:.AE16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89:.I1689])-SUM([.J1689:.P1689])+SUM([.Q1689:.AE16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0:.I1690])-SUM([.J1690:.P1690])+SUM([.Q1690:.AE16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1:.I1691])-SUM([.J1691:.P1691])+SUM([.Q1691:.AE16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2:.I1692])-SUM([.J1692:.P1692])+SUM([.Q1692:.AE16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3:.I1693])-SUM([.J1693:.P1693])+SUM([.Q1693:.AE16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4:.I1694])-SUM([.J1694:.P1694])+SUM([.Q1694:.AE16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5:.I1695])-SUM([.J1695:.P1695])+SUM([.Q1695:.AE16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6:.I1696])-SUM([.J1696:.P1696])+SUM([.Q1696:.AE16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7:.I1697])-SUM([.J1697:.P1697])+SUM([.Q1697:.AE16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8:.I1698])-SUM([.J1698:.P1698])+SUM([.Q1698:.AE16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699:.I1699])-SUM([.J1699:.P1699])+SUM([.Q1699:.AE16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0:.I1700])-SUM([.J1700:.P1700])+SUM([.Q1700:.AE17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1:.I1701])-SUM([.J1701:.P1701])+SUM([.Q1701:.AE17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2:.I1702])-SUM([.J1702:.P1702])+SUM([.Q1702:.AE17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3:.I1703])-SUM([.J1703:.P1703])+SUM([.Q1703:.AE17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4:.I1704])-SUM([.J1704:.P1704])+SUM([.Q1704:.AE17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5:.I1705])-SUM([.J1705:.P1705])+SUM([.Q1705:.AE17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6:.I1706])-SUM([.J1706:.P1706])+SUM([.Q1706:.AE17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7:.I1707])-SUM([.J1707:.P1707])+SUM([.Q1707:.AE17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8:.I1708])-SUM([.J1708:.P1708])+SUM([.Q1708:.AE17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09:.I1709])-SUM([.J1709:.P1709])+SUM([.Q1709:.AE17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0:.I1710])-SUM([.J1710:.P1710])+SUM([.Q1710:.AE17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1:.I1711])-SUM([.J1711:.P1711])+SUM([.Q1711:.AE17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2:.I1712])-SUM([.J1712:.P1712])+SUM([.Q1712:.AE17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3:.I1713])-SUM([.J1713:.P1713])+SUM([.Q1713:.AE17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4:.I1714])-SUM([.J1714:.P1714])+SUM([.Q1714:.AE17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5:.I1715])-SUM([.J1715:.P1715])+SUM([.Q1715:.AE17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6:.I1716])-SUM([.J1716:.P1716])+SUM([.Q1716:.AE17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7:.I1717])-SUM([.J1717:.P1717])+SUM([.Q1717:.AE17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8:.I1718])-SUM([.J1718:.P1718])+SUM([.Q1718:.AE17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19:.I1719])-SUM([.J1719:.P1719])+SUM([.Q1719:.AE17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0:.I1720])-SUM([.J1720:.P1720])+SUM([.Q1720:.AE17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1:.I1721])-SUM([.J1721:.P1721])+SUM([.Q1721:.AE17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2:.I1722])-SUM([.J1722:.P1722])+SUM([.Q1722:.AE17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3:.I1723])-SUM([.J1723:.P1723])+SUM([.Q1723:.AE17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4:.I1724])-SUM([.J1724:.P1724])+SUM([.Q1724:.AE17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5:.I1725])-SUM([.J1725:.P1725])+SUM([.Q1725:.AE17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6:.I1726])-SUM([.J1726:.P1726])+SUM([.Q1726:.AE17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7:.I1727])-SUM([.J1727:.P1727])+SUM([.Q1727:.AE17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8:.I1728])-SUM([.J1728:.P1728])+SUM([.Q1728:.AE17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29:.I1729])-SUM([.J1729:.P1729])+SUM([.Q1729:.AE17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0:.I1730])-SUM([.J1730:.P1730])+SUM([.Q1730:.AE17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1:.I1731])-SUM([.J1731:.P1731])+SUM([.Q1731:.AE17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2:.I1732])-SUM([.J1732:.P1732])+SUM([.Q1732:.AE17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3:.I1733])-SUM([.J1733:.P1733])+SUM([.Q1733:.AE17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4:.I1734])-SUM([.J1734:.P1734])+SUM([.Q1734:.AE17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5:.I1735])-SUM([.J1735:.P1735])+SUM([.Q1735:.AE17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6:.I1736])-SUM([.J1736:.P1736])+SUM([.Q1736:.AE17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7:.I1737])-SUM([.J1737:.P1737])+SUM([.Q1737:.AE17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8:.I1738])-SUM([.J1738:.P1738])+SUM([.Q1738:.AE17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39:.I1739])-SUM([.J1739:.P1739])+SUM([.Q1739:.AE17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0:.I1740])-SUM([.J1740:.P1740])+SUM([.Q1740:.AE17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1:.I1741])-SUM([.J1741:.P1741])+SUM([.Q1741:.AE17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2:.I1742])-SUM([.J1742:.P1742])+SUM([.Q1742:.AE17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3:.I1743])-SUM([.J1743:.P1743])+SUM([.Q1743:.AE17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4:.I1744])-SUM([.J1744:.P1744])+SUM([.Q1744:.AE17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5:.I1745])-SUM([.J1745:.P1745])+SUM([.Q1745:.AE17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6:.I1746])-SUM([.J1746:.P1746])+SUM([.Q1746:.AE17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7:.I1747])-SUM([.J1747:.P1747])+SUM([.Q1747:.AE17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8:.I1748])-SUM([.J1748:.P1748])+SUM([.Q1748:.AE17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49:.I1749])-SUM([.J1749:.P1749])+SUM([.Q1749:.AE17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0:.I1750])-SUM([.J1750:.P1750])+SUM([.Q1750:.AE17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1:.I1751])-SUM([.J1751:.P1751])+SUM([.Q1751:.AE17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2:.I1752])-SUM([.J1752:.P1752])+SUM([.Q1752:.AE17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3:.I1753])-SUM([.J1753:.P1753])+SUM([.Q1753:.AE17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4:.I1754])-SUM([.J1754:.P1754])+SUM([.Q1754:.AE17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5:.I1755])-SUM([.J1755:.P1755])+SUM([.Q1755:.AE17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6:.I1756])-SUM([.J1756:.P1756])+SUM([.Q1756:.AE17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7:.I1757])-SUM([.J1757:.P1757])+SUM([.Q1757:.AE17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8:.I1758])-SUM([.J1758:.P1758])+SUM([.Q1758:.AE17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59:.I1759])-SUM([.J1759:.P1759])+SUM([.Q1759:.AE17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0:.I1760])-SUM([.J1760:.P1760])+SUM([.Q1760:.AE17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1:.I1761])-SUM([.J1761:.P1761])+SUM([.Q1761:.AE17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2:.I1762])-SUM([.J1762:.P1762])+SUM([.Q1762:.AE17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3:.I1763])-SUM([.J1763:.P1763])+SUM([.Q1763:.AE17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4:.I1764])-SUM([.J1764:.P1764])+SUM([.Q1764:.AE17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5:.I1765])-SUM([.J1765:.P1765])+SUM([.Q1765:.AE17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6:.I1766])-SUM([.J1766:.P1766])+SUM([.Q1766:.AE17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7:.I1767])-SUM([.J1767:.P1767])+SUM([.Q1767:.AE17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8:.I1768])-SUM([.J1768:.P1768])+SUM([.Q1768:.AE17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69:.I1769])-SUM([.J1769:.P1769])+SUM([.Q1769:.AE17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0:.I1770])-SUM([.J1770:.P1770])+SUM([.Q1770:.AE17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1:.I1771])-SUM([.J1771:.P1771])+SUM([.Q1771:.AE17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2:.I1772])-SUM([.J1772:.P1772])+SUM([.Q1772:.AE17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3:.I1773])-SUM([.J1773:.P1773])+SUM([.Q1773:.AE17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4:.I1774])-SUM([.J1774:.P1774])+SUM([.Q1774:.AE17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5:.I1775])-SUM([.J1775:.P1775])+SUM([.Q1775:.AE17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6:.I1776])-SUM([.J1776:.P1776])+SUM([.Q1776:.AE17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7:.I1777])-SUM([.J1777:.P1777])+SUM([.Q1777:.AE17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8:.I1778])-SUM([.J1778:.P1778])+SUM([.Q1778:.AE17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79:.I1779])-SUM([.J1779:.P1779])+SUM([.Q1779:.AE17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0:.I1780])-SUM([.J1780:.P1780])+SUM([.Q1780:.AE17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1:.I1781])-SUM([.J1781:.P1781])+SUM([.Q1781:.AE17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2:.I1782])-SUM([.J1782:.P1782])+SUM([.Q1782:.AE17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3:.I1783])-SUM([.J1783:.P1783])+SUM([.Q1783:.AE17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4:.I1784])-SUM([.J1784:.P1784])+SUM([.Q1784:.AE17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5:.I1785])-SUM([.J1785:.P1785])+SUM([.Q1785:.AE17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6:.I1786])-SUM([.J1786:.P1786])+SUM([.Q1786:.AE17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7:.I1787])-SUM([.J1787:.P1787])+SUM([.Q1787:.AE17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8:.I1788])-SUM([.J1788:.P1788])+SUM([.Q1788:.AE17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89:.I1789])-SUM([.J1789:.P1789])+SUM([.Q1789:.AE17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0:.I1790])-SUM([.J1790:.P1790])+SUM([.Q1790:.AE17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1:.I1791])-SUM([.J1791:.P1791])+SUM([.Q1791:.AE17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2:.I1792])-SUM([.J1792:.P1792])+SUM([.Q1792:.AE17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3:.I1793])-SUM([.J1793:.P1793])+SUM([.Q1793:.AE17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4:.I1794])-SUM([.J1794:.P1794])+SUM([.Q1794:.AE17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5:.I1795])-SUM([.J1795:.P1795])+SUM([.Q1795:.AE17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6:.I1796])-SUM([.J1796:.P1796])+SUM([.Q1796:.AE17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7:.I1797])-SUM([.J1797:.P1797])+SUM([.Q1797:.AE17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8:.I1798])-SUM([.J1798:.P1798])+SUM([.Q1798:.AE17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799:.I1799])-SUM([.J1799:.P1799])+SUM([.Q1799:.AE17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0:.I1800])-SUM([.J1800:.P1800])+SUM([.Q1800:.AE18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1:.I1801])-SUM([.J1801:.P1801])+SUM([.Q1801:.AE18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2:.I1802])-SUM([.J1802:.P1802])+SUM([.Q1802:.AE18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3:.I1803])-SUM([.J1803:.P1803])+SUM([.Q1803:.AE18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4:.I1804])-SUM([.J1804:.P1804])+SUM([.Q1804:.AE18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5:.I1805])-SUM([.J1805:.P1805])+SUM([.Q1805:.AE18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6:.I1806])-SUM([.J1806:.P1806])+SUM([.Q1806:.AE18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7:.I1807])-SUM([.J1807:.P1807])+SUM([.Q1807:.AE18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8:.I1808])-SUM([.J1808:.P1808])+SUM([.Q1808:.AE18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09:.I1809])-SUM([.J1809:.P1809])+SUM([.Q1809:.AE18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0:.I1810])-SUM([.J1810:.P1810])+SUM([.Q1810:.AE18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1:.I1811])-SUM([.J1811:.P1811])+SUM([.Q1811:.AE18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2:.I1812])-SUM([.J1812:.P1812])+SUM([.Q1812:.AE18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3:.I1813])-SUM([.J1813:.P1813])+SUM([.Q1813:.AE18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4:.I1814])-SUM([.J1814:.P1814])+SUM([.Q1814:.AE18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5:.I1815])-SUM([.J1815:.P1815])+SUM([.Q1815:.AE18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6:.I1816])-SUM([.J1816:.P1816])+SUM([.Q1816:.AE18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7:.I1817])-SUM([.J1817:.P1817])+SUM([.Q1817:.AE18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8:.I1818])-SUM([.J1818:.P1818])+SUM([.Q1818:.AE18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19:.I1819])-SUM([.J1819:.P1819])+SUM([.Q1819:.AE18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0:.I1820])-SUM([.J1820:.P1820])+SUM([.Q1820:.AE18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1:.I1821])-SUM([.J1821:.P1821])+SUM([.Q1821:.AE18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2:.I1822])-SUM([.J1822:.P1822])+SUM([.Q1822:.AE18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3:.I1823])-SUM([.J1823:.P1823])+SUM([.Q1823:.AE18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4:.I1824])-SUM([.J1824:.P1824])+SUM([.Q1824:.AE18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5:.I1825])-SUM([.J1825:.P1825])+SUM([.Q1825:.AE18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6:.I1826])-SUM([.J1826:.P1826])+SUM([.Q1826:.AE18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7:.I1827])-SUM([.J1827:.P1827])+SUM([.Q1827:.AE18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8:.I1828])-SUM([.J1828:.P1828])+SUM([.Q1828:.AE18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29:.I1829])-SUM([.J1829:.P1829])+SUM([.Q1829:.AE18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0:.I1830])-SUM([.J1830:.P1830])+SUM([.Q1830:.AE18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1:.I1831])-SUM([.J1831:.P1831])+SUM([.Q1831:.AE18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2:.I1832])-SUM([.J1832:.P1832])+SUM([.Q1832:.AE18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3:.I1833])-SUM([.J1833:.P1833])+SUM([.Q1833:.AE18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4:.I1834])-SUM([.J1834:.P1834])+SUM([.Q1834:.AE18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5:.I1835])-SUM([.J1835:.P1835])+SUM([.Q1835:.AE18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6:.I1836])-SUM([.J1836:.P1836])+SUM([.Q1836:.AE18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7:.I1837])-SUM([.J1837:.P1837])+SUM([.Q1837:.AE18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8:.I1838])-SUM([.J1838:.P1838])+SUM([.Q1838:.AE18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39:.I1839])-SUM([.J1839:.P1839])+SUM([.Q1839:.AE18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0:.I1840])-SUM([.J1840:.P1840])+SUM([.Q1840:.AE18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1:.I1841])-SUM([.J1841:.P1841])+SUM([.Q1841:.AE18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2:.I1842])-SUM([.J1842:.P1842])+SUM([.Q1842:.AE18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3:.I1843])-SUM([.J1843:.P1843])+SUM([.Q1843:.AE18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4:.I1844])-SUM([.J1844:.P1844])+SUM([.Q1844:.AE18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5:.I1845])-SUM([.J1845:.P1845])+SUM([.Q1845:.AE18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6:.I1846])-SUM([.J1846:.P1846])+SUM([.Q1846:.AE18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7:.I1847])-SUM([.J1847:.P1847])+SUM([.Q1847:.AE18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8:.I1848])-SUM([.J1848:.P1848])+SUM([.Q1848:.AE18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49:.I1849])-SUM([.J1849:.P1849])+SUM([.Q1849:.AE18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0:.I1850])-SUM([.J1850:.P1850])+SUM([.Q1850:.AE18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1:.I1851])-SUM([.J1851:.P1851])+SUM([.Q1851:.AE18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2:.I1852])-SUM([.J1852:.P1852])+SUM([.Q1852:.AE18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3:.I1853])-SUM([.J1853:.P1853])+SUM([.Q1853:.AE18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4:.I1854])-SUM([.J1854:.P1854])+SUM([.Q1854:.AE18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5:.I1855])-SUM([.J1855:.P1855])+SUM([.Q1855:.AE18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6:.I1856])-SUM([.J1856:.P1856])+SUM([.Q1856:.AE18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7:.I1857])-SUM([.J1857:.P1857])+SUM([.Q1857:.AE18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8:.I1858])-SUM([.J1858:.P1858])+SUM([.Q1858:.AE18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59:.I1859])-SUM([.J1859:.P1859])+SUM([.Q1859:.AE18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0:.I1860])-SUM([.J1860:.P1860])+SUM([.Q1860:.AE18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1:.I1861])-SUM([.J1861:.P1861])+SUM([.Q1861:.AE18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2:.I1862])-SUM([.J1862:.P1862])+SUM([.Q1862:.AE18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3:.I1863])-SUM([.J1863:.P1863])+SUM([.Q1863:.AE18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4:.I1864])-SUM([.J1864:.P1864])+SUM([.Q1864:.AE18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5:.I1865])-SUM([.J1865:.P1865])+SUM([.Q1865:.AE18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6:.I1866])-SUM([.J1866:.P1866])+SUM([.Q1866:.AE18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7:.I1867])-SUM([.J1867:.P1867])+SUM([.Q1867:.AE18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8:.I1868])-SUM([.J1868:.P1868])+SUM([.Q1868:.AE18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69:.I1869])-SUM([.J1869:.P1869])+SUM([.Q1869:.AE18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0:.I1870])-SUM([.J1870:.P1870])+SUM([.Q1870:.AE18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1:.I1871])-SUM([.J1871:.P1871])+SUM([.Q1871:.AE18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2:.I1872])-SUM([.J1872:.P1872])+SUM([.Q1872:.AE18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3:.I1873])-SUM([.J1873:.P1873])+SUM([.Q1873:.AE18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4:.I1874])-SUM([.J1874:.P1874])+SUM([.Q1874:.AE18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5:.I1875])-SUM([.J1875:.P1875])+SUM([.Q1875:.AE18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6:.I1876])-SUM([.J1876:.P1876])+SUM([.Q1876:.AE18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7:.I1877])-SUM([.J1877:.P1877])+SUM([.Q1877:.AE18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8:.I1878])-SUM([.J1878:.P1878])+SUM([.Q1878:.AE18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79:.I1879])-SUM([.J1879:.P1879])+SUM([.Q1879:.AE18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0:.I1880])-SUM([.J1880:.P1880])+SUM([.Q1880:.AE18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1:.I1881])-SUM([.J1881:.P1881])+SUM([.Q1881:.AE18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2:.I1882])-SUM([.J1882:.P1882])+SUM([.Q1882:.AE18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3:.I1883])-SUM([.J1883:.P1883])+SUM([.Q1883:.AE18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4:.I1884])-SUM([.J1884:.P1884])+SUM([.Q1884:.AE18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5:.I1885])-SUM([.J1885:.P1885])+SUM([.Q1885:.AE18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6:.I1886])-SUM([.J1886:.P1886])+SUM([.Q1886:.AE18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7:.I1887])-SUM([.J1887:.P1887])+SUM([.Q1887:.AE18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8:.I1888])-SUM([.J1888:.P1888])+SUM([.Q1888:.AE18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89:.I1889])-SUM([.J1889:.P1889])+SUM([.Q1889:.AE18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0:.I1890])-SUM([.J1890:.P1890])+SUM([.Q1890:.AE18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1:.I1891])-SUM([.J1891:.P1891])+SUM([.Q1891:.AE18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2:.I1892])-SUM([.J1892:.P1892])+SUM([.Q1892:.AE18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3:.I1893])-SUM([.J1893:.P1893])+SUM([.Q1893:.AE18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4:.I1894])-SUM([.J1894:.P1894])+SUM([.Q1894:.AE18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5:.I1895])-SUM([.J1895:.P1895])+SUM([.Q1895:.AE18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6:.I1896])-SUM([.J1896:.P1896])+SUM([.Q1896:.AE18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7:.I1897])-SUM([.J1897:.P1897])+SUM([.Q1897:.AE18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8:.I1898])-SUM([.J1898:.P1898])+SUM([.Q1898:.AE18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899:.I1899])-SUM([.J1899:.P1899])+SUM([.Q1899:.AE18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0:.I1900])-SUM([.J1900:.P1900])+SUM([.Q1900:.AE19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1:.I1901])-SUM([.J1901:.P1901])+SUM([.Q1901:.AE19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2:.I1902])-SUM([.J1902:.P1902])+SUM([.Q1902:.AE19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3:.I1903])-SUM([.J1903:.P1903])+SUM([.Q1903:.AE19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4:.I1904])-SUM([.J1904:.P1904])+SUM([.Q1904:.AE19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5:.I1905])-SUM([.J1905:.P1905])+SUM([.Q1905:.AE19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6:.I1906])-SUM([.J1906:.P1906])+SUM([.Q1906:.AE19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7:.I1907])-SUM([.J1907:.P1907])+SUM([.Q1907:.AE19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8:.I1908])-SUM([.J1908:.P1908])+SUM([.Q1908:.AE19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09:.I1909])-SUM([.J1909:.P1909])+SUM([.Q1909:.AE19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0:.I1910])-SUM([.J1910:.P1910])+SUM([.Q1910:.AE19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1:.I1911])-SUM([.J1911:.P1911])+SUM([.Q1911:.AE19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2:.I1912])-SUM([.J1912:.P1912])+SUM([.Q1912:.AE19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3:.I1913])-SUM([.J1913:.P1913])+SUM([.Q1913:.AE19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4:.I1914])-SUM([.J1914:.P1914])+SUM([.Q1914:.AE19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5:.I1915])-SUM([.J1915:.P1915])+SUM([.Q1915:.AE19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6:.I1916])-SUM([.J1916:.P1916])+SUM([.Q1916:.AE19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7:.I1917])-SUM([.J1917:.P1917])+SUM([.Q1917:.AE19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8:.I1918])-SUM([.J1918:.P1918])+SUM([.Q1918:.AE19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19:.I1919])-SUM([.J1919:.P1919])+SUM([.Q1919:.AE19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0:.I1920])-SUM([.J1920:.P1920])+SUM([.Q1920:.AE19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1:.I1921])-SUM([.J1921:.P1921])+SUM([.Q1921:.AE19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2:.I1922])-SUM([.J1922:.P1922])+SUM([.Q1922:.AE19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3:.I1923])-SUM([.J1923:.P1923])+SUM([.Q1923:.AE19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4:.I1924])-SUM([.J1924:.P1924])+SUM([.Q1924:.AE19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5:.I1925])-SUM([.J1925:.P1925])+SUM([.Q1925:.AE19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6:.I1926])-SUM([.J1926:.P1926])+SUM([.Q1926:.AE19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7:.I1927])-SUM([.J1927:.P1927])+SUM([.Q1927:.AE19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8:.I1928])-SUM([.J1928:.P1928])+SUM([.Q1928:.AE19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29:.I1929])-SUM([.J1929:.P1929])+SUM([.Q1929:.AE19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0:.I1930])-SUM([.J1930:.P1930])+SUM([.Q1930:.AE19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1:.I1931])-SUM([.J1931:.P1931])+SUM([.Q1931:.AE19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2:.I1932])-SUM([.J1932:.P1932])+SUM([.Q1932:.AE19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3:.I1933])-SUM([.J1933:.P1933])+SUM([.Q1933:.AE19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4:.I1934])-SUM([.J1934:.P1934])+SUM([.Q1934:.AE19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5:.I1935])-SUM([.J1935:.P1935])+SUM([.Q1935:.AE19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6:.I1936])-SUM([.J1936:.P1936])+SUM([.Q1936:.AE19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7:.I1937])-SUM([.J1937:.P1937])+SUM([.Q1937:.AE19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8:.I1938])-SUM([.J1938:.P1938])+SUM([.Q1938:.AE19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39:.I1939])-SUM([.J1939:.P1939])+SUM([.Q1939:.AE19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0:.I1940])-SUM([.J1940:.P1940])+SUM([.Q1940:.AE19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1:.I1941])-SUM([.J1941:.P1941])+SUM([.Q1941:.AE19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2:.I1942])-SUM([.J1942:.P1942])+SUM([.Q1942:.AE19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3:.I1943])-SUM([.J1943:.P1943])+SUM([.Q1943:.AE19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4:.I1944])-SUM([.J1944:.P1944])+SUM([.Q1944:.AE19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5:.I1945])-SUM([.J1945:.P1945])+SUM([.Q1945:.AE19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6:.I1946])-SUM([.J1946:.P1946])+SUM([.Q1946:.AE19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7:.I1947])-SUM([.J1947:.P1947])+SUM([.Q1947:.AE19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8:.I1948])-SUM([.J1948:.P1948])+SUM([.Q1948:.AE19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49:.I1949])-SUM([.J1949:.P1949])+SUM([.Q1949:.AE19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0:.I1950])-SUM([.J1950:.P1950])+SUM([.Q1950:.AE19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1:.I1951])-SUM([.J1951:.P1951])+SUM([.Q1951:.AE19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2:.I1952])-SUM([.J1952:.P1952])+SUM([.Q1952:.AE19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3:.I1953])-SUM([.J1953:.P1953])+SUM([.Q1953:.AE19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4:.I1954])-SUM([.J1954:.P1954])+SUM([.Q1954:.AE19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5:.I1955])-SUM([.J1955:.P1955])+SUM([.Q1955:.AE19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6:.I1956])-SUM([.J1956:.P1956])+SUM([.Q1956:.AE19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7:.I1957])-SUM([.J1957:.P1957])+SUM([.Q1957:.AE19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8:.I1958])-SUM([.J1958:.P1958])+SUM([.Q1958:.AE19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59:.I1959])-SUM([.J1959:.P1959])+SUM([.Q1959:.AE19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0:.I1960])-SUM([.J1960:.P1960])+SUM([.Q1960:.AE19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1:.I1961])-SUM([.J1961:.P1961])+SUM([.Q1961:.AE19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2:.I1962])-SUM([.J1962:.P1962])+SUM([.Q1962:.AE19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3:.I1963])-SUM([.J1963:.P1963])+SUM([.Q1963:.AE19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4:.I1964])-SUM([.J1964:.P1964])+SUM([.Q1964:.AE19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5:.I1965])-SUM([.J1965:.P1965])+SUM([.Q1965:.AE19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6:.I1966])-SUM([.J1966:.P1966])+SUM([.Q1966:.AE19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7:.I1967])-SUM([.J1967:.P1967])+SUM([.Q1967:.AE19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8:.I1968])-SUM([.J1968:.P1968])+SUM([.Q1968:.AE19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69:.I1969])-SUM([.J1969:.P1969])+SUM([.Q1969:.AE19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0:.I1970])-SUM([.J1970:.P1970])+SUM([.Q1970:.AE19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1:.I1971])-SUM([.J1971:.P1971])+SUM([.Q1971:.AE19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2:.I1972])-SUM([.J1972:.P1972])+SUM([.Q1972:.AE19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3:.I1973])-SUM([.J1973:.P1973])+SUM([.Q1973:.AE19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4:.I1974])-SUM([.J1974:.P1974])+SUM([.Q1974:.AE19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5:.I1975])-SUM([.J1975:.P1975])+SUM([.Q1975:.AE19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6:.I1976])-SUM([.J1976:.P1976])+SUM([.Q1976:.AE19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7:.I1977])-SUM([.J1977:.P1977])+SUM([.Q1977:.AE19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8:.I1978])-SUM([.J1978:.P1978])+SUM([.Q1978:.AE19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79:.I1979])-SUM([.J1979:.P1979])+SUM([.Q1979:.AE19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0:.I1980])-SUM([.J1980:.P1980])+SUM([.Q1980:.AE19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1:.I1981])-SUM([.J1981:.P1981])+SUM([.Q1981:.AE198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2:.I1982])-SUM([.J1982:.P1982])+SUM([.Q1982:.AE198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3:.I1983])-SUM([.J1983:.P1983])+SUM([.Q1983:.AE198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4:.I1984])-SUM([.J1984:.P1984])+SUM([.Q1984:.AE198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5:.I1985])-SUM([.J1985:.P1985])+SUM([.Q1985:.AE198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6:.I1986])-SUM([.J1986:.P1986])+SUM([.Q1986:.AE198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7:.I1987])-SUM([.J1987:.P1987])+SUM([.Q1987:.AE198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8:.I1988])-SUM([.J1988:.P1988])+SUM([.Q1988:.AE198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89:.I1989])-SUM([.J1989:.P1989])+SUM([.Q1989:.AE198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0:.I1990])-SUM([.J1990:.P1990])+SUM([.Q1990:.AE199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1:.I1991])-SUM([.J1991:.P1991])+SUM([.Q1991:.AE199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2:.I1992])-SUM([.J1992:.P1992])+SUM([.Q1992:.AE199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3:.I1993])-SUM([.J1993:.P1993])+SUM([.Q1993:.AE199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4:.I1994])-SUM([.J1994:.P1994])+SUM([.Q1994:.AE199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5:.I1995])-SUM([.J1995:.P1995])+SUM([.Q1995:.AE199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6:.I1996])-SUM([.J1996:.P1996])+SUM([.Q1996:.AE199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7:.I1997])-SUM([.J1997:.P1997])+SUM([.Q1997:.AE199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8:.I1998])-SUM([.J1998:.P1998])+SUM([.Q1998:.AE199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1999:.I1999])-SUM([.J1999:.P1999])+SUM([.Q1999:.AE199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0:.I2000])-SUM([.J2000:.P2000])+SUM([.Q2000:.AE200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1:.I2001])-SUM([.J2001:.P2001])+SUM([.Q2001:.AE200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2:.I2002])-SUM([.J2002:.P2002])+SUM([.Q2002:.AE200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3:.I2003])-SUM([.J2003:.P2003])+SUM([.Q2003:.AE200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4:.I2004])-SUM([.J2004:.P2004])+SUM([.Q2004:.AE200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5:.I2005])-SUM([.J2005:.P2005])+SUM([.Q2005:.AE200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6:.I2006])-SUM([.J2006:.P2006])+SUM([.Q2006:.AE200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7:.I2007])-SUM([.J2007:.P2007])+SUM([.Q2007:.AE200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8:.I2008])-SUM([.J2008:.P2008])+SUM([.Q2008:.AE200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09:.I2009])-SUM([.J2009:.P2009])+SUM([.Q2009:.AE200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0:.I2010])-SUM([.J2010:.P2010])+SUM([.Q2010:.AE201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1:.I2011])-SUM([.J2011:.P2011])+SUM([.Q2011:.AE201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2:.I2012])-SUM([.J2012:.P2012])+SUM([.Q2012:.AE201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3:.I2013])-SUM([.J2013:.P2013])+SUM([.Q2013:.AE201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4:.I2014])-SUM([.J2014:.P2014])+SUM([.Q2014:.AE201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5:.I2015])-SUM([.J2015:.P2015])+SUM([.Q2015:.AE201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6:.I2016])-SUM([.J2016:.P2016])+SUM([.Q2016:.AE201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7:.I2017])-SUM([.J2017:.P2017])+SUM([.Q2017:.AE201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8:.I2018])-SUM([.J2018:.P2018])+SUM([.Q2018:.AE201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19:.I2019])-SUM([.J2019:.P2019])+SUM([.Q2019:.AE201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0:.I2020])-SUM([.J2020:.P2020])+SUM([.Q2020:.AE202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1:.I2021])-SUM([.J2021:.P2021])+SUM([.Q2021:.AE202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2:.I2022])-SUM([.J2022:.P2022])+SUM([.Q2022:.AE202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3:.I2023])-SUM([.J2023:.P2023])+SUM([.Q2023:.AE202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4:.I2024])-SUM([.J2024:.P2024])+SUM([.Q2024:.AE202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5:.I2025])-SUM([.J2025:.P2025])+SUM([.Q2025:.AE202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6:.I2026])-SUM([.J2026:.P2026])+SUM([.Q2026:.AE202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7:.I2027])-SUM([.J2027:.P2027])+SUM([.Q2027:.AE202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8:.I2028])-SUM([.J2028:.P2028])+SUM([.Q2028:.AE202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29:.I2029])-SUM([.J2029:.P2029])+SUM([.Q2029:.AE202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0:.I2030])-SUM([.J2030:.P2030])+SUM([.Q2030:.AE203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1:.I2031])-SUM([.J2031:.P2031])+SUM([.Q2031:.AE203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2:.I2032])-SUM([.J2032:.P2032])+SUM([.Q2032:.AE203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3:.I2033])-SUM([.J2033:.P2033])+SUM([.Q2033:.AE203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4:.I2034])-SUM([.J2034:.P2034])+SUM([.Q2034:.AE203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5:.I2035])-SUM([.J2035:.P2035])+SUM([.Q2035:.AE203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6:.I2036])-SUM([.J2036:.P2036])+SUM([.Q2036:.AE203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7:.I2037])-SUM([.J2037:.P2037])+SUM([.Q2037:.AE203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8:.I2038])-SUM([.J2038:.P2038])+SUM([.Q2038:.AE203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39:.I2039])-SUM([.J2039:.P2039])+SUM([.Q2039:.AE203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0:.I2040])-SUM([.J2040:.P2040])+SUM([.Q2040:.AE204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1:.I2041])-SUM([.J2041:.P2041])+SUM([.Q2041:.AE204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2:.I2042])-SUM([.J2042:.P2042])+SUM([.Q2042:.AE204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3:.I2043])-SUM([.J2043:.P2043])+SUM([.Q2043:.AE204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4:.I2044])-SUM([.J2044:.P2044])+SUM([.Q2044:.AE204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5:.I2045])-SUM([.J2045:.P2045])+SUM([.Q2045:.AE204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6:.I2046])-SUM([.J2046:.P2046])+SUM([.Q2046:.AE204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7:.I2047])-SUM([.J2047:.P2047])+SUM([.Q2047:.AE204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8:.I2048])-SUM([.J2048:.P2048])+SUM([.Q2048:.AE204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49:.I2049])-SUM([.J2049:.P2049])+SUM([.Q2049:.AE204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0:.I2050])-SUM([.J2050:.P2050])+SUM([.Q2050:.AE205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1:.I2051])-SUM([.J2051:.P2051])+SUM([.Q2051:.AE205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2:.I2052])-SUM([.J2052:.P2052])+SUM([.Q2052:.AE205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3:.I2053])-SUM([.J2053:.P2053])+SUM([.Q2053:.AE205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4:.I2054])-SUM([.J2054:.P2054])+SUM([.Q2054:.AE205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5:.I2055])-SUM([.J2055:.P2055])+SUM([.Q2055:.AE205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6:.I2056])-SUM([.J2056:.P2056])+SUM([.Q2056:.AE205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7:.I2057])-SUM([.J2057:.P2057])+SUM([.Q2057:.AE205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8:.I2058])-SUM([.J2058:.P2058])+SUM([.Q2058:.AE205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59:.I2059])-SUM([.J2059:.P2059])+SUM([.Q2059:.AE205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0:.I2060])-SUM([.J2060:.P2060])+SUM([.Q2060:.AE206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1:.I2061])-SUM([.J2061:.P2061])+SUM([.Q2061:.AE206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2:.I2062])-SUM([.J2062:.P2062])+SUM([.Q2062:.AE206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3:.I2063])-SUM([.J2063:.P2063])+SUM([.Q2063:.AE206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4:.I2064])-SUM([.J2064:.P2064])+SUM([.Q2064:.AE206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5:.I2065])-SUM([.J2065:.P2065])+SUM([.Q2065:.AE206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6:.I2066])-SUM([.J2066:.P2066])+SUM([.Q2066:.AE206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7:.I2067])-SUM([.J2067:.P2067])+SUM([.Q2067:.AE206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8:.I2068])-SUM([.J2068:.P2068])+SUM([.Q2068:.AE206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69:.I2069])-SUM([.J2069:.P2069])+SUM([.Q2069:.AE206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0:.I2070])-SUM([.J2070:.P2070])+SUM([.Q2070:.AE207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1:.I2071])-SUM([.J2071:.P2071])+SUM([.Q2071:.AE2071])"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2:.I2072])-SUM([.J2072:.P2072])+SUM([.Q2072:.AE2072])"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3:.I2073])-SUM([.J2073:.P2073])+SUM([.Q2073:.AE2073])"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4:.I2074])-SUM([.J2074:.P2074])+SUM([.Q2074:.AE2074])"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5:.I2075])-SUM([.J2075:.P2075])+SUM([.Q2075:.AE2075])"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6:.I2076])-SUM([.J2076:.P2076])+SUM([.Q2076:.AE2076])"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7:.I2077])-SUM([.J2077:.P2077])+SUM([.Q2077:.AE2077])"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8:.I2078])-SUM([.J2078:.P2078])+SUM([.Q2078:.AE2078])"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79:.I2079])-SUM([.J2079:.P2079])+SUM([.Q2079:.AE2079])"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80:.I2080])-SUM([.J2080:.P2080])+SUM([.Q2080:.AE2080])" office:value-type="float" office:value="0" calcext:value-type="float">
            <text:p>0.00</text:p>
          </table:table-cell>
          <table:table-cell table:style-name="ce36" table:number-columns-repeated="3"/>
          <table:table-cell table:style-name="ce30" table:number-columns-repeated="27"/>
          <table:table-cell table:number-columns-repeated="993"/>
        </table:table-row>
        <table:table-row table:style-name="ro1">
          <table:table-cell table:style-name="ce30" table:formula="of:=SUM([.E2081:.I2081])-SUM([.J2081:.P2081])+SUM([.Q2081:.AE2081])" office:value-type="float" office:value="0" calcext:value-type="float">
            <text:p>0.00</text:p>
          </table:table-cell>
          <table:table-cell table:style-name="ce36" table:number-columns-repeated="3"/>
          <table:table-cell table:style-name="ce50"/>
          <table:table-cell table:style-name="ce30" table:number-columns-repeated="26"/>
          <table:table-cell table:number-columns-repeated="993"/>
        </table:table-row>
        <table:table-row table:style-name="ro1">
          <table:table-cell table:number-columns-repeated="2"/>
          <table:table-cell table:style-name="ce36" table:number-columns-repeated="2"/>
          <table:table-cell table:style-name="ce50"/>
          <table:table-cell table:style-name="ce30" table:number-columns-repeated="21"/>
          <table:table-cell table:style-name="ce50"/>
          <table:table-cell table:style-name="ce30" table:number-columns-repeated="4"/>
          <table:table-cell table:number-columns-repeated="993"/>
        </table:table-row>
        <table:table-row table:style-name="ro1">
          <table:table-cell table:number-columns-repeated="2"/>
          <table:table-cell table:style-name="ce36"/>
          <table:table-cell/>
          <table:table-cell table:style-name="ce50" table:number-columns-repeated="27"/>
          <table:table-cell table:number-columns-repeated="993"/>
        </table:table-row>
        <table:table-row table:style-name="ro1" table:number-rows-repeated="734">
          <table:table-cell table:number-columns-repeated="4"/>
          <table:table-cell table:style-name="ce50" table:number-columns-repeated="27"/>
          <table:table-cell table:number-columns-repeated="993"/>
        </table:table-row>
        <table:table-row table:style-name="ro1">
          <table:table-cell table:number-columns-repeated="5"/>
          <table:table-cell table:style-name="ce50" table:number-columns-repeated="26"/>
          <table:table-cell table:number-columns-repeated="993"/>
        </table:table-row>
        <table:table-row table:style-name="ro1">
          <table:table-cell table:number-columns-repeated="5"/>
          <table:table-cell table:style-name="ce50" table:number-columns-repeated="21"/>
          <table:table-cell/>
          <table:table-cell table:style-name="ce50" table:number-columns-repeated="4"/>
          <table:table-cell table:number-columns-repeated="993"/>
        </table:table-row>
        <table:table-row table:style-name="ro1" table:number-rows-repeated="627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nb" fo:country="NO"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b" fo:country="NO"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nb" number:country="NO">kr</number:currency-symbol>
      <number:text> </number:text>
      <number:number number:decimal-places="2" number:min-integer-digits="1" number:grouping="true"/>
    </number:currency-style>
    <number:currency-style style:name="N121">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21P0"/>
    </number:currency-style>
    <number:number-style style:name="N123P0" style:volatile="true">
      <number:text>kr </number:text>
      <number:number number:decimal-places="0" number:min-integer-digits="1" number:grouping="true"/>
    </number:number-style>
    <number:number-style style:name="N123">
      <number:text>kr -</number:text>
      <number:number number:decimal-places="0" number:min-integer-digits="1" number:grouping="true"/>
      <style:map style:condition="value()&gt;=0" style:apply-style-name="N123P0"/>
    </number:number-style>
    <number:number-style style:name="N124P0" style:volatile="true">
      <number:text>kr </number:text>
      <number:number number:decimal-places="0" number:min-integer-digits="1" number:grouping="true"/>
    </number:number-style>
    <number:number-style style:name="N124">
      <style:text-properties fo:color="#ff0000"/>
      <number:text>kr -</number:text>
      <number:number number:decimal-places="0" number:min-integer-digits="1" number:grouping="true"/>
      <style:map style:condition="value()&gt;=0" style:apply-style-name="N124P0"/>
    </number:number-style>
    <number:number-style style:name="N125">
      <number:text>kr </number:text>
      <number:number number:decimal-places="2" number:min-integer-digits="1" number:grouping="true"/>
    </number:number-style>
    <number:number-style style:name="N126P0" style:volatile="true">
      <number:text>kr </number:text>
      <number:number number:decimal-places="2" number:min-integer-digits="1" number:grouping="true"/>
    </number:number-style>
    <number:number-style style:name="N126">
      <number:text>kr -</number:text>
      <number:number number:decimal-places="2" number:min-integer-digits="1" number:grouping="true"/>
      <style:map style:condition="value()&gt;=0" style:apply-style-name="N126P0"/>
    </number:number-style>
    <number:number-style style:name="N127P0" style:volatile="true">
      <number:text>kr </number:text>
      <number:number number:decimal-places="2" number:min-integer-digits="1" number:grouping="true"/>
    </number:number-style>
    <number:number-style style:name="N127">
      <style:text-properties fo:color="#ff0000"/>
      <number:text>kr -</number:text>
      <number:number number:decimal-places="2"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kr </number:text>
      <number:number number:decimal-places="0" number:min-integer-digits="1" number:grouping="true"/>
      <number:text> </number:text>
    </number:number-style>
    <number:number-style style:name="N139P1" style:volatile="true">
      <number:text> kr -</number:text>
      <number:number number:decimal-places="0" number:min-integer-digits="1" number:grouping="true"/>
      <number:text> </number:text>
    </number:number-style>
    <number:number-style style:name="N139P2" style:volatile="true">
      <number:text> k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kr </number:text>
      <number:number number:decimal-places="2" number:min-integer-digits="1" number:grouping="true"/>
      <number:text> </number:text>
    </number:number-style>
    <number:number-style style:name="N147P1" style:volatile="true">
      <number:text> kr -</number:text>
      <number:number number:decimal-places="2" number:min-integer-digits="1" number:grouping="true"/>
      <number:text> </number:text>
    </number:number-style>
    <number:number-style style:name="N147P2" style:volatile="true">
      <number:text> k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kr </number:text>
      <number:number number:decimal-places="0" number:min-integer-digits="1" number:grouping="true"/>
      <number:text> </number:text>
    </number:number-style>
    <number:number-style style:name="N153">
      <number:text>(kr </number:text>
      <number:number number:decimal-places="0" number:min-integer-digits="1" number:grouping="true"/>
      <number:text>)</number:text>
      <style:map style:condition="value()&gt;=0" style:apply-style-name="N153P0"/>
    </number:number-style>
    <number:number-style style:name="N154P0" style:volatile="true">
      <number:text>kr </number:text>
      <number:number number:decimal-places="0" number:min-integer-digits="1" number:grouping="true"/>
      <number:text> </number:text>
    </number:number-style>
    <number:number-style style:name="N154">
      <style:text-properties fo:color="#ff0000"/>
      <number:text>(kr </number:text>
      <number:number number:decimal-places="0" number:min-integer-digits="1" number:grouping="true"/>
      <number:text>)</number:text>
      <style:map style:condition="value()&gt;=0" style:apply-style-name="N154P0"/>
    </number:number-style>
    <number:number-style style:name="N156P0" style:volatile="true">
      <number:text>kr </number:text>
      <number:number number:decimal-places="2" number:min-integer-digits="1" number:grouping="true"/>
      <number:text> </number:text>
    </number:number-style>
    <number:number-style style:name="N156">
      <number:text>(kr </number:text>
      <number:number number:decimal-places="2" number:min-integer-digits="1" number:grouping="true"/>
      <number:text>)</number:text>
      <style:map style:condition="value()&gt;=0" style:apply-style-name="N156P0"/>
    </number:number-style>
    <number:number-style style:name="N157P0" style:volatile="true">
      <number:text>kr </number:text>
      <number:number number:decimal-places="2" number:min-integer-digits="1" number:grouping="true"/>
      <number:text> </number:text>
    </number:number-style>
    <number:number-style style:name="N157">
      <style:text-properties fo:color="#ff0000"/>
      <number:text>(kr </number:text>
      <number:number number:decimal-places="2" number:min-integer-digits="1" number:grouping="true"/>
      <number:text>)</number:text>
      <style:map style:condition="value()&gt;=0" style:apply-style-name="N157P0"/>
    </number:number-style>
    <number:number-style style:name="N159P0" style:volatile="true">
      <number:text> kr </number:text>
      <number:number number:decimal-places="0" number:min-integer-digits="1" number:grouping="true"/>
      <number:text> </number:text>
    </number:number-style>
    <number:number-style style:name="N159P1" style:volatile="true">
      <number:text> kr (</number:text>
      <number:number number:decimal-places="0" number:min-integer-digits="1" number:grouping="true"/>
      <number:text>)</number:text>
    </number:number-style>
    <number:number-style style:name="N159P2" style:volatile="true">
      <number:text> kr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 kr </number:text>
      <number:number number:decimal-places="2" number:min-integer-digits="1" number:grouping="true"/>
      <number:text> </number:text>
    </number:number-style>
    <number:number-style style:name="N163P1" style:volatile="true">
      <number:text> kr (</number:text>
      <number:number number:decimal-places="2" number:min-integer-digits="1" number:grouping="true"/>
      <number:text>)</number:text>
    </number:number-style>
    <number:number-style style:name="N163P2" style:volatile="true">
      <number:text> kr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number number:decimal-places="2" number:min-integer-digits="1" number:grouping="true"/>
      <number:text> </number:text>
    </number:number-style>
    <number:number-style style:name="N166">
      <style:text-properties fo:color="#ff0000"/>
      <number:text>-</number:text>
      <number:number number:decimal-places="2" number:min-integer-digits="1" number:grouping="true"/>
      <number:text> </number:text>
      <style:map style:condition="value()&gt;=0" style:apply-style-name="N166P0"/>
    </number:number-style>
    <number:date-style style:name="N167">
      <number:day/>
      <number:text>.</number:text>
      <number:month/>
      <number:text>.</number:text>
      <number:year/>
    </number:date-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902in" fo:margin-bottom="0.5902in" fo:margin-left="0.5902in" fo:margin-right="0.3937in" style:first-page-number="continue" style:scale-to="100%" style:writing-mode="lr-tb"/>
      <style:header-style>
        <style:header-footer-properties fo:min-height="0.2957in" fo:margin-left="0.1575in" fo:margin-right="0.3543in" fo:margin-bottom="0in"/>
      </style:header-style>
      <style:footer-style>
        <style:header-footer-properties fo:min-height="0.2957in" fo:margin-left="0.1575in" fo:margin-right="0.3543in" fo:margin-top="0in"/>
      </style:footer-style>
    </style:page-layout>
    <style:page-layout style:name="Mpm4">
      <style:page-layout-properties style:num-format="1" style:print-orientation="portrait" fo:margin-top="1in" fo:margin-bottom="1in" fo:margin-left="0.75in" fo:margin-right="0.75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6">00/00/0000</text:date>, <text:time style:data-style-name="N2" text:time-value="09:35:15.249677549">00:00:00</text:time></text:p>
        </style:region-right>
      </style:header>
      <style:header-left style:display="false"/>
      <style:footer>
        <text:p>Side <text:page-number>1</text:page-number> / <text:page-count>99</text:page-count></text:p>
      </style:footer>
      <style:footer-left style:display="false"/>
    </style:master-page>
    <style:master-page style:name="PageStyle_5f_Bruksanvisning" style:display-name="PageStyle_Bruksanvisning" style:page-layout-name="Mpm3">
      <style:header style:display="false"/>
      <style:header-left style:display="false"/>
      <style:footer style:display="false"/>
      <style:footer-left style:display="false"/>
    </style:master-page>
    <style:master-page style:name="PageStyle_5f_Oversikt" style:display-name="PageStyle_Oversikt" style:page-layout-name="Mpm4">
      <style:header style:display="false"/>
      <style:header-left style:display="false"/>
      <style:footer style:display="false"/>
      <style:footer-left style:display="false"/>
    </style:master-page>
    <style:master-page style:name="PageStyle_5f_Posteringer" style:display-name="PageStyle_Postering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Frey Dahl</meta:initial-creator>
    <meta:creation-date>2004-01-13T20:48:15</meta:creation-date>
    <dc:date>2015-08-18T18:55:18.521712861</dc:date>
    <meta:print-date>2004-02-16T12:22:03</meta:print-date>
    <meta:generator>LibreOffice/4.2.8.2$Linux_x86 LibreOffice_project/420m0$Build-2</meta:generator>
    <meta:editing-duration>PT14H46M12S</meta:editing-duration>
    <meta:editing-cycles>162</meta:editing-cycles>
    <dc:creator>Heidi Sand</dc:creator>
    <meta:document-statistic meta:table-count="3" meta:cell-count="3388" meta:object-count="2"/>
  </office:meta>
</office:document-meta>
</file>